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Bold" svg:font-family="'Arial Bold'" style:font-family-generic="swiss"/>
    <style:font-face style:name="New York" svg:font-family="'New York'"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le1" style:family="table" style:master-page-name="MP0">
      <style:table-properties style:width="7.796cm" fo:margin-left="0cm" style:page-number="auto" table:align="left"/>
    </style:style>
    <style:style style:name="Tabelle1.A" style:family="table-column">
      <style:table-column-properties style:column-width="5.468cm"/>
    </style:style>
    <style:style style:name="Tabelle1.B" style:family="table-column">
      <style:table-column-properties style:column-width="2.328cm"/>
    </style:style>
    <style:style style:name="Tabelle1.1" style:family="table-row">
      <style:table-row-properties fo:keep-together="always"/>
    </style:style>
    <style:style style:name="Tabelle1.A1" style:family="table-cell">
      <style:table-cell-properties fo:background-color="#e6e6e6" fo:padding-left="0.141cm" fo:padding-right="0.141cm" fo:padding-top="0cm" fo:padding-bottom="0cm" fo:border-left="0.5pt solid #000000" fo:border-right="0.5pt solid #000000" fo:border-top="0.5pt solid #000000" fo:border-bottom="none" style:writing-mode="lr-tb">
        <style:background-image/>
      </style:table-cell-properties>
    </style:style>
    <style:style style:name="Tabelle1.A2" style:family="table-cell">
      <style:table-cell-properties fo:background-color="#e6e6e6" fo:padding-left="0.141cm" fo:padding-right="0.141cm" fo:padding-top="0cm" fo:padding-bottom="0cm" fo:border-left="0.5pt solid #000000" fo:border-right="0.5pt solid #000000" fo:border-top="none" fo:border-bottom="0.5pt solid #000000" style:writing-mode="lr-tb">
        <style:background-image/>
      </style:table-cell-properties>
    </style:style>
    <style:style style:name="Tabelle1.A3" style:family="table-cell">
      <style:table-cell-properties fo:padding-left="0.141cm" fo:padding-right="0.141cm" fo:padding-top="0cm" fo:padding-bottom="0cm" fo:border-left="0.75pt solid #000000" fo:border-right="none" fo:border-top="0.5pt solid #000000" fo:border-bottom="none" style:writing-mode="lr-tb"/>
    </style:style>
    <style:style style:name="Tabelle1.B3" style:family="table-cell">
      <style:table-cell-properties fo:padding-left="0.141cm" fo:padding-right="0.141cm" fo:padding-top="0cm" fo:padding-bottom="0cm" fo:border-left="none" fo:border-right="0.5pt solid #000000" fo:border-top="0.5pt solid #000000" fo:border-bottom="none" style:writing-mode="lr-tb"/>
    </style:style>
    <style:style style:name="Tabelle1.A4" style:family="table-cell">
      <style:table-cell-properties fo:padding-left="0.141cm" fo:padding-right="0.141cm" fo:padding-top="0cm" fo:padding-bottom="0cm" fo:border-left="0.75pt solid #000000" fo:border-right="none" fo:border-top="none" fo:border-bottom="none" style:writing-mode="lr-tb"/>
    </style:style>
    <style:style style:name="Tabelle1.B4" style:family="table-cell">
      <style:table-cell-properties fo:padding-left="0.141cm" fo:padding-right="0.141cm" fo:padding-top="0cm" fo:padding-bottom="0cm" fo:border-left="none" fo:border-right="0.5pt solid #000000" fo:border-top="none" fo:border-bottom="none" style:writing-mode="lr-tb"/>
    </style:style>
    <style:style style:name="Tabelle1.A5" style:family="table-cell">
      <style:table-cell-properties fo:padding-left="0.141cm" fo:padding-right="0.141cm" fo:padding-top="0cm" fo:padding-bottom="0cm" fo:border-left="0.75pt solid #000000" fo:border-right="none" fo:border-top="none" fo:border-bottom="none" style:writing-mode="lr-tb"/>
    </style:style>
    <style:style style:name="Tabelle1.B5" style:family="table-cell">
      <style:table-cell-properties fo:padding-left="0.141cm" fo:padding-right="0.141cm" fo:padding-top="0cm" fo:padding-bottom="0cm" fo:border-left="none" fo:border-right="0.5pt solid #000000" fo:border-top="none" fo:border-bottom="none" style:writing-mode="lr-tb"/>
    </style:style>
    <style:style style:name="Tabelle1.A6" style:family="table-cell">
      <style:table-cell-properties fo:padding-left="0.141cm" fo:padding-right="0.141cm" fo:padding-top="0cm" fo:padding-bottom="0cm" fo:border-left="0.75pt solid #000000" fo:border-right="none" fo:border-top="none" fo:border-bottom="none" style:writing-mode="lr-tb"/>
    </style:style>
    <style:style style:name="Tabelle1.B6" style:family="table-cell">
      <style:table-cell-properties fo:padding-left="0.141cm" fo:padding-right="0.141cm" fo:padding-top="0cm" fo:padding-bottom="0cm" fo:border-left="none" fo:border-right="0.5pt solid #000000" fo:border-top="none" fo:border-bottom="none" style:writing-mode="lr-tb"/>
    </style:style>
    <style:style style:name="Tabelle1.A7" style:family="table-cell">
      <style:table-cell-properties fo:padding-left="0.141cm" fo:padding-right="0.141cm" fo:padding-top="0cm" fo:padding-bottom="0cm" fo:border-left="0.75pt solid #000000" fo:border-right="none" fo:border-top="none" fo:border-bottom="none" style:writing-mode="lr-tb"/>
    </style:style>
    <style:style style:name="Tabelle1.B7" style:family="table-cell">
      <style:table-cell-properties fo:padding-left="0.141cm" fo:padding-right="0.141cm" fo:padding-top="0cm" fo:padding-bottom="0cm" fo:border-left="none" fo:border-right="0.5pt solid #000000" fo:border-top="none" fo:border-bottom="none" style:writing-mode="lr-tb"/>
    </style:style>
    <style:style style:name="Tabelle1.A8" style:family="table-cell">
      <style:table-cell-properties fo:padding-left="0.141cm" fo:padding-right="0.141cm" fo:padding-top="0cm" fo:padding-bottom="0cm" fo:border-left="0.75pt solid #000000" fo:border-right="none" fo:border-top="none" fo:border-bottom="none" style:writing-mode="lr-tb"/>
    </style:style>
    <style:style style:name="Tabelle1.B8" style:family="table-cell">
      <style:table-cell-properties fo:padding-left="0.141cm" fo:padding-right="0.141cm" fo:padding-top="0cm" fo:padding-bottom="0cm" fo:border-left="none" fo:border-right="0.5pt solid #000000" fo:border-top="none" fo:border-bottom="none" style:writing-mode="lr-tb"/>
    </style:style>
    <style:style style:name="Tabelle1.A9" style:family="table-cell">
      <style:table-cell-properties fo:padding-left="0.141cm" fo:padding-right="0.141cm" fo:padding-top="0cm" fo:padding-bottom="0cm" fo:border-left="0.75pt solid #000000" fo:border-right="none" fo:border-top="none" fo:border-bottom="none" style:writing-mode="lr-tb"/>
    </style:style>
    <style:style style:name="Tabelle1.B9" style:family="table-cell">
      <style:table-cell-properties fo:padding-left="0.141cm" fo:padding-right="0.141cm" fo:padding-top="0cm" fo:padding-bottom="0cm" fo:border-left="none" fo:border-right="0.5pt solid #000000" fo:border-top="none" fo:border-bottom="none" style:writing-mode="lr-tb"/>
    </style:style>
    <style:style style:name="Tabelle1.A10" style:family="table-cell">
      <style:table-cell-properties fo:padding-left="0.141cm" fo:padding-right="0.141cm" fo:padding-top="0cm" fo:padding-bottom="0cm" fo:border-left="0.75pt solid #000000" fo:border-right="none" fo:border-top="none" fo:border-bottom="none" style:writing-mode="lr-tb"/>
    </style:style>
    <style:style style:name="Tabelle1.B10" style:family="table-cell">
      <style:table-cell-properties fo:padding-left="0.141cm" fo:padding-right="0.141cm" fo:padding-top="0cm" fo:padding-bottom="0cm" fo:border-left="none" fo:border-right="0.5pt solid #000000" fo:border-top="none" fo:border-bottom="none" style:writing-mode="lr-tb"/>
    </style:style>
    <style:style style:name="Tabelle1.A11" style:family="table-cell">
      <style:table-cell-properties fo:padding-left="0.141cm" fo:padding-right="0.141cm" fo:padding-top="0cm" fo:padding-bottom="0cm" fo:border-left="0.75pt solid #000000" fo:border-right="none" fo:border-top="none" fo:border-bottom="none" style:writing-mode="lr-tb"/>
    </style:style>
    <style:style style:name="Tabelle1.B11" style:family="table-cell">
      <style:table-cell-properties fo:padding-left="0.141cm" fo:padding-right="0.141cm" fo:padding-top="0cm" fo:padding-bottom="0cm" fo:border-left="none" fo:border-right="0.5pt solid #000000" fo:border-top="none" fo:border-bottom="none" style:writing-mode="lr-tb"/>
    </style:style>
    <style:style style:name="Tabelle1.A12" style:family="table-cell">
      <style:table-cell-properties fo:padding-left="0.141cm" fo:padding-right="0.141cm" fo:padding-top="0cm" fo:padding-bottom="0cm" fo:border-left="0.75pt solid #000000" fo:border-right="none" fo:border-top="none" fo:border-bottom="none" style:writing-mode="lr-tb"/>
    </style:style>
    <style:style style:name="Tabelle1.B12" style:family="table-cell">
      <style:table-cell-properties fo:padding-left="0.141cm" fo:padding-right="0.141cm" fo:padding-top="0cm" fo:padding-bottom="0cm" fo:border-left="none" fo:border-right="0.5pt solid #000000" fo:border-top="none" fo:border-bottom="none" style:writing-mode="lr-tb"/>
    </style:style>
    <style:style style:name="Tabelle1.A13" style:family="table-cell">
      <style:table-cell-properties fo:padding-left="0.141cm" fo:padding-right="0.141cm" fo:padding-top="0cm" fo:padding-bottom="0cm" fo:border-left="0.75pt solid #000000" fo:border-right="none" fo:border-top="none" fo:border-bottom="none" style:writing-mode="lr-tb"/>
    </style:style>
    <style:style style:name="Tabelle1.B13" style:family="table-cell">
      <style:table-cell-properties fo:padding-left="0.141cm" fo:padding-right="0.141cm" fo:padding-top="0cm" fo:padding-bottom="0cm" fo:border-left="none" fo:border-right="0.5pt solid #000000" fo:border-top="none" fo:border-bottom="none" style:writing-mode="lr-tb"/>
    </style:style>
    <style:style style:name="Tabelle1.A14" style:family="table-cell">
      <style:table-cell-properties fo:padding-left="0.141cm" fo:padding-right="0.141cm" fo:padding-top="0cm" fo:padding-bottom="0cm" fo:border-left="0.75pt solid #000000" fo:border-right="none" fo:border-top="none" fo:border-bottom="none" style:writing-mode="lr-tb"/>
    </style:style>
    <style:style style:name="Tabelle1.B14" style:family="table-cell">
      <style:table-cell-properties fo:padding-left="0.141cm" fo:padding-right="0.141cm" fo:padding-top="0cm" fo:padding-bottom="0cm" fo:border-left="none" fo:border-right="0.5pt solid #000000" fo:border-top="none" fo:border-bottom="none" style:writing-mode="lr-tb"/>
    </style:style>
    <style:style style:name="Tabelle1.A15" style:family="table-cell">
      <style:table-cell-properties fo:padding-left="0.141cm" fo:padding-right="0.141cm" fo:padding-top="0cm" fo:padding-bottom="0cm" fo:border-left="0.75pt solid #000000" fo:border-right="none" fo:border-top="none" fo:border-bottom="none" style:writing-mode="lr-tb"/>
    </style:style>
    <style:style style:name="Tabelle1.B15" style:family="table-cell">
      <style:table-cell-properties fo:padding-left="0.141cm" fo:padding-right="0.141cm" fo:padding-top="0cm" fo:padding-bottom="0cm" fo:border-left="none" fo:border-right="0.5pt solid #000000" fo:border-top="none" fo:border-bottom="none" style:writing-mode="lr-tb"/>
    </style:style>
    <style:style style:name="Tabelle1.A16" style:family="table-cell">
      <style:table-cell-properties fo:padding-left="0.141cm" fo:padding-right="0.141cm" fo:padding-top="0cm" fo:padding-bottom="0cm" fo:border-left="0.75pt solid #000000" fo:border-right="none" fo:border-top="none" fo:border-bottom="none" style:writing-mode="lr-tb"/>
    </style:style>
    <style:style style:name="Tabelle1.B16" style:family="table-cell">
      <style:table-cell-properties fo:padding-left="0.141cm" fo:padding-right="0.141cm" fo:padding-top="0cm" fo:padding-bottom="0cm" fo:border-left="none" fo:border-right="0.5pt solid #000000" fo:border-top="none" fo:border-bottom="none" style:writing-mode="lr-tb"/>
    </style:style>
    <style:style style:name="Tabelle1.A17" style:family="table-cell">
      <style:table-cell-properties fo:padding-left="0.141cm" fo:padding-right="0.141cm" fo:padding-top="0cm" fo:padding-bottom="0cm" fo:border-left="0.75pt solid #000000" fo:border-right="none" fo:border-top="none" fo:border-bottom="none" style:writing-mode="lr-tb"/>
    </style:style>
    <style:style style:name="Tabelle1.B17" style:family="table-cell">
      <style:table-cell-properties fo:padding-left="0.141cm" fo:padding-right="0.141cm" fo:padding-top="0cm" fo:padding-bottom="0cm" fo:border-left="none" fo:border-right="0.5pt solid #000000" fo:border-top="none" fo:border-bottom="none" style:writing-mode="lr-tb"/>
    </style:style>
    <style:style style:name="Tabelle1.A18" style:family="table-cell">
      <style:table-cell-properties fo:padding-left="0.141cm" fo:padding-right="0.141cm" fo:padding-top="0cm" fo:padding-bottom="0cm" fo:border-left="0.75pt solid #000000" fo:border-right="none" fo:border-top="none" fo:border-bottom="none" style:writing-mode="lr-tb"/>
    </style:style>
    <style:style style:name="Tabelle1.B18" style:family="table-cell">
      <style:table-cell-properties fo:padding-left="0.141cm" fo:padding-right="0.141cm" fo:padding-top="0cm" fo:padding-bottom="0cm" fo:border-left="none" fo:border-right="0.5pt solid #000000" fo:border-top="none" fo:border-bottom="none" style:writing-mode="lr-tb"/>
    </style:style>
    <style:style style:name="Tabelle1.A19" style:family="table-cell">
      <style:table-cell-properties fo:padding-left="0.141cm" fo:padding-right="0.141cm" fo:padding-top="0cm" fo:padding-bottom="0cm" fo:border-left="0.75pt solid #000000" fo:border-right="none" fo:border-top="none" fo:border-bottom="none" style:writing-mode="lr-tb"/>
    </style:style>
    <style:style style:name="Tabelle1.B19" style:family="table-cell">
      <style:table-cell-properties fo:padding-left="0.141cm" fo:padding-right="0.141cm" fo:padding-top="0cm" fo:padding-bottom="0cm" fo:border-left="none" fo:border-right="0.5pt solid #000000" fo:border-top="none" fo:border-bottom="none" style:writing-mode="lr-tb"/>
    </style:style>
    <style:style style:name="Tabelle1.A20" style:family="table-cell">
      <style:table-cell-properties fo:padding-left="0.141cm" fo:padding-right="0.141cm" fo:padding-top="0cm" fo:padding-bottom="0cm" fo:border-left="0.75pt solid #000000" fo:border-right="none" fo:border-top="none" fo:border-bottom="none" style:writing-mode="lr-tb"/>
    </style:style>
    <style:style style:name="Tabelle1.B20" style:family="table-cell">
      <style:table-cell-properties fo:padding-left="0.141cm" fo:padding-right="0.141cm" fo:padding-top="0cm" fo:padding-bottom="0cm" fo:border-left="none" fo:border-right="0.5pt solid #000000" fo:border-top="none" fo:border-bottom="none" style:writing-mode="lr-tb"/>
    </style:style>
    <style:style style:name="Tabelle1.A21" style:family="table-cell">
      <style:table-cell-properties fo:padding-left="0.141cm" fo:padding-right="0.141cm" fo:padding-top="0cm" fo:padding-bottom="0cm" fo:border-left="0.75pt solid #000000" fo:border-right="none" fo:border-top="none" fo:border-bottom="none" style:writing-mode="lr-tb"/>
    </style:style>
    <style:style style:name="Tabelle1.B21" style:family="table-cell">
      <style:table-cell-properties fo:padding-left="0.141cm" fo:padding-right="0.141cm" fo:padding-top="0cm" fo:padding-bottom="0cm" fo:border-left="none" fo:border-right="0.5pt solid #000000" fo:border-top="none" fo:border-bottom="none" style:writing-mode="lr-tb"/>
    </style:style>
    <style:style style:name="Tabelle1.A22" style:family="table-cell">
      <style:table-cell-properties fo:padding-left="0.141cm" fo:padding-right="0.141cm" fo:padding-top="0cm" fo:padding-bottom="0cm" fo:border-left="0.75pt solid #000000" fo:border-right="none" fo:border-top="none" fo:border-bottom="none" style:writing-mode="lr-tb"/>
    </style:style>
    <style:style style:name="Tabelle1.B22" style:family="table-cell">
      <style:table-cell-properties fo:padding-left="0.141cm" fo:padding-right="0.141cm" fo:padding-top="0cm" fo:padding-bottom="0cm" fo:border-left="none" fo:border-right="0.5pt solid #000000" fo:border-top="none" fo:border-bottom="none" style:writing-mode="lr-tb"/>
    </style:style>
    <style:style style:name="Tabelle1.A23" style:family="table-cell">
      <style:table-cell-properties fo:padding-left="0.141cm" fo:padding-right="0.141cm" fo:padding-top="0cm" fo:padding-bottom="0cm" fo:border-left="0.75pt solid #000000" fo:border-right="none" fo:border-top="none" fo:border-bottom="none" style:writing-mode="lr-tb"/>
    </style:style>
    <style:style style:name="Tabelle1.B23" style:family="table-cell">
      <style:table-cell-properties fo:padding-left="0.141cm" fo:padding-right="0.141cm" fo:padding-top="0cm" fo:padding-bottom="0cm" fo:border-left="none" fo:border-right="0.5pt solid #000000" fo:border-top="none" fo:border-bottom="none" style:writing-mode="lr-tb"/>
    </style:style>
    <style:style style:name="Tabelle1.A24" style:family="table-cell">
      <style:table-cell-properties fo:padding-left="0.141cm" fo:padding-right="0.141cm" fo:padding-top="0cm" fo:padding-bottom="0cm" fo:border-left="0.75pt solid #000000" fo:border-right="none" fo:border-top="none" fo:border-bottom="none" style:writing-mode="lr-tb"/>
    </style:style>
    <style:style style:name="Tabelle1.B24" style:family="table-cell">
      <style:table-cell-properties fo:padding-left="0.141cm" fo:padding-right="0.141cm" fo:padding-top="0cm" fo:padding-bottom="0cm" fo:border-left="none" fo:border-right="0.5pt solid #000000" fo:border-top="none" fo:border-bottom="none" style:writing-mode="lr-tb"/>
    </style:style>
    <style:style style:name="Tabelle1.A25" style:family="table-cell">
      <style:table-cell-properties fo:padding-left="0.141cm" fo:padding-right="0.141cm" fo:padding-top="0cm" fo:padding-bottom="0cm" fo:border-left="0.75pt solid #000000" fo:border-right="none" fo:border-top="none" fo:border-bottom="none" style:writing-mode="lr-tb"/>
    </style:style>
    <style:style style:name="Tabelle1.B25" style:family="table-cell">
      <style:table-cell-properties fo:padding-left="0.141cm" fo:padding-right="0.141cm" fo:padding-top="0cm" fo:padding-bottom="0cm" fo:border-left="none" fo:border-right="0.5pt solid #000000" fo:border-top="none" fo:border-bottom="none" style:writing-mode="lr-tb"/>
    </style:style>
    <style:style style:name="Tabelle1.A26" style:family="table-cell">
      <style:table-cell-properties fo:padding-left="0.141cm" fo:padding-right="0.141cm" fo:padding-top="0cm" fo:padding-bottom="0cm" fo:border-left="0.75pt solid #000000" fo:border-right="none" fo:border-top="none" fo:border-bottom="none" style:writing-mode="lr-tb"/>
    </style:style>
    <style:style style:name="Tabelle1.B26" style:family="table-cell">
      <style:table-cell-properties fo:padding-left="0.141cm" fo:padding-right="0.141cm" fo:padding-top="0cm" fo:padding-bottom="0cm" fo:border-left="none" fo:border-right="0.5pt solid #000000" fo:border-top="none" fo:border-bottom="none" style:writing-mode="lr-tb"/>
    </style:style>
    <style:style style:name="Tabelle1.A27" style:family="table-cell">
      <style:table-cell-properties fo:padding-left="0.141cm" fo:padding-right="0.141cm" fo:padding-top="0cm" fo:padding-bottom="0cm" fo:border-left="0.75pt solid #000000" fo:border-right="none" fo:border-top="none" fo:border-bottom="none" style:writing-mode="lr-tb"/>
    </style:style>
    <style:style style:name="Tabelle1.B27" style:family="table-cell">
      <style:table-cell-properties fo:padding-left="0.141cm" fo:padding-right="0.141cm" fo:padding-top="0cm" fo:padding-bottom="0cm" fo:border-left="none" fo:border-right="0.5pt solid #000000" fo:border-top="none" fo:border-bottom="none" style:writing-mode="lr-tb"/>
    </style:style>
    <style:style style:name="Tabelle1.A28" style:family="table-cell">
      <style:table-cell-properties fo:padding-left="0.141cm" fo:padding-right="0.141cm" fo:padding-top="0cm" fo:padding-bottom="0cm" fo:border-left="0.75pt solid #000000" fo:border-right="none" fo:border-top="none" fo:border-bottom="none" style:writing-mode="lr-tb"/>
    </style:style>
    <style:style style:name="Tabelle1.B28" style:family="table-cell">
      <style:table-cell-properties fo:padding-left="0.141cm" fo:padding-right="0.141cm" fo:padding-top="0cm" fo:padding-bottom="0cm" fo:border-left="none" fo:border-right="0.5pt solid #000000" fo:border-top="none" fo:border-bottom="none" style:writing-mode="lr-tb"/>
    </style:style>
    <style:style style:name="Tabelle1.A29" style:family="table-cell">
      <style:table-cell-properties fo:padding-left="0.141cm" fo:padding-right="0.141cm" fo:padding-top="0cm" fo:padding-bottom="0cm" fo:border-left="0.75pt solid #000000" fo:border-right="none" fo:border-top="none" fo:border-bottom="none" style:writing-mode="lr-tb"/>
    </style:style>
    <style:style style:name="Tabelle1.B29" style:family="table-cell">
      <style:table-cell-properties fo:padding-left="0.141cm" fo:padding-right="0.141cm" fo:padding-top="0cm" fo:padding-bottom="0cm" fo:border-left="none" fo:border-right="0.5pt solid #000000" fo:border-top="none" fo:border-bottom="none" style:writing-mode="lr-tb"/>
    </style:style>
    <style:style style:name="Tabelle1.A30" style:family="table-cell">
      <style:table-cell-properties fo:padding-left="0.141cm" fo:padding-right="0.141cm" fo:padding-top="0cm" fo:padding-bottom="0cm" fo:border-left="0.75pt solid #000000" fo:border-right="none" fo:border-top="none" fo:border-bottom="none" style:writing-mode="lr-tb"/>
    </style:style>
    <style:style style:name="Tabelle1.B30" style:family="table-cell">
      <style:table-cell-properties fo:padding-left="0.141cm" fo:padding-right="0.141cm" fo:padding-top="0cm" fo:padding-bottom="0cm" fo:border-left="none" fo:border-right="0.5pt solid #000000" fo:border-top="none" fo:border-bottom="none" style:writing-mode="lr-tb"/>
    </style:style>
    <style:style style:name="Tabelle1.A31" style:family="table-cell">
      <style:table-cell-properties fo:padding-left="0.141cm" fo:padding-right="0.141cm" fo:padding-top="0cm" fo:padding-bottom="0cm" fo:border-left="0.75pt solid #000000" fo:border-right="none" fo:border-top="none" fo:border-bottom="none" style:writing-mode="lr-tb"/>
    </style:style>
    <style:style style:name="Tabelle1.B31" style:family="table-cell">
      <style:table-cell-properties fo:padding-left="0.141cm" fo:padding-right="0.141cm" fo:padding-top="0cm" fo:padding-bottom="0cm" fo:border-left="none" fo:border-right="0.5pt solid #000000" fo:border-top="none" fo:border-bottom="none" style:writing-mode="lr-tb"/>
    </style:style>
    <style:style style:name="Tabelle1.A32" style:family="table-cell">
      <style:table-cell-properties fo:padding-left="0.141cm" fo:padding-right="0.141cm" fo:padding-top="0cm" fo:padding-bottom="0cm" fo:border-left="0.75pt solid #000000" fo:border-right="0.5pt solid #000000" fo:border-top="0.75pt solid #000000" fo:border-bottom="none" style:writing-mode="lr-tb"/>
    </style:style>
    <style:style style:name="Tabelle1.A33"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34" style:family="table-cell">
      <style:table-cell-properties fo:padding-left="0.141cm" fo:padding-right="0.141cm" fo:padding-top="0cm" fo:padding-bottom="0cm" fo:border-left="0.75pt solid #000000" fo:border-right="none" fo:border-top="none" fo:border-bottom="none" style:writing-mode="lr-tb"/>
    </style:style>
    <style:style style:name="Tabelle1.B34" style:family="table-cell">
      <style:table-cell-properties fo:padding-left="0.141cm" fo:padding-right="0.141cm" fo:padding-top="0cm" fo:padding-bottom="0cm" fo:border-left="none" fo:border-right="0.5pt solid #000000" fo:border-top="none" fo:border-bottom="none" style:writing-mode="lr-tb"/>
    </style:style>
    <style:style style:name="Tabelle1.A35" style:family="table-cell">
      <style:table-cell-properties fo:padding-left="0.141cm" fo:padding-right="0.141cm" fo:padding-top="0cm" fo:padding-bottom="0cm" fo:border-left="0.75pt solid #000000" fo:border-right="none" fo:border-top="none" fo:border-bottom="none" style:writing-mode="lr-tb"/>
    </style:style>
    <style:style style:name="Tabelle1.B35" style:family="table-cell">
      <style:table-cell-properties fo:padding-left="0.141cm" fo:padding-right="0.141cm" fo:padding-top="0cm" fo:padding-bottom="0cm" fo:border-left="none" fo:border-right="0.5pt solid #000000" fo:border-top="none" fo:border-bottom="none" style:writing-mode="lr-tb"/>
    </style:style>
    <style:style style:name="Tabelle1.A36" style:family="table-cell">
      <style:table-cell-properties fo:padding-left="0.141cm" fo:padding-right="0.141cm" fo:padding-top="0cm" fo:padding-bottom="0cm" fo:border-left="0.75pt solid #000000" fo:border-right="none" fo:border-top="none" fo:border-bottom="none" style:writing-mode="lr-tb"/>
    </style:style>
    <style:style style:name="Tabelle1.B36" style:family="table-cell">
      <style:table-cell-properties fo:padding-left="0.141cm" fo:padding-right="0.141cm" fo:padding-top="0cm" fo:padding-bottom="0cm" fo:border-left="none" fo:border-right="0.5pt solid #000000" fo:border-top="none" fo:border-bottom="none" style:writing-mode="lr-tb"/>
    </style:style>
    <style:style style:name="Tabelle1.A37" style:family="table-cell">
      <style:table-cell-properties fo:padding-left="0.141cm" fo:padding-right="0.141cm" fo:padding-top="0cm" fo:padding-bottom="0cm" fo:border-left="0.75pt solid #000000" fo:border-right="none" fo:border-top="none" fo:border-bottom="none" style:writing-mode="lr-tb"/>
    </style:style>
    <style:style style:name="Tabelle1.B37" style:family="table-cell">
      <style:table-cell-properties fo:padding-left="0.141cm" fo:padding-right="0.141cm" fo:padding-top="0cm" fo:padding-bottom="0cm" fo:border-left="none" fo:border-right="0.5pt solid #000000" fo:border-top="none" fo:border-bottom="none" style:writing-mode="lr-tb"/>
    </style:style>
    <style:style style:name="Tabelle1.A38" style:family="table-cell">
      <style:table-cell-properties fo:padding-left="0.141cm" fo:padding-right="0.141cm" fo:padding-top="0cm" fo:padding-bottom="0cm" fo:border-left="0.75pt solid #000000" fo:border-right="none" fo:border-top="none" fo:border-bottom="none" style:writing-mode="lr-tb"/>
    </style:style>
    <style:style style:name="Tabelle1.B38" style:family="table-cell">
      <style:table-cell-properties fo:padding-left="0.141cm" fo:padding-right="0.141cm" fo:padding-top="0cm" fo:padding-bottom="0cm" fo:border-left="none" fo:border-right="0.5pt solid #000000" fo:border-top="none" fo:border-bottom="none" style:writing-mode="lr-tb"/>
    </style:style>
    <style:style style:name="Tabelle1.A39" style:family="table-cell">
      <style:table-cell-properties fo:padding-left="0.141cm" fo:padding-right="0.141cm" fo:padding-top="0cm" fo:padding-bottom="0cm" fo:border-left="0.75pt solid #000000" fo:border-right="none" fo:border-top="none" fo:border-bottom="none" style:writing-mode="lr-tb"/>
    </style:style>
    <style:style style:name="Tabelle1.B39" style:family="table-cell">
      <style:table-cell-properties fo:padding-left="0.141cm" fo:padding-right="0.141cm" fo:padding-top="0cm" fo:padding-bottom="0cm" fo:border-left="none" fo:border-right="0.5pt solid #000000" fo:border-top="none" fo:border-bottom="none" style:writing-mode="lr-tb"/>
    </style:style>
    <style:style style:name="Tabelle1.A40" style:family="table-cell">
      <style:table-cell-properties fo:padding-left="0.141cm" fo:padding-right="0.141cm" fo:padding-top="0cm" fo:padding-bottom="0cm" fo:border-left="0.75pt solid #000000" fo:border-right="none" fo:border-top="none" fo:border-bottom="none" style:writing-mode="lr-tb"/>
    </style:style>
    <style:style style:name="Tabelle1.B40" style:family="table-cell">
      <style:table-cell-properties fo:padding-left="0.141cm" fo:padding-right="0.141cm" fo:padding-top="0cm" fo:padding-bottom="0cm" fo:border-left="none" fo:border-right="0.5pt solid #000000" fo:border-top="none" fo:border-bottom="none" style:writing-mode="lr-tb"/>
    </style:style>
    <style:style style:name="Tabelle1.A41" style:family="table-cell">
      <style:table-cell-properties fo:padding-left="0.141cm" fo:padding-right="0.141cm" fo:padding-top="0cm" fo:padding-bottom="0cm" fo:border-left="0.75pt solid #000000" fo:border-right="none" fo:border-top="none" fo:border-bottom="none" style:writing-mode="lr-tb"/>
    </style:style>
    <style:style style:name="Tabelle1.B41" style:family="table-cell">
      <style:table-cell-properties fo:padding-left="0.141cm" fo:padding-right="0.141cm" fo:padding-top="0cm" fo:padding-bottom="0cm" fo:border-left="none" fo:border-right="0.5pt solid #000000" fo:border-top="none" fo:border-bottom="none" style:writing-mode="lr-tb"/>
    </style:style>
    <style:style style:name="Tabelle1.A42" style:family="table-cell">
      <style:table-cell-properties fo:padding-left="0.141cm" fo:padding-right="0.141cm" fo:padding-top="0cm" fo:padding-bottom="0cm" fo:border-left="0.75pt solid #000000" fo:border-right="none" fo:border-top="none" fo:border-bottom="none" style:writing-mode="lr-tb"/>
    </style:style>
    <style:style style:name="Tabelle1.B42" style:family="table-cell">
      <style:table-cell-properties fo:padding-left="0.141cm" fo:padding-right="0.141cm" fo:padding-top="0cm" fo:padding-bottom="0cm" fo:border-left="none" fo:border-right="0.5pt solid #000000" fo:border-top="none" fo:border-bottom="none" style:writing-mode="lr-tb"/>
    </style:style>
    <style:style style:name="Tabelle1.A43" style:family="table-cell">
      <style:table-cell-properties fo:padding-left="0.141cm" fo:padding-right="0.141cm" fo:padding-top="0cm" fo:padding-bottom="0cm" fo:border-left="0.75pt solid #000000" fo:border-right="none" fo:border-top="none" fo:border-bottom="none" style:writing-mode="lr-tb"/>
    </style:style>
    <style:style style:name="Tabelle1.B43" style:family="table-cell">
      <style:table-cell-properties fo:padding-left="0.141cm" fo:padding-right="0.141cm" fo:padding-top="0cm" fo:padding-bottom="0cm" fo:border-left="none" fo:border-right="0.5pt solid #000000" fo:border-top="none" fo:border-bottom="none" style:writing-mode="lr-tb"/>
    </style:style>
    <style:style style:name="Tabelle1.A44" style:family="table-cell">
      <style:table-cell-properties fo:padding-left="0.141cm" fo:padding-right="0.141cm" fo:padding-top="0cm" fo:padding-bottom="0cm" fo:border-left="0.75pt solid #000000" fo:border-right="none" fo:border-top="none" fo:border-bottom="none" style:writing-mode="lr-tb"/>
    </style:style>
    <style:style style:name="Tabelle1.B44" style:family="table-cell">
      <style:table-cell-properties fo:padding-left="0.141cm" fo:padding-right="0.141cm" fo:padding-top="0cm" fo:padding-bottom="0cm" fo:border-left="none" fo:border-right="0.5pt solid #000000" fo:border-top="none" fo:border-bottom="none" style:writing-mode="lr-tb"/>
    </style:style>
    <style:style style:name="Tabelle1.A45" style:family="table-cell">
      <style:table-cell-properties fo:padding-left="0.141cm" fo:padding-right="0.141cm" fo:padding-top="0cm" fo:padding-bottom="0cm" fo:border-left="0.75pt solid #000000" fo:border-right="none" fo:border-top="none" fo:border-bottom="none" style:writing-mode="lr-tb"/>
    </style:style>
    <style:style style:name="Tabelle1.B45" style:family="table-cell">
      <style:table-cell-properties fo:padding-left="0.141cm" fo:padding-right="0.141cm" fo:padding-top="0cm" fo:padding-bottom="0cm" fo:border-left="none" fo:border-right="0.5pt solid #000000" fo:border-top="none" fo:border-bottom="none" style:writing-mode="lr-tb"/>
    </style:style>
    <style:style style:name="Tabelle1.A46" style:family="table-cell">
      <style:table-cell-properties fo:padding-left="0.141cm" fo:padding-right="0.141cm" fo:padding-top="0cm" fo:padding-bottom="0cm" fo:border-left="0.75pt solid #000000" fo:border-right="none" fo:border-top="none" fo:border-bottom="0.5pt solid #000000" style:writing-mode="lr-tb"/>
    </style:style>
    <style:style style:name="Tabelle1.B46" style:family="table-cell">
      <style:table-cell-properties fo:padding-left="0.141cm" fo:padding-right="0.141cm" fo:padding-top="0cm" fo:padding-bottom="0cm" fo:border-left="none" fo:border-right="0.5pt solid #000000" fo:border-top="none" fo:border-bottom="0.5pt solid #000000" style:writing-mode="lr-tb"/>
    </style:style>
    <style:style style:name="Tabelle1.A47" style:family="table-cell">
      <style:table-cell-properties fo:padding-left="0.141cm" fo:padding-right="0.141cm" fo:padding-top="0cm" fo:padding-bottom="0cm" fo:border-left="0.75pt solid #000000" fo:border-right="0.5pt solid #000000" fo:border-top="0.5pt solid #000000" fo:border-bottom="none" style:writing-mode="lr-tb"/>
    </style:style>
    <style:style style:name="Tabelle1.A48"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49" style:family="table-cell">
      <style:table-cell-properties fo:padding-left="0.141cm" fo:padding-right="0.141cm" fo:padding-top="0cm" fo:padding-bottom="0cm" fo:border-left="0.75pt solid #000000" fo:border-right="none" fo:border-top="none" fo:border-bottom="none" style:writing-mode="lr-tb"/>
    </style:style>
    <style:style style:name="Tabelle1.B49" style:family="table-cell">
      <style:table-cell-properties fo:padding-left="0.141cm" fo:padding-right="0.141cm" fo:padding-top="0cm" fo:padding-bottom="0cm" fo:border-left="none" fo:border-right="0.5pt solid #000000" fo:border-top="none" fo:border-bottom="none" style:writing-mode="lr-tb"/>
    </style:style>
    <style:style style:name="Tabelle1.A50" style:family="table-cell">
      <style:table-cell-properties fo:padding-left="0.141cm" fo:padding-right="0.141cm" fo:padding-top="0cm" fo:padding-bottom="0cm" fo:border-left="0.75pt solid #000000" fo:border-right="none" fo:border-top="none" fo:border-bottom="none" style:writing-mode="lr-tb"/>
    </style:style>
    <style:style style:name="Tabelle1.B50" style:family="table-cell">
      <style:table-cell-properties fo:padding-left="0.141cm" fo:padding-right="0.141cm" fo:padding-top="0cm" fo:padding-bottom="0cm" fo:border-left="none" fo:border-right="0.5pt solid #000000" fo:border-top="none" fo:border-bottom="none" style:writing-mode="lr-tb"/>
    </style:style>
    <style:style style:name="Tabelle1.A51" style:family="table-cell">
      <style:table-cell-properties fo:padding-left="0.141cm" fo:padding-right="0.141cm" fo:padding-top="0cm" fo:padding-bottom="0cm" fo:border-left="0.75pt solid #000000" fo:border-right="none" fo:border-top="none" fo:border-bottom="none" style:writing-mode="lr-tb"/>
    </style:style>
    <style:style style:name="Tabelle1.B51" style:family="table-cell">
      <style:table-cell-properties fo:padding-left="0.141cm" fo:padding-right="0.141cm" fo:padding-top="0cm" fo:padding-bottom="0cm" fo:border-left="none" fo:border-right="0.5pt solid #000000" fo:border-top="none" fo:border-bottom="none" style:writing-mode="lr-tb"/>
    </style:style>
    <style:style style:name="Tabelle1.A52" style:family="table-cell">
      <style:table-cell-properties fo:padding-left="0.141cm" fo:padding-right="0.141cm" fo:padding-top="0cm" fo:padding-bottom="0cm" fo:border-left="0.75pt solid #000000" fo:border-right="none" fo:border-top="none" fo:border-bottom="none" style:writing-mode="lr-tb"/>
    </style:style>
    <style:style style:name="Tabelle1.B52" style:family="table-cell">
      <style:table-cell-properties fo:padding-left="0.141cm" fo:padding-right="0.141cm" fo:padding-top="0cm" fo:padding-bottom="0cm" fo:border-left="none" fo:border-right="0.5pt solid #000000" fo:border-top="none" fo:border-bottom="none" style:writing-mode="lr-tb"/>
    </style:style>
    <style:style style:name="Tabelle1.A53" style:family="table-cell">
      <style:table-cell-properties fo:padding-left="0.141cm" fo:padding-right="0.141cm" fo:padding-top="0cm" fo:padding-bottom="0cm" fo:border-left="0.75pt solid #000000" fo:border-right="none" fo:border-top="none" fo:border-bottom="none" style:writing-mode="lr-tb"/>
    </style:style>
    <style:style style:name="Tabelle1.B53" style:family="table-cell">
      <style:table-cell-properties fo:padding-left="0.141cm" fo:padding-right="0.141cm" fo:padding-top="0cm" fo:padding-bottom="0cm" fo:border-left="none" fo:border-right="0.5pt solid #000000" fo:border-top="none" fo:border-bottom="none" style:writing-mode="lr-tb"/>
    </style:style>
    <style:style style:name="Tabelle1.A54" style:family="table-cell">
      <style:table-cell-properties fo:padding-left="0.141cm" fo:padding-right="0.141cm" fo:padding-top="0cm" fo:padding-bottom="0cm" fo:border-left="0.75pt solid #000000" fo:border-right="none" fo:border-top="none" fo:border-bottom="none" style:writing-mode="lr-tb"/>
    </style:style>
    <style:style style:name="Tabelle1.B54" style:family="table-cell">
      <style:table-cell-properties fo:padding-left="0.141cm" fo:padding-right="0.141cm" fo:padding-top="0cm" fo:padding-bottom="0cm" fo:border-left="none" fo:border-right="0.5pt solid #000000" fo:border-top="none" fo:border-bottom="none" style:writing-mode="lr-tb"/>
    </style:style>
    <style:style style:name="Tabelle1.A55" style:family="table-cell">
      <style:table-cell-properties fo:padding-left="0.141cm" fo:padding-right="0.141cm" fo:padding-top="0cm" fo:padding-bottom="0cm" fo:border-left="0.75pt solid #000000" fo:border-right="none" fo:border-top="none" fo:border-bottom="none" style:writing-mode="lr-tb"/>
    </style:style>
    <style:style style:name="Tabelle1.B55" style:family="table-cell">
      <style:table-cell-properties fo:padding-left="0.141cm" fo:padding-right="0.141cm" fo:padding-top="0cm" fo:padding-bottom="0cm" fo:border-left="none" fo:border-right="0.5pt solid #000000" fo:border-top="none" fo:border-bottom="none" style:writing-mode="lr-tb"/>
    </style:style>
    <style:style style:name="Tabelle1.A56" style:family="table-cell">
      <style:table-cell-properties fo:padding-left="0.141cm" fo:padding-right="0.141cm" fo:padding-top="0cm" fo:padding-bottom="0cm" fo:border-left="0.75pt solid #000000" fo:border-right="none" fo:border-top="none" fo:border-bottom="none" style:writing-mode="lr-tb"/>
    </style:style>
    <style:style style:name="Tabelle1.B56" style:family="table-cell">
      <style:table-cell-properties fo:padding-left="0.141cm" fo:padding-right="0.141cm" fo:padding-top="0cm" fo:padding-bottom="0cm" fo:border-left="none" fo:border-right="0.5pt solid #000000" fo:border-top="none" fo:border-bottom="none" style:writing-mode="lr-tb"/>
    </style:style>
    <style:style style:name="Tabelle1.A57" style:family="table-cell">
      <style:table-cell-properties fo:padding-left="0.141cm" fo:padding-right="0.141cm" fo:padding-top="0cm" fo:padding-bottom="0cm" fo:border-left="0.75pt solid #000000" fo:border-right="none" fo:border-top="none" fo:border-bottom="none" style:writing-mode="lr-tb"/>
    </style:style>
    <style:style style:name="Tabelle1.B57" style:family="table-cell">
      <style:table-cell-properties fo:padding-left="0.141cm" fo:padding-right="0.141cm" fo:padding-top="0cm" fo:padding-bottom="0cm" fo:border-left="none" fo:border-right="0.5pt solid #000000" fo:border-top="none" fo:border-bottom="none" style:writing-mode="lr-tb"/>
    </style:style>
    <style:style style:name="Tabelle1.A58" style:family="table-cell">
      <style:table-cell-properties fo:padding-left="0.141cm" fo:padding-right="0.141cm" fo:padding-top="0cm" fo:padding-bottom="0cm" fo:border-left="0.75pt solid #000000" fo:border-right="none" fo:border-top="none" fo:border-bottom="none" style:writing-mode="lr-tb"/>
    </style:style>
    <style:style style:name="Tabelle1.B58" style:family="table-cell">
      <style:table-cell-properties fo:padding-left="0.141cm" fo:padding-right="0.141cm" fo:padding-top="0cm" fo:padding-bottom="0cm" fo:border-left="none" fo:border-right="0.5pt solid #000000" fo:border-top="none" fo:border-bottom="none" style:writing-mode="lr-tb"/>
    </style:style>
    <style:style style:name="Tabelle1.A59" style:family="table-cell">
      <style:table-cell-properties fo:padding-left="0.141cm" fo:padding-right="0.141cm" fo:padding-top="0cm" fo:padding-bottom="0cm" fo:border-left="0.75pt solid #000000" fo:border-right="none" fo:border-top="none" fo:border-bottom="none" style:writing-mode="lr-tb"/>
    </style:style>
    <style:style style:name="Tabelle1.B59" style:family="table-cell">
      <style:table-cell-properties fo:padding-left="0.141cm" fo:padding-right="0.141cm" fo:padding-top="0cm" fo:padding-bottom="0cm" fo:border-left="none" fo:border-right="0.5pt solid #000000" fo:border-top="none" fo:border-bottom="none" style:writing-mode="lr-tb"/>
    </style:style>
    <style:style style:name="Tabelle1.A60" style:family="table-cell">
      <style:table-cell-properties fo:padding-left="0.141cm" fo:padding-right="0.141cm" fo:padding-top="0cm" fo:padding-bottom="0cm" fo:border-left="0.75pt solid #000000" fo:border-right="none" fo:border-top="none" fo:border-bottom="none" style:writing-mode="lr-tb"/>
    </style:style>
    <style:style style:name="Tabelle1.B60" style:family="table-cell">
      <style:table-cell-properties fo:padding-left="0.141cm" fo:padding-right="0.141cm" fo:padding-top="0cm" fo:padding-bottom="0cm" fo:border-left="none" fo:border-right="0.5pt solid #000000" fo:border-top="none" fo:border-bottom="none" style:writing-mode="lr-tb"/>
    </style:style>
    <style:style style:name="Tabelle1.A61" style:family="table-cell">
      <style:table-cell-properties fo:padding-left="0.141cm" fo:padding-right="0.141cm" fo:padding-top="0cm" fo:padding-bottom="0cm" fo:border-left="0.75pt solid #000000" fo:border-right="none" fo:border-top="none" fo:border-bottom="none" style:writing-mode="lr-tb"/>
    </style:style>
    <style:style style:name="Tabelle1.B61" style:family="table-cell">
      <style:table-cell-properties fo:padding-left="0.141cm" fo:padding-right="0.141cm" fo:padding-top="0cm" fo:padding-bottom="0cm" fo:border-left="none" fo:border-right="0.5pt solid #000000" fo:border-top="none" fo:border-bottom="none" style:writing-mode="lr-tb"/>
    </style:style>
    <style:style style:name="Tabelle1.A62" style:family="table-cell">
      <style:table-cell-properties fo:padding-left="0.141cm" fo:padding-right="0.141cm" fo:padding-top="0cm" fo:padding-bottom="0cm" fo:border-left="0.75pt solid #000000" fo:border-right="none" fo:border-top="none" fo:border-bottom="none" style:writing-mode="lr-tb"/>
    </style:style>
    <style:style style:name="Tabelle1.B62" style:family="table-cell">
      <style:table-cell-properties fo:padding-left="0.141cm" fo:padding-right="0.141cm" fo:padding-top="0cm" fo:padding-bottom="0cm" fo:border-left="none" fo:border-right="0.5pt solid #000000" fo:border-top="none" fo:border-bottom="none" style:writing-mode="lr-tb"/>
    </style:style>
    <style:style style:name="Tabelle1.A63" style:family="table-cell">
      <style:table-cell-properties fo:padding-left="0.141cm" fo:padding-right="0.141cm" fo:padding-top="0cm" fo:padding-bottom="0cm" fo:border-left="0.75pt solid #000000" fo:border-right="none" fo:border-top="none" fo:border-bottom="none" style:writing-mode="lr-tb"/>
    </style:style>
    <style:style style:name="Tabelle1.B63" style:family="table-cell">
      <style:table-cell-properties fo:padding-left="0.141cm" fo:padding-right="0.141cm" fo:padding-top="0cm" fo:padding-bottom="0cm" fo:border-left="none" fo:border-right="0.5pt solid #000000" fo:border-top="none" fo:border-bottom="none" style:writing-mode="lr-tb"/>
    </style:style>
    <style:style style:name="Tabelle1.A64" style:family="table-cell">
      <style:table-cell-properties fo:padding-left="0.141cm" fo:padding-right="0.141cm" fo:padding-top="0cm" fo:padding-bottom="0cm" fo:border-left="0.75pt solid #000000" fo:border-right="none" fo:border-top="none" fo:border-bottom="none" style:writing-mode="lr-tb"/>
    </style:style>
    <style:style style:name="Tabelle1.B64" style:family="table-cell">
      <style:table-cell-properties fo:padding-left="0.141cm" fo:padding-right="0.141cm" fo:padding-top="0cm" fo:padding-bottom="0cm" fo:border-left="none" fo:border-right="0.5pt solid #000000" fo:border-top="none" fo:border-bottom="none" style:writing-mode="lr-tb"/>
    </style:style>
    <style:style style:name="Tabelle1.A65" style:family="table-cell">
      <style:table-cell-properties fo:padding-left="0.141cm" fo:padding-right="0.141cm" fo:padding-top="0cm" fo:padding-bottom="0cm" fo:border-left="0.75pt solid #000000" fo:border-right="none" fo:border-top="none" fo:border-bottom="none" style:writing-mode="lr-tb"/>
    </style:style>
    <style:style style:name="Tabelle1.B65" style:family="table-cell">
      <style:table-cell-properties fo:padding-left="0.141cm" fo:padding-right="0.141cm" fo:padding-top="0cm" fo:padding-bottom="0cm" fo:border-left="none" fo:border-right="0.5pt solid #000000" fo:border-top="none" fo:border-bottom="none" style:writing-mode="lr-tb"/>
    </style:style>
    <style:style style:name="Tabelle1.A66" style:family="table-cell">
      <style:table-cell-properties fo:padding-left="0.141cm" fo:padding-right="0.141cm" fo:padding-top="0cm" fo:padding-bottom="0cm" fo:border-left="0.75pt solid #000000" fo:border-right="none" fo:border-top="none" fo:border-bottom="none" style:writing-mode="lr-tb"/>
    </style:style>
    <style:style style:name="Tabelle1.B66" style:family="table-cell">
      <style:table-cell-properties fo:padding-left="0.141cm" fo:padding-right="0.141cm" fo:padding-top="0cm" fo:padding-bottom="0cm" fo:border-left="none" fo:border-right="0.5pt solid #000000" fo:border-top="none" fo:border-bottom="none" style:writing-mode="lr-tb"/>
    </style:style>
    <style:style style:name="Tabelle1.A67" style:family="table-cell">
      <style:table-cell-properties fo:padding-left="0.141cm" fo:padding-right="0.141cm" fo:padding-top="0cm" fo:padding-bottom="0cm" fo:border-left="0.75pt solid #000000" fo:border-right="none" fo:border-top="none" fo:border-bottom="none" style:writing-mode="lr-tb"/>
    </style:style>
    <style:style style:name="Tabelle1.B67" style:family="table-cell">
      <style:table-cell-properties fo:padding-left="0.141cm" fo:padding-right="0.141cm" fo:padding-top="0cm" fo:padding-bottom="0cm" fo:border-left="none" fo:border-right="0.5pt solid #000000" fo:border-top="none" fo:border-bottom="none" style:writing-mode="lr-tb"/>
    </style:style>
    <style:style style:name="Tabelle1.A68" style:family="table-cell">
      <style:table-cell-properties fo:padding-left="0.141cm" fo:padding-right="0.141cm" fo:padding-top="0cm" fo:padding-bottom="0cm" fo:border-left="0.75pt solid #000000" fo:border-right="none" fo:border-top="none" fo:border-bottom="none" style:writing-mode="lr-tb"/>
    </style:style>
    <style:style style:name="Tabelle1.B68" style:family="table-cell">
      <style:table-cell-properties fo:padding-left="0.141cm" fo:padding-right="0.141cm" fo:padding-top="0cm" fo:padding-bottom="0cm" fo:border-left="none" fo:border-right="0.5pt solid #000000" fo:border-top="none" fo:border-bottom="none" style:writing-mode="lr-tb"/>
    </style:style>
    <style:style style:name="Tabelle1.A69" style:family="table-cell">
      <style:table-cell-properties fo:padding-left="0.141cm" fo:padding-right="0.141cm" fo:padding-top="0cm" fo:padding-bottom="0cm" fo:border-left="0.75pt solid #000000" fo:border-right="none" fo:border-top="none" fo:border-bottom="0.75pt solid #000000" style:writing-mode="lr-tb"/>
    </style:style>
    <style:style style:name="Tabelle1.B69" style:family="table-cell">
      <style:table-cell-properties fo:padding-left="0.141cm" fo:padding-right="0.141cm" fo:padding-top="0cm" fo:padding-bottom="0cm" fo:border-left="none" fo:border-right="0.5pt solid #000000" fo:border-top="none" fo:border-bottom="0.75pt solid #000000" style:writing-mode="lr-tb"/>
    </style:style>
    <style:style style:name="Tabelle1.A70" style:family="table-cell">
      <style:table-cell-properties fo:padding-left="0.141cm" fo:padding-right="0.141cm" fo:padding-top="0cm" fo:padding-bottom="0cm" fo:border-left="0.75pt solid #000000" fo:border-right="0.5pt solid #000000" fo:border-top="0.75pt solid #000000" fo:border-bottom="none" style:writing-mode="lr-tb"/>
    </style:style>
    <style:style style:name="Tabelle1.A71"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72" style:family="table-cell">
      <style:table-cell-properties fo:padding-left="0.141cm" fo:padding-right="0.141cm" fo:padding-top="0cm" fo:padding-bottom="0cm" fo:border-left="0.75pt solid #000000" fo:border-right="none" fo:border-top="none" fo:border-bottom="none" style:writing-mode="lr-tb"/>
    </style:style>
    <style:style style:name="Tabelle1.B72" style:family="table-cell">
      <style:table-cell-properties fo:padding-left="0.141cm" fo:padding-right="0.141cm" fo:padding-top="0cm" fo:padding-bottom="0cm" fo:border-left="none" fo:border-right="0.5pt solid #000000" fo:border-top="none" fo:border-bottom="none" style:writing-mode="lr-tb"/>
    </style:style>
    <style:style style:name="Tabelle1.A73" style:family="table-cell">
      <style:table-cell-properties fo:padding-left="0.141cm" fo:padding-right="0.141cm" fo:padding-top="0cm" fo:padding-bottom="0cm" fo:border-left="0.75pt solid #000000" fo:border-right="none" fo:border-top="none" fo:border-bottom="none" style:writing-mode="lr-tb"/>
    </style:style>
    <style:style style:name="Tabelle1.B73" style:family="table-cell">
      <style:table-cell-properties fo:padding-left="0.141cm" fo:padding-right="0.141cm" fo:padding-top="0cm" fo:padding-bottom="0cm" fo:border-left="none" fo:border-right="0.5pt solid #000000" fo:border-top="none" fo:border-bottom="none" style:writing-mode="lr-tb"/>
    </style:style>
    <style:style style:name="Tabelle1.A74" style:family="table-cell">
      <style:table-cell-properties fo:padding-left="0.141cm" fo:padding-right="0.141cm" fo:padding-top="0cm" fo:padding-bottom="0cm" fo:border-left="0.75pt solid #000000" fo:border-right="none" fo:border-top="none" fo:border-bottom="none" style:writing-mode="lr-tb"/>
    </style:style>
    <style:style style:name="Tabelle1.B74" style:family="table-cell">
      <style:table-cell-properties fo:padding-left="0.141cm" fo:padding-right="0.141cm" fo:padding-top="0cm" fo:padding-bottom="0cm" fo:border-left="none" fo:border-right="0.5pt solid #000000" fo:border-top="none" fo:border-bottom="none" style:writing-mode="lr-tb"/>
    </style:style>
    <style:style style:name="Tabelle1.A75" style:family="table-cell">
      <style:table-cell-properties fo:padding-left="0.141cm" fo:padding-right="0.141cm" fo:padding-top="0cm" fo:padding-bottom="0cm" fo:border-left="0.75pt solid #000000" fo:border-right="none" fo:border-top="none" fo:border-bottom="none" style:writing-mode="lr-tb"/>
    </style:style>
    <style:style style:name="Tabelle1.B75" style:family="table-cell">
      <style:table-cell-properties fo:padding-left="0.141cm" fo:padding-right="0.141cm" fo:padding-top="0cm" fo:padding-bottom="0cm" fo:border-left="none" fo:border-right="0.5pt solid #000000" fo:border-top="none" fo:border-bottom="none" style:writing-mode="lr-tb"/>
    </style:style>
    <style:style style:name="Tabelle1.A76" style:family="table-cell">
      <style:table-cell-properties fo:padding-left="0.141cm" fo:padding-right="0.141cm" fo:padding-top="0cm" fo:padding-bottom="0cm" fo:border-left="0.75pt solid #000000" fo:border-right="none" fo:border-top="none" fo:border-bottom="none" style:writing-mode="lr-tb"/>
    </style:style>
    <style:style style:name="Tabelle1.B76" style:family="table-cell">
      <style:table-cell-properties fo:padding-left="0.141cm" fo:padding-right="0.141cm" fo:padding-top="0cm" fo:padding-bottom="0cm" fo:border-left="none" fo:border-right="0.5pt solid #000000" fo:border-top="none" fo:border-bottom="none" style:writing-mode="lr-tb"/>
    </style:style>
    <style:style style:name="Tabelle1.A77" style:family="table-cell">
      <style:table-cell-properties fo:padding-left="0.141cm" fo:padding-right="0.141cm" fo:padding-top="0cm" fo:padding-bottom="0cm" fo:border-left="0.75pt solid #000000" fo:border-right="none" fo:border-top="none" fo:border-bottom="none" style:writing-mode="lr-tb"/>
    </style:style>
    <style:style style:name="Tabelle1.B77" style:family="table-cell">
      <style:table-cell-properties fo:padding-left="0.141cm" fo:padding-right="0.141cm" fo:padding-top="0cm" fo:padding-bottom="0cm" fo:border-left="none" fo:border-right="0.5pt solid #000000" fo:border-top="none" fo:border-bottom="none" style:writing-mode="lr-tb"/>
    </style:style>
    <style:style style:name="Tabelle1.A78" style:family="table-cell">
      <style:table-cell-properties fo:padding-left="0.141cm" fo:padding-right="0.141cm" fo:padding-top="0cm" fo:padding-bottom="0cm" fo:border-left="0.75pt solid #000000" fo:border-right="none" fo:border-top="none" fo:border-bottom="none" style:writing-mode="lr-tb"/>
    </style:style>
    <style:style style:name="Tabelle1.B78" style:family="table-cell">
      <style:table-cell-properties fo:padding-left="0.141cm" fo:padding-right="0.141cm" fo:padding-top="0cm" fo:padding-bottom="0cm" fo:border-left="none" fo:border-right="0.5pt solid #000000" fo:border-top="none" fo:border-bottom="none" style:writing-mode="lr-tb"/>
    </style:style>
    <style:style style:name="Tabelle1.A79" style:family="table-cell">
      <style:table-cell-properties fo:padding-left="0.141cm" fo:padding-right="0.141cm" fo:padding-top="0cm" fo:padding-bottom="0cm" fo:border-left="0.75pt solid #000000" fo:border-right="none" fo:border-top="none" fo:border-bottom="none" style:writing-mode="lr-tb"/>
    </style:style>
    <style:style style:name="Tabelle1.B79" style:family="table-cell">
      <style:table-cell-properties fo:padding-left="0.141cm" fo:padding-right="0.141cm" fo:padding-top="0cm" fo:padding-bottom="0cm" fo:border-left="none" fo:border-right="0.5pt solid #000000" fo:border-top="none" fo:border-bottom="none" style:writing-mode="lr-tb"/>
    </style:style>
    <style:style style:name="Tabelle1.A80" style:family="table-cell">
      <style:table-cell-properties fo:padding-left="0.141cm" fo:padding-right="0.141cm" fo:padding-top="0cm" fo:padding-bottom="0cm" fo:border-left="0.75pt solid #000000" fo:border-right="none" fo:border-top="none" fo:border-bottom="none" style:writing-mode="lr-tb"/>
    </style:style>
    <style:style style:name="Tabelle1.B80" style:family="table-cell">
      <style:table-cell-properties fo:padding-left="0.141cm" fo:padding-right="0.141cm" fo:padding-top="0cm" fo:padding-bottom="0cm" fo:border-left="none" fo:border-right="0.5pt solid #000000" fo:border-top="none" fo:border-bottom="none" style:writing-mode="lr-tb"/>
    </style:style>
    <style:style style:name="Tabelle1.A81" style:family="table-cell">
      <style:table-cell-properties fo:padding-left="0.141cm" fo:padding-right="0.141cm" fo:padding-top="0cm" fo:padding-bottom="0cm" fo:border-left="0.75pt solid #000000" fo:border-right="none" fo:border-top="none" fo:border-bottom="none" style:writing-mode="lr-tb"/>
    </style:style>
    <style:style style:name="Tabelle1.B81" style:family="table-cell">
      <style:table-cell-properties fo:padding-left="0.141cm" fo:padding-right="0.141cm" fo:padding-top="0cm" fo:padding-bottom="0cm" fo:border-left="none" fo:border-right="0.5pt solid #000000" fo:border-top="none" fo:border-bottom="none" style:writing-mode="lr-tb"/>
    </style:style>
    <style:style style:name="Tabelle1.A82" style:family="table-cell">
      <style:table-cell-properties fo:padding-left="0.141cm" fo:padding-right="0.141cm" fo:padding-top="0cm" fo:padding-bottom="0cm" fo:border-left="0.75pt solid #000000" fo:border-right="none" fo:border-top="none" fo:border-bottom="none" style:writing-mode="lr-tb"/>
    </style:style>
    <style:style style:name="Tabelle1.B82" style:family="table-cell">
      <style:table-cell-properties fo:padding-left="0.141cm" fo:padding-right="0.141cm" fo:padding-top="0cm" fo:padding-bottom="0cm" fo:border-left="none" fo:border-right="0.5pt solid #000000" fo:border-top="none" fo:border-bottom="none" style:writing-mode="lr-tb"/>
    </style:style>
    <style:style style:name="Tabelle1.A83" style:family="table-cell">
      <style:table-cell-properties fo:padding-left="0.141cm" fo:padding-right="0.141cm" fo:padding-top="0cm" fo:padding-bottom="0cm" fo:border-left="0.75pt solid #000000" fo:border-right="none" fo:border-top="none" fo:border-bottom="none" style:writing-mode="lr-tb"/>
    </style:style>
    <style:style style:name="Tabelle1.B83" style:family="table-cell">
      <style:table-cell-properties fo:padding-left="0.141cm" fo:padding-right="0.141cm" fo:padding-top="0cm" fo:padding-bottom="0cm" fo:border-left="none" fo:border-right="0.5pt solid #000000" fo:border-top="none" fo:border-bottom="none" style:writing-mode="lr-tb"/>
    </style:style>
    <style:style style:name="Tabelle1.A84" style:family="table-cell">
      <style:table-cell-properties fo:padding-left="0.141cm" fo:padding-right="0.141cm" fo:padding-top="0cm" fo:padding-bottom="0cm" fo:border-left="0.75pt solid #000000" fo:border-right="none" fo:border-top="none" fo:border-bottom="none" style:writing-mode="lr-tb"/>
    </style:style>
    <style:style style:name="Tabelle1.B84" style:family="table-cell">
      <style:table-cell-properties fo:padding-left="0.141cm" fo:padding-right="0.141cm" fo:padding-top="0cm" fo:padding-bottom="0cm" fo:border-left="none" fo:border-right="0.5pt solid #000000" fo:border-top="none" fo:border-bottom="none" style:writing-mode="lr-tb"/>
    </style:style>
    <style:style style:name="Tabelle1.A85" style:family="table-cell">
      <style:table-cell-properties fo:padding-left="0.141cm" fo:padding-right="0.141cm" fo:padding-top="0cm" fo:padding-bottom="0cm" fo:border-left="0.75pt solid #000000" fo:border-right="none" fo:border-top="none" fo:border-bottom="none" style:writing-mode="lr-tb"/>
    </style:style>
    <style:style style:name="Tabelle1.B85" style:family="table-cell">
      <style:table-cell-properties fo:padding-left="0.141cm" fo:padding-right="0.141cm" fo:padding-top="0cm" fo:padding-bottom="0cm" fo:border-left="none" fo:border-right="0.5pt solid #000000" fo:border-top="none" fo:border-bottom="none" style:writing-mode="lr-tb"/>
    </style:style>
    <style:style style:name="Tabelle1.A86" style:family="table-cell">
      <style:table-cell-properties fo:padding-left="0.141cm" fo:padding-right="0.141cm" fo:padding-top="0cm" fo:padding-bottom="0cm" fo:border-left="0.75pt solid #000000" fo:border-right="none" fo:border-top="none" fo:border-bottom="none" style:writing-mode="lr-tb"/>
    </style:style>
    <style:style style:name="Tabelle1.B86" style:family="table-cell">
      <style:table-cell-properties fo:padding-left="0.141cm" fo:padding-right="0.141cm" fo:padding-top="0cm" fo:padding-bottom="0cm" fo:border-left="none" fo:border-right="0.5pt solid #000000" fo:border-top="none" fo:border-bottom="none" style:writing-mode="lr-tb"/>
    </style:style>
    <style:style style:name="Tabelle1.A87" style:family="table-cell">
      <style:table-cell-properties fo:padding-left="0.141cm" fo:padding-right="0.141cm" fo:padding-top="0cm" fo:padding-bottom="0cm" fo:border-left="0.75pt solid #000000" fo:border-right="0.5pt solid #000000" fo:border-top="0.75pt solid #000000" fo:border-bottom="none" style:writing-mode="lr-tb"/>
    </style:style>
    <style:style style:name="Tabelle1.A88"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89" style:family="table-cell">
      <style:table-cell-properties fo:padding-left="0.141cm" fo:padding-right="0.141cm" fo:padding-top="0cm" fo:padding-bottom="0cm" fo:border-left="0.75pt solid #000000" fo:border-right="none" fo:border-top="none" fo:border-bottom="none" style:writing-mode="lr-tb"/>
    </style:style>
    <style:style style:name="Tabelle1.B89" style:family="table-cell">
      <style:table-cell-properties fo:padding-left="0.141cm" fo:padding-right="0.141cm" fo:padding-top="0cm" fo:padding-bottom="0cm" fo:border-left="none" fo:border-right="0.5pt solid #000000" fo:border-top="none" fo:border-bottom="none" style:writing-mode="lr-tb"/>
    </style:style>
    <style:style style:name="Tabelle1.A90" style:family="table-cell">
      <style:table-cell-properties fo:padding-left="0.141cm" fo:padding-right="0.141cm" fo:padding-top="0cm" fo:padding-bottom="0cm" fo:border-left="0.75pt solid #000000" fo:border-right="none" fo:border-top="none" fo:border-bottom="none" style:writing-mode="lr-tb"/>
    </style:style>
    <style:style style:name="Tabelle1.B90" style:family="table-cell">
      <style:table-cell-properties fo:padding-left="0.141cm" fo:padding-right="0.141cm" fo:padding-top="0cm" fo:padding-bottom="0cm" fo:border-left="none" fo:border-right="0.5pt solid #000000" fo:border-top="none" fo:border-bottom="none" style:writing-mode="lr-tb"/>
    </style:style>
    <style:style style:name="Tabelle1.A91" style:family="table-cell">
      <style:table-cell-properties fo:padding-left="0.141cm" fo:padding-right="0.141cm" fo:padding-top="0cm" fo:padding-bottom="0cm" fo:border-left="0.75pt solid #000000" fo:border-right="none" fo:border-top="none" fo:border-bottom="none" style:writing-mode="lr-tb"/>
    </style:style>
    <style:style style:name="Tabelle1.B91" style:family="table-cell">
      <style:table-cell-properties fo:padding-left="0.141cm" fo:padding-right="0.141cm" fo:padding-top="0cm" fo:padding-bottom="0cm" fo:border-left="none" fo:border-right="0.5pt solid #000000" fo:border-top="none" fo:border-bottom="none" style:writing-mode="lr-tb"/>
    </style:style>
    <style:style style:name="Tabelle1.A92" style:family="table-cell">
      <style:table-cell-properties fo:padding-left="0.141cm" fo:padding-right="0.141cm" fo:padding-top="0cm" fo:padding-bottom="0cm" fo:border-left="0.75pt solid #000000" fo:border-right="none" fo:border-top="none" fo:border-bottom="none" style:writing-mode="lr-tb"/>
    </style:style>
    <style:style style:name="Tabelle1.B92" style:family="table-cell">
      <style:table-cell-properties fo:padding-left="0.141cm" fo:padding-right="0.141cm" fo:padding-top="0cm" fo:padding-bottom="0cm" fo:border-left="none" fo:border-right="0.5pt solid #000000" fo:border-top="none" fo:border-bottom="none" style:writing-mode="lr-tb"/>
    </style:style>
    <style:style style:name="Tabelle1.A93" style:family="table-cell">
      <style:table-cell-properties fo:padding-left="0.141cm" fo:padding-right="0.141cm" fo:padding-top="0cm" fo:padding-bottom="0cm" fo:border-left="0.75pt solid #000000" fo:border-right="none" fo:border-top="none" fo:border-bottom="none" style:writing-mode="lr-tb"/>
    </style:style>
    <style:style style:name="Tabelle1.B93" style:family="table-cell">
      <style:table-cell-properties fo:padding-left="0.141cm" fo:padding-right="0.141cm" fo:padding-top="0cm" fo:padding-bottom="0cm" fo:border-left="none" fo:border-right="0.5pt solid #000000" fo:border-top="none" fo:border-bottom="none" style:writing-mode="lr-tb"/>
    </style:style>
    <style:style style:name="Tabelle1.A94" style:family="table-cell">
      <style:table-cell-properties fo:padding-left="0.141cm" fo:padding-right="0.141cm" fo:padding-top="0cm" fo:padding-bottom="0cm" fo:border-left="0.75pt solid #000000" fo:border-right="none" fo:border-top="none" fo:border-bottom="none" style:writing-mode="lr-tb"/>
    </style:style>
    <style:style style:name="Tabelle1.B94" style:family="table-cell">
      <style:table-cell-properties fo:padding-left="0.141cm" fo:padding-right="0.141cm" fo:padding-top="0cm" fo:padding-bottom="0cm" fo:border-left="none" fo:border-right="0.5pt solid #000000" fo:border-top="none" fo:border-bottom="none" style:writing-mode="lr-tb"/>
    </style:style>
    <style:style style:name="Tabelle1.A95" style:family="table-cell">
      <style:table-cell-properties fo:padding-left="0.141cm" fo:padding-right="0.141cm" fo:padding-top="0cm" fo:padding-bottom="0cm" fo:border-left="0.75pt solid #000000" fo:border-right="none" fo:border-top="none" fo:border-bottom="none" style:writing-mode="lr-tb"/>
    </style:style>
    <style:style style:name="Tabelle1.B95" style:family="table-cell">
      <style:table-cell-properties fo:padding-left="0.141cm" fo:padding-right="0.141cm" fo:padding-top="0cm" fo:padding-bottom="0cm" fo:border-left="none" fo:border-right="0.5pt solid #000000" fo:border-top="none" fo:border-bottom="none" style:writing-mode="lr-tb"/>
    </style:style>
    <style:style style:name="Tabelle1.A96" style:family="table-cell">
      <style:table-cell-properties fo:padding-left="0.141cm" fo:padding-right="0.141cm" fo:padding-top="0cm" fo:padding-bottom="0cm" fo:border-left="0.75pt solid #000000" fo:border-right="none" fo:border-top="none" fo:border-bottom="none" style:writing-mode="lr-tb"/>
    </style:style>
    <style:style style:name="Tabelle1.B96" style:family="table-cell">
      <style:table-cell-properties fo:padding-left="0.141cm" fo:padding-right="0.141cm" fo:padding-top="0cm" fo:padding-bottom="0cm" fo:border-left="none" fo:border-right="0.5pt solid #000000" fo:border-top="none" fo:border-bottom="none" style:writing-mode="lr-tb"/>
    </style:style>
    <style:style style:name="Tabelle1.A97" style:family="table-cell">
      <style:table-cell-properties fo:padding-left="0.141cm" fo:padding-right="0.141cm" fo:padding-top="0cm" fo:padding-bottom="0cm" fo:border-left="0.75pt solid #000000" fo:border-right="none" fo:border-top="none" fo:border-bottom="none" style:writing-mode="lr-tb"/>
    </style:style>
    <style:style style:name="Tabelle1.B97" style:family="table-cell">
      <style:table-cell-properties fo:padding-left="0.141cm" fo:padding-right="0.141cm" fo:padding-top="0cm" fo:padding-bottom="0cm" fo:border-left="none" fo:border-right="0.5pt solid #000000" fo:border-top="none" fo:border-bottom="none" style:writing-mode="lr-tb"/>
    </style:style>
    <style:style style:name="Tabelle1.A98" style:family="table-cell">
      <style:table-cell-properties fo:padding-left="0.141cm" fo:padding-right="0.141cm" fo:padding-top="0cm" fo:padding-bottom="0cm" fo:border-left="0.75pt solid #000000" fo:border-right="none" fo:border-top="none" fo:border-bottom="none" style:writing-mode="lr-tb"/>
    </style:style>
    <style:style style:name="Tabelle1.B98" style:family="table-cell">
      <style:table-cell-properties fo:padding-left="0.141cm" fo:padding-right="0.141cm" fo:padding-top="0cm" fo:padding-bottom="0cm" fo:border-left="none" fo:border-right="0.5pt solid #000000" fo:border-top="none" fo:border-bottom="none" style:writing-mode="lr-tb"/>
    </style:style>
    <style:style style:name="Tabelle1.A99" style:family="table-cell">
      <style:table-cell-properties fo:padding-left="0.141cm" fo:padding-right="0.141cm" fo:padding-top="0cm" fo:padding-bottom="0cm" fo:border-left="0.75pt solid #000000" fo:border-right="none" fo:border-top="none" fo:border-bottom="none" style:writing-mode="lr-tb"/>
    </style:style>
    <style:style style:name="Tabelle1.B99" style:family="table-cell">
      <style:table-cell-properties fo:padding-left="0.141cm" fo:padding-right="0.141cm" fo:padding-top="0cm" fo:padding-bottom="0cm" fo:border-left="none" fo:border-right="0.5pt solid #000000" fo:border-top="none" fo:border-bottom="none" style:writing-mode="lr-tb"/>
    </style:style>
    <style:style style:name="Tabelle1.A100" style:family="table-cell">
      <style:table-cell-properties fo:padding-left="0.141cm" fo:padding-right="0.141cm" fo:padding-top="0cm" fo:padding-bottom="0cm" fo:border-left="0.75pt solid #000000" fo:border-right="none" fo:border-top="none" fo:border-bottom="none" style:writing-mode="lr-tb"/>
    </style:style>
    <style:style style:name="Tabelle1.B100" style:family="table-cell">
      <style:table-cell-properties fo:padding-left="0.141cm" fo:padding-right="0.141cm" fo:padding-top="0cm" fo:padding-bottom="0cm" fo:border-left="none" fo:border-right="0.5pt solid #000000" fo:border-top="none" fo:border-bottom="none" style:writing-mode="lr-tb"/>
    </style:style>
    <style:style style:name="Tabelle1.A101" style:family="table-cell">
      <style:table-cell-properties fo:padding-left="0.141cm" fo:padding-right="0.141cm" fo:padding-top="0cm" fo:padding-bottom="0cm" fo:border-left="0.75pt solid #000000" fo:border-right="none" fo:border-top="none" fo:border-bottom="none" style:writing-mode="lr-tb"/>
    </style:style>
    <style:style style:name="Tabelle1.B101" style:family="table-cell">
      <style:table-cell-properties fo:padding-left="0.141cm" fo:padding-right="0.141cm" fo:padding-top="0cm" fo:padding-bottom="0cm" fo:border-left="none" fo:border-right="0.5pt solid #000000" fo:border-top="none" fo:border-bottom="none" style:writing-mode="lr-tb"/>
    </style:style>
    <style:style style:name="Tabelle1.A102" style:family="table-cell">
      <style:table-cell-properties fo:padding-left="0.141cm" fo:padding-right="0.141cm" fo:padding-top="0cm" fo:padding-bottom="0cm" fo:border-left="0.75pt solid #000000" fo:border-right="none" fo:border-top="none" fo:border-bottom="none" style:writing-mode="lr-tb"/>
    </style:style>
    <style:style style:name="Tabelle1.B102" style:family="table-cell">
      <style:table-cell-properties fo:padding-left="0.141cm" fo:padding-right="0.141cm" fo:padding-top="0cm" fo:padding-bottom="0cm" fo:border-left="none" fo:border-right="0.5pt solid #000000" fo:border-top="none" fo:border-bottom="none" style:writing-mode="lr-tb"/>
    </style:style>
    <style:style style:name="Tabelle1.A103" style:family="table-cell">
      <style:table-cell-properties fo:padding-left="0.141cm" fo:padding-right="0.141cm" fo:padding-top="0cm" fo:padding-bottom="0cm" fo:border-left="0.75pt solid #000000" fo:border-right="0.5pt solid #000000" fo:border-top="0.75pt solid #000000" fo:border-bottom="none" style:writing-mode="lr-tb"/>
    </style:style>
    <style:style style:name="Tabelle1.A104"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105" style:family="table-cell">
      <style:table-cell-properties fo:padding-left="0.141cm" fo:padding-right="0.141cm" fo:padding-top="0cm" fo:padding-bottom="0cm" fo:border-left="0.75pt solid #000000" fo:border-right="none" fo:border-top="none" fo:border-bottom="none" style:writing-mode="lr-tb"/>
    </style:style>
    <style:style style:name="Tabelle1.B105" style:family="table-cell">
      <style:table-cell-properties fo:padding-left="0.141cm" fo:padding-right="0.141cm" fo:padding-top="0cm" fo:padding-bottom="0cm" fo:border-left="none" fo:border-right="0.5pt solid #000000" fo:border-top="none" fo:border-bottom="none" style:writing-mode="lr-tb"/>
    </style:style>
    <style:style style:name="Tabelle1.A106" style:family="table-cell">
      <style:table-cell-properties fo:padding-left="0.141cm" fo:padding-right="0.141cm" fo:padding-top="0cm" fo:padding-bottom="0cm" fo:border-left="0.75pt solid #000000" fo:border-right="none" fo:border-top="none" fo:border-bottom="none" style:writing-mode="lr-tb"/>
    </style:style>
    <style:style style:name="Tabelle1.B106" style:family="table-cell">
      <style:table-cell-properties fo:padding-left="0.141cm" fo:padding-right="0.141cm" fo:padding-top="0cm" fo:padding-bottom="0cm" fo:border-left="none" fo:border-right="0.5pt solid #000000" fo:border-top="none" fo:border-bottom="none" style:writing-mode="lr-tb"/>
    </style:style>
    <style:style style:name="Tabelle1.A107" style:family="table-cell">
      <style:table-cell-properties fo:padding-left="0.141cm" fo:padding-right="0.141cm" fo:padding-top="0cm" fo:padding-bottom="0cm" fo:border-left="0.75pt solid #000000" fo:border-right="none" fo:border-top="none" fo:border-bottom="none" style:writing-mode="lr-tb"/>
    </style:style>
    <style:style style:name="Tabelle1.B107" style:family="table-cell">
      <style:table-cell-properties fo:padding-left="0.141cm" fo:padding-right="0.141cm" fo:padding-top="0cm" fo:padding-bottom="0cm" fo:border-left="none" fo:border-right="0.5pt solid #000000" fo:border-top="none" fo:border-bottom="none" style:writing-mode="lr-tb"/>
    </style:style>
    <style:style style:name="Tabelle1.A108" style:family="table-cell">
      <style:table-cell-properties fo:padding-left="0.141cm" fo:padding-right="0.141cm" fo:padding-top="0cm" fo:padding-bottom="0cm" fo:border-left="0.75pt solid #000000" fo:border-right="none" fo:border-top="none" fo:border-bottom="none" style:writing-mode="lr-tb"/>
    </style:style>
    <style:style style:name="Tabelle1.B108" style:family="table-cell">
      <style:table-cell-properties fo:padding-left="0.141cm" fo:padding-right="0.141cm" fo:padding-top="0cm" fo:padding-bottom="0cm" fo:border-left="none" fo:border-right="0.5pt solid #000000" fo:border-top="none" fo:border-bottom="none" style:writing-mode="lr-tb"/>
    </style:style>
    <style:style style:name="Tabelle1.A109" style:family="table-cell">
      <style:table-cell-properties fo:padding-left="0.141cm" fo:padding-right="0.141cm" fo:padding-top="0cm" fo:padding-bottom="0cm" fo:border-left="0.75pt solid #000000" fo:border-right="none" fo:border-top="none" fo:border-bottom="none" style:writing-mode="lr-tb"/>
    </style:style>
    <style:style style:name="Tabelle1.B109" style:family="table-cell">
      <style:table-cell-properties fo:padding-left="0.141cm" fo:padding-right="0.141cm" fo:padding-top="0cm" fo:padding-bottom="0cm" fo:border-left="none" fo:border-right="0.5pt solid #000000" fo:border-top="none" fo:border-bottom="none" style:writing-mode="lr-tb"/>
    </style:style>
    <style:style style:name="Tabelle1.A110" style:family="table-cell">
      <style:table-cell-properties fo:padding-left="0.141cm" fo:padding-right="0.141cm" fo:padding-top="0cm" fo:padding-bottom="0cm" fo:border-left="0.75pt solid #000000" fo:border-right="none" fo:border-top="none" fo:border-bottom="none" style:writing-mode="lr-tb"/>
    </style:style>
    <style:style style:name="Tabelle1.B110" style:family="table-cell">
      <style:table-cell-properties fo:padding-left="0.141cm" fo:padding-right="0.141cm" fo:padding-top="0cm" fo:padding-bottom="0cm" fo:border-left="none" fo:border-right="0.5pt solid #000000" fo:border-top="none" fo:border-bottom="none" style:writing-mode="lr-tb"/>
    </style:style>
    <style:style style:name="Tabelle1.A111" style:family="table-cell">
      <style:table-cell-properties fo:padding-left="0.141cm" fo:padding-right="0.141cm" fo:padding-top="0cm" fo:padding-bottom="0cm" fo:border-left="0.75pt solid #000000" fo:border-right="none" fo:border-top="none" fo:border-bottom="none" style:writing-mode="lr-tb"/>
    </style:style>
    <style:style style:name="Tabelle1.B111" style:family="table-cell">
      <style:table-cell-properties fo:padding-left="0.141cm" fo:padding-right="0.141cm" fo:padding-top="0cm" fo:padding-bottom="0cm" fo:border-left="none" fo:border-right="0.5pt solid #000000" fo:border-top="none" fo:border-bottom="none" style:writing-mode="lr-tb"/>
    </style:style>
    <style:style style:name="Tabelle1.A112" style:family="table-cell">
      <style:table-cell-properties fo:padding-left="0.141cm" fo:padding-right="0.141cm" fo:padding-top="0cm" fo:padding-bottom="0cm" fo:border-left="0.75pt solid #000000" fo:border-right="none" fo:border-top="none" fo:border-bottom="none" style:writing-mode="lr-tb"/>
    </style:style>
    <style:style style:name="Tabelle1.B112" style:family="table-cell">
      <style:table-cell-properties fo:padding-left="0.141cm" fo:padding-right="0.141cm" fo:padding-top="0cm" fo:padding-bottom="0cm" fo:border-left="none" fo:border-right="0.5pt solid #000000" fo:border-top="none" fo:border-bottom="none" style:writing-mode="lr-tb"/>
    </style:style>
    <style:style style:name="Tabelle1.A113" style:family="table-cell">
      <style:table-cell-properties fo:padding-left="0.141cm" fo:padding-right="0.141cm" fo:padding-top="0cm" fo:padding-bottom="0cm" fo:border-left="0.75pt solid #000000" fo:border-right="none" fo:border-top="none" fo:border-bottom="none" style:writing-mode="lr-tb"/>
    </style:style>
    <style:style style:name="Tabelle1.B113" style:family="table-cell">
      <style:table-cell-properties fo:padding-left="0.141cm" fo:padding-right="0.141cm" fo:padding-top="0cm" fo:padding-bottom="0cm" fo:border-left="none" fo:border-right="0.5pt solid #000000" fo:border-top="none" fo:border-bottom="none" style:writing-mode="lr-tb"/>
    </style:style>
    <style:style style:name="Tabelle1.A114" style:family="table-cell">
      <style:table-cell-properties fo:padding-left="0.141cm" fo:padding-right="0.141cm" fo:padding-top="0cm" fo:padding-bottom="0cm" fo:border-left="0.75pt solid #000000" fo:border-right="none" fo:border-top="none" fo:border-bottom="none" style:writing-mode="lr-tb"/>
    </style:style>
    <style:style style:name="Tabelle1.B114" style:family="table-cell">
      <style:table-cell-properties fo:padding-left="0.141cm" fo:padding-right="0.141cm" fo:padding-top="0cm" fo:padding-bottom="0cm" fo:border-left="none" fo:border-right="0.5pt solid #000000" fo:border-top="none" fo:border-bottom="none" style:writing-mode="lr-tb"/>
    </style:style>
    <style:style style:name="Tabelle1.A115" style:family="table-cell">
      <style:table-cell-properties fo:padding-left="0.141cm" fo:padding-right="0.141cm" fo:padding-top="0cm" fo:padding-bottom="0cm" fo:border-left="0.75pt solid #000000" fo:border-right="none" fo:border-top="none" fo:border-bottom="none" style:writing-mode="lr-tb"/>
    </style:style>
    <style:style style:name="Tabelle1.B115" style:family="table-cell">
      <style:table-cell-properties fo:padding-left="0.141cm" fo:padding-right="0.141cm" fo:padding-top="0cm" fo:padding-bottom="0cm" fo:border-left="none" fo:border-right="0.5pt solid #000000" fo:border-top="none" fo:border-bottom="none" style:writing-mode="lr-tb"/>
    </style:style>
    <style:style style:name="Tabelle1.A116" style:family="table-cell">
      <style:table-cell-properties fo:padding-left="0.141cm" fo:padding-right="0.141cm" fo:padding-top="0cm" fo:padding-bottom="0cm" fo:border-left="0.75pt solid #000000" fo:border-right="none" fo:border-top="none" fo:border-bottom="none" style:writing-mode="lr-tb"/>
    </style:style>
    <style:style style:name="Tabelle1.B116" style:family="table-cell">
      <style:table-cell-properties fo:padding-left="0.141cm" fo:padding-right="0.141cm" fo:padding-top="0cm" fo:padding-bottom="0cm" fo:border-left="none" fo:border-right="0.5pt solid #000000" fo:border-top="none" fo:border-bottom="none" style:writing-mode="lr-tb"/>
    </style:style>
    <style:style style:name="Tabelle1.A117" style:family="table-cell">
      <style:table-cell-properties fo:padding-left="0.141cm" fo:padding-right="0.141cm" fo:padding-top="0cm" fo:padding-bottom="0cm" fo:border-left="0.75pt solid #000000" fo:border-right="none" fo:border-top="none" fo:border-bottom="none" style:writing-mode="lr-tb"/>
    </style:style>
    <style:style style:name="Tabelle1.B117" style:family="table-cell">
      <style:table-cell-properties fo:padding-left="0.141cm" fo:padding-right="0.141cm" fo:padding-top="0cm" fo:padding-bottom="0cm" fo:border-left="none" fo:border-right="0.5pt solid #000000" fo:border-top="none" fo:border-bottom="none" style:writing-mode="lr-tb"/>
    </style:style>
    <style:style style:name="Tabelle1.A118" style:family="table-cell">
      <style:table-cell-properties fo:padding-left="0.141cm" fo:padding-right="0.141cm" fo:padding-top="0cm" fo:padding-bottom="0cm" fo:border-left="0.75pt solid #000000" fo:border-right="none" fo:border-top="none" fo:border-bottom="none" style:writing-mode="lr-tb"/>
    </style:style>
    <style:style style:name="Tabelle1.B118" style:family="table-cell">
      <style:table-cell-properties fo:padding-left="0.141cm" fo:padding-right="0.141cm" fo:padding-top="0cm" fo:padding-bottom="0cm" fo:border-left="none" fo:border-right="0.5pt solid #000000" fo:border-top="none" fo:border-bottom="none" style:writing-mode="lr-tb"/>
    </style:style>
    <style:style style:name="Tabelle1.A119" style:family="table-cell">
      <style:table-cell-properties fo:padding-left="0.141cm" fo:padding-right="0.141cm" fo:padding-top="0cm" fo:padding-bottom="0cm" fo:border-left="0.75pt solid #000000" fo:border-right="none" fo:border-top="none" fo:border-bottom="none" style:writing-mode="lr-tb"/>
    </style:style>
    <style:style style:name="Tabelle1.B119" style:family="table-cell">
      <style:table-cell-properties fo:padding-left="0.141cm" fo:padding-right="0.141cm" fo:padding-top="0cm" fo:padding-bottom="0cm" fo:border-left="none" fo:border-right="0.5pt solid #000000" fo:border-top="none" fo:border-bottom="none" style:writing-mode="lr-tb"/>
    </style:style>
    <style:style style:name="Tabelle1.A120" style:family="table-cell">
      <style:table-cell-properties fo:padding-left="0.141cm" fo:padding-right="0.141cm" fo:padding-top="0cm" fo:padding-bottom="0cm" fo:border-left="0.75pt solid #000000" fo:border-right="none" fo:border-top="none" fo:border-bottom="none" style:writing-mode="lr-tb"/>
    </style:style>
    <style:style style:name="Tabelle1.B120" style:family="table-cell">
      <style:table-cell-properties fo:padding-left="0.141cm" fo:padding-right="0.141cm" fo:padding-top="0cm" fo:padding-bottom="0cm" fo:border-left="none" fo:border-right="0.5pt solid #000000" fo:border-top="none" fo:border-bottom="none" style:writing-mode="lr-tb"/>
    </style:style>
    <style:style style:name="Tabelle1.A121" style:family="table-cell">
      <style:table-cell-properties fo:padding-left="0.141cm" fo:padding-right="0.141cm" fo:padding-top="0cm" fo:padding-bottom="0cm" fo:border-left="0.75pt solid #000000" fo:border-right="none" fo:border-top="none" fo:border-bottom="none" style:writing-mode="lr-tb"/>
    </style:style>
    <style:style style:name="Tabelle1.B121" style:family="table-cell">
      <style:table-cell-properties fo:padding-left="0.141cm" fo:padding-right="0.141cm" fo:padding-top="0cm" fo:padding-bottom="0cm" fo:border-left="none" fo:border-right="0.5pt solid #000000" fo:border-top="none" fo:border-bottom="none" style:writing-mode="lr-tb"/>
    </style:style>
    <style:style style:name="Tabelle1.A122" style:family="table-cell">
      <style:table-cell-properties fo:padding-left="0.141cm" fo:padding-right="0.141cm" fo:padding-top="0cm" fo:padding-bottom="0cm" fo:border-left="0.75pt solid #000000" fo:border-right="none" fo:border-top="none" fo:border-bottom="none" style:writing-mode="lr-tb"/>
    </style:style>
    <style:style style:name="Tabelle1.B122" style:family="table-cell">
      <style:table-cell-properties fo:padding-left="0.141cm" fo:padding-right="0.141cm" fo:padding-top="0cm" fo:padding-bottom="0cm" fo:border-left="none" fo:border-right="0.5pt solid #000000" fo:border-top="none" fo:border-bottom="none" style:writing-mode="lr-tb"/>
    </style:style>
    <style:style style:name="Tabelle1.A123" style:family="table-cell">
      <style:table-cell-properties fo:padding-left="0.141cm" fo:padding-right="0.141cm" fo:padding-top="0cm" fo:padding-bottom="0cm" fo:border-left="0.75pt solid #000000" fo:border-right="none" fo:border-top="none" fo:border-bottom="none" style:writing-mode="lr-tb"/>
    </style:style>
    <style:style style:name="Tabelle1.B123" style:family="table-cell">
      <style:table-cell-properties fo:padding-left="0.141cm" fo:padding-right="0.141cm" fo:padding-top="0cm" fo:padding-bottom="0cm" fo:border-left="none" fo:border-right="0.5pt solid #000000" fo:border-top="none" fo:border-bottom="none" style:writing-mode="lr-tb"/>
    </style:style>
    <style:style style:name="Tabelle1.A124" style:family="table-cell">
      <style:table-cell-properties fo:padding-left="0.141cm" fo:padding-right="0.141cm" fo:padding-top="0cm" fo:padding-bottom="0cm" fo:border-left="0.75pt solid #000000" fo:border-right="none" fo:border-top="none" fo:border-bottom="none" style:writing-mode="lr-tb"/>
    </style:style>
    <style:style style:name="Tabelle1.B124" style:family="table-cell">
      <style:table-cell-properties fo:padding-left="0.141cm" fo:padding-right="0.141cm" fo:padding-top="0cm" fo:padding-bottom="0cm" fo:border-left="none" fo:border-right="0.5pt solid #000000" fo:border-top="none" fo:border-bottom="none" style:writing-mode="lr-tb"/>
    </style:style>
    <style:style style:name="Tabelle1.A125" style:family="table-cell">
      <style:table-cell-properties fo:padding-left="0.141cm" fo:padding-right="0.141cm" fo:padding-top="0cm" fo:padding-bottom="0cm" fo:border-left="0.75pt solid #000000" fo:border-right="none" fo:border-top="none" fo:border-bottom="none" style:writing-mode="lr-tb"/>
    </style:style>
    <style:style style:name="Tabelle1.B125" style:family="table-cell">
      <style:table-cell-properties fo:padding-left="0.141cm" fo:padding-right="0.141cm" fo:padding-top="0cm" fo:padding-bottom="0cm" fo:border-left="none" fo:border-right="0.5pt solid #000000" fo:border-top="none" fo:border-bottom="none" style:writing-mode="lr-tb"/>
    </style:style>
    <style:style style:name="Tabelle1.A126" style:family="table-cell">
      <style:table-cell-properties fo:padding-left="0.141cm" fo:padding-right="0.141cm" fo:padding-top="0cm" fo:padding-bottom="0cm" fo:border-left="0.75pt solid #000000" fo:border-right="none" fo:border-top="none" fo:border-bottom="0.5pt solid #000000" style:writing-mode="lr-tb"/>
    </style:style>
    <style:style style:name="Tabelle1.B126" style:family="table-cell">
      <style:table-cell-properties fo:padding-left="0.141cm" fo:padding-right="0.141cm" fo:padding-top="0cm" fo:padding-bottom="0cm" fo:border-left="none" fo:border-right="0.5pt solid #000000" fo:border-top="none" fo:border-bottom="0.5pt solid #000000" style:writing-mode="lr-tb"/>
    </style:style>
    <style:style style:name="Tabelle1.A127" style:family="table-cell">
      <style:table-cell-properties fo:padding-left="0.141cm" fo:padding-right="0.141cm" fo:padding-top="0cm" fo:padding-bottom="0cm" fo:border-left="0.75pt solid #000000" fo:border-right="0.5pt solid #000000" fo:border-top="0.5pt solid #000000" fo:border-bottom="none" style:writing-mode="lr-tb"/>
    </style:style>
    <style:style style:name="Tabelle1.A128" style:family="table-cell">
      <style:table-cell-properties fo:padding-left="0.141cm" fo:padding-right="0.141cm" fo:padding-top="0cm" fo:padding-bottom="0cm" fo:border-left="0.75pt solid #000000" fo:border-right="0.5pt solid #000000" fo:border-top="none" fo:border-bottom="0.75pt solid #000000" style:writing-mode="lr-tb"/>
    </style:style>
    <style:style style:name="Tabelle1.A129" style:family="table-cell">
      <style:table-cell-properties fo:padding-left="0.141cm" fo:padding-right="0.141cm" fo:padding-top="0cm" fo:padding-bottom="0cm" fo:border-left="0.75pt solid #000000" fo:border-right="none" fo:border-top="none" fo:border-bottom="none" style:writing-mode="lr-tb"/>
    </style:style>
    <style:style style:name="Tabelle1.B129" style:family="table-cell">
      <style:table-cell-properties fo:padding-left="0.141cm" fo:padding-right="0.141cm" fo:padding-top="0cm" fo:padding-bottom="0cm" fo:border-left="none" fo:border-right="0.5pt solid #000000" fo:border-top="none" fo:border-bottom="none" style:writing-mode="lr-tb"/>
    </style:style>
    <style:style style:name="Tabelle1.A130" style:family="table-cell">
      <style:table-cell-properties fo:padding-left="0.141cm" fo:padding-right="0.141cm" fo:padding-top="0cm" fo:padding-bottom="0cm" fo:border-left="0.75pt solid #000000" fo:border-right="none" fo:border-top="none" fo:border-bottom="none" style:writing-mode="lr-tb"/>
    </style:style>
    <style:style style:name="Tabelle1.B130" style:family="table-cell">
      <style:table-cell-properties fo:padding-left="0.141cm" fo:padding-right="0.141cm" fo:padding-top="0cm" fo:padding-bottom="0cm" fo:border-left="none" fo:border-right="0.5pt solid #000000" fo:border-top="none" fo:border-bottom="none" style:writing-mode="lr-tb"/>
    </style:style>
    <style:style style:name="Tabelle1.A131" style:family="table-cell">
      <style:table-cell-properties fo:padding-left="0.141cm" fo:padding-right="0.141cm" fo:padding-top="0cm" fo:padding-bottom="0cm" fo:border-left="0.75pt solid #000000" fo:border-right="none" fo:border-top="none" fo:border-bottom="none" style:writing-mode="lr-tb"/>
    </style:style>
    <style:style style:name="Tabelle1.B131" style:family="table-cell">
      <style:table-cell-properties fo:padding-left="0.141cm" fo:padding-right="0.141cm" fo:padding-top="0cm" fo:padding-bottom="0cm" fo:border-left="none" fo:border-right="0.5pt solid #000000" fo:border-top="none" fo:border-bottom="none" style:writing-mode="lr-tb"/>
    </style:style>
    <style:style style:name="Tabelle1.A132" style:family="table-cell">
      <style:table-cell-properties fo:padding-left="0.141cm" fo:padding-right="0.141cm" fo:padding-top="0cm" fo:padding-bottom="0cm" fo:border-left="0.75pt solid #000000" fo:border-right="none" fo:border-top="none" fo:border-bottom="none" style:writing-mode="lr-tb"/>
    </style:style>
    <style:style style:name="Tabelle1.B132" style:family="table-cell">
      <style:table-cell-properties fo:padding-left="0.141cm" fo:padding-right="0.141cm" fo:padding-top="0cm" fo:padding-bottom="0cm" fo:border-left="none" fo:border-right="0.5pt solid #000000" fo:border-top="none" fo:border-bottom="none" style:writing-mode="lr-tb"/>
    </style:style>
    <style:style style:name="Tabelle1.A133" style:family="table-cell">
      <style:table-cell-properties fo:padding-left="0.141cm" fo:padding-right="0.141cm" fo:padding-top="0cm" fo:padding-bottom="0cm" fo:border-left="0.75pt solid #000000" fo:border-right="none" fo:border-top="none" fo:border-bottom="none" style:writing-mode="lr-tb"/>
    </style:style>
    <style:style style:name="Tabelle1.B133" style:family="table-cell">
      <style:table-cell-properties fo:padding-left="0.141cm" fo:padding-right="0.141cm" fo:padding-top="0cm" fo:padding-bottom="0cm" fo:border-left="none" fo:border-right="0.5pt solid #000000" fo:border-top="none" fo:border-bottom="none" style:writing-mode="lr-tb"/>
    </style:style>
    <style:style style:name="Tabelle1.A134" style:family="table-cell">
      <style:table-cell-properties fo:padding-left="0.141cm" fo:padding-right="0.141cm" fo:padding-top="0cm" fo:padding-bottom="0cm" fo:border-left="0.75pt solid #000000" fo:border-right="none" fo:border-top="none" fo:border-bottom="none" style:writing-mode="lr-tb"/>
    </style:style>
    <style:style style:name="Tabelle1.B134" style:family="table-cell">
      <style:table-cell-properties fo:padding-left="0.141cm" fo:padding-right="0.141cm" fo:padding-top="0cm" fo:padding-bottom="0cm" fo:border-left="none" fo:border-right="0.5pt solid #000000" fo:border-top="none" fo:border-bottom="none" style:writing-mode="lr-tb"/>
    </style:style>
    <style:style style:name="Tabelle1.A135" style:family="table-cell">
      <style:table-cell-properties fo:padding-left="0.141cm" fo:padding-right="0.141cm" fo:padding-top="0cm" fo:padding-bottom="0cm" fo:border-left="0.75pt solid #000000" fo:border-right="none" fo:border-top="none" fo:border-bottom="none" style:writing-mode="lr-tb"/>
    </style:style>
    <style:style style:name="Tabelle1.B135" style:family="table-cell">
      <style:table-cell-properties fo:padding-left="0.141cm" fo:padding-right="0.141cm" fo:padding-top="0cm" fo:padding-bottom="0cm" fo:border-left="none" fo:border-right="0.5pt solid #000000" fo:border-top="none" fo:border-bottom="none" style:writing-mode="lr-tb"/>
    </style:style>
    <style:style style:name="Tabelle1.A136" style:family="table-cell">
      <style:table-cell-properties fo:padding-left="0.141cm" fo:padding-right="0.141cm" fo:padding-top="0cm" fo:padding-bottom="0cm" fo:border-left="0.75pt solid #000000" fo:border-right="none" fo:border-top="none" fo:border-bottom="none" style:writing-mode="lr-tb"/>
    </style:style>
    <style:style style:name="Tabelle1.B136" style:family="table-cell">
      <style:table-cell-properties fo:padding-left="0.141cm" fo:padding-right="0.141cm" fo:padding-top="0cm" fo:padding-bottom="0cm" fo:border-left="none" fo:border-right="0.5pt solid #000000" fo:border-top="none" fo:border-bottom="none" style:writing-mode="lr-tb"/>
    </style:style>
    <style:style style:name="Tabelle1.A137" style:family="table-cell">
      <style:table-cell-properties fo:padding-left="0.141cm" fo:padding-right="0.141cm" fo:padding-top="0cm" fo:padding-bottom="0cm" fo:border-left="0.75pt solid #000000" fo:border-right="none" fo:border-top="none" fo:border-bottom="none" style:writing-mode="lr-tb"/>
    </style:style>
    <style:style style:name="Tabelle1.B137" style:family="table-cell">
      <style:table-cell-properties fo:padding-left="0.141cm" fo:padding-right="0.141cm" fo:padding-top="0cm" fo:padding-bottom="0cm" fo:border-left="none" fo:border-right="0.5pt solid #000000" fo:border-top="none" fo:border-bottom="none" style:writing-mode="lr-tb"/>
    </style:style>
    <style:style style:name="Tabelle1.A138" style:family="table-cell">
      <style:table-cell-properties fo:padding-left="0.141cm" fo:padding-right="0.141cm" fo:padding-top="0cm" fo:padding-bottom="0cm" fo:border-left="0.75pt solid #000000" fo:border-right="none" fo:border-top="none" fo:border-bottom="none" style:writing-mode="lr-tb"/>
    </style:style>
    <style:style style:name="Tabelle1.B138" style:family="table-cell">
      <style:table-cell-properties fo:padding-left="0.141cm" fo:padding-right="0.141cm" fo:padding-top="0cm" fo:padding-bottom="0cm" fo:border-left="none" fo:border-right="0.5pt solid #000000" fo:border-top="none" fo:border-bottom="none" style:writing-mode="lr-tb"/>
    </style:style>
    <style:style style:name="Tabelle1.A139" style:family="table-cell">
      <style:table-cell-properties fo:padding-left="0.141cm" fo:padding-right="0.141cm" fo:padding-top="0cm" fo:padding-bottom="0cm" fo:border-left="0.75pt solid #000000" fo:border-right="none" fo:border-top="none" fo:border-bottom="none" style:writing-mode="lr-tb"/>
    </style:style>
    <style:style style:name="Tabelle1.B139" style:family="table-cell">
      <style:table-cell-properties fo:padding-left="0.141cm" fo:padding-right="0.141cm" fo:padding-top="0cm" fo:padding-bottom="0cm" fo:border-left="none" fo:border-right="0.5pt solid #000000" fo:border-top="none" fo:border-bottom="none" style:writing-mode="lr-tb"/>
    </style:style>
    <style:style style:name="Tabelle1.A140" style:family="table-cell">
      <style:table-cell-properties fo:padding-left="0.141cm" fo:padding-right="0.141cm" fo:padding-top="0cm" fo:padding-bottom="0cm" fo:border-left="0.75pt solid #000000" fo:border-right="none" fo:border-top="none" fo:border-bottom="none" style:writing-mode="lr-tb"/>
    </style:style>
    <style:style style:name="Tabelle1.B140" style:family="table-cell">
      <style:table-cell-properties fo:padding-left="0.141cm" fo:padding-right="0.141cm" fo:padding-top="0cm" fo:padding-bottom="0cm" fo:border-left="none" fo:border-right="0.5pt solid #000000" fo:border-top="none" fo:border-bottom="none" style:writing-mode="lr-tb"/>
    </style:style>
    <style:style style:name="Tabelle1.A141" style:family="table-cell">
      <style:table-cell-properties fo:padding-left="0.141cm" fo:padding-right="0.141cm" fo:padding-top="0cm" fo:padding-bottom="0cm" fo:border-left="0.75pt solid #000000" fo:border-right="none" fo:border-top="none" fo:border-bottom="none" style:writing-mode="lr-tb"/>
    </style:style>
    <style:style style:name="Tabelle1.B141" style:family="table-cell">
      <style:table-cell-properties fo:padding-left="0.141cm" fo:padding-right="0.141cm" fo:padding-top="0cm" fo:padding-bottom="0cm" fo:border-left="none" fo:border-right="0.5pt solid #000000" fo:border-top="none" fo:border-bottom="none" style:writing-mode="lr-tb"/>
    </style:style>
    <style:style style:name="Tabelle1.A142" style:family="table-cell">
      <style:table-cell-properties fo:padding-left="0.141cm" fo:padding-right="0.141cm" fo:padding-top="0cm" fo:padding-bottom="0cm" fo:border-left="0.75pt solid #000000" fo:border-right="none" fo:border-top="none" fo:border-bottom="none" style:writing-mode="lr-tb"/>
    </style:style>
    <style:style style:name="Tabelle1.B142" style:family="table-cell">
      <style:table-cell-properties fo:padding-left="0.141cm" fo:padding-right="0.141cm" fo:padding-top="0cm" fo:padding-bottom="0cm" fo:border-left="none" fo:border-right="0.5pt solid #000000" fo:border-top="none" fo:border-bottom="none" style:writing-mode="lr-tb"/>
    </style:style>
    <style:style style:name="Tabelle1.A143" style:family="table-cell">
      <style:table-cell-properties fo:padding-left="0.141cm" fo:padding-right="0.141cm" fo:padding-top="0cm" fo:padding-bottom="0cm" fo:border-left="0.75pt solid #000000" fo:border-right="none" fo:border-top="none" fo:border-bottom="none" style:writing-mode="lr-tb"/>
    </style:style>
    <style:style style:name="Tabelle1.B143" style:family="table-cell">
      <style:table-cell-properties fo:padding-left="0.141cm" fo:padding-right="0.141cm" fo:padding-top="0cm" fo:padding-bottom="0cm" fo:border-left="none" fo:border-right="0.5pt solid #000000" fo:border-top="none" fo:border-bottom="none" style:writing-mode="lr-tb"/>
    </style:style>
    <style:style style:name="Tabelle1.A144" style:family="table-cell">
      <style:table-cell-properties fo:padding-left="0.141cm" fo:padding-right="0.141cm" fo:padding-top="0cm" fo:padding-bottom="0cm" fo:border-left="0.75pt solid #000000" fo:border-right="none" fo:border-top="none" fo:border-bottom="none" style:writing-mode="lr-tb"/>
    </style:style>
    <style:style style:name="Tabelle1.B144" style:family="table-cell">
      <style:table-cell-properties fo:padding-left="0.141cm" fo:padding-right="0.141cm" fo:padding-top="0cm" fo:padding-bottom="0cm" fo:border-left="none" fo:border-right="0.5pt solid #000000" fo:border-top="none" fo:border-bottom="none" style:writing-mode="lr-tb"/>
    </style:style>
    <style:style style:name="Tabelle1.A145" style:family="table-cell">
      <style:table-cell-properties fo:padding-left="0.141cm" fo:padding-right="0.141cm" fo:padding-top="0cm" fo:padding-bottom="0cm" fo:border-left="0.75pt solid #000000" fo:border-right="none" fo:border-top="none" fo:border-bottom="none" style:writing-mode="lr-tb"/>
    </style:style>
    <style:style style:name="Tabelle1.B145" style:family="table-cell">
      <style:table-cell-properties fo:padding-left="0.141cm" fo:padding-right="0.141cm" fo:padding-top="0cm" fo:padding-bottom="0cm" fo:border-left="none" fo:border-right="0.5pt solid #000000" fo:border-top="none" fo:border-bottom="none" style:writing-mode="lr-tb"/>
    </style:style>
    <style:style style:name="Tabelle1.A146" style:family="table-cell">
      <style:table-cell-properties fo:padding-left="0.141cm" fo:padding-right="0.141cm" fo:padding-top="0cm" fo:padding-bottom="0cm" fo:border-left="0.75pt solid #000000" fo:border-right="none" fo:border-top="none" fo:border-bottom="none" style:writing-mode="lr-tb"/>
    </style:style>
    <style:style style:name="Tabelle1.B146" style:family="table-cell">
      <style:table-cell-properties fo:padding-left="0.141cm" fo:padding-right="0.141cm" fo:padding-top="0cm" fo:padding-bottom="0cm" fo:border-left="none" fo:border-right="0.5pt solid #000000" fo:border-top="none" fo:border-bottom="none" style:writing-mode="lr-tb"/>
    </style:style>
    <style:style style:name="Tabelle1.A147" style:family="table-cell">
      <style:table-cell-properties fo:padding-left="0.141cm" fo:padding-right="0.141cm" fo:padding-top="0cm" fo:padding-bottom="0cm" fo:border-left="0.75pt solid #000000" fo:border-right="none" fo:border-top="none" fo:border-bottom="none" style:writing-mode="lr-tb"/>
    </style:style>
    <style:style style:name="Tabelle1.B147" style:family="table-cell">
      <style:table-cell-properties fo:padding-left="0.141cm" fo:padding-right="0.141cm" fo:padding-top="0cm" fo:padding-bottom="0cm" fo:border-left="none" fo:border-right="0.5pt solid #000000" fo:border-top="none" fo:border-bottom="none" style:writing-mode="lr-tb"/>
    </style:style>
    <style:style style:name="Tabelle1.A148" style:family="table-cell">
      <style:table-cell-properties fo:padding-left="0.141cm" fo:padding-right="0.141cm" fo:padding-top="0cm" fo:padding-bottom="0cm" fo:border-left="0.75pt solid #000000" fo:border-right="none" fo:border-top="none" fo:border-bottom="none" style:writing-mode="lr-tb"/>
    </style:style>
    <style:style style:name="Tabelle1.B148" style:family="table-cell">
      <style:table-cell-properties fo:padding-left="0.141cm" fo:padding-right="0.141cm" fo:padding-top="0cm" fo:padding-bottom="0cm" fo:border-left="none" fo:border-right="0.5pt solid #000000" fo:border-top="none" fo:border-bottom="none" style:writing-mode="lr-tb"/>
    </style:style>
    <style:style style:name="Tabelle1.A149" style:family="table-cell">
      <style:table-cell-properties fo:padding-left="0.141cm" fo:padding-right="0.141cm" fo:padding-top="0cm" fo:padding-bottom="0cm" fo:border-left="0.75pt solid #000000" fo:border-right="none" fo:border-top="none" fo:border-bottom="none" style:writing-mode="lr-tb"/>
    </style:style>
    <style:style style:name="Tabelle1.B149" style:family="table-cell">
      <style:table-cell-properties fo:padding-left="0.141cm" fo:padding-right="0.141cm" fo:padding-top="0cm" fo:padding-bottom="0cm" fo:border-left="none" fo:border-right="0.5pt solid #000000" fo:border-top="none" fo:border-bottom="none" style:writing-mode="lr-tb"/>
    </style:style>
    <style:style style:name="Tabelle1.A150" style:family="table-cell">
      <style:table-cell-properties fo:padding-left="0.141cm" fo:padding-right="0.141cm" fo:padding-top="0cm" fo:padding-bottom="0cm" fo:border-left="0.75pt solid #000000" fo:border-right="none" fo:border-top="none" fo:border-bottom="none" style:writing-mode="lr-tb"/>
    </style:style>
    <style:style style:name="Tabelle1.B150" style:family="table-cell">
      <style:table-cell-properties fo:padding-left="0.141cm" fo:padding-right="0.141cm" fo:padding-top="0cm" fo:padding-bottom="0cm" fo:border-left="none" fo:border-right="0.5pt solid #000000" fo:border-top="none" fo:border-bottom="none" style:writing-mode="lr-tb"/>
    </style:style>
    <style:style style:name="Tabelle1.A151" style:family="table-cell">
      <style:table-cell-properties fo:padding-left="0.141cm" fo:padding-right="0.141cm" fo:padding-top="0cm" fo:padding-bottom="0cm" fo:border-left="0.5pt solid #000000" fo:border-right="none" fo:border-top="none" fo:border-bottom="0.5pt solid #000000" style:writing-mode="lr-tb"/>
    </style:style>
    <style:style style:name="Tabelle1.B151" style:family="table-cell">
      <style:table-cell-properties fo:padding-left="0.141cm" fo:padding-right="0.141cm" fo:padding-top="0cm" fo:padding-bottom="0cm" fo:border-left="none" fo:border-right="0.5pt solid #000000" fo:border-top="none" fo:border-bottom="0.5pt solid #000000" style:writing-mode="lr-tb"/>
    </style:style>
    <style:style style:name="Tabelle2" style:family="table">
      <style:table-properties style:width="16.002cm" fo:margin-left="0cm" table:align="left"/>
    </style:style>
    <style:style style:name="Tabelle2.A" style:family="table-column">
      <style:table-column-properties style:column-width="1.692cm"/>
    </style:style>
    <style:style style:name="Tabelle2.B" style:family="table-column">
      <style:table-column-properties style:column-width="1.75cm"/>
    </style:style>
    <style:style style:name="Tabelle2.C" style:family="table-column">
      <style:table-column-properties style:column-width="2.501cm"/>
    </style:style>
    <style:style style:name="Tabelle2.D" style:family="table-column">
      <style:table-column-properties style:column-width="2.75cm"/>
    </style:style>
    <style:style style:name="Tabelle2.E" style:family="table-column">
      <style:table-column-properties style:column-width="1.499cm"/>
    </style:style>
    <style:style style:name="Tabelle2.F" style:family="table-column">
      <style:table-column-properties style:column-width="5.81cm"/>
    </style:style>
    <style:style style:name="Tabelle2.1" style:family="table-row">
      <style:table-row-properties fo:keep-together="always" style:use-optimal-row-height="false"/>
    </style:style>
    <style:style style:name="Tabelle2.A1" style:family="table-cell">
      <style:table-cell-properties fo:padding-left="0.191cm" fo:padding-right="0.191cm" fo:padding-top="0cm" fo:padding-bottom="0cm" fo:border-left="0.5pt solid #000000" fo:border-right="0.5pt solid #000000" fo:border-top="1.5pt solid #000000" fo:border-bottom="1.5pt solid #000000" style:writing-mode="lr-tb"/>
    </style:style>
    <style:style style:name="Tabelle2.A2"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A5"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P1" style:family="paragraph" style:parent-style-name="_31_.4.2_20_table_20_heading1" style:master-page-name="">
      <style:paragraph-properties style:page-number="61" fo:break-before="page"/>
    </style:style>
    <style:style style:name="P2" style:family="paragraph" style:parent-style-name="_31_.4.2_20_table_20_text1">
      <style:paragraph-properties fo:keep-with-next="always"/>
    </style:style>
    <style:style style:name="P3" style:family="paragraph" style:parent-style-name="_31_.4.2_20_table_20_text1">
      <style:text-properties fo:font-weight="bold" style:font-weight-asian="bold"/>
    </style:style>
    <style:style style:name="P4" style:family="paragraph" style:parent-style-name="Normal" style:master-page-name="MP1">
      <style:paragraph-properties style:page-number="auto" fo:break-before="page"/>
    </style:style>
    <style:style style:name="P5" style:family="paragraph" style:parent-style-name="Centered_20_headings" style:master-page-name="MP2">
      <style:paragraph-properties style:page-number="auto" fo:break-before="page"/>
    </style:style>
    <style:style style:name="P6" style:family="paragraph" style:parent-style-name="Subheading">
      <style:text-properties fo:font-style="italic" fo:font-weight="normal" style:font-style-asian="italic" style:font-weight-asian="normal"/>
    </style:style>
    <style:style style:name="P7" style:family="paragraph" style:parent-style-name="Normal">
      <style:paragraph-properties fo:break-before="page"/>
    </style:style>
    <style:style style:name="P8" style:family="paragraph" style:parent-style-name="Normal">
      <style:paragraph-properties fo:break-before="page">
        <style:tab-stops/>
      </style:paragraph-properties>
      <style:text-properties fo:font-style="italic" style:font-style-asian="italic"/>
    </style:style>
    <style:style style:name="P9"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Normal">
      <style:text-properties fo:font-style="italic" style:font-style-asian="italic"/>
    </style:style>
    <style:style style:name="P11" style:family="paragraph" style:parent-style-name="Normal">
      <style:paragraph-properties fo:break-before="page">
        <style:tab-stops/>
      </style:paragraph-properties>
    </style:style>
    <style:style style:name="P12" style:family="paragraph" style:parent-style-name="Normal">
      <style:text-properties fo:font-size="9pt" style:font-size-asian="9pt" style:font-size-complex="9pt"/>
    </style:style>
    <style:style style:name="P13" style:family="paragraph" style:parent-style-name="Normal">
      <style:paragraph-properties>
        <style:tab-stops/>
      </style:paragraph-properties>
    </style:style>
    <style:style style:name="P14" style:family="paragraph" style:parent-style-name="Product_20_heading">
      <style:paragraph-properties fo:break-before="page"/>
    </style:style>
    <style:style style:name="P15" style:family="paragraph" style:parent-style-name="Division_20_Heading" style:master-page-name="MP3">
      <style:paragraph-properties style:page-number="auto" fo:break-before="page"/>
    </style:style>
    <style:style style:name="P16" style:family="paragraph" style:parent-style-name="Normal">
      <style:text-properties style:language-asian="en" style:country-asian="AU"/>
    </style:style>
    <style:style style:name="P17" style:family="paragraph" style:parent-style-name="Normal">
      <style:text-properties style:language-asian="en" style:country-asian="AU" style:font-size-complex="12pt"/>
    </style:style>
    <style:style style:name="P18" style:family="paragraph" style:parent-style-name="Clause">
      <style:paragraph-properties fo:margin-right="-1.092cm"/>
    </style:style>
    <style:style style:name="P19" style:family="paragraph" style:parent-style-name="Normal">
      <style:paragraph-properties>
        <style:tab-stops>
          <style:tab-stop style:position="1.501cm"/>
          <style:tab-stop style:position="8.001cm"/>
        </style:tab-stops>
      </style:paragraph-properties>
    </style:style>
    <style:style style:name="P20" style:family="paragraph" style:parent-style-name="Amendment_20_text">
      <style:text-properties style:font-size-complex="8pt"/>
    </style:style>
    <style:style style:name="P21" style:family="paragraph" style:parent-style-name="Table_20_2_20_History">
      <style:paragraph-properties fo:margin-left="0cm" fo:text-indent="0cm" style:auto-text-indent="false">
        <style:tab-stops>
          <style:tab-stop style:position="1.501cm"/>
        </style:tab-stops>
      </style:paragraph-properties>
    </style:style>
    <style:style style:name="P22" style:family="paragraph" style:parent-style-name="Table_20_2">
      <style:text-properties fo:font-size="8pt" style:font-size-asian="8pt" style:font-size-complex="8pt"/>
    </style:style>
    <style:style style:name="P23" style:family="paragraph" style:parent-style-name="Amendment_20_text">
      <style:text-properties style:font-name-complex="Arial" style:font-size-complex="9pt"/>
    </style:style>
    <style:style style:name="P24" style:family="paragraph" style:parent-style-name="Table_20_2_20_History">
      <style:text-properties style:font-size-complex="8pt"/>
    </style:style>
    <style:style style:name="P25" style:family="paragraph" style:parent-style-name="Table_20_2">
      <style:paragraph-properties fo:margin-left="0cm" fo:text-indent="0cm" style:auto-text-indent="false">
        <style:tab-stops>
          <style:tab-stop style:position="1.501cm"/>
        </style:tab-stops>
      </style:paragraph-properties>
    </style:style>
    <style:style style:name="T1" style:family="text">
      <style:text-properties fo:font-style="italic" style:font-style-asian="italic"/>
    </style:style>
    <style:style style:name="T2" style:family="text">
      <style:text-properties fo:font-style="italic" fo:font-weight="normal" style:font-style-asian="italic" style:font-weight-asian="normal"/>
    </style:style>
    <style:style style:name="T3" style:family="text">
      <style:text-properties fo:font-weight="normal" style:font-weight-asian="normal"/>
    </style:style>
    <style:style style:name="T4" style:family="text">
      <style:text-properties fo:font-style="italic" style:font-style-asian="italic" style:font-style-complex="italic"/>
    </style:style>
    <style:style style:name="T5" style:family="text">
      <style:text-properties fo:font-weight="bold" style:font-weight-asian="bold"/>
    </style:style>
    <style:style style:name="T6" style:family="text">
      <style:text-properties style:font-name-complex="Arial"/>
    </style:style>
    <style:style style:name="T7" style:family="text">
      <style:text-properties style:language-asian="en" style:country-asian="AU"/>
    </style:style>
    <style:style style:name="T8" style:family="text">
      <style:text-properties fo:font-weight="bold" style:font-weight-asian="bold" style:font-name-complex="Arial" style:font-size-complex="9pt" style:font-style-complex="italic"/>
    </style:style>
    <style:style style:name="T9" style:family="text">
      <style:text-properties fo:font-weight="bold" style:font-weight-asian="bold" style:font-name-complex="Arial" style:font-size-complex="9pt" style:font-weight-complex="bold"/>
    </style:style>
    <style:style style:name="T10" style:family="text">
      <style:text-properties style:font-name-complex="Arial" style:font-size-complex="9pt" style:font-weight-complex="bold"/>
    </style:style>
    <style:style style:name="T11" style:family="text">
      <style:text-properties fo:font-style="italic" style:font-style-asian="italic" style:font-name-complex="Arial" style:font-size-complex="9pt" style:font-style-complex="italic" style:font-weight-complex="bold"/>
    </style:style>
    <style:style style:name="T12" style:family="text">
      <style:text-properties fo:font-size="8pt" fo:font-weight="normal" style:font-size-asian="8pt" style:font-weight-asian="normal" style:font-size-complex="8pt"/>
    </style:style>
    <style:style style:name="T13" style:family="text">
      <style:text-properties style:font-size-complex="8pt"/>
    </style:style>
    <style:style style:name="T14" style:family="text">
      <style:text-properties fo:font-size="9pt" style:font-size-asian="9pt"/>
    </style:style>
    <style:style style:name="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cm" fo:border="none" style:shadow="none" draw:shadow-opacity="100%"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Aldrin and Dieldrin</text:p>
          </table:table-cell>
          <table:covered-table-cell/>
        </table:table-row>
        <table:table-row table:style-name="Tabelle1.1">
          <table:table-cell table:style-name="Tabelle1.A2" table:number-columns-spanned="2" office:value-type="string">
            <text:p text:style-name="_31_.4.2_20_Table_20_heading2">Sum of HHDN and HEOD</text:p>
          </table:table-cell>
          <table:covered-table-cell/>
        </table:table-row>
        <table:table-row table:style-name="Tabelle1.1">
          <table:table-cell table:style-name="Tabelle1.A3" office:value-type="string">
            <text:p text:style-name="_31_.4.2_20_table_20_text1">Asparagus</text:p>
          </table:table-cell>
          <table:table-cell table:style-name="Tabelle1.B3" office:value-type="string">
            <text:p text:style-name="_31_.4.2_20_table_20_text2">E0.1</text:p>
          </table:table-cell>
        </table:table-row>
        <table:table-row table:style-name="Tabelle1.1">
          <table:table-cell table:style-name="Tabelle1.A4" office:value-type="string">
            <text:p text:style-name="_31_.4.2_20_table_20_text1">Banana</text:p>
          </table:table-cell>
          <table:table-cell table:style-name="Tabelle1.B4" office:value-type="string">
            <text:p text:style-name="_31_.4.2_20_table_20_text2">E0.05</text:p>
          </table:table-cell>
        </table:table-row>
        <table:table-row table:style-name="Tabelle1.1">
          <table:table-cell table:style-name="Tabelle1.A5" office:value-type="string">
            <text:p text:style-name="_31_.4.2_20_table_20_text1">Brassica (cole or cabbage) vegetables, Head cabbages, Flowerhead brassicas</text:p>
          </table:table-cell>
          <table:table-cell table:style-name="Tabelle1.B5" office:value-type="string">
            <text:p text:style-name="_31_.4.2_20_table_20_text2">E0.1</text:p>
          </table:table-cell>
        </table:table-row>
        <table:table-row table:style-name="Tabelle1.1">
          <table:table-cell table:style-name="Tabelle1.A6" office:value-type="string">
            <text:p text:style-name="_31_.4.2_20_table_20_text1">Cereal grains</text:p>
          </table:table-cell>
          <table:table-cell table:style-name="Tabelle1.B6" office:value-type="string">
            <text:p text:style-name="_31_.4.2_20_table_20_text2">E0.02</text:p>
          </table:table-cell>
        </table:table-row>
        <table:table-row table:style-name="Tabelle1.1">
          <table:table-cell table:style-name="Tabelle1.A7" office:value-type="string">
            <text:p text:style-name="_31_.4.2_20_table_20_text1">Citrus fruits</text:p>
          </table:table-cell>
          <table:table-cell table:style-name="Tabelle1.B7" office:value-type="string">
            <text:p text:style-name="_31_.4.2_20_table_20_text2">E0.05</text:p>
          </table:table-cell>
        </table:table-row>
        <table:table-row table:style-name="Tabelle1.1">
          <table:table-cell table:style-name="Tabelle1.A8" office:value-type="string">
            <text:p text:style-name="_31_.4.2_20_table_20_text1">Crustaceans</text:p>
          </table:table-cell>
          <table:table-cell table:style-name="Tabelle1.B8" office:value-type="string">
            <text:p text:style-name="_31_.4.2_20_table_20_text2">E0.1</text:p>
          </table:table-cell>
        </table:table-row>
        <table:table-row table:style-name="Tabelle1.1">
          <table:table-cell table:style-name="Tabelle1.A9" office:value-type="string">
            <text:p text:style-name="_31_.4.2_20_table_20_text1">Diadromous fish</text:p>
          </table:table-cell>
          <table:table-cell table:style-name="Tabelle1.B9" office:value-type="string">
            <text:p text:style-name="_31_.4.2_20_table_20_text2">E0.1</text:p>
          </table:table-cell>
        </table:table-row>
        <table:table-row table:style-name="Tabelle1.1">
          <table:table-cell table:style-name="Tabelle1.A10" office:value-type="string">
            <text:p text:style-name="_31_.4.2_20_table_20_text1">Edible offal (mammalian)</text:p>
          </table:table-cell>
          <table:table-cell table:style-name="Tabelle1.B10" office:value-type="string">
            <text:p text:style-name="_31_.4.2_20_table_20_text2">E0.2</text:p>
          </table:table-cell>
        </table:table-row>
        <table:table-row table:style-name="Tabelle1.1">
          <table:table-cell table:style-name="Tabelle1.A11" office:value-type="string">
            <text:p text:style-name="_31_.4.2_20_table_20_text1">Egg plant</text:p>
          </table:table-cell>
          <table:table-cell table:style-name="Tabelle1.B11" office:value-type="string">
            <text:p text:style-name="_31_.4.2_20_table_20_text2">E0.1</text:p>
          </table:table-cell>
        </table:table-row>
        <table:table-row table:style-name="Tabelle1.1">
          <table:table-cell table:style-name="Tabelle1.A12" office:value-type="string">
            <text:p text:style-name="_31_.4.2_20_table_20_text1">Eggs</text:p>
          </table:table-cell>
          <table:table-cell table:style-name="Tabelle1.B12" office:value-type="string">
            <text:p text:style-name="_31_.4.2_20_table_20_text2">E0.1</text:p>
          </table:table-cell>
        </table:table-row>
        <table:table-row table:style-name="Tabelle1.1">
          <table:table-cell table:style-name="Tabelle1.A13" office:value-type="string">
            <text:p text:style-name="_31_.4.2_20_table_20_text1">Freshwater fish</text:p>
          </table:table-cell>
          <table:table-cell table:style-name="Tabelle1.B13" office:value-type="string">
            <text:p text:style-name="_31_.4.2_20_table_20_text2">E0.1</text:p>
          </table:table-cell>
        </table:table-row>
        <table:table-row table:style-name="Tabelle1.1">
          <table:table-cell table:style-name="Tabelle1.A14" office:value-type="string">
            <text:p text:style-name="_31_.4.2_20_table_20_text1">Fruit</text:p>
          </table:table-cell>
          <table:table-cell table:style-name="Tabelle1.B14" office:value-type="string">
            <text:p text:style-name="_31_.4.2_20_table_20_text2">E0.05</text:p>
          </table:table-cell>
        </table:table-row>
        <table:table-row table:style-name="Tabelle1.1">
          <table:table-cell table:style-name="Tabelle1.A15" office:value-type="string">
            <text:p text:style-name="_31_.4.2_20_table_20_text1">Fruiting vegetables, cucurbits</text:p>
          </table:table-cell>
          <table:table-cell table:style-name="Tabelle1.B15" office:value-type="string">
            <text:p text:style-name="_31_.4.2_20_table_20_text2">E0.1</text:p>
          </table:table-cell>
        </table:table-row>
        <table:table-row table:style-name="Tabelle1.1">
          <table:table-cell table:style-name="Tabelle1.A16" office:value-type="string">
            <text:p text:style-name="_31_.4.2_20_table_20_text1">Lettuce, head</text:p>
          </table:table-cell>
          <table:table-cell table:style-name="Tabelle1.B16" office:value-type="string">
            <text:p text:style-name="_31_.4.2_20_table_20_text2">E0.1</text:p>
          </table:table-cell>
        </table:table-row>
        <table:table-row table:style-name="Tabelle1.1">
          <table:table-cell table:style-name="Tabelle1.A17" office:value-type="string">
            <text:p text:style-name="_31_.4.2_20_table_20_text1">Lettuce, leaf</text:p>
          </table:table-cell>
          <table:table-cell table:style-name="Tabelle1.B17" office:value-type="string">
            <text:p text:style-name="_31_.4.2_20_table_20_text2">E0.1</text:p>
          </table:table-cell>
        </table:table-row>
        <table:table-row table:style-name="Tabelle1.1">
          <table:table-cell table:style-name="Tabelle1.A18" office:value-type="string">
            <text:p text:style-name="_31_.4.2_20_table_20_text1">Marine fish</text:p>
          </table:table-cell>
          <table:table-cell table:style-name="Tabelle1.B18" office:value-type="string">
            <text:p text:style-name="_31_.4.2_20_table_20_text2">E0.1</text:p>
          </table:table-cell>
        </table:table-row>
        <table:table-row table:style-name="Tabelle1.1">
          <table:table-cell table:style-name="Tabelle1.A19" office:value-type="string">
            <text:p text:style-name="_31_.4.2_20_table_20_text1">Meat (mammalian) (in the fat)</text:p>
          </table:table-cell>
          <table:table-cell table:style-name="Tabelle1.B19" office:value-type="string">
            <text:p text:style-name="_31_.4.2_20_table_20_text2">E0.2</text:p>
          </table:table-cell>
        </table:table-row>
        <table:table-row table:style-name="Tabelle1.1">
          <table:table-cell table:style-name="Tabelle1.A20" office:value-type="string">
            <text:p text:style-name="_31_.4.2_20_table_20_text1">Milks (in the fat)</text:p>
          </table:table-cell>
          <table:table-cell table:style-name="Tabelle1.B20" office:value-type="string">
            <text:p text:style-name="_31_.4.2_20_table_20_text2">E0.15</text:p>
          </table:table-cell>
        </table:table-row>
        <table:table-row table:style-name="Tabelle1.1">
          <table:table-cell table:style-name="Tabelle1.A21" office:value-type="string">
            <text:p text:style-name="_31_.4.2_20_table_20_text1">Molluscs (including cephalopods)</text:p>
          </table:table-cell>
          <table:table-cell table:style-name="Tabelle1.B21" office:value-type="string">
            <text:p text:style-name="_31_.4.2_20_table_20_text2">E0.1</text:p>
          </table:table-cell>
        </table:table-row>
        <table:table-row table:style-name="Tabelle1.1">
          <table:table-cell table:style-name="Tabelle1.A22" office:value-type="string">
            <text:p text:style-name="_31_.4.2_20_table_20_text1">Onion, bulb</text:p>
          </table:table-cell>
          <table:table-cell table:style-name="Tabelle1.B22" office:value-type="string">
            <text:p text:style-name="_31_.4.2_20_table_20_text2">E0.1</text:p>
          </table:table-cell>
        </table:table-row>
        <table:table-row table:style-name="Tabelle1.1">
          <table:table-cell table:style-name="Tabelle1.A23" office:value-type="string">
            <text:p text:style-name="_31_.4.2_20_table_20_text1">Peanut</text:p>
          </table:table-cell>
          <table:table-cell table:style-name="Tabelle1.B23" office:value-type="string">
            <text:p text:style-name="_31_.4.2_20_table_20_text2">E0.05</text:p>
          </table:table-cell>
        </table:table-row>
        <table:table-row table:style-name="Tabelle1.1">
          <table:table-cell table:style-name="Tabelle1.A24" office:value-type="string">
            <text:p text:style-name="_31_.4.2_20_table_20_text1">Peppers, sweet</text:p>
          </table:table-cell>
          <table:table-cell table:style-name="Tabelle1.B24" office:value-type="string">
            <text:p text:style-name="_31_.4.2_20_table_20_text2">E0.1</text:p>
          </table:table-cell>
        </table:table-row>
        <table:table-row table:style-name="Tabelle1.1">
          <table:table-cell table:style-name="Tabelle1.A25" office:value-type="string">
            <text:p text:style-name="_31_.4.2_20_table_20_text1">Pimento, fruit</text:p>
          </table:table-cell>
          <table:table-cell table:style-name="Tabelle1.B25" office:value-type="string">
            <text:p text:style-name="_31_.4.2_20_table_20_text2">E0.1</text:p>
          </table:table-cell>
        </table:table-row>
        <table:table-row table:style-name="Tabelle1.1">
          <table:table-cell table:style-name="Tabelle1.A26" office:value-type="string">
            <text:p text:style-name="_31_.4.2_20_table_20_text1">Poultry, edible offal of</text:p>
          </table:table-cell>
          <table:table-cell table:style-name="Tabelle1.B26" office:value-type="string">
            <text:p text:style-name="_31_.4.2_20_table_20_text2">E0.2</text:p>
          </table:table-cell>
        </table:table-row>
        <table:table-row table:style-name="Tabelle1.1">
          <table:table-cell table:style-name="Tabelle1.A27" office:value-type="string">
            <text:p text:style-name="_31_.4.2_20_table_20_text1">Poultry meat (in the fat)</text:p>
          </table:table-cell>
          <table:table-cell table:style-name="Tabelle1.B27" office:value-type="string">
            <text:p text:style-name="_31_.4.2_20_table_20_text2">E0.2</text:p>
          </table:table-cell>
        </table:table-row>
        <table:table-row table:style-name="Tabelle1.1">
          <table:table-cell table:style-name="Tabelle1.A28" office:value-type="string">
            <text:p text:style-name="_31_.4.2_20_table_20_text1">Radish leaves (including radish tops)</text:p>
          </table:table-cell>
          <table:table-cell table:style-name="Tabelle1.B28" office:value-type="string">
            <text:p text:style-name="_31_.4.2_20_table_20_text2">E0.1</text:p>
          </table:table-cell>
        </table:table-row>
        <table:table-row table:style-name="Tabelle1.1">
          <table:table-cell table:style-name="Tabelle1.A29" office:value-type="string">
            <text:p text:style-name="_31_.4.2_20_table_20_text1">Root and tuber vegetables</text:p>
          </table:table-cell>
          <table:table-cell table:style-name="Tabelle1.B29" office:value-type="string">
            <text:p text:style-name="_31_.4.2_20_table_20_text2">E0.1</text:p>
          </table:table-cell>
        </table:table-row>
        <table:table-row table:style-name="Tabelle1.1">
          <table:table-cell table:style-name="Tabelle1.A30" office:value-type="string">
            <text:p text:style-name="_31_.4.2_20_table_20_text1">Sugar cane</text:p>
          </table:table-cell>
          <table:table-cell table:style-name="Tabelle1.B30" office:value-type="string">
            <text:p text:style-name="_31_.4.2_20_table_20_text2">E*0.01</text:p>
          </table:table-cell>
        </table:table-row>
        <table:table-row table:style-name="Tabelle1.1">
          <table:table-cell table:style-name="Tabelle1.A31" office:value-type="string">
            <text:p text:style-name="_31_.4.2_20_table_20_text1"/>
          </table:table-cell>
          <table:table-cell table:style-name="Tabelle1.B31" office:value-type="string">
            <text:p text:style-name="_31_.4.2_20_table_20_text2"/>
          </table:table-cell>
        </table:table-row>
        <table:table-row table:style-name="Tabelle1.1">
          <table:table-cell table:style-name="Tabelle1.A32" table:number-columns-spanned="2" office:value-type="string">
            <text:p text:style-name="_31_.4.2_20_table_20_heading1">BHC</text:p>
            <text:p text:style-name="_31_.4.2_20_table_20_heading1">(other than the gamma isomer, Lindane)</text:p>
          </table:table-cell>
          <table:covered-table-cell/>
        </table:table-row>
        <table:table-row table:style-name="Tabelle1.1">
          <table:table-cell table:style-name="Tabelle1.A33" table:number-columns-spanned="2" office:value-type="string">
            <text:p text:style-name="_31_.4.2_20_Table_20_heading2">Sum of isomers of 1,2,3,4,5,6-hexachlorocyclohexane, other than lindane</text:p>
          </table:table-cell>
          <table:covered-table-cell/>
        </table:table-row>
        <table:table-row table:style-name="Tabelle1.1">
          <table:table-cell table:style-name="Tabelle1.A34" office:value-type="string">
            <text:p text:style-name="_31_.4.2_20_table_20_text1">Cereal grains</text:p>
          </table:table-cell>
          <table:table-cell table:style-name="Tabelle1.B34" office:value-type="string">
            <text:p text:style-name="_31_.4.2_20_table_20_text2">E0.1</text:p>
          </table:table-cell>
        </table:table-row>
        <table:table-row table:style-name="Tabelle1.1">
          <table:table-cell table:style-name="Tabelle1.A35" office:value-type="string">
            <text:p text:style-name="_31_.4.2_20_table_20_text1">Crustaceans</text:p>
          </table:table-cell>
          <table:table-cell table:style-name="Tabelle1.B35" office:value-type="string">
            <text:p text:style-name="_31_.4.2_20_table_20_text2">E0.01</text:p>
          </table:table-cell>
        </table:table-row>
        <table:table-row table:style-name="Tabelle1.1">
          <table:table-cell table:style-name="Tabelle1.A36" office:value-type="string">
            <text:p text:style-name="_31_.4.2_20_table_20_text1">Edible offal (mammalian)</text:p>
          </table:table-cell>
          <table:table-cell table:style-name="Tabelle1.B36" office:value-type="string">
            <text:p text:style-name="_31_.4.2_20_table_20_text2">E0.3</text:p>
          </table:table-cell>
        </table:table-row>
        <table:table-row table:style-name="Tabelle1.1">
          <table:table-cell table:style-name="Tabelle1.A37" office:value-type="string">
            <text:p text:style-name="_31_.4.2_20_table_20_text1">Eggs</text:p>
          </table:table-cell>
          <table:table-cell table:style-name="Tabelle1.B37" office:value-type="string">
            <text:p text:style-name="_31_.4.2_20_table_20_text2">E0.1</text:p>
          </table:table-cell>
        </table:table-row>
        <table:table-row table:style-name="Tabelle1.1">
          <table:table-cell table:style-name="Tabelle1.A38" office:value-type="string">
            <text:p text:style-name="_31_.4.2_20_table_20_text1">Fish</text:p>
          </table:table-cell>
          <table:table-cell table:style-name="Tabelle1.B38" office:value-type="string">
            <text:p text:style-name="_31_.4.2_20_table_20_text2">E0.01</text:p>
          </table:table-cell>
        </table:table-row>
        <table:table-row table:style-name="Tabelle1.1">
          <table:table-cell table:style-name="Tabelle1.A39" office:value-type="string">
            <text:p text:style-name="_31_.4.2_20_table_20_text1">Meat (mammalian) (in the fat) </text:p>
          </table:table-cell>
          <table:table-cell table:style-name="Tabelle1.B39" office:value-type="string">
            <text:p text:style-name="_31_.4.2_20_table_20_text2">E0.3</text:p>
          </table:table-cell>
        </table:table-row>
        <table:table-row table:style-name="Tabelle1.1">
          <table:table-cell table:style-name="Tabelle1.A40" office:value-type="string">
            <text:p text:style-name="_31_.4.2_20_table_20_text1">Milks (in the fat)</text:p>
          </table:table-cell>
          <table:table-cell table:style-name="Tabelle1.B40" office:value-type="string">
            <text:p text:style-name="_31_.4.2_20_table_20_text2">E0.1</text:p>
          </table:table-cell>
        </table:table-row>
        <table:table-row table:style-name="Tabelle1.1">
          <table:table-cell table:style-name="Tabelle1.A41" office:value-type="string">
            <text:p text:style-name="_31_.4.2_20_table_20_text1">Molluscs (including cephalopods)</text:p>
          </table:table-cell>
          <table:table-cell table:style-name="Tabelle1.B41" office:value-type="string">
            <text:p text:style-name="_31_.4.2_20_table_20_text2">E0.01</text:p>
          </table:table-cell>
        </table:table-row>
        <table:table-row table:style-name="Tabelle1.1">
          <table:table-cell table:style-name="Tabelle1.A42" office:value-type="string">
            <text:p text:style-name="_31_.4.2_20_table_20_text1">Peanut</text:p>
          </table:table-cell>
          <table:table-cell table:style-name="Tabelle1.B42" office:value-type="string">
            <text:p text:style-name="_31_.4.2_20_table_20_text2">E0.1</text:p>
          </table:table-cell>
        </table:table-row>
        <table:table-row table:style-name="Tabelle1.1">
          <table:table-cell table:style-name="Tabelle1.A43" office:value-type="string">
            <text:p text:style-name="_31_.4.2_20_table_20_text1">Poultry, edible offal of </text:p>
          </table:table-cell>
          <table:table-cell table:style-name="Tabelle1.B43" office:value-type="string">
            <text:p text:style-name="_31_.4.2_20_table_20_text2">E0.3</text:p>
          </table:table-cell>
        </table:table-row>
        <table:table-row table:style-name="Tabelle1.1">
          <table:table-cell table:style-name="Tabelle1.A44" office:value-type="string">
            <text:p text:style-name="_31_.4.2_20_table_20_text1">Poultry meat (in the fat) </text:p>
          </table:table-cell>
          <table:table-cell table:style-name="Tabelle1.B44" office:value-type="string">
            <text:p text:style-name="_31_.4.2_20_table_20_text2">E0.3</text:p>
          </table:table-cell>
        </table:table-row>
        <table:table-row table:style-name="Tabelle1.1">
          <table:table-cell table:style-name="Tabelle1.A45" office:value-type="string">
            <text:p text:style-name="P2">Sugar cane</text:p>
          </table:table-cell>
          <table:table-cell table:style-name="Tabelle1.B45" office:value-type="string">
            <text:p text:style-name="_31_.4.2_20_table_20_text2">E0.005</text:p>
          </table:table-cell>
        </table:table-row>
        <table:table-row table:style-name="Tabelle1.1">
          <table:table-cell table:style-name="Tabelle1.A46" office:value-type="string">
            <text:p text:style-name="_31_.4.2_20_table_20_text1"/>
          </table:table-cell>
          <table:table-cell table:style-name="Tabelle1.B46" office:value-type="string">
            <text:p text:style-name="_31_.4.2_20_table_20_text2"/>
          </table:table-cell>
        </table:table-row>
        <table:table-row table:style-name="Tabelle1.1">
          <table:table-cell table:style-name="Tabelle1.A47" table:number-columns-spanned="2" office:value-type="string">
            <text:p text:style-name="_31_.4.2_20_table_20_heading1">Chlordane</text:p>
          </table:table-cell>
          <table:covered-table-cell/>
        </table:table-row>
        <table:table-row table:style-name="Tabelle1.1">
          <table:table-cell table:style-name="Tabelle1.A48" table:number-columns-spanned="2" office:value-type="string">
            <text:p text:style-name="_31_.4.2_20_Table_20_heading2">Sum of cis- and trans-chlordane and in the case of animal products also includes ‘oxychlordane’</text:p>
          </table:table-cell>
          <table:covered-table-cell/>
        </table:table-row>
        <table:table-row table:style-name="Tabelle1.1">
          <table:table-cell table:style-name="Tabelle1.A49" office:value-type="string">
            <text:p text:style-name="_31_.4.2_20_table_20_text1">Cereal grains</text:p>
          </table:table-cell>
          <table:table-cell table:style-name="Tabelle1.B49" office:value-type="string">
            <text:p text:style-name="_31_.4.2_20_table_20_text2">E0.02</text:p>
          </table:table-cell>
        </table:table-row>
        <table:table-row table:style-name="Tabelle1.1">
          <table:table-cell table:style-name="Tabelle1.A50" office:value-type="string">
            <text:p text:style-name="_31_.4.2_20_table_20_text1">Citrus fruits</text:p>
          </table:table-cell>
          <table:table-cell table:style-name="Tabelle1.B50" office:value-type="string">
            <text:p text:style-name="_31_.4.2_20_table_20_text2">E0.02</text:p>
          </table:table-cell>
        </table:table-row>
        <table:table-row table:style-name="Tabelle1.1">
          <table:table-cell table:style-name="Tabelle1.A51" office:value-type="string">
            <text:p text:style-name="_31_.4.2_20_table_20_text1">Cotton seed oil, crude</text:p>
          </table:table-cell>
          <table:table-cell table:style-name="Tabelle1.B51" office:value-type="string">
            <text:p text:style-name="_31_.4.2_20_table_20_text2">E0.05</text:p>
          </table:table-cell>
        </table:table-row>
        <table:table-row table:style-name="Tabelle1.1">
          <table:table-cell table:style-name="Tabelle1.A52" office:value-type="string">
            <text:p text:style-name="_31_.4.2_20_table_20_text1">Cotton seed oil, edible</text:p>
          </table:table-cell>
          <table:table-cell table:style-name="Tabelle1.B52" office:value-type="string">
            <text:p text:style-name="_31_.4.2_20_table_20_text2">E0.02</text:p>
          </table:table-cell>
        </table:table-row>
        <table:table-row table:style-name="Tabelle1.1">
          <table:table-cell table:style-name="Tabelle1.A53" office:value-type="string">
            <text:p text:style-name="_31_.4.2_20_table_20_text1">Crustaceans</text:p>
          </table:table-cell>
          <table:table-cell table:style-name="Tabelle1.B53" office:value-type="string">
            <text:p text:style-name="_31_.4.2_20_table_20_text2">E0.05</text:p>
          </table:table-cell>
        </table:table-row>
        <table:table-row table:style-name="Tabelle1.1">
          <table:table-cell table:style-name="Tabelle1.A54" office:value-type="string">
            <text:p text:style-name="_31_.4.2_20_table_20_text1">Edible offal (mammalian)</text:p>
          </table:table-cell>
          <table:table-cell table:style-name="Tabelle1.B54" office:value-type="string">
            <text:p text:style-name="_31_.4.2_20_table_20_text2">E0.02</text:p>
          </table:table-cell>
        </table:table-row>
        <table:table-row table:style-name="Tabelle1.1">
          <table:table-cell table:style-name="Tabelle1.A55" office:value-type="string">
            <text:p text:style-name="_31_.4.2_20_table_20_text1">Eggs</text:p>
          </table:table-cell>
          <table:table-cell table:style-name="Tabelle1.B55" office:value-type="string">
            <text:p text:style-name="_31_.4.2_20_table_20_text2">E0.02</text:p>
          </table:table-cell>
        </table:table-row>
        <table:table-row table:style-name="Tabelle1.1">
          <table:table-cell table:style-name="Tabelle1.A56" office:value-type="string">
            <text:p text:style-name="_31_.4.2_20_table_20_text1">Fish</text:p>
          </table:table-cell>
          <table:table-cell table:style-name="Tabelle1.B56" office:value-type="string">
            <text:p text:style-name="_31_.4.2_20_table_20_text2">E0.05</text:p>
          </table:table-cell>
        </table:table-row>
        <table:table-row table:style-name="Tabelle1.1">
          <table:table-cell table:style-name="Tabelle1.A57" office:value-type="string">
            <text:p text:style-name="_31_.4.2_20_table_20_text1">Fruiting vegetables, cucurbits</text:p>
          </table:table-cell>
          <table:table-cell table:style-name="Tabelle1.B57" office:value-type="string">
            <text:p text:style-name="_31_.4.2_20_table_20_text2">E0.05</text:p>
          </table:table-cell>
        </table:table-row>
        <table:table-row table:style-name="Tabelle1.1">
          <table:table-cell table:style-name="Tabelle1.A58" office:value-type="string">
            <text:p text:style-name="_31_.4.2_20_table_20_text1">Linseed oil, crude</text:p>
          </table:table-cell>
          <table:table-cell table:style-name="Tabelle1.B58" office:value-type="string">
            <text:p text:style-name="_31_.4.2_20_table_20_text2">E0.05</text:p>
          </table:table-cell>
        </table:table-row>
        <table:table-row table:style-name="Tabelle1.1">
          <table:table-cell table:style-name="Tabelle1.A59" office:value-type="string">
            <text:p text:style-name="_31_.4.2_20_table_20_text1">Meat (mammalian) (in the fat)</text:p>
          </table:table-cell>
          <table:table-cell table:style-name="Tabelle1.B59" office:value-type="string">
            <text:p text:style-name="_31_.4.2_20_table_20_text2">E0.2</text:p>
          </table:table-cell>
        </table:table-row>
        <table:table-row table:style-name="Tabelle1.1">
          <table:table-cell table:style-name="Tabelle1.A60" office:value-type="string">
            <text:p text:style-name="_31_.4.2_20_table_20_text1">Milks (in the fat)</text:p>
          </table:table-cell>
          <table:table-cell table:style-name="Tabelle1.B60" office:value-type="string">
            <text:p text:style-name="_31_.4.2_20_table_20_text2">E0.05</text:p>
          </table:table-cell>
        </table:table-row>
        <table:table-row table:style-name="Tabelle1.1">
          <table:table-cell table:style-name="Tabelle1.A61" office:value-type="string">
            <text:p text:style-name="_31_.4.2_20_table_20_text1">Molluscs (including cephalopods)</text:p>
          </table:table-cell>
          <table:table-cell table:style-name="Tabelle1.B61" office:value-type="string">
            <text:p text:style-name="_31_.4.2_20_table_20_text2">E0.05</text:p>
          </table:table-cell>
        </table:table-row>
        <table:table-row table:style-name="Tabelle1.1">
          <table:table-cell table:style-name="Tabelle1.A62" office:value-type="string">
            <text:p text:style-name="_31_.4.2_20_table_20_text1">Pineapple</text:p>
          </table:table-cell>
          <table:table-cell table:style-name="Tabelle1.B62" office:value-type="string">
            <text:p text:style-name="_31_.4.2_20_table_20_text2">E0.02</text:p>
          </table:table-cell>
        </table:table-row>
        <table:table-row table:style-name="Tabelle1.1">
          <table:table-cell table:style-name="Tabelle1.A63" office:value-type="string">
            <text:p text:style-name="_31_.4.2_20_table_20_text1">Pome fruits</text:p>
          </table:table-cell>
          <table:table-cell table:style-name="Tabelle1.B63" office:value-type="string">
            <text:p text:style-name="_31_.4.2_20_table_20_text2">E0.02</text:p>
          </table:table-cell>
        </table:table-row>
        <table:table-row table:style-name="Tabelle1.1">
          <table:table-cell table:style-name="Tabelle1.A64" office:value-type="string">
            <text:p text:style-name="_31_.4.2_20_table_20_text1">Soya bean oil, crude</text:p>
          </table:table-cell>
          <table:table-cell table:style-name="Tabelle1.B64" office:value-type="string">
            <text:p text:style-name="_31_.4.2_20_table_20_text2">E0.05</text:p>
          </table:table-cell>
        </table:table-row>
        <table:table-row table:style-name="Tabelle1.1">
          <table:table-cell table:style-name="Tabelle1.A65" office:value-type="string">
            <text:p text:style-name="_31_.4.2_20_table_20_text1">Soya bean oil, refined</text:p>
          </table:table-cell>
          <table:table-cell table:style-name="Tabelle1.B65" office:value-type="string">
            <text:p text:style-name="_31_.4.2_20_table_20_text2">E0.02</text:p>
          </table:table-cell>
        </table:table-row>
        <table:table-row table:style-name="Tabelle1.1">
          <table:table-cell table:style-name="Tabelle1.A66" office:value-type="string">
            <text:p text:style-name="_31_.4.2_20_table_20_text1">Stone fruits</text:p>
          </table:table-cell>
          <table:table-cell table:style-name="Tabelle1.B66" office:value-type="string">
            <text:p text:style-name="_31_.4.2_20_table_20_text2">E0.02</text:p>
          </table:table-cell>
        </table:table-row>
        <table:table-row table:style-name="Tabelle1.1">
          <table:table-cell table:style-name="Tabelle1.A67" office:value-type="string">
            <text:p text:style-name="_31_.4.2_20_table_20_text1">Sugar beet</text:p>
          </table:table-cell>
          <table:table-cell table:style-name="Tabelle1.B67" office:value-type="string">
            <text:p text:style-name="_31_.4.2_20_table_20_text2">E0.1</text:p>
          </table:table-cell>
        </table:table-row>
        <table:table-row table:style-name="Tabelle1.1">
          <table:table-cell table:style-name="Tabelle1.A68" office:value-type="string">
            <text:p text:style-name="_31_.4.2_20_table_20_text1">Vegetables [except as otherwise listed under this chemical]</text:p>
          </table:table-cell>
          <table:table-cell table:style-name="Tabelle1.B68" office:value-type="string">
            <text:p text:style-name="_31_.4.2_20_table_20_text2">E0.02</text:p>
          </table:table-cell>
        </table:table-row>
        <table:table-row table:style-name="Tabelle1.1">
          <table:table-cell table:style-name="Tabelle1.A69" office:value-type="string">
            <text:p text:style-name="_31_.4.2_20_table_20_text1"/>
          </table:table-cell>
          <table:table-cell table:style-name="Tabelle1.B69" office:value-type="string">
            <text:p text:style-name="_31_.4.2_20_table_20_text2"/>
          </table:table-cell>
        </table:table-row>
        <table:table-row table:style-name="Tabelle1.1">
          <table:table-cell table:style-name="Tabelle1.A70" table:number-columns-spanned="2" office:value-type="string">
            <text:p text:style-name="_31_.4.2_20_table_20_heading1">DDT</text:p>
          </table:table-cell>
          <table:covered-table-cell/>
        </table:table-row>
        <table:table-row table:style-name="Tabelle1.1">
          <table:table-cell table:style-name="Tabelle1.A71" table:number-columns-spanned="2" office:value-type="string">
            <text:p text:style-name="_31_.4.2_20_Table_20_heading2">Sum of p,p ′-DDT; o,p ′-DDT; p,p ′-DDE and p,p ′-TDE (DDD)</text:p>
          </table:table-cell>
          <table:covered-table-cell/>
        </table:table-row>
        <table:table-row table:style-name="Tabelle1.1">
          <table:table-cell table:style-name="Tabelle1.A72" office:value-type="string">
            <text:p text:style-name="_31_.4.2_20_table_20_text1">Cereal grains</text:p>
          </table:table-cell>
          <table:table-cell table:style-name="Tabelle1.B72" office:value-type="string">
            <text:p text:style-name="_31_.4.2_20_table_20_text2">E0.1</text:p>
          </table:table-cell>
        </table:table-row>
        <table:table-row table:style-name="Tabelle1.1">
          <table:table-cell table:style-name="Tabelle1.A73" office:value-type="string">
            <text:p text:style-name="_31_.4.2_20_table_20_text1">Crustaceans</text:p>
          </table:table-cell>
          <table:table-cell table:style-name="Tabelle1.B73" office:value-type="string">
            <text:p text:style-name="_31_.4.2_20_table_20_text2">E1</text:p>
          </table:table-cell>
        </table:table-row>
        <table:table-row table:style-name="Tabelle1.1">
          <table:table-cell table:style-name="Tabelle1.A74" office:value-type="string">
            <text:p text:style-name="_31_.4.2_20_table_20_text1">Edible offal (mammalian)</text:p>
          </table:table-cell>
          <table:table-cell table:style-name="Tabelle1.B74" office:value-type="string">
            <text:p text:style-name="_31_.4.2_20_table_20_text2">E5</text:p>
          </table:table-cell>
        </table:table-row>
        <table:table-row table:style-name="Tabelle1.1">
          <table:table-cell table:style-name="Tabelle1.A75" office:value-type="string">
            <text:p text:style-name="_31_.4.2_20_table_20_text1">Eggs</text:p>
          </table:table-cell>
          <table:table-cell table:style-name="Tabelle1.B75" office:value-type="string">
            <text:p text:style-name="_31_.4.2_20_table_20_text2">E0.5</text:p>
          </table:table-cell>
        </table:table-row>
        <table:table-row table:style-name="Tabelle1.1">
          <table:table-cell table:style-name="Tabelle1.A76" office:value-type="string">
            <text:p text:style-name="_31_.4.2_20_table_20_text1">Fish</text:p>
          </table:table-cell>
          <table:table-cell table:style-name="Tabelle1.B76" office:value-type="string">
            <text:p text:style-name="_31_.4.2_20_table_20_text2">E1</text:p>
          </table:table-cell>
        </table:table-row>
        <table:table-row table:style-name="Tabelle1.1">
          <table:table-cell table:style-name="Tabelle1.A77" office:value-type="string">
            <text:p text:style-name="_31_.4.2_20_table_20_text1">Fruit</text:p>
          </table:table-cell>
          <table:table-cell table:style-name="Tabelle1.B77" office:value-type="string">
            <text:p text:style-name="_31_.4.2_20_table_20_text2">E1</text:p>
          </table:table-cell>
        </table:table-row>
        <table:table-row table:style-name="Tabelle1.1">
          <table:table-cell table:style-name="Tabelle1.A78" office:value-type="string">
            <text:p text:style-name="_31_.4.2_20_table_20_text1">Meat (mammalian) (in the fat)</text:p>
          </table:table-cell>
          <table:table-cell table:style-name="Tabelle1.B78" office:value-type="string">
            <text:p text:style-name="_31_.4.2_20_table_20_text2">E5</text:p>
          </table:table-cell>
        </table:table-row>
        <table:table-row table:style-name="Tabelle1.1">
          <table:table-cell table:style-name="Tabelle1.A79" office:value-type="string">
            <text:p text:style-name="_31_.4.2_20_table_20_text1">Milks (in the fat) </text:p>
          </table:table-cell>
          <table:table-cell table:style-name="Tabelle1.B79" office:value-type="string">
            <text:p text:style-name="_31_.4.2_20_table_20_text2">E1.25</text:p>
          </table:table-cell>
        </table:table-row>
        <table:table-row table:style-name="Tabelle1.1">
          <table:table-cell table:style-name="Tabelle1.A80" office:value-type="string">
            <text:p text:style-name="_31_.4.2_20_table_20_text1">Molluscs (including cephalopods)</text:p>
          </table:table-cell>
          <table:table-cell table:style-name="Tabelle1.B80" office:value-type="string">
            <text:p text:style-name="_31_.4.2_20_table_20_text2">E1</text:p>
          </table:table-cell>
        </table:table-row>
        <table:table-row table:style-name="Tabelle1.1">
          <table:table-cell table:style-name="Tabelle1.A81" office:value-type="string">
            <text:p text:style-name="_31_.4.2_20_table_20_text1">Peanut</text:p>
          </table:table-cell>
          <table:table-cell table:style-name="Tabelle1.B81" office:value-type="string">
            <text:p text:style-name="_31_.4.2_20_table_20_text2">E0.02</text:p>
          </table:table-cell>
        </table:table-row>
        <table:table-row table:style-name="Tabelle1.1">
          <table:table-cell table:style-name="Tabelle1.A82" office:value-type="string">
            <text:p text:style-name="_31_.4.2_20_table_20_text1">Poultry, edible offal of</text:p>
          </table:table-cell>
          <table:table-cell table:style-name="Tabelle1.B82" office:value-type="string">
            <text:p text:style-name="_31_.4.2_20_table_20_text2">E5</text:p>
          </table:table-cell>
        </table:table-row>
        <table:table-row table:style-name="Tabelle1.1">
          <table:table-cell table:style-name="Tabelle1.A83" office:value-type="string">
            <text:p text:style-name="_31_.4.2_20_table_20_text1">Poultry meat (in the fat)</text:p>
          </table:table-cell>
          <table:table-cell table:style-name="Tabelle1.B83" office:value-type="string">
            <text:p text:style-name="_31_.4.2_20_table_20_text2">E5</text:p>
          </table:table-cell>
        </table:table-row>
        <table:table-row table:style-name="Tabelle1.1">
          <table:table-cell table:style-name="Tabelle1.A84" office:value-type="string">
            <text:p text:style-name="_31_.4.2_20_table_20_text1">Vegetable oils, edible</text:p>
          </table:table-cell>
          <table:table-cell table:style-name="Tabelle1.B84" office:value-type="string">
            <text:p text:style-name="_31_.4.2_20_table_20_text2">E1</text:p>
          </table:table-cell>
        </table:table-row>
        <table:table-row table:style-name="Tabelle1.1">
          <table:table-cell table:style-name="Tabelle1.A85" office:value-type="string">
            <text:p text:style-name="_31_.4.2_20_table_20_text1">Vegetables</text:p>
          </table:table-cell>
          <table:table-cell table:style-name="Tabelle1.B85" office:value-type="string">
            <text:p text:style-name="_31_.4.2_20_table_20_text2">E1</text:p>
          </table:table-cell>
        </table:table-row>
        <table:table-row table:style-name="Tabelle1.1">
          <table:table-cell table:style-name="Tabelle1.A86" office:value-type="string">
            <text:p text:style-name="_31_.4.2_20_table_20_text1"/>
          </table:table-cell>
          <table:table-cell table:style-name="Tabelle1.B86" office:value-type="string">
            <text:p text:style-name="_31_.4.2_20_table_20_text2"/>
          </table:table-cell>
        </table:table-row>
        <table:table-row table:style-name="Tabelle1.1">
          <table:table-cell table:style-name="Tabelle1.A87" table:number-columns-spanned="2" office:value-type="string">
            <text:p text:style-name="_31_.4.2_20_table_20_heading1">HCB</text:p>
          </table:table-cell>
          <table:covered-table-cell/>
        </table:table-row>
        <table:table-row table:style-name="Tabelle1.1">
          <table:table-cell table:style-name="Tabelle1.A88" table:number-columns-spanned="2" office:value-type="string">
            <text:p text:style-name="_31_.4.2_20_Table_20_heading2">Hexachlorobenzene</text:p>
          </table:table-cell>
          <table:covered-table-cell/>
        </table:table-row>
        <table:table-row table:style-name="Tabelle1.1">
          <table:table-cell table:style-name="Tabelle1.A89" office:value-type="string">
            <text:p text:style-name="_31_.4.2_20_table_20_text1">Cereal grains</text:p>
          </table:table-cell>
          <table:table-cell table:style-name="Tabelle1.B89" office:value-type="string">
            <text:p text:style-name="_31_.4.2_20_table_20_text2">E0.05</text:p>
          </table:table-cell>
        </table:table-row>
        <table:table-row table:style-name="Tabelle1.1">
          <table:table-cell table:style-name="Tabelle1.A90" office:value-type="string">
            <text:p text:style-name="_31_.4.2_20_table_20_text1">Crustaceans</text:p>
          </table:table-cell>
          <table:table-cell table:style-name="Tabelle1.B90" office:value-type="string">
            <text:p text:style-name="_31_.4.2_20_table_20_text2">E0.1</text:p>
          </table:table-cell>
        </table:table-row>
        <table:table-row table:style-name="Tabelle1.1">
          <table:table-cell table:style-name="Tabelle1.A91" office:value-type="string">
            <text:p text:style-name="_31_.4.2_20_table_20_text1">Diadromous fish</text:p>
          </table:table-cell>
          <table:table-cell table:style-name="Tabelle1.B91" office:value-type="string">
            <text:p text:style-name="_31_.4.2_20_table_20_text2">E0.1</text:p>
          </table:table-cell>
        </table:table-row>
        <table:table-row table:style-name="Tabelle1.1">
          <table:table-cell table:style-name="Tabelle1.A92" office:value-type="string">
            <text:p text:style-name="_31_.4.2_20_table_20_text1">Edible offal (mammalian)</text:p>
          </table:table-cell>
          <table:table-cell table:style-name="Tabelle1.B92" office:value-type="string">
            <text:p text:style-name="_31_.4.2_20_table_20_text2">E1</text:p>
          </table:table-cell>
        </table:table-row>
        <table:table-row table:style-name="Tabelle1.1">
          <table:table-cell table:style-name="Tabelle1.A93" office:value-type="string">
            <text:p text:style-name="_31_.4.2_20_table_20_text1">Eggs</text:p>
          </table:table-cell>
          <table:table-cell table:style-name="Tabelle1.B93" office:value-type="string">
            <text:p text:style-name="_31_.4.2_20_table_20_text2">E1</text:p>
          </table:table-cell>
        </table:table-row>
        <table:table-row table:style-name="Tabelle1.1">
          <table:table-cell table:style-name="Tabelle1.A94" office:value-type="string">
            <text:p text:style-name="_31_.4.2_20_table_20_text1">Freshwater fish</text:p>
          </table:table-cell>
          <table:table-cell table:style-name="Tabelle1.B94" office:value-type="string">
            <text:p text:style-name="_31_.4.2_20_table_20_text2">E0.1</text:p>
          </table:table-cell>
        </table:table-row>
        <table:table-row table:style-name="Tabelle1.1">
          <table:table-cell table:style-name="Tabelle1.A95" office:value-type="string">
            <text:p text:style-name="_31_.4.2_20_table_20_text1">Marine fish</text:p>
          </table:table-cell>
          <table:table-cell table:style-name="Tabelle1.B95" office:value-type="string">
            <text:p text:style-name="_31_.4.2_20_table_20_text2">E0.1</text:p>
          </table:table-cell>
        </table:table-row>
        <table:table-row table:style-name="Tabelle1.1">
          <table:table-cell table:style-name="Tabelle1.A96" office:value-type="string">
            <text:p text:style-name="_31_.4.2_20_table_20_text1">Meat (mammalian) (in the fat)</text:p>
          </table:table-cell>
          <table:table-cell table:style-name="Tabelle1.B96" office:value-type="string">
            <text:p text:style-name="_31_.4.2_20_table_20_text2">E1</text:p>
          </table:table-cell>
        </table:table-row>
        <table:table-row table:style-name="Tabelle1.1">
          <table:table-cell table:style-name="Tabelle1.A97" office:value-type="string">
            <text:p text:style-name="_31_.4.2_20_table_20_text1">Milks (in the fat)</text:p>
          </table:table-cell>
          <table:table-cell table:style-name="Tabelle1.B97" office:value-type="string">
            <text:p text:style-name="_31_.4.2_20_table_20_text2">E0.5</text:p>
          </table:table-cell>
        </table:table-row>
        <table:table-row table:style-name="Tabelle1.1">
          <table:table-cell table:style-name="Tabelle1.A98" office:value-type="string">
            <text:p text:style-name="_31_.4.2_20_table_20_text1">Molluscs (including cephalopods)</text:p>
          </table:table-cell>
          <table:table-cell table:style-name="Tabelle1.B98" office:value-type="string">
            <text:p text:style-name="_31_.4.2_20_table_20_text2">E0.1</text:p>
          </table:table-cell>
        </table:table-row>
        <table:table-row table:style-name="Tabelle1.1">
          <table:table-cell table:style-name="Tabelle1.A99" office:value-type="string">
            <text:p text:style-name="_31_.4.2_20_table_20_text1">Peanut</text:p>
          </table:table-cell>
          <table:table-cell table:style-name="Tabelle1.B99" office:value-type="string">
            <text:p text:style-name="_31_.4.2_20_table_20_text2">E0.01</text:p>
          </table:table-cell>
        </table:table-row>
        <table:table-row table:style-name="Tabelle1.1">
          <table:table-cell table:style-name="Tabelle1.A100" office:value-type="string">
            <text:p text:style-name="_31_.4.2_20_table_20_text1">Poultry, edible offal of</text:p>
          </table:table-cell>
          <table:table-cell table:style-name="Tabelle1.B100" office:value-type="string">
            <text:p text:style-name="_31_.4.2_20_table_20_text2">E1</text:p>
          </table:table-cell>
        </table:table-row>
        <table:table-row table:style-name="Tabelle1.1">
          <table:table-cell table:style-name="Tabelle1.A101" office:value-type="string">
            <text:p text:style-name="_31_.4.2_20_table_20_text1">Poultry meat (in the fat)</text:p>
          </table:table-cell>
          <table:table-cell table:style-name="Tabelle1.B101" office:value-type="string">
            <text:p text:style-name="_31_.4.2_20_table_20_text2">E1</text:p>
          </table:table-cell>
        </table:table-row>
        <table:table-row table:style-name="Tabelle1.1">
          <table:table-cell table:style-name="Tabelle1.A102" office:value-type="string">
            <text:p text:style-name="_31_.4.2_20_table_20_text1"/>
          </table:table-cell>
          <table:table-cell table:style-name="Tabelle1.B102" office:value-type="string">
            <text:p text:style-name="_31_.4.2_20_table_20_text2"/>
          </table:table-cell>
        </table:table-row>
        <table:table-row table:style-name="Tabelle1.1">
          <table:table-cell table:style-name="Tabelle1.A103" table:number-columns-spanned="2" office:value-type="string">
            <text:p text:style-name="_31_.4.2_20_table_20_heading1">Heptachlor</text:p>
          </table:table-cell>
          <table:covered-table-cell/>
        </table:table-row>
        <table:table-row table:style-name="Tabelle1.1">
          <table:table-cell table:style-name="Tabelle1.A104" table:number-columns-spanned="2" office:value-type="string">
            <text:p text:style-name="_31_.4.2_20_Table_20_heading2">Sum of heptachlor and heptachlor epoxide</text:p>
          </table:table-cell>
          <table:covered-table-cell/>
        </table:table-row>
        <table:table-row table:style-name="Tabelle1.1">
          <table:table-cell table:style-name="Tabelle1.A105" office:value-type="string">
            <text:p text:style-name="_31_.4.2_20_table_20_text1">Carrot</text:p>
          </table:table-cell>
          <table:table-cell table:style-name="Tabelle1.B105" office:value-type="string">
            <text:p text:style-name="_31_.4.2_20_table_20_text2">E0.2</text:p>
          </table:table-cell>
        </table:table-row>
        <table:table-row table:style-name="Tabelle1.1">
          <table:table-cell table:style-name="Tabelle1.A106" office:value-type="string">
            <text:p text:style-name="_31_.4.2_20_table_20_text1">Cereal grains</text:p>
          </table:table-cell>
          <table:table-cell table:style-name="Tabelle1.B106" office:value-type="string">
            <text:p text:style-name="_31_.4.2_20_table_20_text2">E0.02</text:p>
          </table:table-cell>
        </table:table-row>
        <table:table-row table:style-name="Tabelle1.1">
          <table:table-cell table:style-name="Tabelle1.A107" office:value-type="string">
            <text:p text:style-name="_31_.4.2_20_table_20_text1">Citrus fruits</text:p>
          </table:table-cell>
          <table:table-cell table:style-name="Tabelle1.B107" office:value-type="string">
            <text:p text:style-name="_31_.4.2_20_table_20_text2">E0.01</text:p>
          </table:table-cell>
        </table:table-row>
        <table:table-row table:style-name="Tabelle1.1">
          <table:table-cell table:style-name="Tabelle1.A108" office:value-type="string">
            <text:p text:style-name="_31_.4.2_20_table_20_text1">Cotton seed</text:p>
          </table:table-cell>
          <table:table-cell table:style-name="Tabelle1.B108" office:value-type="string">
            <text:p text:style-name="_31_.4.2_20_table_20_text2">E0.02</text:p>
          </table:table-cell>
        </table:table-row>
        <table:table-row table:style-name="Tabelle1.1">
          <table:table-cell table:style-name="Tabelle1.A109" office:value-type="string">
            <text:p text:style-name="_31_.4.2_20_table_20_text1">Crustaceans</text:p>
          </table:table-cell>
          <table:table-cell table:style-name="Tabelle1.B109" office:value-type="string">
            <text:p text:style-name="_31_.4.2_20_table_20_text2">E0.05</text:p>
          </table:table-cell>
        </table:table-row>
        <table:table-row table:style-name="Tabelle1.1">
          <table:table-cell table:style-name="Tabelle1.A110" office:value-type="string">
            <text:p text:style-name="_31_.4.2_20_table_20_text1">Edible offal (mammalian)</text:p>
          </table:table-cell>
          <table:table-cell table:style-name="Tabelle1.B110" office:value-type="string">
            <text:p text:style-name="_31_.4.2_20_table_20_text2">E0.2</text:p>
          </table:table-cell>
        </table:table-row>
        <table:table-row table:style-name="Tabelle1.1">
          <table:table-cell table:style-name="Tabelle1.A111" office:value-type="string">
            <text:p text:style-name="_31_.4.2_20_table_20_text1">Eggs</text:p>
          </table:table-cell>
          <table:table-cell table:style-name="Tabelle1.B111" office:value-type="string">
            <text:p text:style-name="_31_.4.2_20_table_20_text2">E0.05</text:p>
          </table:table-cell>
        </table:table-row>
        <table:table-row table:style-name="Tabelle1.1">
          <table:table-cell table:style-name="Tabelle1.A112" office:value-type="string">
            <text:p text:style-name="_31_.4.2_20_table_20_text1">Fish</text:p>
          </table:table-cell>
          <table:table-cell table:style-name="Tabelle1.B112" office:value-type="string">
            <text:p text:style-name="_31_.4.2_20_table_20_text2">E0.05</text:p>
          </table:table-cell>
        </table:table-row>
        <table:table-row table:style-name="Tabelle1.1">
          <table:table-cell table:style-name="Tabelle1.A113" office:value-type="string">
            <text:p text:style-name="_31_.4.2_20_table_20_text1">Meat (mammalian) (in the fat)</text:p>
          </table:table-cell>
          <table:table-cell table:style-name="Tabelle1.B113" office:value-type="string">
            <text:p text:style-name="_31_.4.2_20_table_20_text2">E0.2</text:p>
          </table:table-cell>
        </table:table-row>
        <table:table-row table:style-name="Tabelle1.1">
          <table:table-cell table:style-name="Tabelle1.A114" office:value-type="string">
            <text:p text:style-name="_31_.4.2_20_table_20_text1">Milks (in the fat)</text:p>
          </table:table-cell>
          <table:table-cell table:style-name="Tabelle1.B114" office:value-type="string">
            <text:p text:style-name="_31_.4.2_20_table_20_text2">E0.15</text:p>
          </table:table-cell>
        </table:table-row>
        <table:table-row table:style-name="Tabelle1.1">
          <table:table-cell table:style-name="Tabelle1.A115" office:value-type="string">
            <text:p text:style-name="_31_.4.2_20_table_20_text1">Molluscs (including cephalopods)</text:p>
          </table:table-cell>
          <table:table-cell table:style-name="Tabelle1.B115" office:value-type="string">
            <text:p text:style-name="_31_.4.2_20_table_20_text2">E0.05</text:p>
          </table:table-cell>
        </table:table-row>
        <table:table-row table:style-name="Tabelle1.1">
          <table:table-cell table:style-name="Tabelle1.A116" office:value-type="string">
            <text:p text:style-name="_31_.4.2_20_table_20_text1">Peanut</text:p>
          </table:table-cell>
          <table:table-cell table:style-name="Tabelle1.B116" office:value-type="string">
            <text:p text:style-name="_31_.4.2_20_table_20_text2">E0.01</text:p>
          </table:table-cell>
        </table:table-row>
        <table:table-row table:style-name="Tabelle1.1">
          <table:table-cell table:style-name="Tabelle1.A117" office:value-type="string">
            <text:p text:style-name="_31_.4.2_20_table_20_text1">Pineapple</text:p>
          </table:table-cell>
          <table:table-cell table:style-name="Tabelle1.B117" office:value-type="string">
            <text:p text:style-name="_31_.4.2_20_table_20_text2">E0.01</text:p>
          </table:table-cell>
        </table:table-row>
        <table:table-row table:style-name="Tabelle1.1">
          <table:table-cell table:style-name="Tabelle1.A118" office:value-type="string">
            <text:p text:style-name="_31_.4.2_20_table_20_text1">Poultry, edible offal of</text:p>
          </table:table-cell>
          <table:table-cell table:style-name="Tabelle1.B118" office:value-type="string">
            <text:p text:style-name="_31_.4.2_20_table_20_text2">E0.2</text:p>
          </table:table-cell>
        </table:table-row>
        <table:table-row table:style-name="Tabelle1.1">
          <table:table-cell table:style-name="Tabelle1.A119" office:value-type="string">
            <text:p text:style-name="_31_.4.2_20_table_20_text1">Poultry meat</text:p>
          </table:table-cell>
          <table:table-cell table:style-name="Tabelle1.B119" office:value-type="string">
            <text:p text:style-name="_31_.4.2_20_table_20_text2">E0.2</text:p>
          </table:table-cell>
        </table:table-row>
        <table:table-row table:style-name="Tabelle1.1">
          <table:table-cell table:style-name="Tabelle1.A120" office:value-type="string">
            <text:p text:style-name="_31_.4.2_20_table_20_text1">Soya bean</text:p>
          </table:table-cell>
          <table:table-cell table:style-name="Tabelle1.B120" office:value-type="string">
            <text:p text:style-name="_31_.4.2_20_table_20_text2">E0.02</text:p>
          </table:table-cell>
        </table:table-row>
        <table:table-row table:style-name="Tabelle1.1">
          <table:table-cell table:style-name="Tabelle1.A121" office:value-type="string">
            <text:p text:style-name="_31_.4.2_20_table_20_text1">Soya bean oil, crude</text:p>
          </table:table-cell>
          <table:table-cell table:style-name="Tabelle1.B121" office:value-type="string">
            <text:p text:style-name="_31_.4.2_20_table_20_text2">E0.5</text:p>
          </table:table-cell>
        </table:table-row>
        <table:table-row table:style-name="Tabelle1.1">
          <table:table-cell table:style-name="Tabelle1.A122" office:value-type="string">
            <text:p text:style-name="_31_.4.2_20_table_20_text1">Soya bean oil, refined</text:p>
          </table:table-cell>
          <table:table-cell table:style-name="Tabelle1.B122" office:value-type="string">
            <text:p text:style-name="_31_.4.2_20_table_20_text2">E0.02</text:p>
          </table:table-cell>
        </table:table-row>
        <table:table-row table:style-name="Tabelle1.1">
          <table:table-cell table:style-name="Tabelle1.A123" office:value-type="string">
            <text:p text:style-name="_31_.4.2_20_table_20_text1">Sugar cane</text:p>
          </table:table-cell>
          <table:table-cell table:style-name="Tabelle1.B123" office:value-type="string">
            <text:p text:style-name="_31_.4.2_20_table_20_text2">E0.02</text:p>
          </table:table-cell>
        </table:table-row>
        <table:table-row table:style-name="Tabelle1.1">
          <table:table-cell table:style-name="Tabelle1.A124" office:value-type="string">
            <text:p text:style-name="_31_.4.2_20_table_20_text1">Tomato</text:p>
          </table:table-cell>
          <table:table-cell table:style-name="Tabelle1.B124" office:value-type="string">
            <text:p text:style-name="_31_.4.2_20_table_20_text2">E0.02</text:p>
          </table:table-cell>
        </table:table-row>
        <text:soft-page-break/>
        <table:table-row table:style-name="Tabelle1.1">
          <table:table-cell table:style-name="Tabelle1.A125" office:value-type="string">
            <text:p text:style-name="P2">Vegetables [except as otherwise listed under this chemical]</text:p>
          </table:table-cell>
          <table:table-cell table:style-name="Tabelle1.B125" office:value-type="string">
            <text:p text:style-name="_31_.4.2_20_table_20_text2">E0.05</text:p>
          </table:table-cell>
        </table:table-row>
        <table:table-row table:style-name="Tabelle1.1">
          <table:table-cell table:style-name="Tabelle1.A126" office:value-type="string">
            <text:p text:style-name="_31_.4.2_20_table_20_text1"/>
          </table:table-cell>
          <table:table-cell table:style-name="Tabelle1.B126" office:value-type="string">
            <text:p text:style-name="_31_.4.2_20_table_20_text2"/>
          </table:table-cell>
        </table:table-row>
        <table:table-row table:style-name="Tabelle1.1">
          <table:table-cell table:style-name="Tabelle1.A127" table:number-columns-spanned="2" office:value-type="string">
            <text:p text:style-name="_31_.4.2_20_table_20_heading1">Lindane</text:p>
          </table:table-cell>
          <table:covered-table-cell/>
        </table:table-row>
        <table:table-row table:style-name="Tabelle1.1">
          <table:table-cell table:style-name="Tabelle1.A128" table:number-columns-spanned="2" office:value-type="string">
            <text:p text:style-name="_31_.4.2_20_Table_20_heading2">Lindane</text:p>
          </table:table-cell>
          <table:covered-table-cell/>
        </table:table-row>
        <table:table-row table:style-name="Tabelle1.1">
          <table:table-cell table:style-name="Tabelle1.A129" office:value-type="string">
            <text:p text:style-name="_31_.4.2_20_table_20_text1">Apple</text:p>
          </table:table-cell>
          <table:table-cell table:style-name="Tabelle1.B129" office:value-type="string">
            <text:p text:style-name="_31_.4.2_20_table_20_text2">E2</text:p>
          </table:table-cell>
        </table:table-row>
        <table:table-row table:style-name="Tabelle1.1">
          <table:table-cell table:style-name="Tabelle1.A130" office:value-type="string">
            <text:p text:style-name="_31_.4.2_20_table_20_text1">Cereal grains</text:p>
          </table:table-cell>
          <table:table-cell table:style-name="Tabelle1.B130" office:value-type="string">
            <text:p text:style-name="_31_.4.2_20_table_20_text2">E0.5</text:p>
          </table:table-cell>
        </table:table-row>
        <table:table-row table:style-name="Tabelle1.1">
          <table:table-cell table:style-name="Tabelle1.A131" office:value-type="string">
            <text:p text:style-name="_31_.4.2_20_table_20_text1">Cherries</text:p>
          </table:table-cell>
          <table:table-cell table:style-name="Tabelle1.B131" office:value-type="string">
            <text:p text:style-name="_31_.4.2_20_table_20_text2">E0.5</text:p>
          </table:table-cell>
        </table:table-row>
        <table:table-row table:style-name="Tabelle1.1">
          <table:table-cell table:style-name="Tabelle1.A132" office:value-type="string">
            <text:p text:style-name="_31_.4.2_20_table_20_text1">Cranberry</text:p>
          </table:table-cell>
          <table:table-cell table:style-name="Tabelle1.B132" office:value-type="string">
            <text:p text:style-name="_31_.4.2_20_table_20_text2">E3</text:p>
          </table:table-cell>
        </table:table-row>
        <table:table-row table:style-name="Tabelle1.1">
          <table:table-cell table:style-name="Tabelle1.A133" office:value-type="string">
            <text:p text:style-name="_31_.4.2_20_table_20_text1">Crustaceans</text:p>
          </table:table-cell>
          <table:table-cell table:style-name="Tabelle1.B133" office:value-type="string">
            <text:p text:style-name="_31_.4.2_20_table_20_text2">E1</text:p>
          </table:table-cell>
        </table:table-row>
        <table:table-row table:style-name="Tabelle1.1">
          <table:table-cell table:style-name="Tabelle1.A134" office:value-type="string">
            <text:p text:style-name="_31_.4.2_20_table_20_text1">Edible offal (mammalian)</text:p>
          </table:table-cell>
          <table:table-cell table:style-name="Tabelle1.B134" office:value-type="string">
            <text:p text:style-name="_31_.4.2_20_table_20_text2">E2</text:p>
          </table:table-cell>
        </table:table-row>
        <table:table-row table:style-name="Tabelle1.1">
          <table:table-cell table:style-name="Tabelle1.A135" office:value-type="string">
            <text:p text:style-name="_31_.4.2_20_table_20_text1">Eggs</text:p>
          </table:table-cell>
          <table:table-cell table:style-name="Tabelle1.B135" office:value-type="string">
            <text:p text:style-name="_31_.4.2_20_table_20_text2">E0.1</text:p>
          </table:table-cell>
        </table:table-row>
        <table:table-row table:style-name="Tabelle1.1">
          <table:table-cell table:style-name="Tabelle1.A136" office:value-type="string">
            <text:p text:style-name="_31_.4.2_20_table_20_text1">Fish</text:p>
          </table:table-cell>
          <table:table-cell table:style-name="Tabelle1.B136" office:value-type="string">
            <text:p text:style-name="_31_.4.2_20_table_20_text2">E1</text:p>
          </table:table-cell>
        </table:table-row>
        <table:table-row table:style-name="Tabelle1.1">
          <table:table-cell table:style-name="Tabelle1.A137" office:value-type="string">
            <text:p text:style-name="_31_.4.2_20_table_20_text1">Fruits [except as otherwise listed in Schedules 1 and 2]</text:p>
          </table:table-cell>
          <table:table-cell table:style-name="Tabelle1.B137" office:value-type="string">
            <text:p text:style-name="_31_.4.2_20_table_20_text2">E0.5</text:p>
          </table:table-cell>
        </table:table-row>
        <table:table-row table:style-name="Tabelle1.1">
          <table:table-cell table:style-name="Tabelle1.A138" office:value-type="string">
            <text:p text:style-name="_31_.4.2_20_table_20_text1">Grapes</text:p>
          </table:table-cell>
          <table:table-cell table:style-name="Tabelle1.B138" office:value-type="string">
            <text:p text:style-name="_31_.4.2_20_table_20_text2">E0.5</text:p>
          </table:table-cell>
        </table:table-row>
        <table:table-row table:style-name="Tabelle1.1">
          <table:table-cell table:style-name="Tabelle1.A139" office:value-type="string">
            <text:p text:style-name="_31_.4.2_20_table_20_text1">Meat (mammalian) (in the fat)</text:p>
          </table:table-cell>
          <table:table-cell table:style-name="Tabelle1.B139" office:value-type="string">
            <text:p text:style-name="_31_.4.2_20_table_20_text2">E2</text:p>
          </table:table-cell>
        </table:table-row>
        <table:table-row table:style-name="Tabelle1.1">
          <table:table-cell table:style-name="Tabelle1.A140" office:value-type="string">
            <text:p text:style-name="_31_.4.2_20_table_20_text1">Milks (in the fat)</text:p>
          </table:table-cell>
          <table:table-cell table:style-name="Tabelle1.B140" office:value-type="string">
            <text:p text:style-name="_31_.4.2_20_table_20_text2">E0.2</text:p>
          </table:table-cell>
        </table:table-row>
        <table:table-row table:style-name="Tabelle1.1">
          <table:table-cell table:style-name="Tabelle1.A141" office:value-type="string">
            <text:p text:style-name="_31_.4.2_20_table_20_text1">Molluscs (including cephalopods)</text:p>
          </table:table-cell>
          <table:table-cell table:style-name="Tabelle1.B141" office:value-type="string">
            <text:p text:style-name="_31_.4.2_20_table_20_text2">E1</text:p>
          </table:table-cell>
        </table:table-row>
        <table:table-row table:style-name="Tabelle1.1">
          <table:table-cell table:style-name="Tabelle1.A142" office:value-type="string">
            <text:p text:style-name="_31_.4.2_20_table_20_text1">Oilseed [except peanut]</text:p>
          </table:table-cell>
          <table:table-cell table:style-name="Tabelle1.B142" office:value-type="string">
            <text:p text:style-name="_31_.4.2_20_table_20_text2">E0.05</text:p>
          </table:table-cell>
        </table:table-row>
        <table:table-row table:style-name="Tabelle1.1">
          <table:table-cell table:style-name="Tabelle1.A143" office:value-type="string">
            <text:p text:style-name="_31_.4.2_20_table_20_text1">Peach</text:p>
          </table:table-cell>
          <table:table-cell table:style-name="Tabelle1.B143" office:value-type="string">
            <text:p text:style-name="_31_.4.2_20_table_20_text2">E2</text:p>
          </table:table-cell>
        </table:table-row>
        <table:table-row table:style-name="Tabelle1.1">
          <table:table-cell table:style-name="Tabelle1.A144" office:value-type="string">
            <text:p text:style-name="_31_.4.2_20_table_20_text1">Peanut</text:p>
          </table:table-cell>
          <table:table-cell table:style-name="Tabelle1.B144" office:value-type="string">
            <text:p text:style-name="_31_.4.2_20_table_20_text2">E0.05</text:p>
          </table:table-cell>
        </table:table-row>
        <table:table-row table:style-name="Tabelle1.1">
          <table:table-cell table:style-name="Tabelle1.A145" office:value-type="string">
            <text:p text:style-name="_31_.4.2_20_table_20_text1">Plums (including prunes)</text:p>
          </table:table-cell>
          <table:table-cell table:style-name="Tabelle1.B145" office:value-type="string">
            <text:p text:style-name="_31_.4.2_20_table_20_text2">E0.5</text:p>
          </table:table-cell>
        </table:table-row>
        <table:table-row table:style-name="Tabelle1.1">
          <table:table-cell table:style-name="Tabelle1.A146" office:value-type="string">
            <text:p text:style-name="_31_.4.2_20_table_20_text1">Poultry, edible offal of</text:p>
          </table:table-cell>
          <table:table-cell table:style-name="Tabelle1.B146" office:value-type="string">
            <text:p text:style-name="_31_.4.2_20_table_20_text2">E0.7</text:p>
          </table:table-cell>
        </table:table-row>
        <table:table-row table:style-name="Tabelle1.1">
          <table:table-cell table:style-name="Tabelle1.A147" office:value-type="string">
            <text:p text:style-name="_31_.4.2_20_table_20_text1">Poultry meat (in the fat)</text:p>
          </table:table-cell>
          <table:table-cell table:style-name="Tabelle1.B147" office:value-type="string">
            <text:p text:style-name="_31_.4.2_20_table_20_text2">E0.7</text:p>
          </table:table-cell>
        </table:table-row>
        <table:table-row table:style-name="Tabelle1.1">
          <table:table-cell table:style-name="Tabelle1.A148" office:value-type="string">
            <text:p text:style-name="_31_.4.2_20_table_20_text1">Strawberry</text:p>
          </table:table-cell>
          <table:table-cell table:style-name="Tabelle1.B148" office:value-type="string">
            <text:p text:style-name="_31_.4.2_20_table_20_text2">E3</text:p>
          </table:table-cell>
        </table:table-row>
        <table:table-row table:style-name="Tabelle1.1">
          <table:table-cell table:style-name="Tabelle1.A149" office:value-type="string">
            <text:p text:style-name="_31_.4.2_20_table_20_text1">Sugar cane</text:p>
          </table:table-cell>
          <table:table-cell table:style-name="Tabelle1.B149" office:value-type="string">
            <text:p text:style-name="_31_.4.2_20_table_20_text2">E*0.002</text:p>
          </table:table-cell>
        </table:table-row>
        <table:table-row table:style-name="Tabelle1.1">
          <table:table-cell table:style-name="Tabelle1.A150" office:value-type="string">
            <text:p text:style-name="_31_.4.2_20_table_20_text1">Vegetables</text:p>
          </table:table-cell>
          <table:table-cell table:style-name="Tabelle1.B150" office:value-type="string">
            <text:p text:style-name="_31_.4.2_20_table_20_text2">E2</text:p>
          </table:table-cell>
        </table:table-row>
        <table:table-row table:style-name="Tabelle1.1">
          <table:table-cell table:style-name="Tabelle1.A151" office:value-type="string">
            <text:p text:style-name="P3"/>
          </table:table-cell>
          <table:table-cell table:style-name="Tabelle1.B151" office:value-type="string">
            <text:p text:style-name="_31_.4.2_20_table_20_text2"/>
          </table:table-cell>
        </table:table-row>
      </table:table>
      <text:p text:style-name="Normal"/>
      <text:p text:style-name="P4"/>
      <text:p text:style-name="Normal"/>
      <text:p text:style-name="Normal"/>
      <text:p text:style-name="Normal"/>
      <text:p text:style-name="Normal"/>
      <text:p text:style-name="Normal"/>
      <text:p text:style-name="Normal"/>
      <text:p text:style-name="Normal"/>
      <text:p text:style-name="Normal"/>
      <text:p text:style-name="P5">ANIMAL FOOD COMMODITIES</text:p>
      <text:p text:style-name="Subheading"/>
      <text:p text:style-name="Product_20_heading">MAMMALIAN PRODUCTS</text:p>
      <text:p text:style-name="Subheading"/>
      <text:p text:style-name="P6">Meat (mammalian)</text:p>
      <text:p text:style-name="Normal">Meats are the muscular tissues, including adhering fatty tissues such as intramuscular, intermuscular and subcutaneous fat from animal carcasses or cuts of these as prepared for wholesale or retail distribution. <text:s/>Meat (mammalian) includes farmed and game meat. <text:s/>The cuts offered may include bones, connective tissues and tendons as well as nerves and lymph nodes. <text:s/>It does not include edible offal. <text:s/>The entire commodity except bones may be consumed.</text:p>
      <text:p text:style-name="Normal"/>
      <text:p text:style-name="Normal"><text:span text:style-name="Default_20_Paragraph_20_Font"><text:span text:style-name="T1">Commodities:</text:span></text:span> Buffalo meat; Camel meat; Cattle meat; Deer meat; Donkey meat; Goat meat; Hare meat; Horse meat; Kangaroo meat; Pig meat; Possum meat; Rabbit meat; Sheep meat; Wallaby meat.</text:p>
      <text:p text:style-name="Normal"/>
      <text:p text:style-name="Normal"><text:span text:style-name="Default_20_Paragraph_20_Font"><text:span text:style-name="T1">Portion of the commodity to which the MRL applies (and which is analysed): </text:span></text:span>whole commodity (without bones). <text:s/>When the commodity description is qualified by (in the fat) a proportion of adhering fat is analysed and the MRLs apply to the fat.</text:p>
      <text:p text:style-name="Normal"/>
      <text:p text:style-name="P6">Edible offal (mammalian)</text:p>
      <text:p text:style-name="Normal">Edible offal is the edible tissues and organs other than muscles and animal fat from slaughtered animals as prepared for wholesale or retail distribution. <text:s/>Edible offal includes brain, heart, kidney, liver, pancreas, spleen, thymus, tongue and tripe. <text:s/>The entire commodity may be consumed.</text:p>
      <text:p text:style-name="Normal"/>
      <text:p text:style-name="Normal"><text:span text:style-name="Default_20_Paragraph_20_Font"><text:span text:style-name="T1">Commodities:</text:span></text:span> Buffalo, edible offal of; Cattle, edible offal of; Camel, edible offal of; Deer, edible offal of; Donkey, edible offal of; Goat, edible offal of; Hare, edible offal of; Horse, edible offal of; Kangaroo, edible offal of; Pig, edible offal of; Possum, edible offal of; Rabbit, edible offal of; Sheep, edible offal of; Wallaby, edible offal of.</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Fats (mammalian)</text:p>
      <text:p text:style-name="Normal">Mammalian fats, excluding milk fats are derived from the fatty tissues of animals (not processed). <text:s/>The entire commodity may be consumed.</text:p>
      <text:p text:style-name="Normal"/>
      <text:p text:style-name="Normal"><text:span text:style-name="Default_20_Paragraph_20_Font"><text:span text:style-name="T1">Commodities:</text:span></text:span> Buffalo fat; Camel fat; Cattle fat; Goat fat; Horse fat; Pig fat; Rabbit fat; Sheep fat.</text:p>
      <text:p text:style-name="Normal"/>
      <text:p text:style-name="Normal"><text:span text:style-name="Default_20_Paragraph_20_Font"><text:span text:style-name="T1">Portion of the commodity to which the MRL applies (and which is analysed):</text:span></text:span> whole commodity.</text:p>
      <text:p text:style-name="Subheading"/>
      <text:p text:style-name="Subheading">Milks</text:p>
      <text:p text:style-name="Normal">Milks are the mammary secretions of various species of lactating herbivorous ruminant animals. <text:s/></text:p>
      <text:p text:style-name="Normal"/>
      <text:p text:style-name="Normal"><text:span text:style-name="Default_20_Paragraph_20_Font"><text:span text:style-name="T1">Commodities:</text:span></text:span> Buffalo milk; Camel milk; Cattle milk; Goat milk; Sheep milk. <text:s/>The entire commodity may be consumed.</text:p>
      <text:p text:style-name="Normal"/>
      <text:p text:style-name="Normal"><text:span text:style-name="Default_20_Paragraph_20_Font"><text:span text:style-name="T1">Portion of the commodity to which the MRL applies (and which is analysed):</text:span></text:span> whole commodity. <text:s/>When an MRL for cattle milk or milks is qualified by ‘(in the fat)’ the compound is regarded as fat-soluble, and the MRL applies to the fat portion of the milk. <text:s/>In the case of a derived or a manufactured milk product with a fat content of 2% or more, the MRL also applies to the fat portion. <text:s/>For a milk product with fat content less than 2%, the MRL applied should be 1/50 that specified for ‘milk (in the fat)’, and should apply to the whole product.</text:p>
      <text:p text:style-name="Subheading"/>
      <text:p text:style-name="Product_20_heading"/>
      <text:p text:style-name="Product_20_heading">POULTRY</text:p>
      <text:p text:style-name="Subheading"/>
      <text:p text:style-name="Subheading">Poultry meat</text:p>
      <text:p text:style-name="Normal">Poultry meats are the muscular tissues, including adhering fat and skin, from poultry carcasses as prepared for wholesale or retail distribution. <text:s/>The entire product may be consumed. <text:s/>Poultry meat includes farmed and game poultry.</text:p>
      <text:p text:style-name="P7"><text:span text:style-name="Default_20_Paragraph_20_Font"><text:span text:style-name="T1">Commodities:</text:span></text:span> Chicken meat; Duck meat; Emu meat; Goose meat; Guinea-fowl meat; Ostrich meat; Partridge meat; Pheasant meat; Pigeon meat; Quail meat; Turkey meat.</text:p>
      <text:p text:style-name="Normal"/>
      <text:p text:style-name="Normal"><text:span text:style-name="Default_20_Paragraph_20_Font"><text:span text:style-name="T1">Portion of the commodity to which the MRL applies (and which is analysed):</text:span></text:span> whole commodity (without bones). <text:s/>When the commodity description is qualified by (in the fat) a proportion of adhering fat is analysed and the MRLs apply to the fat.</text:p>
      <text:p text:style-name="Normal"/>
      <text:p text:style-name="Subheading">Poultry, edible Offal</text:p>
      <text:p text:style-name="Normal">Poultry edible offal is the edible tissues and organs, other than poultry meat and poultry fat, as prepared for wholesale or retail distribution and include liver, gizzard, heart, skin. <text:s/>The entire product may be consumed.</text:p>
      <text:p text:style-name="Normal"/>
      <text:p text:style-name="Normal"><text:span text:style-name="Default_20_Paragraph_20_Font"><text:span text:style-name="T1">Commodities:</text:span></text:span> Chicken, edible offal of; Duck, edible offal of; Emu, edible offal of; Goose, edible offal of; Ostrich, edible offal of; Turkey, edible offal of.</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Note that poultry meat includes any attached skin, but poultry skin on its own (not attached) is considered as ‘poultry edible offal’.</text:p>
      <text:p text:style-name="Normal"/>
      <text:p text:style-name="Subheading">Poultry fats</text:p>
      <text:p text:style-name="Normal">Poultry fats are derived from the fatty tissues of poultry (not processed). <text:s/>The entire product may be consumed.</text:p>
      <text:p text:style-name="Normal"/>
      <text:p text:style-name="Normal"><text:span text:style-name="Default_20_Paragraph_20_Font"><text:span text:style-name="T1">Commodities:</text:span></text:span> Chicken fat; Duck fat; Goose fat; Turkey fat.</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Eggs</text:p>
      <text:p text:style-name="Normal">Eggs are the reproductive bodies laid by female birds, especially domestic fowl. <text:s/>The edible portion includes egg yolk and egg white after removal of the shell.</text:p>
      <text:p text:style-name="Normal"/>
      <text:p text:style-name="Normal"><text:span text:style-name="Default_20_Paragraph_20_Font"><text:span text:style-name="T1">Commodities:</text:span></text:span> Chicken eggs; Duck eggs; Goose eggs; Quail eggs.</text:p>
      <text:p text:style-name="Normal"/>
      <text:p text:style-name="Subheading"><text:span text:style-name="Default_20_Paragraph_20_Font"><text:span text:style-name="T1">Portion of the commodity to which the MRL applies (and which is analysed):</text:span></text:span> whole egg whites and yolks combined after removal of shell.</text:p>
      <text:p text:style-name="Product_20_heading"/>
      <text:p text:style-name="Product_20_heading"/>
      <text:p text:style-name="Product_20_heading">FISH, CRUSTACEANS AND MOLLUSCS</text:p>
      <text:p text:style-name="Normal"/>
      <text:p text:style-name="Normal">Fish includes freshwater fish, diadromous fish and marine fish.</text:p>
      <text:p text:style-name="Normal"/>
      <text:p text:style-name="Subheading">Diadromous fish</text:p>
      <text:p text:style-name="Normal">Diadromous fish include species which migrate from the sea to brackish and/or fresh water and in the opposite direction. <text:s/>Some species are domesticated and do not migrate. <text:s/>The fleshy parts of the animals and, to a lesser extent, roe and milt are consumed.</text:p>
      <text:p text:style-name="Normal"/>
      <text:p text:style-name="Normal"><text:span text:style-name="Default_20_Paragraph_20_Font"><text:span text:style-name="T1">Commodities:</text:span></text:span> Barramundi; Salmon species; Trout species; Eel species.</text:p>
      <text:p text:style-name="Normal"/>
      <text:p text:style-name="Normal"><text:span text:style-name="Default_20_Paragraph_20_Font"><text:span text:style-name="T1">Portion of the commodity to which the MRL applies (and which is analysed):</text:span></text:span> whole commodity including bones and head (in general after removing the digestive tract).</text:p>
      <text:p text:style-name="Normal"/>
      <text:p text:style-name="Subheading">Freshwater fish</text:p>
      <text:p text:style-name="Normal">Freshwater fish include a variety of species which remain lifelong, including the spawning period, in fresh water. <text:s/>Several species of freshwater fish are domesticated and bred in fish farms. <text:s/>The fleshy parts of the animals and, to a lesser extent, roe and milt are consumed.</text:p>
      <text:p text:style-name="Normal"/>
      <text:p text:style-name="P8"/>
      <text:p text:style-name="Normal"><text:span text:style-name="Default_20_Paragraph_20_Font"><text:span text:style-name="T1">Commodities:</text:span></text:span> a variety of species</text:p>
      <text:p text:style-name="Normal"/>
      <text:p text:style-name="Subheading"><text:span text:style-name="Default_20_Paragraph_20_Font"><text:span text:style-name="T2">Portion of the commodity to which the MRL applies (and which is analysed):</text:span></text:span><text:span text:style-name="Default_20_Paragraph_20_Font"><text:span text:style-name="T3"> whole commodity including bones and head (in general after removing the digestive tract).</text:span></text:span></text:p>
      <text:p text:style-name="Subheading"/>
      <text:p text:style-name="Subheading">Marine fish</text:p>
      <text:p text:style-name="Normal">Marine fish generally live in open seas and are almost exclusively wild species. <text:s/>The fleshy parts of the animals and, to a lesser extent, roe and milt are consumed.</text:p>
      <text:p text:style-name="Normal"/>
      <text:p text:style-name="Normal"><text:span text:style-name="Default_20_Paragraph_20_Font"><text:span text:style-name="T1">Commodities:</text:span></text:span> a variety of species.</text:p>
      <text:p text:style-name="Normal"/>
      <text:p text:style-name="Normal"><text:span text:style-name="Default_20_Paragraph_20_Font"><text:span text:style-name="T1">Portion of the commodity to which the MRL applies (and which is analysed):</text:span></text:span> whole commodity including bones and head (in general after removing the digestive tract).</text:p>
      <text:p text:style-name="Normal"/>
      <text:p text:style-name="Subheading">Molluscs – and other marine invertebrates</text:p>
      <text:p text:style-name="Normal">Molluscs includes Cephalopods and Coelenterates. <text:s/>Cephalopods and Coelenterates are various species of aquatic animals, wild or cultivated, which have an inedible outer or inner shell (invertebrates). <text:s/>A few species of cultivated edible land snails are included in this group. <text:s/>The edible aquatic molluscs live mainly in brackish water or in the sea.</text:p>
      <text:p text:style-name="Normal"/>
      <text:p text:style-name="Normal"><text:span text:style-name="Default_20_Paragraph_20_Font"><text:span text:style-name="T1">Commodities:</text:span></text:span> Clams; Cockles; Cuttlefish; Mussels; Octopus; Oysters; Scallops; Sea-cucumbers; Sea urchins; Snails, edible; Squids.</text:p>
      <text:p text:style-name="Normal"/>
      <text:p text:style-name="Normal"><text:span text:style-name="Default_20_Paragraph_20_Font"><text:span text:style-name="T1">Portion of the commodity to which the MRL applies (and which is analysed): </text:span></text:span>whole commodity after removal of shell.</text:p>
      <text:p text:style-name="Normal"/>
      <text:p text:style-name="Subheading">Crustaceans</text:p>
      <text:p text:style-name="Normal">Crustaceans include various species of aquatic animals, wild and cultivated, which have an inedible chitinous outer shell. <text:s/>A small number of species live in fresh water, but most species live in brackish water and/or in the sea.</text:p>
      <text:p text:style-name="Normal">Crustaceans are largely prepared for wholesale and retail distribution after catching by cooking or parboiling and deep freezing. <text:s/></text:p>
      <text:p text:style-name="Normal"/>
      <text:p text:style-name="Normal"><text:span text:style-name="Default_20_Paragraph_20_Font"><text:span text:style-name="T1">Commodities:</text:span></text:span> Crabs; Crayfish; Lobsters; Prawns; Shrimps.</text:p>
      <text:p text:style-name="Normal"/>
      <text:p text:style-name="Normal"><text:span text:style-name="Default_20_Paragraph_20_Font"><text:span text:style-name="T1">Portion of the commodity to which the MRL applies (and which is analysed):</text:span></text:span> whole commodity or the meat without the outer shell, as prepared for wholesale and retail distribution.</text:p>
      <text:p text:style-name="Normal"/>
      <text:p text:style-name="P9"/>
      <text:p text:style-name="Product_20_heading">HONEY AND OTHER MISCELLANEOUS PRIMARY FOOD COMMODITIES OF ANIMAL ORIGIN</text:p>
      <text:p text:style-name="Normal"/>
      <text:p text:style-name="Subheading">Honey</text:p>
      <text:p text:style-name="Normal"/>
      <text:p text:style-name="Normal"><text:span text:style-name="Default_20_Paragraph_20_Font"><text:span text:style-name="T1">Commodity:</text:span></text:span> Honey.</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Normal"/>
      <text:p text:style-name="Centered_20_headings">CROP COMMODITIES</text:p>
      <text:p text:style-name="Normal"/>
      <text:p text:style-name="Product_20_heading">FRUIT</text:p>
      <text:p text:style-name="Normal"/>
      <text:p text:style-name="Subheading">Tropical and sub-tropical fruit - edible peel</text:p>
      <text:p text:style-name="Normal">Tropical and sub-tropical fruits - edible peel are derived from the immature or mature fruits of a large variety of perennial plants, usually shrubs or trees. <text:s/>The fruits are fully exposed to pesticides applied during the growing season. <text:s/>The whole fruit may be consumed in a succulent or processed form. <text:s/></text:p>
      <text:p text:style-name="Normal"/>
      <text:p text:style-name="P8"/>
      <text:p text:style-name="Normal"><text:span text:style-name="Default_20_Paragraph_20_Font"><text:span text:style-name="T1">Commodities:</text:span></text:span> Ambarella; Arbutus berry; Babaco; Barbados cherry; Bilimbi; Brazilian cherry (Grumichama); Carambola; Caranda; Carob; Cashew apple; Chinese olive; Coco plum; Cumquats; Date; Fig; Hog plum; Jaboticaba; Jujube; Natal plum; Olives; Otaheite gooseberry; Persimmon, Japanese; Pomerac; Rose apple; Sea grape; Surinam cherry; Tree tomato (Tamarillo).</text:p>
      <text:p text:style-name="Normal"/>
      <text:p text:style-name="Normal"><text:span text:style-name="Default_20_Paragraph_20_Font"><text:span text:style-name="T1">Portion of the commodity to which the MRL applies (and which is analysed):</text:span></text:span> whole commodity. <text:s/>Dates and olives: Whole commodity after removal of stems and stones but residue calculated and expressed on the whole fruit.</text:p>
      <text:p text:style-name="Normal"/>
      <text:p text:style-name="Subheading">Tropical and sub-tropical fruit - inedible peel</text:p>
      <text:p text:style-name="Normal">Tropical and sub-tropical fruits - inedible peel are derived from the immature or mature fruits of a large variety of perennial plants, usually shrubs or trees. <text:s/>Fruits are fully exposed to pesticides applied during the growing season but the edible portion is protected by skin, peel or husk. <text:s/>The edible part of the fruits may be consumed in a fresh or processed form.</text:p>
      <text:p text:style-name="Normal"/>
      <text:p text:style-name="Normal"><text:span text:style-name="Default_20_Paragraph_20_Font"><text:span text:style-name="T1">Commodities:</text:span></text:span> Akee apple; Avocado; Banana (includes banana dwarf); Bread fruit; Canistel; Cherimoya; Custard apple; Doum; Durian; Elephant fruit; Feijoa; Guava; Ilama; Jackfruit; Jambolan; Java apple; Kiwifruit; Longan; Litchi; Mammy apple; Mango; Mangosteen; Marmalade box; Mombin, yellow; Naranjilla; Passionfruit; Papaya (Pawpaw); Persimmon, American; Pineapple; Plantain; Pomegranate; Prickly pear; Pulasan; Rambutan; Rollinia; Sapodilla; Sapote, black; Sapote, green; Sapote, mammey; Sapote, white; Sentul; Soursop; Spanish lime; Star apple; Sugar apple; Tamarind; Tonka bean.</text:p>
      <text:p text:style-name="Normal"/>
      <text:p text:style-name="Normal"><text:span text:style-name="Default_20_Paragraph_20_Font"><text:span text:style-name="T1">Portion of the commodity to which the MRL applies (and which is analysed):</text:span></text:span> whole fruit. <text:s/>Avocado, mangos and similar fruit with hard seeds: whole commodity after removal of stone but calculated on whole fruit. <text:s/>Banana: whole commodity after removal of any central stem and peduncle. <text:s/>Longan, edible aril: edible portion of the fruit. <text:s/>Pineapple: after removal of crown.</text:p>
      <text:p text:style-name="Normal"/>
      <text:p text:style-name="Subheading">Berries And Other Small Fruits</text:p>
      <text:p text:style-name="Normal">Berries and other small fruits are derived from a variety of perennial plants and shrubs having fruit characterised by a high surface to weight ratio. <text:s/>The fruits are fully exposed to pesticides applied during the growing season. <text:s/>The entire fruit, often including seed, may be consumed in a succulent or processed form.</text:p>
      <text:p text:style-name="Normal"/>
      <text:p text:style-name="Normal"><text:span text:style-name="Default_20_Paragraph_20_Font"><text:span text:style-name="T1">Commodities: </text:span></text:span>Bilberry; Blackberries; Blueberries; Cranberry; Currants, black, red, white; Dewberries (including Boysenberry, Loganberry and Youngberry); Elderberries; Gooseberry; Grapes; Juneberries; Mulberries; Raspberries, Red, Black; Rose hips; Strawberry; Vaccinium berries.</text:p>
      <text:p text:style-name="P10"/>
      <text:p text:style-name="Normal"><text:span text:style-name="Default_20_Paragraph_20_Font"><text:span text:style-name="T1">Portion of the commodity to which the MRL applies (and which is analysed):</text:span></text:span> whole commodity after removal of caps and stems. <text:s/>Currants: fruit with stem.</text:p>
      <text:p text:style-name="Normal"/>
      <text:p text:style-name="Subheading">Citrus fruits</text:p>
      <text:p text:style-name="Normal">Citrus fruits are produced on trees and shrubs of the family Rutaceae. <text:s/>These fruits are characterised by aromatic oily peel, globular form and interior segments of juice-filled vesicles. <text:s/>The fruit is fully exposed to pesticides applied during the growing season. <text:s/>Post-harvest treatments with pesticides and liquid waxes are often carried out to avoid deterioration due to fungal diseases, insect pests or loss of moisture. <text:s/>The fruit pulp may be consumed in succulent form and as a juice. <text:s/>The entire fruit may be used for preserves.</text:p>
      <text:p text:style-name="Normal"/>
      <text:p text:style-name="Normal"><text:span text:style-name="Default_20_Paragraph_20_Font"><text:span text:style-name="T1">Commodities:</text:span></text:span> Citron; Grapefruit; Lemon; Lime; Mandarins; Oranges, sweet, sour; Shaddock (Pomelo); Tangelo; Tangors.</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Subheading">Pome fruits</text:p>
      <text:p text:style-name="Normal">Pome fruits are produced on trees and shrubs belonging to certain genera of the rose family (Rosaceae), especially the genera <text:span text:style-name="Default_20_Paragraph_20_Font"><text:span text:style-name="T4">Malus</text:span></text:span> and <text:span text:style-name="Default_20_Paragraph_20_Font"><text:span text:style-name="T4">Pyrus</text:span></text:span>. <text:s/>They are characterised by fleshy tissue surrounding a core consisting of parchment-like carpels enclosing the seeds.</text:p>
      <text:p text:style-name="P11"/>
      <text:p text:style-name="Normal">Pome fruits are fully exposed to pesticides applied during the growing season. <text:s/>Post-harvest treatments directly after harvest may also occur. <text:s/>The entire fruit, except the core, may be consumed in the succulent form or after processing.</text:p>
      <text:p text:style-name="Normal"/>
      <text:p text:style-name="Normal"><text:span text:style-name="Default_20_Paragraph_20_Font"><text:span text:style-name="T1">Commodities:</text:span></text:span> Apple; Crab-apple; Loquat; Medlar; Pear; Quince.</text:p>
      <text:p text:style-name="Normal"/>
      <text:p text:style-name="Normal"><text:span text:style-name="Default_20_Paragraph_20_Font"><text:span text:style-name="T1">Portion of the commodity to which the MRL applies (and which is analysed):</text:span></text:span> whole commodity after removal of stems.</text:p>
      <text:p text:style-name="Normal"/>
      <text:p text:style-name="Subheading">Stone fruits</text:p>
      <text:p text:style-name="Normal">Stone fruits are produced on trees belonging to the genus Prunus of the family Rosaceae. <text:s/>They are characterised by fleshy tissue surrounding a single hard shelled seed. <text:s/>The entire fruit, except the seed, may be consumed in a succulent or processed form. <text:s/>The fruit is fully exposed to pesticides applied during the growing season. <text:s/>Dipping of fruit immediately after harvest, especially with fungicides, may also occur.</text:p>
      <text:p text:style-name="Normal"/>
      <text:p text:style-name="Normal"><text:span text:style-name="Default_20_Paragraph_20_Font"><text:span text:style-name="T1">Commodities:</text:span></text:span> Apricot; Cherries; Nectarine; Peach; Plums*.</text:p>
      <text:p text:style-name="Normal"/>
      <text:p text:style-name="Normal"><text:span text:style-name="Default_20_Paragraph_20_Font"><text:span text:style-name="T1">Portion of the commodity to which the MRL applies (and which is analysed): </text:span></text:span>whole commodity after removal of stems and stones, but the residue calculated and expressed on the whole commodity without stem.</text:p>
      <text:p text:style-name="Normal"/>
      <text:p text:style-name="P12">*where plums is specified as ‘(including Prunes)’ it includes all relevant prunes.</text:p>
      <text:p text:style-name="Product_20_heading"/>
      <text:p text:style-name="Product_20_heading"/>
      <text:p text:style-name="Product_20_heading">VEGETABLES</text:p>
      <text:p text:style-name="Normal"/>
      <text:p text:style-name="Subheading">Brassica (cole or cabbage) vegetables</text:p>
      <text:p text:style-name="Normal">Cole vegetables (cabbage and flowerhead brassicas) are foods derived from the leafy heads and stems of plants belonging to the genus <text:span text:style-name="Default_20_Paragraph_20_Font"><text:span text:style-name="T4">Brassica</text:span></text:span> of the family Cruciferae. <text:s/>The edible part of the crop is partly protected from pesticides applied during the growing season by outer leaves, or skin. <text:s/>The entire vegetable after discarding obviously decomposed or withered leaves may be consumed.</text:p>
      <text:p text:style-name="Normal"/>
      <text:p text:style-name="Normal"><text:span text:style-name="Default_20_Paragraph_20_Font"><text:span text:style-name="T1">Commodities:</text:span></text:span> Broccoli; Broccoli, Chinese; Brussels sprouts; Cabbages, head; Cauliflower; Kohlrabi.</text:p>
      <text:p text:style-name="Normal"/>
      <text:p text:style-name="Normal"><text:span text:style-name="Default_20_Paragraph_20_Font"><text:span text:style-name="T1">Portion of the commodity to which the MRL applies (and which is analysed): </text:span></text:span>Head cabbages and kohlrabi, whole commodity as marketed, after removal of obviously decomposed or withered leaves. <text:s/>Cauliflower and broccoli: flower heads (immature inflorescence only). <text:s/>Brussels sprouts: <text:s/>‘buttons only’.</text:p>
      <text:p text:style-name="Normal"/>
      <text:p text:style-name="Subheading">Bulb Vegetables</text:p>
      <text:p text:style-name="Normal">Bulb vegetables are pungent, highly flavoured bulbous vegetables derived from fleshy scale bulbs of the genus <text:span text:style-name="Default_20_Paragraph_20_Font"><text:span text:style-name="T4">Allium</text:span></text:span> of the lily family (Liliaceae). <text:s/>Bulb fennel has been included in this group as the bulb-like growth of this commodity gives rise to similar residues. <text:s/>The subterranean parts of the bulbs and shoots are protected from direct exposure to pesticides during the growing season. <text:s/>Although chives are alliums they have been classified with herbs. <text:s/>The entire bulb may be consumed after removal of the parchment-like skin. <text:s/>The leaves and stems of some species or cultivars may also be consumed.</text:p>
      <text:p text:style-name="Normal"/>
      <text:p text:style-name="Normal"><text:span text:style-name="Default_20_Paragraph_20_Font"><text:span text:style-name="T1">Commodities: </text:span></text:span>Fennel, bulb; Garlic; Leek; Onion, bulb; Onion, Chinese; Onion, Welsh; Shallot; Spring onion; Tree onion.</text:p>
      <text:p text:style-name="Normal"/>
      <text:p text:style-name="Normal"><text:span text:style-name="Default_20_Paragraph_20_Font"><text:span text:style-name="T1">Portion of the commodity to which the MRL applies (and which is analysed):</text:span></text:span> Bulb/dry. <text:s/>Onions and garlic: Whole commodity after removal of roots and adhering soil and whatever parchment skin is easily detached. <text:s/>Leeks and spring onions: Whole vegetable after removal of roots and adhering soil.</text:p>
      <text:p text:style-name="Subheading"/>
      <text:p text:style-name="Subheading">Fruiting vegetables, cucurbits</text:p>
      <text:p text:style-name="P13"><text:soft-page-break/>Fruiting vegetables, Cucurbits are derived from the immature and mature fruits of various plants, belonging to the botanical family Cucurbitaceae. <text:s/>These vegetables are fully exposed to pesticides during the period of fruit development. <text:s/></text:p>
      <text:p text:style-name="P7">The edible portion of those fruits of which the inedible peel is discarded before consumption is protected from most pesticides by the skin or peel, except from pesticides with a systemic action.</text:p>
      <text:p text:style-name="Normal"/>
      <text:p text:style-name="Normal">The entire fruiting vegetable or the edible portion after discarding the inedible peel may be consumed in the fresh form or after processing.</text:p>
      <text:p text:style-name="Normal"/>
      <text:p text:style-name="Normal"><text:span text:style-name="Default_20_Paragraph_20_Font"><text:span text:style-name="T1">Commodities:</text:span></text:span> Balsam apple; Balsam pear; Bottle gourd; Chayote; Cucumber; Gherkin; Loofah; Melons, except Watermelon; Pumpkins; Snake gourd; Squash, summer (including Zucchini); Squash, winter; Watermelon.</text:p>
      <text:p text:style-name="Normal"/>
      <text:p text:style-name="Normal"><text:span text:style-name="Default_20_Paragraph_20_Font"><text:span text:style-name="T1">Portion of the commodity to which the MRL applies (and which is analysed):</text:span></text:span> Whole commodity after removal of stems.</text:p>
      <text:p text:style-name="Subheading"/>
      <text:p text:style-name="Subheading">Fruiting vegetables, other than cucurbits</text:p>
      <text:p text:style-name="Normal">Fruiting vegetables, other than Cucurbits are derived from the immature and mature fruits of various plants, usually annual vines or bushes. <text:s/>The group includes edible fungi and mushrooms, being comparable organs of lower plants. <text:s/>The entire fruiting vegetable or the edible portion after discarding husks or peels may be consumed in a fresh form or after processing. <text:s/>The vegetables of this group are fully exposed to pesticides applied during the period of fruit development, except those of which the edible portion is covered by husks, such as sweet corn.</text:p>
      <text:p text:style-name="Normal"/>
      <text:p text:style-name="Normal"><text:span text:style-name="Default_20_Paragraph_20_Font"><text:span text:style-name="T1">Commodities:</text:span></text:span> Cape gooseberry (ground cherries); Egg plant; Fungi, edible; Mushrooms; Okra; Pepino; Peppers, sweet, Chili; Roselle; Sweet corn*; Tomato.</text:p>
      <text:p text:style-name="Normal"/>
      <text:p text:style-name="Normal"><text:span text:style-name="Default_20_Paragraph_20_Font"><text:span text:style-name="T1">Portion of the commodity to which the MRL applies (and which is analysed): </text:span></text:span>whole commodity after removal of stems. <text:s/>Mushrooms: Whole commodity. <text:s/>Sweet corn and fresh corn: kernels plus cob without husk.</text:p>
      <text:p text:style-name="Normal"/>
      <text:p text:style-name="P12">*sweet corn is specified as either ‘(corn-on-the-cob)’ to indicate that the MRL is set on the cob plus kernels, or as ‘(kernels) ‘ to indicate that the MRL is set on the kernels only.</text:p>
      <text:p text:style-name="Normal"/>
      <text:p text:style-name="Subheading">Leafy vegetables (including brassica leafy vegetables)</text:p>
      <text:p text:style-name="Normal">Leafy vegetables are foods derived from the leaves of a wide variety of edible plants. <text:s/>They are characterised by a high surface to weight ratio. <text:s/>The leaves are fully exposed to pesticides applied during the growing season. <text:s/>The entire leaf may be consumed either fresh or after processing.</text:p>
      <text:p text:style-name="Normal"/>
      <text:p text:style-name="Normal"><text:span text:style-name="Default_20_Paragraph_20_Font"><text:span text:style-name="T1">Commodities: </text:span></text:span>Amaranth; Box thorn; Chard (silver beet); Chervil; Chicory leaves; Chinese cabbage (Pe-tsai); Choisum; Cress, garden; Dandelion; Dock; Endive; Grape leaves; Indian mustard; Japanese greens; Kale; Kangkung; Komatsuma; Lettuce, Head; Lettuce, Leaf; Marsh marigold; Mizuna; Mustard greens; New Zealand spinach; Pak-choi; Pokeweed; Purslane; Radish leaves (including radish tops); Rape greens; Rucola; Sowthistle; Spinach; Turnip greens; Watercress.</text:p>
      <text:p text:style-name="Normal"/>
      <text:p text:style-name="Normal"><text:span text:style-name="Default_20_Paragraph_20_Font"><text:span text:style-name="T1">Portion of the commodity to which the MRL applies (and which is analysed):</text:span></text:span> whole commodity after removal of obviously decomposed or withered leaves.</text:p>
      <text:p text:style-name="Normal"/>
      <text:p text:style-name="Subheading">Legume vegetables</text:p>
      <text:p text:style-name="Normal">Legume vegetables are derived from the succulent seed and immature pods of leguminous plants commonly known as beans and peas. <text:s/>Pods are fully exposed to pesticides during the growing season, whereas the succulent seed is protected within the pod from most pesticides, except pesticides with systemic action.</text:p>
      <text:p text:style-name="Normal"/>
      <text:p text:style-name="Normal"><text:span text:style-name="Default_20_Paragraph_20_Font"><text:span text:style-name="T1">Commodities: </text:span></text:span>Beans, except broad bean and soya bean; Broad bean (green pods and immature seeds); Chick-pea (green pods); Cluster bean (young pods); Common bean (pods and/or immature seeds); Cowpea (immature pods); Garden pea (young pods); Garden pea, shelled; Goa bean (immature pods); Haricot bean (green pods and/or immature seeds); Hyacinth bean (young pods, immature seeds); Lentil (young pods); Lima bean (young pods and/or immature beans); Lupin; Mung bean (green pods); Pigeon pea (green pods and/or young green seeds); Podded pea (young pods); Snap bean (immature seeds); Soya bean (immature seeds); Vetch.</text:p>
      <text:p text:style-name="P7">Common bean (pods and/or immature seeds) includes Dwarf bean (immature pods and/or seeds); Field bean (green pods); Flageolet (fresh beans); French bean (immature pods and seeds); Green bean (green pods and immature seeds); Kidney bean (pods and/or immature seeds); Navy bean (young pods and/or immature seeds) and Runner bean (green pods and seeds).</text:p>
      <text:p text:style-name="Normal"/>
      <text:p text:style-name="Normal">Podded pea (young pods) includes sugar snap pea (young pods) and snow pea.</text:p>
      <text:p text:style-name="Normal"/>
      <text:p text:style-name="Normal"><text:span text:style-name="Default_20_Paragraph_20_Font"><text:span text:style-name="T1">Portion of the commodity to which the MRL applies (and which is analysed):</text:span></text:span> whole commodity (seed plus pod) unless otherwise specified.</text:p>
      <text:p text:style-name="Normal"/>
      <text:p text:style-name="Subheading">Pulses</text:p>
      <text:p text:style-name="Normal">Pulses are derived from the mature seeds, naturally or artificially dried, of leguminous plants known as beans (dry) and peas (dry). <text:s/>The seeds in the pods are protected from most pesticides applied during the growing season except pesticides which show a systemic action. <text:s/>There may be registered post harvest treatments for dried peas and beans. <text:s/></text:p>
      <text:p text:style-name="Normal"/>
      <text:p text:style-name="Normal"><text:span text:style-name="Default_20_Paragraph_20_Font"><text:span text:style-name="T1">Commodities:</text:span></text:span> Beans (dry); Peas (dry); Adzuki bean (dry); Broad bean (dry); Chick-pea (dry); Common bean (dry); Cowpea (dry); Field pea (dry); Hyacinth bean (dry); Lentil (dry); Lima bean (dry); Lupin (dry); Mung bean (dry); Pigeon pea (dry); Soya bean (dry).</text:p>
      <text:p text:style-name="Normal"/>
      <text:p text:style-name="Normal">Common bean (dry) includes Dwarf bean (dry); Field bean (dry); Flageolet (dry); Kidney bean (dry); Navy bean (dry).</text:p>
      <text:p text:style-name="Normal"/>
      <text:p text:style-name="Normal"><text:span text:style-name="Default_20_Paragraph_20_Font"><text:span text:style-name="T1">Portion of the commodity to which the MRL applies (and which is analysed):</text:span></text:span> whole commodity (dried seed only).</text:p>
      <text:p text:style-name="Normal"/>
      <text:p text:style-name="Subheading">Root and tuber vegetables</text:p>
      <text:p text:style-name="Normal">Root and tuber vegetables are the starchy enlarged solid roots, tubers, corms or rhizomes, mostly subterranean, of various species of plants. <text:s/>The underground location protects the edible portion from most pesticides applied to the aerial parts of the crop during the growing season, however the commodities in this group are exposed to pesticide residues from soil treatments. <text:s/>The entire vegetable may be consumed in the form of fresh or processed foods.</text:p>
      <text:p text:style-name="Normal"/>
      <text:p text:style-name="Normal"><text:span text:style-name="Default_20_Paragraph_20_Font"><text:span text:style-name="T1">Commodities:</text:span></text:span> Arrowroot; Beetroot; Canna, edible; Carrot; Cassava; Celeriac; Chicory, roots; Horseradish; Jerusalem artichoke; Parsnip; Potato; Radish; Radish, Japanese; Salsify; Scorzonera; Sugar beet; Swede; Sweet potato; Taro; Turnip, garden; Yams.</text:p>
      <text:p text:style-name="Normal"/>
      <text:p text:style-name="Normal"><text:span text:style-name="Default_20_Paragraph_20_Font"><text:span text:style-name="T1">Portion of the commodity to which the MRL applies (and which is analysed):</text:span></text:span> whole commodity after removing tops. <text:s/>Remove adhering soil (e.g. by rinsing in running water or by gentle brushing of the dry commodity).</text:p>
      <text:p text:style-name="Normal"/>
      <text:p text:style-name="Subheading">Stalk and stem vegetables</text:p>
      <text:p text:style-name="Normal">Stalk and stem vegetables are the edible stalks, leaf stems or immature shoots from a variety of annual or perennial plants. <text:s/>Globe artichokes have been included in this group. <text:s/>Depending upon the part of the crop used for consumption and the growing practices, stalk and stem vegetables are exposed, in varying degrees, to pesticides applied during the growing season. <text:s/>Stalk and stem vegetables may be consumed in whole or in part and in the form of fresh, dried or processed foods. <text:s/></text:p>
      <text:p text:style-name="P10"/>
      <text:p text:style-name="Normal"><text:span text:style-name="Default_20_Paragraph_20_Font"><text:span text:style-name="T1">Commodities:</text:span></text:span> Artichoke, globe; Asparagus; Bamboo shoots; Celery; Celtuce; Palm hearts; Rhubarb; Witloof chicory.</text:p>
      <text:p text:style-name="Normal"/>
      <text:p text:style-name="Normal"><text:span text:style-name="Default_20_Paragraph_20_Font"><text:span text:style-name="T1">Portion of the commodity to which the MRL applies (and which is analysed):</text:span></text:span> whole commodity after removal of obviously decomposed or withered leaves. <text:s/>Rhubarb: leaf stems only. <text:s/>Globe artichoke: flowerhead only. <text:s/>Celery and asparagus: remove adhering soil.</text:p>
      <text:p text:style-name="Normal"/>
      <text:p text:style-name="Normal"/>
      <text:p text:style-name="P14">GRASSES</text:p>
      <text:p text:style-name="Normal"/>
      <text:p text:style-name="Subheading">Cereal Grains</text:p>
      <text:p text:style-name="Normal">Cereal grains are derived from the (heads) of starchy seeds produced by a variety of plants, primarily of the grass family (Gramineae). <text:s/>The edible seeds are protected to varying degrees from pesticides applied during the growing season by husks. <text:s/>Husks are removed before processing and/or consumption. <text:s/>There may be registered post harvest treatments for cereal grains.</text:p>
      <text:p text:style-name="Normal"/>
      <text:p text:style-name="Normal"><text:span text:style-name="Default_20_Paragraph_20_Font"><text:span text:style-name="T1">Commodities:</text:span></text:span> Barley; Buckwheat; Maize; Millet; Oats; Popcorn; Rice*; Rye; Sorghum; Triticale; Wheat; Wild rice.</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P12">* ‘Rice’ means ‘Rice in Husk.’</text:p>
      <text:p text:style-name="Normal"/>
      <text:p text:style-name="Subheading">Grasses for sugar or syrup production</text:p>
      <text:p text:style-name="Normal">Grasses for sugar or syrup production, includes species of grasses with a high sugar content especially in the stem. <text:s/>The stems are mainly used for sugar or syrup production.</text:p>
      <text:p text:style-name="Normal"/>
      <text:p text:style-name="Normal"><text:span text:style-name="Default_20_Paragraph_20_Font"><text:span text:style-name="T1">Commodities:</text:span></text:span> Sugar cane.</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Normal"/>
      <text:p text:style-name="Product_20_heading">NUTS AND SEEDS</text:p>
      <text:p text:style-name="Normal"/>
      <text:p text:style-name="Subheading">Tree nuts</text:p>
      <text:p text:style-name="Normal">Tree nuts are the seeds of a variety of trees and shrubs which are characterised by a hard inedible shell enclosing an oily seed. <text:s/>The seed is protected from pesticides applied during the growing season by the shell and other parts of the fruit. <text:s/>The edible portion of the nut is consumed in succulent, dried or processed forms.</text:p>
      <text:p text:style-name="Normal"/>
      <text:p text:style-name="Normal"><text:span text:style-name="Default_20_Paragraph_20_Font"><text:span text:style-name="T1">Commodities:</text:span></text:span> Almonds; Beech nuts; Brazil nut; Cashew nut; Chestnuts; Coconut; Hazelnuts; Hickory nuts; Japanese horse-chestnut; Macadamia nuts; Pecan; Pine nuts; Pili nuts; Pistachio nuts; Sapucaia nut; Walnuts.</text:p>
      <text:p text:style-name="Normal"/>
      <text:p text:style-name="Normal"><text:span text:style-name="Default_20_Paragraph_20_Font"><text:span text:style-name="T1">Portion of the commodity to which the MRL applies (and which is analysed):</text:span></text:span> whole commodity after removal of shell. <text:s/>Chestnuts: whole in skin.</text:p>
      <text:p text:style-name="Normal"/>
      <text:p text:style-name="Subheading">Oilseed</text:p>
      <text:p text:style-name="Normal">Oilseed consists of seeds from a variety of plants used in the production of edible vegetable oils. <text:s/>Some oilseeds are used directly, or after slight processing, as food or for food flavouring. <text:s/>Oilseeds are protected from pesticides applied during the growing season by the shell or husk.</text:p>
      <text:p text:style-name="Normal"/>
      <text:p text:style-name="Normal"><text:span text:style-name="Default_20_Paragraph_20_Font"><text:span text:style-name="T1">Commodities:</text:span></text:span> Acacia seed; Cotton seed; Linseed; Mustard seed; Palm nut; Peanut; Plantago ovata seed; Poppy seed; Rape seed; Safflower seed; Sesame seed; Sunflower seed.</text:p>
      <text:p text:style-name="Normal"/>
      <text:p text:style-name="Normal"><text:span text:style-name="Default_20_Paragraph_20_Font"><text:span text:style-name="T1">Portion of the commodity to which the MRL applies (and which is analysed): </text:span></text:span>seed or kernels, after removal of shell or husk.</text:p>
      <text:p text:style-name="Normal"/>
      <text:p text:style-name="Subheading">Seed for beverages and sweets</text:p>
      <text:p text:style-name="Normal">Seeds for beverages and sweets are derived from tropical and sub-tropical trees and shrubs. <text:s/>These seeds are protected from pesticides applied during the growing season by the shell or other parts of the fruit.</text:p>
      <text:p text:style-name="Normal"/>
      <text:p text:style-name="Normal"><text:span text:style-name="Default_20_Paragraph_20_Font"><text:span text:style-name="T1">Commodities:</text:span></text:span> Cacao beans; Coffee beans; Cola nuts.</text:p>
      <text:p text:style-name="Normal"/>
      <text:p text:style-name="Normal"><text:span text:style-name="Default_20_Paragraph_20_Font"><text:span text:style-name="T1">Portion of the commodity to which the MRL applies (and which is analysed): </text:span></text:span>whole commodity.</text:p>
      <text:p text:style-name="P11"/>
      <text:p text:style-name="Product_20_heading">HERBS AND SPICES</text:p>
      <text:p text:style-name="Normal"/>
      <text:p text:style-name="Subheading">Herbs</text:p>
      <text:p text:style-name="Normal">Herbs consist of leaves, flowers, stems and roots from a variety of herbaceous plants, used in relatively small amounts as condiments to flavour foods or beverages. <text:s/>They are used either in fresh or naturally dried form. <text:s/>Herbs are fully exposed to pesticides applied during the growing season. <text:s/>There may be registered post-harvest treatments for dried herbs.</text:p>
      <text:p text:style-name="Normal"/>
      <text:p text:style-name="Normal"><text:span text:style-name="Default_20_Paragraph_20_Font"><text:span text:style-name="T1">Commodities: </text:span></text:span>Angelica; Balm leaves (Melissa officinalis); Basil; Bay leaves; Burnet, great (<text:span text:style-name="Default_20_Paragraph_20_Font"><text:span text:style-name="T4">Banguisorba officinalis</text:span></text:span>); Burnet, salad; Burning bush (<text:span text:style-name="Default_20_Paragraph_20_Font"><text:span text:style-name="T4">Dictamnus albus</text:span></text:span>); Catmint; Celery leaves; Chives; Curry leaves; Dill (<text:span text:style-name="Default_20_Paragraph_20_Font"><text:span text:style-name="T4">Anethum graveolens</text:span></text:span>); Fennel; Hops; Horehound; Hyssop; Kaffir lime leaves; Lavender; Lemon balm; Lemon grass; Lemon verbena; Lovage; Marigold flowers (<text:span text:style-name="Default_20_Paragraph_20_Font"><text:span text:style-name="T4">Calendula officinalis</text:span></text:span>); Marjoram; Mints; Nasturtium leaves (<text:span text:style-name="Default_20_Paragraph_20_Font"><text:span text:style-name="T4">Tropaeolum majus</text:span></text:span> L.); Parsley; Rosemary; Rue (<text:span text:style-name="Default_20_Paragraph_20_Font"><text:span text:style-name="T4">Ruta graveolens</text:span></text:span>); Sage; Sassafras leaves; Savoury, summer, winter; Sorrel; Sweet cicely; Tansy; Tarragon; Thyme; Winter cress; Wintergreen leaves (<text:span text:style-name="Default_20_Paragraph_20_Font"><text:span text:style-name="T4">Gaultheria procumbens </text:span></text:span>L.); Woodruff (<text:span text:style-name="Default_20_Paragraph_20_Font"><text:span text:style-name="T4">Asperula odorata</text:span></text:span>); Wormwoods (<text:span text:style-name="Default_20_Paragraph_20_Font"><text:span text:style-name="T4">Artemisia</text:span></text:span> spp.).</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Spices</text:p>
      <text:p text:style-name="Normal">Spices consist of the aromatic seeds, roots, berries or other fruits from a variety of plants, which are used in relatively small quantities to flavour foods. <text:s/>Spices are exposed in varying degrees to pesticides applied during the growing season. <text:s/>There may be registered post harvest treatments for dried spices.</text:p>
      <text:p text:style-name="Normal"/>
      <text:p text:style-name="Normal"><text:span text:style-name="Default_20_Paragraph_20_Font"><text:span text:style-name="T1">Commodities: </text:span></text:span>Angelica seed; Anise seed; Calamus root; Caper buds; Caraway seed; Cardamom seed; Cassia buds; Celery seed; Cinnamon bark; Cloves; Coriander, seed; Cumin seed; Dill seed; Elecampane root; Fennel seed; Fenugreek seed; Galangal, rhizomes; Ginger, root; Grains of paradise; Juniper berry; Licorice root; Lovage seed; Mace; Nasturtium pods; Nutmeg; Pepper, black, white; Pepper, long; Pimento, fruit; Tonka bean; Turmeric, root; Vanilla, beans.</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Normal"/>
      <text:p text:style-name="Division_20_Heading">PROCESSED FOODS OF PLANT AND ANIMAL ORIGIN</text:p>
      <text:p text:style-name="Normal"/>
      <text:p text:style-name="Product_20_heading">DERIVED EDIBLE COMMODITIES OF PLANT ORIGIN</text:p>
      <text:p text:style-name="Normal"/>
      <text:p text:style-name="Normal">‘Derived edible products’ are foods or edible substances isolated from primary food commodities or raw agricultural commodities using physical, biological or chemical processing. <text:s/>This includes groups such as vegetable oils (crude and refined), by-products of the fractionation of cereals and teas (fermented and dried).</text:p>
      <text:p text:style-name="Normal"/>
      <text:p text:style-name="Subheading">Cereal grain milling fractions</text:p>
      <text:p text:style-name="Normal">This group includes milling fractions of cereal grains at the final stage of milling and preparation in the fractions, and includes processed brans.</text:p>
      <text:p text:style-name="Normal"/>
      <text:p text:style-name="Normal"><text:span text:style-name="Default_20_Paragraph_20_Font"><text:span text:style-name="T1">Commodities:</text:span></text:span> Cereal brans, processed; Maize flour; Maize meal; Rice bran, processed; Rye bran, processed; Rye flour; Rye wholemeal; Wheat bran, processed; Wheat germ; Wheat flour; Wheat wholemeal.</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Tea</text:p>
      <text:p text:style-name="Normal">Teas are derived from the leaves of several plants, principally <text:span text:style-name="Default_20_Paragraph_20_Font"><text:span text:style-name="T4">Camellia sinensis</text:span></text:span>. <text:s/>They are used mainly in a fermented and dried form or only as dried leaves for the preparation of infusions.</text:p>
      <text:p text:style-name="P10"/>
      <text:p text:style-name="Normal"><text:span text:style-name="Default_20_Paragraph_20_Font"><text:span text:style-name="T1">Commodities:</text:span></text:span> Tea, green, black</text:p>
      <text:p text:style-name="P11"/>
      <text:p text:style-name="Normal"><text:span text:style-name="Default_20_Paragraph_20_Font"><text:span text:style-name="T1">Portion of the commodity to which the MRL applies (and which is analysed):</text:span></text:span> whole commodity.</text:p>
      <text:p text:style-name="Normal"/>
      <text:p text:style-name="Subheading">Vegetable oils, crude</text:p>
      <text:p text:style-name="Normal">This group includes the crude vegetable oils derived from oil seed, tropical and sub-tropical oil-containing fruits such as olives, and some pulses. <text:s/>Exposure to pesticides is through pre-harvest treatment of the relevant crops or post-harvest treatment of the oilseeds or oil-containing pulses.</text:p>
      <text:p text:style-name="Normal"/>
      <text:p text:style-name="Normal"><text:span text:style-name="Default_20_Paragraph_20_Font"><text:span text:style-name="T1">Commodities:</text:span></text:span> Vegetable oils, crude; Cotton seed oil, crude; Coconut oil, crude; Maize oil, crude; Olive oil, crude; Palm oil, crude; Palm kernel oil, crude; Peanut oil, crude; Rape seed oil, crude; Safflower seed oil, crude; Sesame seed oil, crude; Soya bean oil, crude.</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Vegetable oils, edible </text:p>
      <text:p text:style-name="Normal">Vegetable oils, edible are derived from the crude oils through a refining and/or clarifying process. <text:s/>Exposure to pesticides is through pre-harvest treatment of the relevant crops or post-harvest treatment of the oilseeds or oil-containing pulses.</text:p>
      <text:p text:style-name="P10"/>
      <text:p text:style-name="Normal"><text:span text:style-name="Default_20_Paragraph_20_Font"><text:span text:style-name="T1">Commodities:</text:span></text:span> Vegetable oils, edible; Cotton seed oil, edible; Coconut oil, refined; Maize oil, edible; Olive oil, refined; Palm oil, edible; Palm kernel oil, edible; Peanut oil, edible; Rape seed oil, edible; Safflower seed oil, edible; Sesame seed oil, edible; Soya bean oil, refined; Sunflower seed oil, edible.</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Subheading">Manufactured multi-ingredient cereal products</text:p>
      <text:p text:style-name="Normal">The commodities of this group are manufactured with several ingredients; products derived from cereal grains however form the major ingredient.</text:p>
      <text:p text:style-name="Normal"/>
      <text:p text:style-name="Normal"><text:span text:style-name="Default_20_Paragraph_20_Font"><text:span text:style-name="T1">Commodities:</text:span></text:span> Bread and other cooked cereal products; Maize bread; Rye bread; White bread; Wholemeal bread.</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Miscellaneous</text:p>
      <text:p text:style-name="Subheading"/>
      <text:p text:style-name="Normal"><text:span text:style-name="Default_20_Paragraph_20_Font"><text:span text:style-name="T1">Commodities:</text:span></text:span> Olives, processed; peppermint oil; Sugar cane molasses.</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Normal"/>
      <text:p text:style-name="Product_20_heading">SECONDARY COMMODITIES OF PLANT ORIGIN</text:p>
      <text:p text:style-name="Normal"/>
      <text:p text:style-name="Normal">The term ‘Secondary food commodity’ refers to a primary food commodity which has undergone simple processing, such as removal of certain portions, drying (except natural drying), husking, and comminution, which do not basically alter the composition or identity of the product. <text:s/>For the commodities referred to in dried fruits, dried vegetables and dried herbs refer to the commodity groupings for fruits, vegetables and herbs. <text:s/>Naturally field dried mature crops such as pulses or cereal grains are not considered as secondary food commodities.</text:p>
      <text:p text:style-name="Normal"/>
      <text:p text:style-name="Subheading">Dried fruits</text:p>
      <text:p text:style-name="Normal">Dried fruits are generally artificially dried. <text:s/>Exposure to pesticides may arise from pre-harvest application, post-harvest treatment of the fruits before processing, or treatment of the dried fruit to avoid losses during transport and distribution.</text:p>
      <text:p text:style-name="Normal"/>
      <text:p text:style-name="Normal"><text:span text:style-name="Default_20_Paragraph_20_Font"><text:span text:style-name="T1">Portion of the commodity to which the MRL applies (and which is analysed):</text:span></text:span> whole commodity after removal of stones, but the residue is calculated on the whole commodity.</text:p>
      <text:p text:style-name="Normal"/>
      <text:p text:style-name="P11"/>
      <text:p text:style-name="Subheading">Dried herbs</text:p>
      <text:p text:style-name="Normal">Dried herbs are generally artificially dried and often comminuted. <text:s/>Exposure to pesticides is from pre-harvest applications and/or treatment of the dry commodities.</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Dried vegetables</text:p>
      <text:p text:style-name="Normal">Dried vegetables are generally artificially dried and often comminuted. <text:s/>Exposure to pesticides is from pre-harvest application and/or treatment of the dry commodities.</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Subheading">Milled cereal products (early milling stages)</text:p>
      <text:p text:style-name="Normal">The group ‘milled cereal products (early milling stages)’ includes the early milling fractions of cereal grains, except buckwheat, such as husked rice, polished rice and the unprocessed cereal grain brans. <text:s/>Exposure to pesticides is through pre-harvest treatments of the growing cereal grain crop and especially through post-harvest treatment of cereal grains.</text:p>
      <text:p text:style-name="Normal"/>
      <text:p text:style-name="Normal"><text:span text:style-name="Default_20_Paragraph_20_Font"><text:span text:style-name="T1">Commodities:</text:span></text:span> Bran, unprocessed; Rice bran, unprocessed; Rice, husked; Rice, polished; Rye bran, unprocessed; Wheat bran, unprocessed.</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Normal"/>
      <text:p text:style-name="Product_20_heading">SECONDARY COMMODITIES OF ANIMAL ORIGIN</text:p>
      <text:p text:style-name="Normal"/>
      <text:p text:style-name="Normal">The term ‘secondary food commodity’ refers to a primary food commodity which has undergone simple processing, such as removal of certain portions, drying, and comminution, which do not basically alter the composition or identity of the commodity.</text:p>
      <text:p text:style-name="Normal"/>
      <text:p text:style-name="Subheading">Animal fats, processed</text:p>
      <text:p text:style-name="Normal">This group includes rendered or extracted (possibly refined and/or clarified) fats from mammals and poultry and fats and oils derived from fish.</text:p>
      <text:p text:style-name="Normal"/>
      <text:p text:style-name="Normal"><text:span text:style-name="Default_20_Paragraph_20_Font"><text:span text:style-name="T1">Commodities:</text:span></text:span> Tallow and lard from cattle, goats, pigs and sheep; Poultry fats, processed.</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Subheading">Dried meat and fish products</text:p>
      <text:p text:style-name="Normal">For the commodities referred to in dried meat and dried fish products refer to the commodity groupings for meat and fish. <text:s/>Dried meat and fish products includes naturally or artificially dried meat products and dried fish, mainly marine fish.</text:p>
      <text:p text:style-name="Normal"/>
      <text:p text:style-name="Normal"><text:span text:style-name="Default_20_Paragraph_20_Font"><text:span text:style-name="T1">Portion of the commodity to which the MRL applies (and which is analysed):</text:span></text:span> whole commodity.</text:p>
      <text:p text:style-name="Normal"/>
      <text:p text:style-name="Subheading">Milk fats</text:p>
      <text:p text:style-name="Normal">Milk fats are the fatty ingredients derived from the milk of various mammals.</text:p>
      <text:p text:style-name="Normal"/>
      <text:p text:style-name="Normal"><text:span text:style-name="Default_20_Paragraph_20_Font"><text:span text:style-name="T1">Portion of the commodity to which the MRL applies (and which is analysed): </text:span></text:span>whole commodity.</text:p>
      <text:p text:style-name="Normal"/>
      <text:p text:style-name="Clause_20_heading"/>
      <text:p text:style-name="P15">Amendment History</text:p>
      <text:p text:style-name="P16"/>
      <text:p text:style-name="P16">The Amendment History provides information about each amendment to the Standard. The information includes commencement or cessation information for relevant amendments. </text:p>
      <text:p text:style-name="Normal"/>
      <text:p text:style-name="Normal">These amendments are made under section 92 of the <text:span text:style-name="Default_20_Paragraph_20_Font"><text:span text:style-name="T4">Food Standards Australia New Zealand Act 1991</text:span></text:span> unless otherwise indicated. Amendments do not have a specific date for cessation unless indicated as such.</text:p>
      <text:p text:style-name="P17"/>
      <text:p text:style-name="Clause_20_heading">About this compilation</text:p>
      <text:p text:style-name="Normal"/>
      <text:p text:style-name="P18">This is a compilation of Standard 1.4.2 as in force on <text:span text:style-name="Default_20_Paragraph_20_Font"><text:span text:style-name="T5">5 November 2013</text:span></text:span> (up to Amendment No. 144 / APVMA 6, 2013). It includes any commenced amendment affecting the compilation to that date.</text:p>
      <text:p text:style-name="Normal"/>
      <text:p text:style-name="Normal">This compilation is composed of four volumes:</text:p>
      <text:p text:style-name="Normal"/>
      <text:p text:style-name="Normal">Volume 1:<text:tab/>Clauses 1<text:span text:style-name="Default_20_Paragraph_20_Font"><text:span text:style-name="T6">–</text:span></text:span>4</text:p>
      <text:p text:style-name="Normal">Volume 2:<text:tab/>Schedule 1 (A<text:span text:style-name="Default_20_Paragraph_20_Font"><text:span text:style-name="T6">–</text:span></text:span>L)</text:p>
      <text:p text:style-name="Normal">Volume 3:<text:tab/>Schedule 1 (M<text:span text:style-name="Default_20_Paragraph_20_Font"><text:span text:style-name="T6">–</text:span></text:span>Z))</text:p>
      <text:p text:style-name="Normal">Volume 4:<text:tab/>Schedules 2<text:span text:style-name="Default_20_Paragraph_20_Font"><text:span text:style-name="T6">–</text:span></text:span>4 </text:p>
      <text:p text:style-name="P16"/>
      <text:p text:style-name="Normal">Prepared by Food Standards Australia New Zealand on <text:span text:style-name="Default_20_Paragraph_20_Font"><text:span text:style-name="T5">5 November 2013</text:span></text:span>.</text:p>
      <text:p text:style-name="Normal"/>
      <text:p text:style-name="Clause_20_heading">Uncommenced amendments or provisions ceasing to have effect</text:p>
      <text:p text:style-name="Clause_20_heading"/>
      <text:p text:style-name="Clause">To assist stakeholders, the effect of any uncommenced amendments or provisions which will cease to have effect, may be reflected in the Standard as shaded boxed text with the relevant commencement or cessation date. These amendments will be reflected in a compilation registered on the Federal Register of Legislative Instruments including or omitting those amendments and provided in the Amendment History once the date is passed.</text:p>
      <text:p text:style-name="Normal"/>
      <text:p text:style-name="Clause"/>
      <text:p text:style-name="P16">The following abbreviations may be used in the table below:</text:p>
      <text:p text:style-name="P16"/>
      <text:p text:style-name="P19"><text:span text:style-name="Default_20_Paragraph_20_Font"><text:span text:style-name="T7">ad = added or inserted<text:tab/></text:span></text:span>am = amended</text:p>
      <text:p text:style-name="P19">exp = expired or ceased to have effect<text:tab/>rep = repealed</text:p>
      <text:p text:style-name="P19">rs = repealed and substituted</text:p>
      <text:p text:style-name="Normal"/>
      <text:p text:style-name="Normal"><text:span text:style-name="Default_20_Paragraph_20_Font"><text:span text:style-name="T8">Standard 1.4.2</text:span></text:span><text:span text:style-name="Default_20_Paragraph_20_Font"><text:span text:style-name="T9"> </text:span></text:span><text:span text:style-name="Default_20_Paragraph_20_Font"><text:span text:style-name="T10">was published in the </text:span></text:span><text:span text:style-name="Default_20_Paragraph_20_Font"><text:span text:style-name="T11">Commonwealth of Australia Gazette</text:span></text:span><text:span text:style-name="Default_20_Paragraph_20_Font"><text:span text:style-name="T10"> No. P 30 on 20 December 2000 </text:span></text:span>as part of Amendment 53 (<text:span text:style-name="Default_20_Paragraph_20_Font"><text:span text:style-name="T10">F2008B00619 </text:span></text:span><text:span text:style-name="Clause_20_Char">–</text:span>- 30 September 2008<text:span text:style-name="Default_20_Paragraph_20_Font"><text:span text:style-name="T10">) and has since been amended as follows: </text:span></text:span></text:p>
      <text:p text:style-name="Normal"/>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header-rows>
          <table:table-row table:style-name="Tabelle2.1">
            <table:table-cell table:style-name="Tabelle2.A1" office:value-type="string">
              <text:p text:style-name="Compilation_20_heading">Clause affected</text:p>
            </table:table-cell>
            <table:table-cell table:style-name="Tabelle2.A1" office:value-type="string">
              <text:p text:style-name="Compilation_20_heading">A’ment No.</text:p>
            </table:table-cell>
            <table:table-cell table:style-name="Tabelle2.A1" office:value-type="string">
              <text:p text:style-name="Compilation_20_heading">FRLI registration</text:p>
              <text:p text:style-name="Compilation_20_heading">Gazette </text:p>
            </table:table-cell>
            <table:table-cell table:style-name="Tabelle2.A1" office:value-type="string">
              <text:p text:style-name="Compilation_20_heading">Commencement</text:p>
              <text:p text:style-name="Compilation_20_heading">(Cessation)</text:p>
            </table:table-cell>
            <table:table-cell table:style-name="Tabelle2.A1" office:value-type="string">
              <text:p text:style-name="Compilation_20_heading">How affected</text:p>
            </table:table-cell>
            <table:table-cell table:style-name="Tabelle2.A1" office:value-type="string">
              <text:p text:style-name="Compilation_20_heading">Description of amendment</text:p>
            </table:table-cell>
          </table:table-row>
        </table:table-header-rows>
        <table:table-row table:style-name="Tabelle2.1">
          <table:table-cell table:style-name="Tabelle2.A2" office:value-type="string">
            <text:p text:style-name="Amendment_20_text">Purpose</text:p>
          </table:table-cell>
          <table:table-cell table:style-name="Tabelle2.A2" office:value-type="string">
            <text:p text:style-name="Amendment_20_text">71</text:p>
          </table:table-cell>
          <table:table-cell table:style-name="Tabelle2.A2" office:value-type="string">
            <text:p text:style-name="P20">F2008B00818</text:p>
            <text:p text:style-name="P20">24 Dec 2008</text:p>
            <text:p text:style-name="P20">FSC13 </text:p>
            <text:p text:style-name="P20">14 May 2004</text:p>
          </table:table-cell>
          <table:table-cell table:style-name="Tabelle2.A2" office:value-type="string">
            <text:p text:style-name="Amendment_20_text">14 May 2004</text:p>
          </table:table-cell>
          <table:table-cell table:style-name="Tabelle2.A2" office:value-type="string">
            <text:p text:style-name="Amendment_20_text">ad</text:p>
          </table:table-cell>
          <table:table-cell table:style-name="Tabelle2.A2" office:value-type="string">
            <text:p text:style-name="Amendment_20_text">References to ‘chemical.</text:p>
          </table:table-cell>
        </table:table-row>
        <table:table-row table:style-name="Tabelle2.1">
          <table:table-cell table:style-name="Tabelle2.A3" office:value-type="string">
            <text:p text:style-name="Amendment_20_text">Purpose</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rep</text:p>
          </table:table-cell>
          <table:table-cell table:style-name="Tabelle2.A3" office:value-type="string">
            <text:p text:style-name="Amendment_20_text">Reference to the New Zealand <text:span text:style-name="Default_20_Paragraph_20_Font"><text:span text:style-name="T1">Food Regulations (1984)</text:span></text:span>.</text:p>
          </table:table-cell>
        </table:table-row>
        <table:table-row table:style-name="Tabelle2.1">
          <table:table-cell table:style-name="Tabelle2.A3" office:value-type="string">
            <text:p text:style-name="Amendment_20_text">Purpose</text:p>
          </table:table-cell>
          <table:table-cell table:style-name="Tabelle2.A3" office:value-type="string">
            <text:p text:style-name="Amendment_20_text">103</text:p>
          </table:table-cell>
          <table:table-cell table:style-name="Tabelle2.A3" office:value-type="string">
            <text:p text:style-name="P20">F2008L03741</text:p>
            <text:p text:style-name="P20">9 Oct 2008</text:p>
            <text:p text:style-name="P20">FSC45</text:p>
            <text:p text:style-name="P20">9 Oct 2008</text:p>
          </table:table-cell>
          <table:table-cell table:style-name="Tabelle2.A3" office:value-type="string">
            <text:p text:style-name="Amendment_20_text">9 Oct 2008</text:p>
          </table:table-cell>
          <table:table-cell table:style-name="Tabelle2.A3" office:value-type="string">
            <text:p text:style-name="Amendment_20_text">am</text:p>
          </table:table-cell>
          <table:table-cell table:style-name="Tabelle2.A3" office:value-type="string">
            <text:p text:style-name="Amendment_20_text">Reference to New Zealand requirements.</text:p>
          </table:table-cell>
        </table:table-row>
        <table:table-row table:style-name="Tabelle2.1">
          <table:table-cell table:style-name="Tabelle2.A5" office:value-type="string">
            <text:p text:style-name="Amendment_20_text">Purpose</text:p>
          </table:table-cell>
          <table:table-cell table:style-name="Tabelle2.A5" office:value-type="string">
            <text:p text:style-name="Amendment_20_text">119</text:p>
          </table:table-cell>
          <table:table-cell table:style-name="Tabelle2.A5" office:value-type="string">
            <text:p text:style-name="Amendment_20_text">F2010L02542</text:p>
            <text:p text:style-name="Amendment_20_text">30 Sept 2010</text:p>
            <text:p text:style-name="Amendment_20_text">FSC61 </text:p>
            <text:p text:style-name="Amendment_20_text">30 Sept 2010</text:p>
            <text:p text:style-name="Amendment_20_text"/>
          </table:table-cell>
          <table:table-cell table:style-name="Tabelle2.A5" office:value-type="string">
            <text:p text:style-name="Amendment_20_text">30 Sept 2010</text:p>
          </table:table-cell>
          <table:table-cell table:style-name="Tabelle2.A5" office:value-type="string">
            <text:p text:style-name="Amendment_20_text">rep</text:p>
          </table:table-cell>
          <table:table-cell table:style-name="Tabelle2.A5" office:value-type="string">
            <text:p text:style-name="Amendment_20_text">Reference to Schedule 3.</text:p>
          </table:table-cell>
        </table:table-row>
        <text:soft-page-break/>
        <table:table-row table:style-name="Tabelle2.1">
          <table:table-cell table:style-name="Tabelle2.A2" office:value-type="string">
            <text:p text:style-name="Amendment_20_text">Table of Provs</text:p>
          </table:table-cell>
          <table:table-cell table:style-name="Tabelle2.A2" office:value-type="string">
            <text:p text:style-name="Amendment_20_text">60</text:p>
          </table:table-cell>
          <table:table-cell table:style-name="Tabelle2.A2" office:value-type="string">
            <text:p text:style-name="P20">F2008B00798</text:p>
            <text:p text:style-name="P20">19 Dec 2008</text:p>
            <text:p text:style-name="P20">FSC2</text:p>
            <text:p text:style-name="P20">20 June 2002</text:p>
          </table:table-cell>
          <table:table-cell table:style-name="Tabelle2.A2" office:value-type="string">
            <text:p text:style-name="Amendment_20_text">20 June 2002</text:p>
          </table:table-cell>
          <table:table-cell table:style-name="Tabelle2.A2" office:value-type="string">
            <text:p text:style-name="Amendment_20_text">ad</text:p>
          </table:table-cell>
          <table:table-cell table:style-name="Tabelle2.A2" office:value-type="string">
            <text:p text:style-name="Amendment_20_text">Schedule Headings</text:p>
          </table:table-cell>
        </table:table-row>
        <table:table-row table:style-name="Tabelle2.1">
          <table:table-cell table:style-name="Tabelle2.A5" office:value-type="string">
            <text:p text:style-name="Amendment_20_text">Table of Provs</text:p>
          </table:table-cell>
          <table:table-cell table:style-name="Tabelle2.A5" office:value-type="string">
            <text:p text:style-name="Amendment_20_text">119</text:p>
          </table:table-cell>
          <table:table-cell table:style-name="Tabelle2.A5" office:value-type="string">
            <text:p text:style-name="Amendment_20_text">F2010L02542</text:p>
            <text:p text:style-name="Amendment_20_text">30 Sept 2010</text:p>
            <text:p text:style-name="Amendment_20_text">FSC61 </text:p>
            <text:p text:style-name="Amendment_20_text">30 Sept 2010</text:p>
            <text:p text:style-name="Amendment_20_text"/>
          </table:table-cell>
          <table:table-cell table:style-name="Tabelle2.A5" office:value-type="string">
            <text:p text:style-name="Amendment_20_text">30 Sept 2010</text:p>
          </table:table-cell>
          <table:table-cell table:style-name="Tabelle2.A5" office:value-type="string">
            <text:p text:style-name="Amendment_20_text">rep</text:p>
          </table:table-cell>
          <table:table-cell table:style-name="Tabelle2.A5" office:value-type="string">
            <text:p text:style-name="Amendment_20_text">Omit reference to Schedule 3.</text:p>
          </table:table-cell>
        </table:table-row>
        <table:table-row table:style-name="Tabelle2.1">
          <table:table-cell table:style-name="Tabelle2.A2" office:value-type="string">
            <text:p text:style-name="Amendment_20_text">1</text:p>
          </table:table-cell>
          <table:table-cell table:style-name="Tabelle2.A2" office:value-type="string">
            <text:p text:style-name="Amendment_20_text">71</text:p>
          </table:table-cell>
          <table:table-cell table:style-name="Tabelle2.A2" office:value-type="string">
            <text:p text:style-name="P20">F2008B00818</text:p>
            <text:p text:style-name="P20">24 Dec 2008</text:p>
            <text:p text:style-name="P20">FSC13 </text:p>
            <text:p text:style-name="P20">14 May 2004</text:p>
          </table:table-cell>
          <table:table-cell table:style-name="Tabelle2.A2" office:value-type="string">
            <text:p text:style-name="Amendment_20_text">14 May 2004</text:p>
          </table:table-cell>
          <table:table-cell table:style-name="Tabelle2.A2" office:value-type="string">
            <text:p text:style-name="Amendment_20_text">am</text:p>
          </table:table-cell>
          <table:table-cell table:style-name="Tabelle2.A2" office:value-type="string">
            <text:p text:style-name="Amendment_20_text">Definition of ‘chemical.</text:p>
          </table:table-cell>
        </table:table-row>
        <table:table-row table:style-name="Tabelle2.1">
          <table:table-cell table:style-name="Tabelle2.A5" office:value-type="string">
            <text:p text:style-name="Amendment_20_text">1</text:p>
          </table:table-cell>
          <table:table-cell table:style-name="Tabelle2.A5" office:value-type="string">
            <text:p text:style-name="Amendment_20_text">116</text:p>
          </table:table-cell>
          <table:table-cell table:style-name="Tabelle2.A5" office:value-type="string">
            <text:p text:style-name="P20">F2010L01310</text:p>
            <text:p text:style-name="P20">20 May 2010</text:p>
            <text:p text:style-name="P20">FSC58 </text:p>
            <text:p text:style-name="P20">20 May 2010</text:p>
            <text:p text:style-name="P20"/>
          </table:table-cell>
          <table:table-cell table:style-name="Tabelle2.A5" office:value-type="string">
            <text:p text:style-name="Amendment_20_text">20 May 2010</text:p>
          </table:table-cell>
          <table:table-cell table:style-name="Tabelle2.A5" office:value-type="string">
            <text:p text:style-name="Amendment_20_text">am</text:p>
          </table:table-cell>
          <table:table-cell table:style-name="Tabelle2.A5" office:value-type="string">
            <text:p text:style-name="Amendment_20_text">Definitions for ‘extraneous residue limit’ and ‘maximum residue limit’ and related consequential amendments.</text:p>
          </table:table-cell>
        </table:table-row>
        <table:table-row table:style-name="Tabelle2.1">
          <table:table-cell table:style-name="Tabelle2.A2" office:value-type="string">
            <text:p text:style-name="Amendment_20_text">2</text:p>
          </table:table-cell>
          <table:table-cell table:style-name="Tabelle2.A2" office:value-type="string">
            <text:p text:style-name="Amendment_20_text">101</text:p>
          </table:table-cell>
          <table:table-cell table:style-name="Tabelle2.A2" office:value-type="string">
            <text:p text:style-name="P20">F2008L03058</text:p>
            <text:p text:style-name="P20">14 Aug 2008</text:p>
            <text:p text:style-name="P20">FSC43 </text:p>
            <text:p text:style-name="P20">14 Aug 2008</text:p>
          </table:table-cell>
          <table:table-cell table:style-name="Tabelle2.A2" office:value-type="string">
            <text:p text:style-name="Amendment_20_text">14 Aug 2008</text:p>
          </table:table-cell>
          <table:table-cell table:style-name="Tabelle2.A2" office:value-type="string">
            <text:p text:style-name="Amendment_20_text">rep</text:p>
          </table:table-cell>
          <table:table-cell table:style-name="Tabelle2.A2" office:value-type="string">
            <text:p text:style-name="Amendment_20_text">Editorial note after clause 2.</text:p>
          </table:table-cell>
        </table:table-row>
        <table:table-row table:style-name="Tabelle2.1">
          <table:table-cell table:style-name="Tabelle2.A3" office:value-type="string">
            <text:p text:style-name="Amendment_20_text">2(2)</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m</text:p>
          </table:table-cell>
          <table:table-cell table:style-name="Tabelle2.A3" office:value-type="string">
            <text:p text:style-name="Amendment_20_text">Editorial note relating to pesticides in drinking water.</text:p>
          </table:table-cell>
        </table:table-row>
        <table:table-row table:style-name="Tabelle2.1">
          <table:table-cell table:style-name="Tabelle2.A3" office:value-type="string">
            <text:p text:style-name="Amendment_20_text">2(3)</text:p>
          </table:table-cell>
          <table:table-cell table:style-name="Tabelle2.A3" office:value-type="string">
            <text:p text:style-name="Amendment_20_text">71</text:p>
          </table:table-cell>
          <table:table-cell table:style-name="Tabelle2.A3" office:value-type="string">
            <text:p text:style-name="P20">F2008B00818</text:p>
            <text:p text:style-name="P20">24 Dec 2008</text:p>
            <text:p text:style-name="P20">FSC13 </text:p>
            <text:p text:style-name="P20">14 May 2004</text:p>
          </table:table-cell>
          <table:table-cell table:style-name="Tabelle2.A3" office:value-type="string">
            <text:p text:style-name="Amendment_20_text">14 May 2004</text:p>
          </table:table-cell>
          <table:table-cell table:style-name="Tabelle2.A3" office:value-type="string">
            <text:p text:style-name="Amendment_20_text">ad</text:p>
          </table:table-cell>
          <table:table-cell table:style-name="Tabelle2.A3" office:value-type="string">
            <text:p text:style-name="Amendment_20_text">New subclause relating to detections of chemical residues not listed in the Standard.</text:p>
          </table:table-cell>
        </table:table-row>
        <table:table-row table:style-name="Tabelle2.1">
          <table:table-cell table:style-name="Tabelle2.A5" office:value-type="string">
            <text:p text:style-name="Amendment_20_text">2(3)</text:p>
          </table:table-cell>
          <table:table-cell table:style-name="Tabelle2.A5" office:value-type="string">
            <text:p text:style-name="Amendment_20_text">88</text:p>
          </table:table-cell>
          <table:table-cell table:style-name="Tabelle2.A5" office:value-type="string">
            <text:p text:style-name="P20">F2006L03270</text:p>
            <text:p text:style-name="P20">5 Oct 2006</text:p>
            <text:p text:style-name="P20">FSC30 </text:p>
            <text:p text:style-name="P20">5 Oct 2006</text:p>
            <text:p text:style-name="P20"/>
          </table:table-cell>
          <table:table-cell table:style-name="Tabelle2.A5" office:value-type="string">
            <text:p text:style-name="Amendment_20_text">5 Oct 2006</text:p>
          </table:table-cell>
          <table:table-cell table:style-name="Tabelle2.A5" office:value-type="string">
            <text:p text:style-name="Amendment_20_text">rs</text:p>
          </table:table-cell>
          <table:table-cell table:style-name="Tabelle2.A5" office:value-type="string">
            <text:p text:style-name="Amendment_20_text">Correct typographical error.</text:p>
          </table:table-cell>
        </table:table-row>
        <table:table-row table:style-name="Tabelle2.1">
          <table:table-cell table:style-name="Tabelle2.A2" office:value-type="string">
            <text:p text:style-name="Amendment_20_text">4(3)</text:p>
          </table:table-cell>
          <table:table-cell table:style-name="Tabelle2.A2" office:value-type="string">
            <text:p text:style-name="Amendment_20_text">103</text:p>
          </table:table-cell>
          <table:table-cell table:style-name="Tabelle2.A2" office:value-type="string">
            <text:p text:style-name="P20">F2008L03741</text:p>
            <text:p text:style-name="P20">9 Oct 2008</text:p>
            <text:p text:style-name="P20">FSC45</text:p>
            <text:p text:style-name="P20">9 Oct 2008</text:p>
          </table:table-cell>
          <table:table-cell table:style-name="Tabelle2.A2" office:value-type="string">
            <text:p text:style-name="Amendment_20_text">9 Oct 2008</text:p>
          </table:table-cell>
          <table:table-cell table:style-name="Tabelle2.A2" office:value-type="string">
            <text:p text:style-name="Amendment_20_text">am</text:p>
          </table:table-cell>
          <table:table-cell table:style-name="Tabelle2.A2" office:value-type="string">
            <text:p text:style-name="Amendment_20_text">Wording for ‘must not exceed’.</text:p>
          </table:table-cell>
        </table:table-row>
        <table:table-row table:style-name="Tabelle2.1">
          <table:table-cell table:style-name="Tabelle2.A5" office:value-type="string">
            <text:p text:style-name="Amendment_20_text">4(3)</text:p>
          </table:table-cell>
          <table:table-cell table:style-name="Tabelle2.A5" office:value-type="string">
            <text:p text:style-name="Amendment_20_text">119</text:p>
          </table:table-cell>
          <table:table-cell table:style-name="Tabelle2.A5" office:value-type="string">
            <text:p text:style-name="Amendment_20_text">F2010L02542</text:p>
            <text:p text:style-name="Amendment_20_text">30 Sept 2010</text:p>
            <text:p text:style-name="Amendment_20_text">FSC61 </text:p>
            <text:p text:style-name="Amendment_20_text">30 Sept 2010</text:p>
            <text:p text:style-name="Amendment_20_text"/>
          </table:table-cell>
          <table:table-cell table:style-name="Tabelle2.A5" office:value-type="string">
            <text:p text:style-name="Amendment_20_text">30 Sept 2010</text:p>
          </table:table-cell>
          <table:table-cell table:style-name="Tabelle2.A5" office:value-type="string">
            <text:p text:style-name="Amendment_20_text">am</text:p>
          </table:table-cell>
          <table:table-cell table:style-name="Tabelle2.A5" office:value-type="string">
            <text:p text:style-name="Amendment_20_text">Subclause and following Editorial note.</text:p>
          </table:table-cell>
        </table:table-row>
        <table:table-row table:style-name="Tabelle2.1">
          <table:table-cell table:style-name="Tabelle2.A2" office:value-type="string">
            <text:p text:style-name="Amendment_20_text">Sch 1</text:p>
          </table:table-cell>
          <table:table-cell table:style-name="Tabelle2.A2" office:value-type="string">
            <text:p text:style-name="Amendment_20_text">55</text:p>
          </table:table-cell>
          <table:table-cell table:style-name="Tabelle2.A2" office:value-type="string">
            <text:p text:style-name="Amendment_20_text"><text:span text:style-name="legsubtitle1"><text:span text:style-name="T12">F2008B00791</text:span></text:span></text:p>
            <text:p text:style-name="P20">9 Dec 2008</text:p>
            <text:p text:style-name="Amendment_20_text">P23</text:p>
            <text:p text:style-name="Amendment_20_text">30 Aug 2001</text:p>
          </table:table-cell>
          <table:table-cell table:style-name="Tabelle2.A2" office:value-type="string">
            <text:p text:style-name="Amendment_20_text">30 Aug 2001</text:p>
          </table:table-cell>
          <table:table-cell table:style-name="Tabelle2.A2" office:value-type="string">
            <text:p text:style-name="Amendment_20_text">ad</text:p>
          </table:table-cell>
          <table:table-cell table:style-name="Tabelle2.A2" office:value-type="string">
            <text:p text:style-name="Amendment_20_text">Sulphadox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55</text:p>
          </table:table-cell>
          <table:table-cell table:style-name="Tabelle2.A3" office:value-type="string">
            <text:p text:style-name="Amendment_20_text"><text:span text:style-name="legsubtitle1"><text:span text:style-name="T12">F2008B00791</text:span></text:span></text:p>
            <text:p text:style-name="P20">9 Dec 2008</text:p>
            <text:p text:style-name="Amendment_20_text">P23</text:p>
            <text:p text:style-name="Amendment_20_text">30 Aug 2001</text:p>
          </table:table-cell>
          <table:table-cell table:style-name="Tabelle2.A3" office:value-type="string">
            <text:p text:style-name="Amendment_20_text">30 Aug 2001</text:p>
          </table:table-cell>
          <table:table-cell table:style-name="Tabelle2.A3" office:value-type="string">
            <text:p text:style-name="Amendment_20_text">am</text:p>
          </table:table-cell>
          <table:table-cell table:style-name="Tabelle2.A3" office:value-type="string">
            <text:p text:style-name="Amendment_20_text">Chlortetracycline, Lasalocid, Lincomycin, Neomycin, Oxytetracycline, Spectinomycin, Sulphadiazine and Virginiamyc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58</text:p>
          </table:table-cell>
          <table:table-cell table:style-name="Tabelle2.A3" office:value-type="string">
            <text:p text:style-name="P20">F2008B00796</text:p>
            <text:p text:style-name="P20">10 Dec 2008</text:p>
            <text:p text:style-name="P20">P28</text:p>
            <text:p text:style-name="P20">20 December 2001</text:p>
          </table:table-cell>
          <table:table-cell table:style-name="Tabelle2.A3" office:value-type="string">
            <text:p text:style-name="Amendment_20_text">20 Dec 2001</text:p>
          </table:table-cell>
          <table:table-cell table:style-name="Tabelle2.A3" office:value-type="string">
            <text:p text:style-name="Amendment_20_text">ad</text:p>
          </table:table-cell>
          <table:table-cell table:style-name="Tabelle2.A3" office:value-type="string">
            <text:p text:style-name="Amendment_20_text">Isoxaflutole and Novaluro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58</text:p>
          </table:table-cell>
          <table:table-cell table:style-name="Tabelle2.A3" office:value-type="string">
            <text:p text:style-name="P20">F2008B00796</text:p>
            <text:p text:style-name="P20">10 Dec 2008</text:p>
            <text:p text:style-name="P20">P28</text:p>
            <text:p text:style-name="P20">20 Dec 2001</text:p>
          </table:table-cell>
          <table:table-cell table:style-name="Tabelle2.A3" office:value-type="string">
            <text:p text:style-name="Amendment_20_text">20 Dec 2001</text:p>
          </table:table-cell>
          <table:table-cell table:style-name="Tabelle2.A3" office:value-type="string">
            <text:p text:style-name="Amendment_20_text">am</text:p>
          </table:table-cell>
          <table:table-cell table:style-name="Tabelle2.A3" office:value-type="string">
            <text:p text:style-name="Amendment_20_text">Abamectin, Bifenthrin, Bromoxynil, Carbendazim, Chlorothalonil, Chlorpyrifos, Cyanamide, Diafenthiuron, Difenoconazole, Diflufenican, Diofenolan, Emamectin benzoate, Ethephon, Fipronil, Fluazifop-butyl, Glufosinate ammonium, Glyphosate, Haloxyfop, Iprodione, Lufenuron, Metalaxyl, Myclobutanil, Norflurazon, Novaluron, Oryzalin, Oxyfluorfen, Parathion-methyl, Phosphorous acid, Pymetrozine, Spinosad, Tebufenozide, Trichlorfon.</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58</text:p>
          </table:table-cell>
          <table:table-cell table:style-name="Tabelle2.A3" office:value-type="string">
            <text:p text:style-name="P20">F2008B00796</text:p>
            <text:p text:style-name="P20">10 Dec 2008</text:p>
            <text:p text:style-name="P20">P28</text:p>
            <text:p text:style-name="P20">20 Dec 2001</text:p>
          </table:table-cell>
          <table:table-cell table:style-name="Tabelle2.A3" office:value-type="string">
            <text:p text:style-name="Amendment_20_text">20 December 2001</text:p>
          </table:table-cell>
          <table:table-cell table:style-name="Tabelle2.A3" office:value-type="string">
            <text:p text:style-name="Amendment_20_text">rs</text:p>
          </table:table-cell>
          <table:table-cell table:style-name="Tabelle2.A3" office:value-type="string">
            <text:p text:style-name="Amendment_20_text">‘Emamectin benzoate’, substitute ‘Emamect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m</text:p>
          </table:table-cell>
          <table:table-cell table:style-name="Tabelle2.A3" office:value-type="string">
            <text:p text:style-name="Amendment_20_text">To move Butroxydim and Linuron to their correct alphabetical placement</text:p>
          </table:table-cell>
        </table:table-row>
        <table:table-row>
          <table:table-cell table:style-name="Tabelle2.A3" office:value-type="string">
            <text:p text:style-name="Amendment_20_text">Sch 1</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d</text:p>
          </table:table-cell>
          <table:table-cell table:style-name="Tabelle2.A3" office:value-type="string">
            <text:p text:style-name="Amendment_20_text">Aminoethoxyvinylglycine, Avilamycin, Azoxystrobin, Benzocaine, Buprofezin, Butafenacil, Carbosulfuron, Carfentrazone-ethyl, Ceftiofur, Cefuroxime, Cephalonium, Dichlofluanid, Dichlorvos, Diclazuril, Diclobutrazol, Diclop-methyl, Fenhexamid, Furathiocarb, Imazamox, Imazapyr, Indoxacarb, Iodosulfuron, Kresoxim-methyl, Lambda-cyhalothrin, Metsulfuron-methyl, Methoxyfenozide, Naled, Oxydemeton-methyl, Thiamethoxam, Thiobencarb, Tolylfluanid, Trifloxysulfuron sodium, Zetacypermethrin and Zinc phosphide.</text:p>
          </table:table-cell>
        </table:table-row>
        <table:table-row>
          <table:table-cell table:style-name="Tabelle2.A3" office:value-type="string">
            <text:p text:style-name="Amendment_20_text">Sch 1</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m</text:p>
          </table:table-cell>
          <table:table-cell table:style-name="Tabelle2.A3" office:value-type="string">
            <text:p text:style-name="Amendment_20_text">Abamectin, Albendazole, Aldicarb, Alloxydim, Ampicillin, Atrazine, Benfluralin, Bentazone, Benzofenap Benzyl G penicillin, Bifenthrin, Bioresmethrin, Bitertanol, Brodifacoum, Bupirimate, Butroxydim, Captan, Carbaryl, Carbendazim, Carbofuran, Carbon disulphide, Carbon sulphide, Chlorfenapyr, Chlorfenvinphos, Chlorothalonil, Chlorpropham, Chlorpyrifos, Chlorpyrifos-methyl, Clavulanic acid, Clodinafop-propargyl, Clomazone, Clorsulon, Cyanamide, Cyclanide, Cyfluthrin, Cyhalothrin, Cypermethrin, Cyproconazole, Cyprodinil, Cyromazine, 2,4-D, Deltamethrin, Diafenthiuron, Diazinon, Difenoconazole, Diflubenzuron, Dimethipin, Dimethoate, Dimethomorph, Diofenolan, 2,2-DPA, Diquat, Dithiocarbamates, Doramectin, Emamectin, Endosulfan, Erythromycin, Ethephon, Ethion, Ethofumesate, Fenarimol, Fenbendazole, Fenitrothion, Fenoxycarb, Fenthion, Fipronil, Flavophospholipol, Fluazifop-butyl, Fluazinam, Fludioxonil, Flumethrin, Flumetsulam, Fluquinconazole, Fluroxypyr, Flusilazole, Flutriafol, Fluvalinate, Fosetyl aluminium, Glufosinate and Glufosinate ammonium, Glyphosate, Halosulfuron-methyl, Haloxyfop, Hexazinone, Imazapic, Imazethapyr, Imidacloprid, Ioxynil, Iprodione, Isoxaflutole, Ivermectin, Lasalocid, Linuron, Maldison, Mefenpyr-diethyl, Metalaxyl, Metaldehyde, Methabenzthiazuron, Methacrifos, Methamidophos, Methidathion, Methiocarb, Methomyl, Methoprene, Methyl bromide, Metolachlor, Monocrotophos, Moxidectin, Myclobutanil, Neomycin, Novaluron, Oryzalin, Oxamyl, Oxyfluorfen, Oxytetracycline, Paclobutrazol, Parathion, Pendimethalin, Permethrin, Phenothrin, Phosphine, Phosphorous acid, Piperonyl butoxide, Pirimicarb, Procaine penicillin, Prochloraz, <text:soft-page-break/>Procymidone, Propachlor, Propaquizafop, Propargite, Propiconazole, Pymetrozine, Pyridaben, Pyrimethanil, Pyrithiobac sodium, Rimosulfuron, Sethoxydim, Simazine, Spectinomycin, Spinosad, Streptomycin and Dihydrostreptomycin, Sulphadimine, Sulphosulfuron, Tebuconazole, Tebufenozide, Temephos, Terbacil, Tebuthiuron, Terbufos, Terbutryn, Thiodicarb, Trenbolone acetate, Triadimefon, Triadimenol, Trichlorfon, Triclopyr, Triflurin, Triticonazole and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rep</text:p>
          </table:table-cell>
          <table:table-cell table:style-name="Tabelle2.A3" office:value-type="string">
            <text:p text:style-name="Amendment_20_text">Azinphos-ethyl, Bromuconazole, 3-(2-chloro-thiazol-5-ylmethyl)-5-methyl-[1,3,5]oxadiazinan-4-ylidene-N-nitroamine, Chloroxuron, DEF see Tribufos, Demeton-S-methyl, EDB, Flufenoxuron, Formothion, Lenacil, Lindane, Naphthoxyacetic acid, Pirimiphos-ethyl, Poloxalene, Pyrifenox, Tribufos, Vernolate and Vinclozolin and all associated residue definitions, foods and MRLs.</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m</text:p>
          </table:table-cell>
          <table:table-cell table:style-name="Tabelle2.A3" office:value-type="string">
            <text:p text:style-name="Amendment_20_text">Chemical names and residue definitions for Dimethomorph, Disulfoton, Emamectin, Ivermectin, Thiodicarb and Vamidothion.</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62</text:p>
          </table:table-cell>
          <table:table-cell table:style-name="Tabelle2.A3" office:value-type="string">
            <text:p text:style-name="P22">F2008B00807</text:p>
            <text:p text:style-name="P22">19 Dec 2008</text:p>
            <text:p text:style-name="P22">FSC4 </text:p>
            <text:p text:style-name="P22">17 Sept 2002</text:p>
          </table:table-cell>
          <table:table-cell table:style-name="Tabelle2.A3" office:value-type="string">
            <text:p text:style-name="Table_20_2_20_History">17 Sept 2002</text:p>
          </table:table-cell>
          <table:table-cell table:style-name="Tabelle2.A3" office:value-type="string">
            <text:p text:style-name="Table_20_2_20_History">ad</text:p>
          </table:table-cell>
          <table:table-cell table:style-name="Tabelle2.A3" office:value-type="string">
            <text:p text:style-name="Table_20_2_20_History">Acetamiprid, Cephapirin, CGA279202, Dichlorprop, Meloxicam, Picolinafen, Quinoxyfen, Quizalofop-p-tefuryl, Semduramicin and Trifloxy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2</text:p>
          </table:table-cell>
          <table:table-cell table:style-name="Tabelle2.A3" office:value-type="string">
            <text:p text:style-name="P20">F2008B00807</text:p>
            <text:p text:style-name="P20">19 Dec 2008</text:p>
            <text:p text:style-name="P20">FSC4 </text:p>
            <text:p text:style-name="P20">17 Sept 2002</text:p>
          </table:table-cell>
          <table:table-cell table:style-name="Tabelle2.A3" office:value-type="string">
            <text:p text:style-name="Amendment_20_text">17 September 2002</text:p>
          </table:table-cell>
          <table:table-cell table:style-name="Tabelle2.A3" office:value-type="string">
            <text:p text:style-name="Amendment_20_text">am</text:p>
          </table:table-cell>
          <table:table-cell table:style-name="Tabelle2.A3" office:value-type="string">
            <text:p text:style-name="Amendment_20_text">Aminoethoxyvinylglycine, Azoxystrobin, Bifenthrin, Butafenacil, Cadusafos, Dithiocarbamates, Fludioxonil, Indoxacarb, Kresoxim-methyl, Metalaxyl, Myclobutanil, Procymidone, Spinosad, Tebufenozide and Thiodi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4</text:p>
          </table:table-cell>
          <table:table-cell table:style-name="Tabelle2.A3" office:value-type="string">
            <text:p text:style-name="P20">F2008B00810</text:p>
            <text:p text:style-name="P20">23 Dec 2008</text:p>
            <text:p text:style-name="P20">FSC6 13</text:p>
            <text:p text:style-name="P20">December 2002</text:p>
          </table:table-cell>
          <table:table-cell table:style-name="Tabelle2.A3" office:value-type="string">
            <text:p text:style-name="Amendment_20_text">13 Dec 2002</text:p>
          </table:table-cell>
          <table:table-cell table:style-name="Tabelle2.A3" office:value-type="string">
            <text:p text:style-name="Amendment_20_text">rep</text:p>
          </table:table-cell>
          <table:table-cell table:style-name="Tabelle2.A3" office:value-type="string">
            <text:p text:style-name="Amendment_20_text">Febante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4</text:p>
          </table:table-cell>
          <table:table-cell table:style-name="Tabelle2.A3" office:value-type="string">
            <text:p text:style-name="P20">F2008B00810</text:p>
            <text:p text:style-name="P20">23 Dec 2008</text:p>
            <text:p text:style-name="P20">FSC6 13</text:p>
            <text:p text:style-name="P20">December 2002</text:p>
          </table:table-cell>
          <table:table-cell table:style-name="Tabelle2.A3" office:value-type="string">
            <text:p text:style-name="Amendment_20_text">13 Dec 2002</text:p>
          </table:table-cell>
          <table:table-cell table:style-name="Tabelle2.A3" office:value-type="string">
            <text:p text:style-name="Amendment_20_text">ad</text:p>
          </table:table-cell>
          <table:table-cell table:style-name="Tabelle2.A3" office:value-type="string">
            <text:p text:style-name="Amendment_20_text">Ethametsulfuron methyl, Flutolanil, Pyriproxyfen, Spiroxamine and Thiaclopr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4</text:p>
          </table:table-cell>
          <table:table-cell table:style-name="Tabelle2.A3" office:value-type="string">
            <text:p text:style-name="P20">F2008B00810</text:p>
            <text:p text:style-name="P20">23 Dec 2008</text:p>
            <text:p text:style-name="P20">FSC6 13</text:p>
            <text:p text:style-name="P20">December 2002</text:p>
          </table:table-cell>
          <table:table-cell table:style-name="Tabelle2.A3" office:value-type="string">
            <text:p text:style-name="Amendment_20_text">13 Dec 2002</text:p>
          </table:table-cell>
          <table:table-cell table:style-name="Tabelle2.A3" office:value-type="string">
            <text:p text:style-name="Amendment_20_text">am</text:p>
          </table:table-cell>
          <table:table-cell table:style-name="Tabelle2.A3" office:value-type="string">
            <text:p text:style-name="Amendment_20_text">Abamectin, Benalaxyl, Bifenthrin, Buprofezin, Butafenacil, Chlorpyrifos, 2,4-D, Doramectin, Ethylene dichloride (EDC), Fenoxaprop-ethyl, Fipronil, Fluazifop-butyl, Fludioxonil, Fluquinconazole, Imazapic, Pirimiphos-methyl, Procymidone, Profenofos, Propiconazole, Pymetrozine, Spinosad, Tebufenozide, Triadimenol and Triflural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6</text:p>
          </table:table-cell>
          <table:table-cell table:style-name="Tabelle2.A3" office:value-type="string">
            <text:p text:style-name="P20">F2008B00813</text:p>
            <text:p text:style-name="P20">23 Dec 2008</text:p>
            <text:p text:style-name="P20">FSC8 </text:p>
            <text:p text:style-name="P20">22 May 2003</text:p>
          </table:table-cell>
          <table:table-cell table:style-name="Tabelle2.A3" office:value-type="string">
            <text:p text:style-name="Amendment_20_text">22 May 2003</text:p>
          </table:table-cell>
          <table:table-cell table:style-name="Tabelle2.A3" office:value-type="string">
            <text:p text:style-name="Amendment_20_text">rep</text:p>
          </table:table-cell>
          <table:table-cell table:style-name="Tabelle2.A3" office:value-type="string">
            <text:p text:style-name="Amendment_20_text">Monocrotophos, Parathion and Rafoxanid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6</text:p>
          </table:table-cell>
          <table:table-cell table:style-name="Tabelle2.A3" office:value-type="string">
            <text:p text:style-name="P20">F2008B00813</text:p>
            <text:p text:style-name="P20">23 Dec 2008</text:p>
            <text:p text:style-name="P20">FSC8 </text:p>
            <text:p text:style-name="P20">22 May 2003</text:p>
          </table:table-cell>
          <table:table-cell table:style-name="Tabelle2.A3" office:value-type="string">
            <text:p text:style-name="Amendment_20_text">22 May 2003</text:p>
          </table:table-cell>
          <table:table-cell table:style-name="Tabelle2.A3" office:value-type="string">
            <text:p text:style-name="Amendment_20_text">ad</text:p>
          </table:table-cell>
          <table:table-cell table:style-name="Tabelle2.A3" office:value-type="string">
            <text:p text:style-name="Amendment_20_text">Ketoprofen and Mesosulfuron-methyl.</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66</text:p>
          </table:table-cell>
          <table:table-cell table:style-name="Tabelle2.A3" office:value-type="string">
            <text:p text:style-name="P20">F2008B00813</text:p>
            <text:p text:style-name="P20">23 Dec 2008</text:p>
            <text:p text:style-name="P20">FSC8 </text:p>
            <text:p text:style-name="P20">22 May 2003</text:p>
          </table:table-cell>
          <table:table-cell table:style-name="Tabelle2.A3" office:value-type="string">
            <text:p text:style-name="Amendment_20_text">22 May 2003</text:p>
          </table:table-cell>
          <table:table-cell table:style-name="Tabelle2.A3" office:value-type="string">
            <text:p text:style-name="Amendment_20_text">am</text:p>
          </table:table-cell>
          <table:table-cell table:style-name="Tabelle2.A3" office:value-type="string">
            <text:p text:style-name="Amendment_20_text">Azoxystrobin, Bifenthrin, Bitertanol, Carbendazim, Ceftiofur, Chlorpyrifos, Cyanazine, Cypermethrin, Deltamethrin, Diflufenican, Dithiocarbamates, Endosulfan, E Fipronil, Fluazifop-butyl, Fluazinam, Imazamox, Kresoxim-methyl, Methabenzthiazuron, Methidathion, Methomyl, Pendimethalin, Procymidone, Propachlor, Propyzamide, Quinoxyfen, Quizalofop-ethyl, Quizalofop-p-tefuryl, Simazine, Triadimenol, Tebufenozide, Thiamethoxam and Triadimeno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7</text:p>
          </table:table-cell>
          <table:table-cell table:style-name="Tabelle2.A3" office:value-type="string">
            <text:p text:style-name="P20">2 F2008B00814</text:p>
            <text:p text:style-name="P20">4 Dec 2008</text:p>
            <text:p text:style-name="P20">FSC9 </text:p>
            <text:p text:style-name="P20">31 July 2003</text:p>
          </table:table-cell>
          <table:table-cell table:style-name="Tabelle2.A3" office:value-type="string">
            <text:p text:style-name="Amendment_20_text">31 July 2003</text:p>
          </table:table-cell>
          <table:table-cell table:style-name="Tabelle2.A3" office:value-type="string">
            <text:p text:style-name="Amendment_20_text">am</text:p>
          </table:table-cell>
          <table:table-cell table:style-name="Tabelle2.A3" office:value-type="string">
            <text:p text:style-name="Amendment_20_text">Fiproni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9</text:p>
          </table:table-cell>
          <table:table-cell table:style-name="Tabelle2.A3" office:value-type="string">
            <text:p text:style-name="P20">F2008B00816</text:p>
            <text:p text:style-name="P20">24 Dec 2008</text:p>
            <text:p text:style-name="P20">FSC11 </text:p>
            <text:p text:style-name="P20">17 Dec 2003</text:p>
          </table:table-cell>
          <table:table-cell table:style-name="Tabelle2.A3" office:value-type="string">
            <text:p text:style-name="Amendment_20_text">17 Dec 2003</text:p>
          </table:table-cell>
          <table:table-cell table:style-name="Tabelle2.A3" office:value-type="string">
            <text:p text:style-name="Amendment_20_text">ad</text:p>
          </table:table-cell>
          <table:table-cell table:style-name="Tabelle2.A3" office:value-type="string">
            <text:p text:style-name="Amendment_20_text">Flunixin, Ractopamine, 2-(thiocyanomethylthio) Benzothiazole and Tolfenamic ac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69</text:p>
          </table:table-cell>
          <table:table-cell table:style-name="Tabelle2.A3" office:value-type="string">
            <text:p text:style-name="P20">F2008B00816</text:p>
            <text:p text:style-name="P20">24 Dec 2008</text:p>
            <text:p text:style-name="P20">FSC11 </text:p>
            <text:p text:style-name="P20">17 Dec 2003</text:p>
          </table:table-cell>
          <table:table-cell table:style-name="Tabelle2.A3" office:value-type="string">
            <text:p text:style-name="Amendment_20_text">17 Dec 2003</text:p>
          </table:table-cell>
          <table:table-cell table:style-name="Tabelle2.A3" office:value-type="string">
            <text:p text:style-name="Amendment_20_text">am</text:p>
          </table:table-cell>
          <table:table-cell table:style-name="Tabelle2.A3" office:value-type="string">
            <text:p text:style-name="Amendment_20_text">Azoxystrobin, Bentazone, Benzyladenine, Bifenthrin, Buprofezin, Captan, Carbaryl, Carbendazim, Chlorfenapyr, Chlorothalonil, Cyfluthrin, Cyhalothrin, Diafenthiuron, Diazinon, Dichlorvos, Dithiocarbamates, Emamectin, Ethephon, Fluquinconazole, Flutriafol, Glufosinate and Glufosinate-ammonium, Imidacloprid, Indoxacarb, Iprodione, Meloxicam, Methomyl, Methoprene, Methoxyfenozide, Mevinphos, Pendimethalin, Pirimicarb, Propiconazole, Pymetrozine, Pyrazophos, Pyridaben, Pyriproxyfen, Thiacloprid and Trifloxysulfuron sodiu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2</text:p>
          </table:table-cell>
          <table:table-cell table:style-name="Tabelle2.A3" office:value-type="string">
            <text:p text:style-name="P20">F2008B00819</text:p>
            <text:p text:style-name="P20">24 Dec 2008</text:p>
            <text:p text:style-name="P20">FSC14 </text:p>
            <text:p text:style-name="P20">20 May 2004</text:p>
          </table:table-cell>
          <table:table-cell table:style-name="Tabelle2.A3" office:value-type="string">
            <text:p text:style-name="Amendment_20_text">20 May 2004</text:p>
          </table:table-cell>
          <table:table-cell table:style-name="Tabelle2.A3" office:value-type="string">
            <text:p text:style-name="Amendment_20_text">am</text:p>
          </table:table-cell>
          <table:table-cell table:style-name="Tabelle2.A3" office:value-type="string">
            <text:p text:style-name="Amendment_20_text">Residue definition for Pirimi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2</text:p>
          </table:table-cell>
          <table:table-cell table:style-name="Tabelle2.A3" office:value-type="string">
            <text:p text:style-name="P20">F2008B00819</text:p>
            <text:p text:style-name="P20">24 Dec 2008</text:p>
            <text:p text:style-name="P20">FSC14 </text:p>
            <text:p text:style-name="P20">20 May 2004</text:p>
          </table:table-cell>
          <table:table-cell table:style-name="Tabelle2.A3" office:value-type="string">
            <text:p text:style-name="Amendment_20_text">20 May 2004</text:p>
          </table:table-cell>
          <table:table-cell table:style-name="Tabelle2.A3" office:value-type="string">
            <text:p text:style-name="Amendment_20_text">ad</text:p>
          </table:table-cell>
          <table:table-cell table:style-name="Tabelle2.A3" office:value-type="string">
            <text:p text:style-name="Amendment_20_text">Bromochloromethane, Tepraloxydim and Trinexapac-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2</text:p>
          </table:table-cell>
          <table:table-cell table:style-name="Tabelle2.A3" office:value-type="string">
            <text:p text:style-name="P20">F2008B00819</text:p>
            <text:p text:style-name="P20">24 Dec 2008</text:p>
            <text:p text:style-name="P20">FSC14 </text:p>
            <text:p text:style-name="P20">20 May 2004</text:p>
          </table:table-cell>
          <table:table-cell table:style-name="Tabelle2.A3" office:value-type="string">
            <text:p text:style-name="Amendment_20_text">20 May 2004</text:p>
          </table:table-cell>
          <table:table-cell table:style-name="Tabelle2.A3" office:value-type="string">
            <text:p text:style-name="Amendment_20_text">am</text:p>
          </table:table-cell>
          <table:table-cell table:style-name="Tabelle2.A3" office:value-type="string">
            <text:p text:style-name="Amendment_20_text">Chlorpyrifos, Chlorthal-dimethyl, Cyhalothrin, Diafenthiuron, Diazinon, Dimethomorph, Dithiocarbamates, Ethofumesate, Glyphosate, Halofuginone, Imidacloprid, Indoxacarb, Ioxynil, Linuron, Methomyl, Metolachlor, Mesosulfuron-methyl, Oxyfluorfen, Permethrin, Procymidone, Pyrimethanil, Tebuconazole, Tebufenozide and Terbutry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3</text:p>
          </table:table-cell>
          <table:table-cell table:style-name="Tabelle2.A3" office:value-type="string">
            <text:p text:style-name="P20">F2008B00820</text:p>
            <text:p text:style-name="P20">24 Dec 2004</text:p>
            <text:p text:style-name="P20">FSC15 </text:p>
            <text:p text:style-name="P20">5 Aug 2004</text:p>
          </table:table-cell>
          <table:table-cell table:style-name="Tabelle2.A3" office:value-type="string">
            <text:p text:style-name="Amendment_20_text">5 Aug 2004</text:p>
          </table:table-cell>
          <table:table-cell table:style-name="Tabelle2.A3" office:value-type="string">
            <text:p text:style-name="Amendment_20_text">rep</text:p>
          </table:table-cell>
          <table:table-cell table:style-name="Tabelle2.A3" office:value-type="string">
            <text:p text:style-name="Amendment_20_text">Bioresmethrin, CGA279202, Fenpiclonil, Sulphosulfuron and Phoxi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3</text:p>
          </table:table-cell>
          <table:table-cell table:style-name="Tabelle2.A3" office:value-type="string">
            <text:p text:style-name="P20">F2008B00820</text:p>
            <text:p text:style-name="P20">24 Dec 2004</text:p>
            <text:p text:style-name="P20">FSC15 </text:p>
            <text:p text:style-name="P20">5 Aug 2004</text:p>
          </table:table-cell>
          <table:table-cell table:style-name="Tabelle2.A3" office:value-type="string">
            <text:p text:style-name="Amendment_20_text">5 Aug 2004</text:p>
          </table:table-cell>
          <table:table-cell table:style-name="Tabelle2.A3" office:value-type="string">
            <text:p text:style-name="Amendment_20_text">ad</text:p>
          </table:table-cell>
          <table:table-cell table:style-name="Tabelle2.A3" office:value-type="string">
            <text:p text:style-name="Amendment_20_text">Fluazifop-p-butyl, Lindane and Sulfosulfuron.</text:p>
          </table:table-cell>
        </table:table-row>
        <table:table-row>
          <table:table-cell table:style-name="Tabelle2.A3" office:value-type="string">
            <text:p text:style-name="Amendment_20_text">Sch 1</text:p>
          </table:table-cell>
          <table:table-cell table:style-name="Tabelle2.A3" office:value-type="string">
            <text:p text:style-name="Amendment_20_text">73</text:p>
          </table:table-cell>
          <table:table-cell table:style-name="Tabelle2.A3" office:value-type="string">
            <text:p text:style-name="P20">F2008B00820</text:p>
            <text:p text:style-name="P20">24 Dec 2004</text:p>
            <text:p text:style-name="P20">FSC15 </text:p>
            <text:p text:style-name="P20">5 Aug 2004</text:p>
          </table:table-cell>
          <table:table-cell table:style-name="Tabelle2.A3" office:value-type="string">
            <text:p text:style-name="Amendment_20_text">5 Aug 2004</text:p>
          </table:table-cell>
          <table:table-cell table:style-name="Tabelle2.A3" office:value-type="string">
            <text:p text:style-name="Amendment_20_text">am</text:p>
          </table:table-cell>
          <table:table-cell table:style-name="Tabelle2.A3" office:value-type="string">
            <text:p text:style-name="Amendment_20_text">Abamectin, Acifluorfen, Aldicarb, Aminoethoxyvinylglycine, Asulam, Azinphos-methyl, Azoxystrobin, Bifenthrin, Bitertanol, Brodifacoum, Bupirimate, Buprofezin, Butroxydim, Carbaryl, Carbendazim, Carbonyl sulphide, Carfentrazone-ethyl, Cyanazine, Chlorpyrifos, Chlorpyrifos-methyl, Clomazone, Cyfluthrin, <text:soft-page-break/>Cyhalothrin, Cypermethrin, Cyprodinil, Deltamethrin, Diafenthiuron, Diflubenzuron, Dimethoate, Dimethomorph, Diofenolan, Dithiocarbamates, Doramectin, Emamectin, Ethofumesate, Ethoprophos, Fenhexamid, Fipronil, Fluazifop-butyl, Fluazinam, Fludioxonil, Flupropanate, Fluquinconazole, Glyphosate, Halosulfuron-methyl, Imidacloprid, Indoxacarb, Iprodione, Ivermectin, Lincomycin, Lufenuron, Metalaxyl, Metaldehyde, Methabenzthiazuron, Methidathion, Methiocarb, Methomyl, Methoprene, Methyl bromide, Monensin, Oxycarboxin, Oxyfluorfen, Parathion-methyl, Permethrin, Piperonyl butoxide, Pirimiphos-methyl, Procymidone, Propargite, Propazine, Propiconazole, Pyrimethanil, Pyrethrins, Pyrimethanil, Pyrithiobac sodium, Quinzalofop-ethyl, Sethoxydim, Simazine, Spinosad, Sulphadimidine, Sulphadoxine, Tebuconazole, Tebufenozide, Terbufos, Thiamethoxam, Thiodicarb, Tilmicosin, Triadimefon, Trichlorfon and Triclopyr.</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4</text:p>
          </table:table-cell>
          <table:table-cell table:style-name="Tabelle2.A3" office:value-type="string">
            <text:p text:style-name="P20">F2008B00821</text:p>
            <text:p text:style-name="P20">24 Dec 2008</text:p>
            <text:p text:style-name="P20">FSC16 </text:p>
            <text:p text:style-name="P20">14 Oct 2004</text:p>
          </table:table-cell>
          <table:table-cell table:style-name="Tabelle2.A3" office:value-type="string">
            <text:p text:style-name="Amendment_20_text">14 Oct 2004</text:p>
          </table:table-cell>
          <table:table-cell table:style-name="Tabelle2.A3" office:value-type="string">
            <text:p text:style-name="Amendment_20_text">rep</text:p>
          </table:table-cell>
          <table:table-cell table:style-name="Tabelle2.A3" office:value-type="string">
            <text:p text:style-name="Amendment_20_text">Fenchlorphos, Fenoprop, Methacrifos and Promac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4</text:p>
          </table:table-cell>
          <table:table-cell table:style-name="Tabelle2.A3" office:value-type="string">
            <text:p text:style-name="P20">F2008B00821</text:p>
            <text:p text:style-name="P20">24 Dec 2008</text:p>
            <text:p text:style-name="P20">FSC16 </text:p>
            <text:p text:style-name="P20">14 Oct 2004</text:p>
          </table:table-cell>
          <table:table-cell table:style-name="Tabelle2.A3" office:value-type="string">
            <text:p text:style-name="Amendment_20_text">14 Oct 2004</text:p>
          </table:table-cell>
          <table:table-cell table:style-name="Tabelle2.A3" office:value-type="string">
            <text:p text:style-name="Amendment_20_text">ad</text:p>
          </table:table-cell>
          <table:table-cell table:style-name="Tabelle2.A3" office:value-type="string">
            <text:p text:style-name="Amendment_20_text">Bifenazate, Bioresmethrin and Florfenico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4</text:p>
          </table:table-cell>
          <table:table-cell table:style-name="Tabelle2.A3" office:value-type="string">
            <text:p text:style-name="P20">F2008B00821</text:p>
            <text:p text:style-name="P20">24 Dec 2008</text:p>
            <text:p text:style-name="P20">FSC16 </text:p>
            <text:p text:style-name="P20">14 Oct 2004</text:p>
          </table:table-cell>
          <table:table-cell table:style-name="Tabelle2.A3" office:value-type="string">
            <text:p text:style-name="Amendment_20_text">14 Oct 2004</text:p>
          </table:table-cell>
          <table:table-cell table:style-name="Tabelle2.A3" office:value-type="string">
            <text:p text:style-name="Amendment_20_text">am</text:p>
          </table:table-cell>
          <table:table-cell table:style-name="Tabelle2.A3" office:value-type="string">
            <text:p text:style-name="Amendment_20_text">Acetamiprid, Azoxystrobin, Benalaxyl, Buprofezin, Cyproconazole, Difenoconazole, Dimethomorph, Dithiocarbamates, Fipronil, Fluvalinate, Glyphosate, Haloxyfop, Lasalocid, Metalaxyl, Propiconazole, Propyzamide, Pyrethrins, Tebufenozide and Triadimefo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7</text:p>
          </table:table-cell>
          <table:table-cell table:style-name="Tabelle2.A3" office:value-type="string">
            <text:p text:style-name="P20">F2005L00989</text:p>
            <text:p text:style-name="P20">28 April 2005</text:p>
            <text:p text:style-name="P20">FSC19 </text:p>
            <text:p text:style-name="P20">28 April 2005</text:p>
          </table:table-cell>
          <table:table-cell table:style-name="Tabelle2.A3" office:value-type="string">
            <text:p text:style-name="Amendment_20_text">28 April 2005</text:p>
          </table:table-cell>
          <table:table-cell table:style-name="Tabelle2.A3" office:value-type="string">
            <text:p text:style-name="Amendment_20_text">am</text:p>
          </table:table-cell>
          <table:table-cell table:style-name="Tabelle2.A3" office:value-type="string">
            <text:p text:style-name="Amendment_20_text">Chemical definitions for Glyphosate, Ractopamine and Thiamethox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7</text:p>
          </table:table-cell>
          <table:table-cell table:style-name="Tabelle2.A3" office:value-type="string">
            <text:p text:style-name="P20">F2005L00989</text:p>
            <text:p text:style-name="P20">28 April 2005</text:p>
            <text:p text:style-name="P20">FSC19 </text:p>
            <text:p text:style-name="P20">28 April 2005</text:p>
          </table:table-cell>
          <table:table-cell table:style-name="Tabelle2.A3" office:value-type="string">
            <text:p text:style-name="Amendment_20_text">28 April 2005</text:p>
          </table:table-cell>
          <table:table-cell table:style-name="Tabelle2.A3" office:value-type="string">
            <text:p text:style-name="Amendment_20_text">ad</text:p>
          </table:table-cell>
          <table:table-cell table:style-name="Tabelle2.A3" office:value-type="string">
            <text:p text:style-name="Amendment_20_text">Acibenzolar-S-m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7</text:p>
          </table:table-cell>
          <table:table-cell table:style-name="Tabelle2.A3" office:value-type="string">
            <text:p text:style-name="P20">F2005L00989</text:p>
            <text:p text:style-name="P20">28 April 2005</text:p>
            <text:p text:style-name="P20">FSC19 </text:p>
            <text:p text:style-name="P20">28 April 2005</text:p>
          </table:table-cell>
          <table:table-cell table:style-name="Tabelle2.A3" office:value-type="string">
            <text:p text:style-name="Amendment_20_text">28 April 2005</text:p>
          </table:table-cell>
          <table:table-cell table:style-name="Tabelle2.A3" office:value-type="string">
            <text:p text:style-name="Amendment_20_text">am</text:p>
          </table:table-cell>
          <table:table-cell table:style-name="Tabelle2.A3" office:value-type="string">
            <text:p text:style-name="Amendment_20_text">Azoxystrobin, Bifenazate, Benzocaine, Glyphosate, Imazamox, Isoxaflutole, Methomyl, Metolachlor, Permethrin, Ractopamine, Spinosad, Thiacloprid and Thiamethox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rep</text:p>
          </table:table-cell>
          <table:table-cell table:style-name="Tabelle2.A3" office:value-type="string">
            <text:p text:style-name="Amendment_20_text">Metsulfuron-m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am</text:p>
          </table:table-cell>
          <table:table-cell table:style-name="Tabelle2.A3" office:value-type="string">
            <text:p text:style-name="Amendment_20_text">Chemical definitions for Pyridate, Sethoxydim and Thiometon and to amend the chemical name and reside definition for Quizalofop-ethyl to correct typographical errors.</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am</text:p>
          </table:table-cell>
          <table:table-cell table:style-name="Tabelle2.A3" office:value-type="string">
            <text:p text:style-name="Amendment_20_text">A number of commodity names to ensure consistency in the Standard.</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ad</text:p>
          </table:table-cell>
          <table:table-cell table:style-name="Tabelle2.A3" office:value-type="string">
            <text:p text:style-name="Amendment_20_text">Epoxiconazole and Pyraclofos.</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am</text:p>
          </table:table-cell>
          <table:table-cell table:style-name="Tabelle2.A3" office:value-type="string">
            <text:p text:style-name="Amendment_20_text">Avilamycin, Azoxystrobin, Bifenthrin, Buprofezin, Captan, Carbaryl, Carfentrazone-ethyl, Chlorpyrifos, Cyhalothrin, Cyprodinil, Diafenthiuron, Dimethoate, Diphenylamine, Fenvalerate, Fipronil, Fludioxonil, Flumethrin, Glyphosate, Imidacloprid, Methomyl, Methyl bromide, Metsulfuron-methyl, Permethrin, Propachlor, Pymetrozine, Sethoxydim, Spinosad, Tebufenozide, Triclabendazole, Trifloxystrobin and Zerano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79</text:p>
          </table:table-cell>
          <table:table-cell table:style-name="Tabelle2.A3" office:value-type="string">
            <text:p text:style-name="P20">F2005L01954</text:p>
            <text:p text:style-name="P20">11 July 2005</text:p>
            <text:p text:style-name="P20">FSC21 </text:p>
            <text:p text:style-name="P20">11 July 2005</text:p>
          </table:table-cell>
          <table:table-cell table:style-name="Tabelle2.A3" office:value-type="string">
            <text:p text:style-name="Amendment_20_text">11 July 2005</text:p>
          </table:table-cell>
          <table:table-cell table:style-name="Tabelle2.A3" office:value-type="string">
            <text:p text:style-name="Amendment_20_text">am</text:p>
          </table:table-cell>
          <table:table-cell table:style-name="Tabelle2.A3" office:value-type="string">
            <text:p text:style-name="Amendment_20_text">2,4-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0</text:p>
          </table:table-cell>
          <table:table-cell table:style-name="Tabelle2.A3" office:value-type="string">
            <text:p text:style-name="P20">F2005L02027</text:p>
            <text:p text:style-name="P20">21 July 2005</text:p>
            <text:p text:style-name="P20">FSC22 </text:p>
            <text:p text:style-name="P20">21 July 2005</text:p>
          </table:table-cell>
          <table:table-cell table:style-name="Tabelle2.A3" office:value-type="string">
            <text:p text:style-name="Amendment_20_text">21 July 2005</text:p>
          </table:table-cell>
          <table:table-cell table:style-name="Tabelle2.A3" office:value-type="string">
            <text:p text:style-name="Amendment_20_text">rep</text:p>
          </table:table-cell>
          <table:table-cell table:style-name="Tabelle2.A3" office:value-type="string">
            <text:p text:style-name="Amendment_20_text">To omit Cloquintocet ac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0</text:p>
          </table:table-cell>
          <table:table-cell table:style-name="Tabelle2.A3" office:value-type="string">
            <text:p text:style-name="P20">F2005L02027</text:p>
            <text:p text:style-name="P20">21 July 2005</text:p>
            <text:p text:style-name="P20">FSC22 </text:p>
            <text:p text:style-name="P20">21 July 2005</text:p>
          </table:table-cell>
          <table:table-cell table:style-name="Tabelle2.A3" office:value-type="string">
            <text:p text:style-name="Amendment_20_text">21 July 2005</text:p>
          </table:table-cell>
          <table:table-cell table:style-name="Tabelle2.A3" office:value-type="string">
            <text:p text:style-name="Amendment_20_text">am</text:p>
          </table:table-cell>
          <table:table-cell table:style-name="Tabelle2.A3" office:value-type="string">
            <text:p text:style-name="Amendment_20_text">Chemical definitions for Cloquintocet-mexyl and Fludioxoni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0</text:p>
          </table:table-cell>
          <table:table-cell table:style-name="Tabelle2.A3" office:value-type="string">
            <text:p text:style-name="P20">F2005L02027</text:p>
            <text:p text:style-name="P20">21 July 2005</text:p>
            <text:p text:style-name="P20">FSC22 </text:p>
            <text:p text:style-name="P20">21 July 2005</text:p>
          </table:table-cell>
          <table:table-cell table:style-name="Tabelle2.A3" office:value-type="string">
            <text:p text:style-name="Amendment_20_text">21 July 2005</text:p>
          </table:table-cell>
          <table:table-cell table:style-name="Tabelle2.A3" office:value-type="string">
            <text:p text:style-name="Amendment_20_text">ad</text:p>
          </table:table-cell>
          <table:table-cell table:style-name="Tabelle2.A3" office:value-type="string">
            <text:p text:style-name="Amendment_20_text">Boscalid, Ethoxysulfuron, Etoxazole, Pinoxaden and Pyraclo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0</text:p>
          </table:table-cell>
          <table:table-cell table:style-name="Tabelle2.A3" office:value-type="string">
            <text:p text:style-name="P20">F2005L02027</text:p>
            <text:p text:style-name="P20">21 July 2005</text:p>
            <text:p text:style-name="P20">FSC22 </text:p>
            <text:p text:style-name="P20">21 July 2005</text:p>
          </table:table-cell>
          <table:table-cell table:style-name="Tabelle2.A3" office:value-type="string">
            <text:p text:style-name="Amendment_20_text">21 July 2005</text:p>
          </table:table-cell>
          <table:table-cell table:style-name="Tabelle2.A3" office:value-type="string">
            <text:p text:style-name="Amendment_20_text">am</text:p>
          </table:table-cell>
          <table:table-cell table:style-name="Tabelle2.A3" office:value-type="string">
            <text:p text:style-name="Amendment_20_text">Bifenthrin, Carbendazim, Chlorhexidine, Chlorothalonil, Chlorpyrifos, Clofentezine, Cloquintocet-mexyl, Deltamethrin, Dithiocarbamates, Emamectin, Fludioxonil, Guazatine, Imidacloprid, Iprodione, Linuron, Metolachlor, Metsulfuron-methyl, Oryzalin, Pendimethalin, Procymidone, Pyrimethanil, Ractopamine, Spinosad, Spiroxamine, Tebuconazole and Thiodi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1</text:p>
          </table:table-cell>
          <table:table-cell table:style-name="Tabelle2.A3" office:value-type="string">
            <text:p text:style-name="P20">F2005L02787</text:p>
            <text:p text:style-name="P20">22 Sept 2005</text:p>
            <text:p text:style-name="P20">FSC23 </text:p>
            <text:p text:style-name="P20">22 Sept 2005</text:p>
          </table:table-cell>
          <table:table-cell table:style-name="Tabelle2.A3" office:value-type="string">
            <text:p text:style-name="Amendment_20_text">22 Sept 2005</text:p>
          </table:table-cell>
          <table:table-cell table:style-name="Tabelle2.A3" office:value-type="string">
            <text:p text:style-name="Amendment_20_text">rep</text:p>
          </table:table-cell>
          <table:table-cell table:style-name="Tabelle2.A3" office:value-type="string">
            <text:p text:style-name="Amendment_20_text">Fenchlorazole-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1</text:p>
          </table:table-cell>
          <table:table-cell table:style-name="Tabelle2.A3" office:value-type="string">
            <text:p text:style-name="P20">F2005L02787</text:p>
            <text:p text:style-name="P20">22 Sept 2005</text:p>
            <text:p text:style-name="P20">FSC23 </text:p>
            <text:p text:style-name="P20">22 Sept 2005</text:p>
          </table:table-cell>
          <table:table-cell table:style-name="Tabelle2.A3" office:value-type="string">
            <text:p text:style-name="Amendment_20_text">22 Sept 2005</text:p>
          </table:table-cell>
          <table:table-cell table:style-name="Tabelle2.A3" office:value-type="string">
            <text:p text:style-name="Amendment_20_text">ad</text:p>
          </table:table-cell>
          <table:table-cell table:style-name="Tabelle2.A3" office:value-type="string">
            <text:p text:style-name="Amendment_20_text">Fenbuconazole and Flumioxaz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1</text:p>
          </table:table-cell>
          <table:table-cell table:style-name="Tabelle2.A3" office:value-type="string">
            <text:p text:style-name="P20">F2005L02787</text:p>
            <text:p text:style-name="P20">22 Sept 2005</text:p>
            <text:p text:style-name="P20">FSC23 </text:p>
            <text:p text:style-name="P20">22 Sept 2005</text:p>
          </table:table-cell>
          <table:table-cell table:style-name="Tabelle2.A3" office:value-type="string">
            <text:p text:style-name="Amendment_20_text">22 Sept 2005</text:p>
          </table:table-cell>
          <table:table-cell table:style-name="Tabelle2.A3" office:value-type="string">
            <text:p text:style-name="Amendment_20_text">am</text:p>
          </table:table-cell>
          <table:table-cell table:style-name="Tabelle2.A3" office:value-type="string">
            <text:p text:style-name="Amendment_20_text">Chemical definitions for Abamectin, Dinitolmide, Fluometuron and Imidaclopr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1</text:p>
          </table:table-cell>
          <table:table-cell table:style-name="Tabelle2.A3" office:value-type="string">
            <text:p text:style-name="P20">F2005L02787</text:p>
            <text:p text:style-name="P20">22 Sept 2005</text:p>
            <text:p text:style-name="P20">FSC23 </text:p>
            <text:p text:style-name="P20">22 Sept 2005</text:p>
          </table:table-cell>
          <table:table-cell table:style-name="Tabelle2.A3" office:value-type="string">
            <text:p text:style-name="Amendment_20_text">22 Sept 2005</text:p>
          </table:table-cell>
          <table:table-cell table:style-name="Tabelle2.A3" office:value-type="string">
            <text:p text:style-name="Amendment_20_text">am</text:p>
          </table:table-cell>
          <table:table-cell table:style-name="Tabelle2.A3" office:value-type="string">
            <text:p text:style-name="Amendment_20_text">Abamectin, Azoxystrobin, Chlorothalonil, Chlorpyrifos, Cyproconazole, Difenoconazole, Dimethomorph, Dithiocarbamates, Etoxazole, Fluazifop-butyl, Imidacloprid, Methidathion, Neomycin, Spinosad and Trifloxy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3</text:p>
          </table:table-cell>
          <table:table-cell table:style-name="Tabelle2.A3" office:value-type="string">
            <text:p text:style-name="P20">F2005L03673</text:p>
            <text:p text:style-name="P20">24 Nov 2005</text:p>
            <text:p text:style-name="P20">FSC25</text:p>
            <text:p text:style-name="P20">24 Nov 2005</text:p>
          </table:table-cell>
          <table:table-cell table:style-name="Tabelle2.A3" office:value-type="string">
            <text:p text:style-name="Amendment_20_text">24 Nov 2005</text:p>
          </table:table-cell>
          <table:table-cell table:style-name="Tabelle2.A3" office:value-type="string">
            <text:p text:style-name="Amendment_20_text">am</text:p>
          </table:table-cell>
          <table:table-cell table:style-name="Tabelle2.A3" office:value-type="string">
            <text:p text:style-name="Amendment_20_text">Amoxycillin, Lasalocid, Sulphadiazine, Sulphadimidine, Sulphaquinoxaline and Trimethopri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6</text:p>
          </table:table-cell>
          <table:table-cell table:style-name="Tabelle2.A3" office:value-type="string">
            <text:p text:style-name="P20">F2006L01578</text:p>
            <text:p text:style-name="P20">25 May 2006</text:p>
            <text:p text:style-name="P20">FSC28 </text:p>
            <text:p text:style-name="P20">25 May 2006</text:p>
          </table:table-cell>
          <table:table-cell table:style-name="Tabelle2.A3" office:value-type="string">
            <text:p text:style-name="Amendment_20_text">25 May 2006</text:p>
          </table:table-cell>
          <table:table-cell table:style-name="Tabelle2.A3" office:value-type="string">
            <text:p text:style-name="Amendment_20_text">rep</text:p>
          </table:table-cell>
          <table:table-cell table:style-name="Tabelle2.A3" office:value-type="string">
            <text:p text:style-name="Amendment_20_text">Alloxydim, Alloxydim Sodium, Diclobutrazol, Diofenolan, Diphenamid, Methazole and Promecarb.</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86</text:p>
          </table:table-cell>
          <table:table-cell table:style-name="Tabelle2.A3" office:value-type="string">
            <text:p text:style-name="P20">F2006L01578</text:p>
            <text:p text:style-name="P20">25 May 2006</text:p>
            <text:p text:style-name="P20">FSC28 </text:p>
            <text:p text:style-name="P20">25 May 2006</text:p>
          </table:table-cell>
          <table:table-cell table:style-name="Tabelle2.A3" office:value-type="string">
            <text:p text:style-name="Amendment_20_text">25 May 2006</text:p>
          </table:table-cell>
          <table:table-cell table:style-name="Tabelle2.A3" office:value-type="string">
            <text:p text:style-name="Amendment_20_text">am</text:p>
          </table:table-cell>
          <table:table-cell table:style-name="Tabelle2.A3" office:value-type="string">
            <text:p text:style-name="Amendment_20_text">Chemical definition for Tylos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6</text:p>
          </table:table-cell>
          <table:table-cell table:style-name="Tabelle2.A3" office:value-type="string">
            <text:p text:style-name="P20">F2006L01578</text:p>
            <text:p text:style-name="P20">25 May 2006</text:p>
            <text:p text:style-name="P20">FSC28 </text:p>
            <text:p text:style-name="P20">25 May 2006</text:p>
          </table:table-cell>
          <table:table-cell table:style-name="Tabelle2.A3" office:value-type="string">
            <text:p text:style-name="Amendment_20_text">25 May 2006</text:p>
          </table:table-cell>
          <table:table-cell table:style-name="Tabelle2.A3" office:value-type="string">
            <text:p text:style-name="Amendment_20_text">ad</text:p>
          </table:table-cell>
          <table:table-cell table:style-name="Tabelle2.A3" office:value-type="string">
            <text:p text:style-name="Amendment_20_text">Clothianidin, Flumiclorac pentyl, Forchlorfenuron, Methyl isothiocyanate and Robenid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6</text:p>
          </table:table-cell>
          <table:table-cell table:style-name="Tabelle2.A3" office:value-type="string">
            <text:p text:style-name="P20">F2006L01578</text:p>
            <text:p text:style-name="P20">25 May 2006</text:p>
            <text:p text:style-name="P20">FSC28 </text:p>
            <text:p text:style-name="P20">25 May 2006</text:p>
          </table:table-cell>
          <table:table-cell table:style-name="Tabelle2.A3" office:value-type="string">
            <text:p text:style-name="Amendment_20_text">25 May 2006</text:p>
          </table:table-cell>
          <table:table-cell table:style-name="Tabelle2.A3" office:value-type="string">
            <text:p text:style-name="Amendment_20_text">am</text:p>
          </table:table-cell>
          <table:table-cell table:style-name="Tabelle2.A3" office:value-type="string">
            <text:p text:style-name="Amendment_20_text">Abamectin, Azoxystrobin, Benfluralin, Bifenthrin, Boscalid, Bupirimate, Carbendazim, Chlormequat, Chlorpyrifos, Chlorpyrifos-methyl, Cyhalothrin, Cypermethrin, Cyproconazole, Difenoconazole, Dimethomorph, Diquat, Dithiocarbamates, Dodine, Epoxiconazole, Ethephon, Ethoprophos, Fenoxycarb, Fipronil, Fluazifop-butyl, Fludioxonil, Fluvalinate, Glyphosate, Halosulfuron-methyl, Imazalil, Imazapic, Iprodione, Linuron, Maleic hydrazide, Meloxicam, Metalaxyl, Methomyl, Metribuzin, Norflurazon, Phenmedipham, Phosphorous acid, Picolinafen, Pirimicarb, Procymidone, Propachlor, Pymetrozine, Sethoxydim, Spinosad, Tolclofos-methyl, Toltrazuril, Tolylfluanid, Trichlorfon, Triclopyr and Trifloxy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7</text:p>
          </table:table-cell>
          <table:table-cell table:style-name="Tabelle2.A3" office:value-type="string">
            <text:p text:style-name="P20">F2006L02539</text:p>
            <text:p text:style-name="P20">3 Aug 2006</text:p>
            <text:p text:style-name="P20">FSC29 </text:p>
            <text:p text:style-name="P20">8 Aug 2006</text:p>
          </table:table-cell>
          <table:table-cell table:style-name="Tabelle2.A3" office:value-type="string">
            <text:p text:style-name="Amendment_20_text">8 Aug 2006</text:p>
          </table:table-cell>
          <table:table-cell table:style-name="Tabelle2.A3" office:value-type="string">
            <text:p text:style-name="Amendment_20_text">ad</text:p>
          </table:table-cell>
          <table:table-cell table:style-name="Tabelle2.A3" office:value-type="string">
            <text:p text:style-name="Amendment_20_text">Cyhalofop-but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7</text:p>
          </table:table-cell>
          <table:table-cell table:style-name="Tabelle2.A3" office:value-type="string">
            <text:p text:style-name="P20">F2006L02539</text:p>
            <text:p text:style-name="P20">3 Aug 2006</text:p>
            <text:p text:style-name="P20">FSC29 </text:p>
            <text:p text:style-name="P20">8 Aug 2006</text:p>
          </table:table-cell>
          <table:table-cell table:style-name="Tabelle2.A3" office:value-type="string">
            <text:p text:style-name="Amendment_20_text">8 Aug 2006</text:p>
          </table:table-cell>
          <table:table-cell table:style-name="Tabelle2.A3" office:value-type="string">
            <text:p text:style-name="Amendment_20_text">am</text:p>
          </table:table-cell>
          <table:table-cell table:style-name="Tabelle2.A3" office:value-type="string">
            <text:p text:style-name="Amendment_20_text">Chemical definition for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7</text:p>
          </table:table-cell>
          <table:table-cell table:style-name="Tabelle2.A3" office:value-type="string">
            <text:p text:style-name="P20">F2006L02539</text:p>
            <text:p text:style-name="P20">3 Aug 2006</text:p>
            <text:p text:style-name="P20">FSC29 </text:p>
            <text:p text:style-name="P20">8 Aug 2006</text:p>
          </table:table-cell>
          <table:table-cell table:style-name="Tabelle2.A3" office:value-type="string">
            <text:p text:style-name="Amendment_20_text">8 Aug 2006</text:p>
          </table:table-cell>
          <table:table-cell table:style-name="Tabelle2.A3" office:value-type="string">
            <text:p text:style-name="Amendment_20_text">am</text:p>
          </table:table-cell>
          <table:table-cell table:style-name="Tabelle2.A3" office:value-type="string">
            <text:p text:style-name="Amendment_20_text">Abamectin, Acephate, Azoxystrobin, Boscalid, Chlorpyrifos, Cypermethrin, Dithiocarbamates, Doramectin, Fluazifop-butyl, Fluquinconazole, Glufosinate and Glufosinate ammonium, Iprodione, Methamidophos, Metolachlor, Oxamyl, Procymidone, Prometryn, Pyridaben, Pyrimethanil, Sethoxydim, Tebuconazole, Terbufos, Thiamethoxam, Triadimenol, Trifloxystrobin and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88</text:p>
          </table:table-cell>
          <table:table-cell table:style-name="Tabelle2.A3" office:value-type="string">
            <text:p text:style-name="P20">F2006L03270</text:p>
            <text:p text:style-name="P20">5 Oct 2006</text:p>
            <text:p text:style-name="P20">FSC30 </text:p>
            <text:p text:style-name="P20">5 Oct 2006</text:p>
          </table:table-cell>
          <table:table-cell table:style-name="Tabelle2.A3" office:value-type="string">
            <text:p text:style-name="Amendment_20_text">5 Oct 2006</text:p>
          </table:table-cell>
          <table:table-cell table:style-name="Tabelle2.A3" office:value-type="string">
            <text:p text:style-name="Amendment_20_text">am</text:p>
          </table:table-cell>
          <table:table-cell table:style-name="Tabelle2.A3" office:value-type="string">
            <text:p text:style-name="Amendment_20_text">Typographical error for the parsley MRL entry for Diazino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0</text:p>
          </table:table-cell>
          <table:table-cell table:style-name="Tabelle2.A3" office:value-type="string">
            <text:p text:style-name="P20">F2006L03956</text:p>
            <text:p text:style-name="P20">7 Dec 2006</text:p>
            <text:p text:style-name="P20">FSC32 </text:p>
            <text:p text:style-name="P20">7 Dec 2006</text:p>
          </table:table-cell>
          <table:table-cell table:style-name="Tabelle2.A3" office:value-type="string">
            <text:p text:style-name="Amendment_20_text">7 Dec 2006</text:p>
          </table:table-cell>
          <table:table-cell table:style-name="Tabelle2.A3" office:value-type="string">
            <text:p text:style-name="Amendment_20_text">am</text:p>
          </table:table-cell>
          <table:table-cell table:style-name="Tabelle2.A3" office:value-type="string">
            <text:p text:style-name="Amendment_20_text">Certain commodity names listed for Carbofuran, Indoxacarb, Kresoxim-methyl, Novaluron and Parathion-m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0</text:p>
          </table:table-cell>
          <table:table-cell table:style-name="Tabelle2.A3" office:value-type="string">
            <text:p text:style-name="P20">F2006L03956</text:p>
            <text:p text:style-name="P20">7 Dec 2006</text:p>
            <text:p text:style-name="P20">FSC32 </text:p>
            <text:p text:style-name="P20">7 Dec 2006</text:p>
          </table:table-cell>
          <table:table-cell table:style-name="Tabelle2.A3" office:value-type="string">
            <text:p text:style-name="Amendment_20_text">7 Dec 2006</text:p>
          </table:table-cell>
          <table:table-cell table:style-name="Tabelle2.A3" office:value-type="string">
            <text:p text:style-name="Amendment_20_text">rep</text:p>
          </table:table-cell>
          <table:table-cell table:style-name="Tabelle2.A3" office:value-type="string">
            <text:p text:style-name="Amendment_20_text">Propamo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0</text:p>
          </table:table-cell>
          <table:table-cell table:style-name="Tabelle2.A3" office:value-type="string">
            <text:p text:style-name="P20">F2006L03956</text:p>
            <text:p text:style-name="P20">7 Dec 2006</text:p>
            <text:p text:style-name="P20">FSC32 </text:p>
            <text:p text:style-name="P20">7 Dec 2006</text:p>
          </table:table-cell>
          <table:table-cell table:style-name="Tabelle2.A3" office:value-type="string">
            <text:p text:style-name="Amendment_20_text">7 Dec 2006</text:p>
          </table:table-cell>
          <table:table-cell table:style-name="Tabelle2.A3" office:value-type="string">
            <text:p text:style-name="Amendment_20_text">am</text:p>
          </table:table-cell>
          <table:table-cell table:style-name="Tabelle2.A3" office:value-type="string">
            <text:p text:style-name="Amendment_20_text">Chemical definitions for Chlorothalonil, Glufosinate and Glufosinate-ammonium and Sethoxydi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0</text:p>
          </table:table-cell>
          <table:table-cell table:style-name="Tabelle2.A3" office:value-type="string">
            <text:p text:style-name="P20">F2006L03956</text:p>
            <text:p text:style-name="P20">7 Dec 2006</text:p>
            <text:p text:style-name="P20">FSC32 </text:p>
            <text:p text:style-name="P20">7 Dec 2006</text:p>
          </table:table-cell>
          <table:table-cell table:style-name="Tabelle2.A3" office:value-type="string">
            <text:p text:style-name="Amendment_20_text">7 Dec 2006</text:p>
          </table:table-cell>
          <table:table-cell table:style-name="Tabelle2.A3" office:value-type="string">
            <text:p text:style-name="Amendment_20_text">ad</text:p>
          </table:table-cell>
          <table:table-cell table:style-name="Tabelle2.A3" office:value-type="string">
            <text:p text:style-name="Amendment_20_text">Bupivacaine, Cetrimide, Isoxaben and Lignocaine.</text:p>
          </table:table-cell>
        </table:table-row>
        <table:table-row>
          <table:table-cell table:style-name="Tabelle2.A3" office:value-type="string">
            <text:p text:style-name="Amendment_20_text">Sch 1</text:p>
          </table:table-cell>
          <table:table-cell table:style-name="Tabelle2.A3" office:value-type="string">
            <text:p text:style-name="Amendment_20_text">90</text:p>
          </table:table-cell>
          <table:table-cell table:style-name="Tabelle2.A3" office:value-type="string">
            <text:p text:style-name="P20">F2006L03956</text:p>
            <text:p text:style-name="P20">7 Dec 2006</text:p>
            <text:p text:style-name="P20">FSC32 </text:p>
            <text:p text:style-name="P20">7 Dec 2006</text:p>
          </table:table-cell>
          <table:table-cell table:style-name="Tabelle2.A3" office:value-type="string">
            <text:p text:style-name="Amendment_20_text">7 Dec 2006</text:p>
          </table:table-cell>
          <table:table-cell table:style-name="Tabelle2.A3" office:value-type="string">
            <text:p text:style-name="Amendment_20_text">am</text:p>
          </table:table-cell>
          <table:table-cell table:style-name="Tabelle2.A3" office:value-type="string">
            <text:p text:style-name="Amendment_20_text">Abamectin, Azoxystrobin, Buprofezin, Chlorfenapyr, Chlorothalonil, Chlorpyrifos, Chlorthal-dimethyl, Cyprodinil, Diflufenican, Endosulfan, Fipronil, Fluazifop-butyl, Fludioxonil, <text:soft-page-break/>Forchlorfenuron, Glufosinate and Glufosinate-ammonium, Glyphosate, Imidacloprid, Iprodione, Metaldehyde, Methomyl, Metolachlor, Paclobutrazol, Procymidone, Propachlor, Propiconazole, Sethoxydim, Spinosad and Thiodi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1</text:p>
          </table:table-cell>
          <table:table-cell table:style-name="Tabelle2.A3" office:value-type="string">
            <text:p text:style-name="P20">F2007L00373</text:p>
            <text:p text:style-name="P20">15 Feb 2007</text:p>
            <text:p text:style-name="P20">FSC33 </text:p>
            <text:p text:style-name="P20">15 Feb 2007</text:p>
          </table:table-cell>
          <table:table-cell table:style-name="Tabelle2.A3" office:value-type="string">
            <text:p text:style-name="Amendment_20_text">15 Feb 2007</text:p>
          </table:table-cell>
          <table:table-cell table:style-name="Tabelle2.A3" office:value-type="string">
            <text:p text:style-name="Amendment_20_text">am</text:p>
          </table:table-cell>
          <table:table-cell table:style-name="Tabelle2.A3" office:value-type="string">
            <text:p text:style-name="Amendment_20_text">Commodity names to ensure consistency in the Standar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1</text:p>
          </table:table-cell>
          <table:table-cell table:style-name="Tabelle2.A3" office:value-type="string">
            <text:p text:style-name="P20">F2007L00373</text:p>
            <text:p text:style-name="P20">15 Feb 2007</text:p>
            <text:p text:style-name="P20">FSC33 </text:p>
            <text:p text:style-name="P20">15 Feb 2007</text:p>
          </table:table-cell>
          <table:table-cell table:style-name="Tabelle2.A3" office:value-type="string">
            <text:p text:style-name="Amendment_20_text">15 Feb 2007</text:p>
          </table:table-cell>
          <table:table-cell table:style-name="Tabelle2.A3" office:value-type="string">
            <text:p text:style-name="Amendment_20_text">rep</text:p>
          </table:table-cell>
          <table:table-cell table:style-name="Tabelle2.A3" office:value-type="string">
            <text:p text:style-name="Amendment_20_text">2-(thiocyanomethylthio) Benzothiazol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1</text:p>
          </table:table-cell>
          <table:table-cell table:style-name="Tabelle2.A3" office:value-type="string">
            <text:p text:style-name="P20">F2007L00373</text:p>
            <text:p text:style-name="P20">15 Feb 2007</text:p>
            <text:p text:style-name="P20">FSC33 </text:p>
            <text:p text:style-name="P20">15 Feb 2007</text:p>
          </table:table-cell>
          <table:table-cell table:style-name="Tabelle2.A3" office:value-type="string">
            <text:p text:style-name="Amendment_20_text">15 Feb 2007</text:p>
          </table:table-cell>
          <table:table-cell table:style-name="Tabelle2.A3" office:value-type="string">
            <text:p text:style-name="Amendment_20_text">am</text:p>
          </table:table-cell>
          <table:table-cell table:style-name="Tabelle2.A3" office:value-type="string">
            <text:p text:style-name="Amendment_20_text">Chemical definitions for Bifenazate, Clothianidin and Pirimi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1</text:p>
          </table:table-cell>
          <table:table-cell table:style-name="Tabelle2.A3" office:value-type="string">
            <text:p text:style-name="P20">F2007L00373</text:p>
            <text:p text:style-name="P20">15 Feb 2007</text:p>
            <text:p text:style-name="P20">FSC33 </text:p>
            <text:p text:style-name="P20">15 Feb 2007</text:p>
          </table:table-cell>
          <table:table-cell table:style-name="Tabelle2.A3" office:value-type="string">
            <text:p text:style-name="Amendment_20_text">15 Feb 2007</text:p>
          </table:table-cell>
          <table:table-cell table:style-name="Tabelle2.A3" office:value-type="string">
            <text:p text:style-name="Amendment_20_text">ad</text:p>
          </table:table-cell>
          <table:table-cell table:style-name="Tabelle2.A3" office:value-type="string">
            <text:p text:style-name="Amendment_20_text">Aminopyralid and Cymiazol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1</text:p>
          </table:table-cell>
          <table:table-cell table:style-name="Tabelle2.A3" office:value-type="string">
            <text:p text:style-name="P20">F2007L00373</text:p>
            <text:p text:style-name="P20">15 Feb 2007</text:p>
            <text:p text:style-name="P20">FSC33 </text:p>
            <text:p text:style-name="P20">15 Feb 2007</text:p>
          </table:table-cell>
          <table:table-cell table:style-name="Tabelle2.A3" office:value-type="string">
            <text:p text:style-name="Amendment_20_text">15 Feb 2007</text:p>
          </table:table-cell>
          <table:table-cell table:style-name="Tabelle2.A3" office:value-type="string">
            <text:p text:style-name="Amendment_20_text">am</text:p>
          </table:table-cell>
          <table:table-cell table:style-name="Tabelle2.A3" office:value-type="string">
            <text:p text:style-name="Amendment_20_text">Azoxystrobin, Bifenazate, Bifenthrin, Buprofezin, Chlorothalonil, Cyhalothrin, Cypermethrin, Epoxiconazole, Ethephon, Flumiclorac pentyl, Fluquinconazole, Forchlorfenuron, Fluroxypyr, Imazamox, Imidacloprid, Indoxacarb, Ioxynil, Iprodione, Metalaxyl, Metolachlor, Metribuzin, Pendimethalin, Permethrin, Phosphine, Pirimicarb, Pymetrozine, Pyraclostrobin, Pyrazophos, Sethoxydim and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2</text:p>
          </table:table-cell>
          <table:table-cell table:style-name="Tabelle2.A3" office:value-type="string">
            <text:p text:style-name="P20">F2007L02406</text:p>
            <text:p text:style-name="P20">2 Aug 2007</text:p>
            <text:p text:style-name="P20">FSC34 </text:p>
            <text:p text:style-name="P20">2 Aug 2007</text:p>
          </table:table-cell>
          <table:table-cell table:style-name="Tabelle2.A3" office:value-type="string">
            <text:p text:style-name="Amendment_20_text">2 Aug 2007</text:p>
          </table:table-cell>
          <table:table-cell table:style-name="Tabelle2.A3" office:value-type="string">
            <text:p text:style-name="Amendment_20_text">rep</text:p>
          </table:table-cell>
          <table:table-cell table:style-name="Tabelle2.A3" office:value-type="string">
            <text:p text:style-name="Amendment_20_text">Dinoca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2</text:p>
          </table:table-cell>
          <table:table-cell table:style-name="Tabelle2.A3" office:value-type="string">
            <text:p text:style-name="P20">F2007L02406</text:p>
            <text:p text:style-name="P20">2 Aug 2007</text:p>
            <text:p text:style-name="P20">FSC34 </text:p>
            <text:p text:style-name="P20">2 Aug 2007</text:p>
          </table:table-cell>
          <table:table-cell table:style-name="Tabelle2.A3" office:value-type="string">
            <text:p text:style-name="Amendment_20_text">2 Aug 2007</text:p>
          </table:table-cell>
          <table:table-cell table:style-name="Tabelle2.A3" office:value-type="string">
            <text:p text:style-name="Amendment_20_text">am</text:p>
          </table:table-cell>
          <table:table-cell table:style-name="Tabelle2.A3" office:value-type="string">
            <text:p text:style-name="Amendment_20_text">Chemical definition for Pinoxaden.</text:p>
          </table:table-cell>
        </table:table-row>
        <table:table-row table:style-name="Tabelle2.1">
          <table:table-cell table:style-name="Tabelle2.A3" office:value-type="string">
            <text:p text:style-name="Amendment_20_text">Sch 1</text:p>
            <text:p text:style-name="Amendment_20_text"/>
          </table:table-cell>
          <table:table-cell table:style-name="Tabelle2.A3" office:value-type="string">
            <text:p text:style-name="Amendment_20_text">92</text:p>
          </table:table-cell>
          <table:table-cell table:style-name="Tabelle2.A3" office:value-type="string">
            <text:p text:style-name="P20">F2007L02406</text:p>
            <text:p text:style-name="P20">2 Aug 2007</text:p>
            <text:p text:style-name="P20">FSC34 </text:p>
            <text:p text:style-name="P20">2 Aug 2007</text:p>
          </table:table-cell>
          <table:table-cell table:style-name="Tabelle2.A3" office:value-type="string">
            <text:p text:style-name="Amendment_20_text">2 Aug 2007</text:p>
          </table:table-cell>
          <table:table-cell table:style-name="Tabelle2.A3" office:value-type="string">
            <text:p text:style-name="Amendment_20_text">ad</text:p>
          </table:table-cell>
          <table:table-cell table:style-name="Tabelle2.A3" office:value-type="string">
            <text:p text:style-name="Amendment_20_text">Florasulam and Tetraconazole.</text:p>
          </table:table-cell>
        </table:table-row>
        <table:table-row table:style-name="Tabelle2.1">
          <table:table-cell table:style-name="Tabelle2.A3" office:value-type="string">
            <text:p text:style-name="Amendment_20_text">Sch 1</text:p>
            <text:p text:style-name="Amendment_20_text"/>
          </table:table-cell>
          <table:table-cell table:style-name="Tabelle2.A3" office:value-type="string">
            <text:p text:style-name="Amendment_20_text">92</text:p>
          </table:table-cell>
          <table:table-cell table:style-name="Tabelle2.A3" office:value-type="string">
            <text:p text:style-name="P20">F2007L02406</text:p>
            <text:p text:style-name="P20">2 Aug 2007</text:p>
            <text:p text:style-name="P20">FSC34 </text:p>
            <text:p text:style-name="P20">2 Aug 2007</text:p>
          </table:table-cell>
          <table:table-cell table:style-name="Tabelle2.A3" office:value-type="string">
            <text:p text:style-name="Amendment_20_text">2 Aug 2007</text:p>
          </table:table-cell>
          <table:table-cell table:style-name="Tabelle2.A3" office:value-type="string">
            <text:p text:style-name="Amendment_20_text">am</text:p>
          </table:table-cell>
          <table:table-cell table:style-name="Tabelle2.A3" office:value-type="string">
            <text:p text:style-name="Amendment_20_text">Amitrole, Bifenazate, Boscalid, Chlorothalonil, Clopyralid, Cloquintocet-mexyl, Difenoconazole, Fenbutatin oxide, Fenoxycarb, Imidacloprid, Metalaxyl, Oxytetracycline, Pinoxaden and Propiconazol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4</text:p>
          </table:table-cell>
          <table:table-cell table:style-name="Tabelle2.A3" office:value-type="string">
            <text:p text:style-name="P20">F2007L04074</text:p>
            <text:p text:style-name="P20">11 Oct 2007</text:p>
            <text:p text:style-name="P20">FSC36 </text:p>
            <text:p text:style-name="P20">11 Oct 2007</text:p>
          </table:table-cell>
          <table:table-cell table:style-name="Tabelle2.A3" office:value-type="string">
            <text:p text:style-name="Amendment_20_text">11 Oct 2007</text:p>
          </table:table-cell>
          <table:table-cell table:style-name="Tabelle2.A3" office:value-type="string">
            <text:p text:style-name="Amendment_20_text">rep</text:p>
          </table:table-cell>
          <table:table-cell table:style-name="Tabelle2.A3" office:value-type="string">
            <text:p text:style-name="Amendment_20_text">Coumaphos.</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4</text:p>
          </table:table-cell>
          <table:table-cell table:style-name="Tabelle2.A3" office:value-type="string">
            <text:p text:style-name="P20">F2007L04074</text:p>
            <text:p text:style-name="P20">11 Oct 2007</text:p>
            <text:p text:style-name="P20">FSC36 </text:p>
            <text:p text:style-name="P20">11 Oct 2007</text:p>
          </table:table-cell>
          <table:table-cell table:style-name="Tabelle2.A3" office:value-type="string">
            <text:p text:style-name="Amendment_20_text">11 Oct 2007</text:p>
          </table:table-cell>
          <table:table-cell table:style-name="Tabelle2.A3" office:value-type="string">
            <text:p text:style-name="Amendment_20_text">ad</text:p>
          </table:table-cell>
          <table:table-cell table:style-name="Tabelle2.A3" office:value-type="string">
            <text:p text:style-name="Amendment_20_text">Azimsulfuron and Prohexadione-calciu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4</text:p>
          </table:table-cell>
          <table:table-cell table:style-name="Tabelle2.A3" office:value-type="string">
            <text:p text:style-name="P20">F2007L04074</text:p>
            <text:p text:style-name="P20">11 Oct 2007</text:p>
            <text:p text:style-name="P20">FSC36 </text:p>
            <text:p text:style-name="P20">11 Oct 2007</text:p>
          </table:table-cell>
          <table:table-cell table:style-name="Tabelle2.A3" office:value-type="string">
            <text:p text:style-name="Amendment_20_text">11 Oct 2007</text:p>
          </table:table-cell>
          <table:table-cell table:style-name="Tabelle2.A3" office:value-type="string">
            <text:p text:style-name="Amendment_20_text">am</text:p>
          </table:table-cell>
          <table:table-cell table:style-name="Tabelle2.A3" office:value-type="string">
            <text:p text:style-name="Amendment_20_text">Chemical definition for Thiabendazole.</text:p>
          </table:table-cell>
        </table:table-row>
        <table:table-row>
          <table:table-cell table:style-name="Tabelle2.A3" office:value-type="string">
            <text:p text:style-name="Amendment_20_text">Sch 1</text:p>
          </table:table-cell>
          <table:table-cell table:style-name="Tabelle2.A3" office:value-type="string">
            <text:p text:style-name="Amendment_20_text">94</text:p>
          </table:table-cell>
          <table:table-cell table:style-name="Tabelle2.A3" office:value-type="string">
            <text:p text:style-name="P20">F2007L04074</text:p>
            <text:p text:style-name="P20">11 Oct 2007</text:p>
            <text:p text:style-name="P20">FSC36 </text:p>
            <text:p text:style-name="P20">11 Oct 2007</text:p>
          </table:table-cell>
          <table:table-cell table:style-name="Tabelle2.A3" office:value-type="string">
            <text:p text:style-name="Amendment_20_text">11 Oct 2007</text:p>
          </table:table-cell>
          <table:table-cell table:style-name="Tabelle2.A3" office:value-type="string">
            <text:p text:style-name="Amendment_20_text">am</text:p>
          </table:table-cell>
          <table:table-cell table:style-name="Tabelle2.A3" office:value-type="string">
            <text:p text:style-name="Amendment_20_text">Azoxystrobin, Bifenthrin, Chlorothalonil, Cypermethrin, Difenoconazole, Ethephon, Etoxazole, Glufosinate and Glufosinate-ammonium, Glyphosate, Imidacloprid, Indoxacarb, MCPA, Methomyl, Paclobutrazol, Procymidone, Propiconazole, Pymetrozine, Quinoxyfen, <text:soft-page-break/>Tebuconazole, Tetrachlorvinphos, Thiabendazole, Thiamethoxam, Trifloxysulfuron sodium and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5</text:p>
          </table:table-cell>
          <table:table-cell table:style-name="Tabelle2.A3" office:value-type="string">
            <text:p text:style-name="P20">F2007L04700</text:p>
            <text:p text:style-name="P20">13 Dec 2007</text:p>
            <text:p text:style-name="P20">FSC37 </text:p>
            <text:p text:style-name="P20">13 Dec 2007</text:p>
          </table:table-cell>
          <table:table-cell table:style-name="Tabelle2.A3" office:value-type="string">
            <text:p text:style-name="Amendment_20_text">13 Dec 2007</text:p>
          </table:table-cell>
          <table:table-cell table:style-name="Tabelle2.A3" office:value-type="string">
            <text:p text:style-name="Amendment_20_text">rep</text:p>
          </table:table-cell>
          <table:table-cell table:style-name="Tabelle2.A3" office:value-type="string">
            <text:p text:style-name="Amendment_20_text">Avoparcin and Oxolinic ac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7</text:p>
          </table:table-cell>
          <table:table-cell table:style-name="Tabelle2.A3" office:value-type="string">
            <text:p text:style-name="P20">F2008L00708</text:p>
            <text:p text:style-name="P20">13 March 2008</text:p>
            <text:p text:style-name="P20">FSC39 </text:p>
            <text:p text:style-name="P20">13 March 2008</text:p>
          </table:table-cell>
          <table:table-cell table:style-name="Tabelle2.A3" office:value-type="string">
            <text:p text:style-name="Amendment_20_text">13 March 2008</text:p>
          </table:table-cell>
          <table:table-cell table:style-name="Tabelle2.A3" office:value-type="string">
            <text:p text:style-name="Amendment_20_text">am</text:p>
          </table:table-cell>
          <table:table-cell table:style-name="Tabelle2.A3" office:value-type="string">
            <text:p text:style-name="Amendment_20_text">Oxytetracycl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8</text:p>
          </table:table-cell>
          <table:table-cell table:style-name="Tabelle2.A3" office:value-type="string">
            <text:p text:style-name="P20">F2008L01488</text:p>
            <text:p text:style-name="P20">15 May 2008</text:p>
            <text:p text:style-name="P20">FSC40 </text:p>
            <text:p text:style-name="P20">15 May 2008</text:p>
          </table:table-cell>
          <table:table-cell table:style-name="Tabelle2.A3" office:value-type="string">
            <text:p text:style-name="Amendment_20_text">15 May 2008</text:p>
          </table:table-cell>
          <table:table-cell table:style-name="Tabelle2.A3" office:value-type="string">
            <text:p text:style-name="Amendment_20_text">am</text:p>
          </table:table-cell>
          <table:table-cell table:style-name="Tabelle2.A3" office:value-type="string">
            <text:p text:style-name="Amendment_20_text">Chemical definition for Triclabendazol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8</text:p>
          </table:table-cell>
          <table:table-cell table:style-name="Tabelle2.A3" office:value-type="string">
            <text:p text:style-name="P20">F2008L01488</text:p>
            <text:p text:style-name="P20">15 May 2008</text:p>
            <text:p text:style-name="P20">FSC40 </text:p>
            <text:p text:style-name="P20">15 May 2008</text:p>
          </table:table-cell>
          <table:table-cell table:style-name="Tabelle2.A3" office:value-type="string">
            <text:p text:style-name="Amendment_20_text">15 May 2008</text:p>
          </table:table-cell>
          <table:table-cell table:style-name="Tabelle2.A3" office:value-type="string">
            <text:p text:style-name="Amendment_20_text">ad</text:p>
          </table:table-cell>
          <table:table-cell table:style-name="Tabelle2.A3" office:value-type="string">
            <text:p text:style-name="Amendment_20_text">Prosulfo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98</text:p>
          </table:table-cell>
          <table:table-cell table:style-name="Tabelle2.A3" office:value-type="string">
            <text:p text:style-name="P20">F2008L01488</text:p>
            <text:p text:style-name="P20">15 May 2008</text:p>
            <text:p text:style-name="P20">FSC40 </text:p>
            <text:p text:style-name="P20">15 May 2008</text:p>
          </table:table-cell>
          <table:table-cell table:style-name="Tabelle2.A3" office:value-type="string">
            <text:p text:style-name="Amendment_20_text">15 May 2008</text:p>
          </table:table-cell>
          <table:table-cell table:style-name="Tabelle2.A3" office:value-type="string">
            <text:p text:style-name="Amendment_20_text">am</text:p>
          </table:table-cell>
          <table:table-cell table:style-name="Tabelle2.A3" office:value-type="string">
            <text:p text:style-name="Amendment_20_text">Abamectin, Azoxystrobin, Bifenazate, Bifenthrin, Carfentrazone-ethyl, Endosulfan, Fenvalerate, Flumioxazin, Imidacloprid, Methomyl, Oxamyl, Tebufenozide and Thiamethox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1</text:p>
          </table:table-cell>
          <table:table-cell table:style-name="Tabelle2.A3" office:value-type="string">
            <text:p text:style-name="P20">F2008L03058</text:p>
            <text:p text:style-name="P20">14 Aug 2008</text:p>
            <text:p text:style-name="P20">FSC43 </text:p>
            <text:p text:style-name="P20">14 Aug 2008</text:p>
          </table:table-cell>
          <table:table-cell table:style-name="Tabelle2.A3" office:value-type="string">
            <text:p text:style-name="Amendment_20_text">14 Aug 2008</text:p>
          </table:table-cell>
          <table:table-cell table:style-name="Tabelle2.A3" office:value-type="string">
            <text:p text:style-name="Amendment_20_text">rep</text:p>
          </table:table-cell>
          <table:table-cell table:style-name="Tabelle2.A3" office:value-type="string">
            <text:p text:style-name="Amendment_20_text">Dichlorpro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1</text:p>
          </table:table-cell>
          <table:table-cell table:style-name="Tabelle2.A3" office:value-type="string">
            <text:p text:style-name="P20">F2008L03058</text:p>
            <text:p text:style-name="P20">14 Aug 2008</text:p>
            <text:p text:style-name="P20">FSC43 </text:p>
            <text:p text:style-name="P20">14 Aug 2008</text:p>
          </table:table-cell>
          <table:table-cell table:style-name="Tabelle2.A3" office:value-type="string">
            <text:p text:style-name="Amendment_20_text">14 Aug 2008</text:p>
          </table:table-cell>
          <table:table-cell table:style-name="Tabelle2.A3" office:value-type="string">
            <text:p text:style-name="Amendment_20_text">am</text:p>
          </table:table-cell>
          <table:table-cell table:style-name="Tabelle2.A3" office:value-type="string">
            <text:p text:style-name="Amendment_20_text">Chemical definitions for Acibenzolar-S-methyl, Boscalid, Dimetridazole, Emamectin, Fipronil and Indoxa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1</text:p>
          </table:table-cell>
          <table:table-cell table:style-name="Tabelle2.A3" office:value-type="string">
            <text:p text:style-name="P20">F2008L03058</text:p>
            <text:p text:style-name="P20">14 Aug 2008</text:p>
            <text:p text:style-name="P20">FSC43 </text:p>
            <text:p text:style-name="P20">14 Aug 2008</text:p>
          </table:table-cell>
          <table:table-cell table:style-name="Tabelle2.A3" office:value-type="string">
            <text:p text:style-name="Amendment_20_text">14 Aug 2008</text:p>
          </table:table-cell>
          <table:table-cell table:style-name="Tabelle2.A3" office:value-type="string">
            <text:p text:style-name="Amendment_20_text">ad</text:p>
          </table:table-cell>
          <table:table-cell table:style-name="Tabelle2.A3" office:value-type="string">
            <text:p text:style-name="Amendment_20_text">Coumaphos, Dichlorprop-P, Milbemectin, Prothioconazole, Pyraflufen-ethyl, Pyrasulfotole and Tulathromyc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1</text:p>
          </table:table-cell>
          <table:table-cell table:style-name="Tabelle2.A3" office:value-type="string">
            <text:p text:style-name="P20">F2008L03058</text:p>
            <text:p text:style-name="P20">14 Aug 2008</text:p>
            <text:p text:style-name="P20">FSC43 </text:p>
            <text:p text:style-name="P20">14 Aug 2008</text:p>
          </table:table-cell>
          <table:table-cell table:style-name="Tabelle2.A3" office:value-type="string">
            <text:p text:style-name="Amendment_20_text">14 Aug 2008</text:p>
          </table:table-cell>
          <table:table-cell table:style-name="Tabelle2.A3" office:value-type="string">
            <text:p text:style-name="Amendment_20_text">am</text:p>
          </table:table-cell>
          <table:table-cell table:style-name="Tabelle2.A3" office:value-type="string">
            <text:p text:style-name="Amendment_20_text">Abamectin, Acibenzolar-S-methyl, Azoxystrobin, Bifenthrin, Boscalid, Carbofuran, Chlorpyrifos, Cloquintocet-mexyl, Clothianidin, Cyfluthrin, Diazinon, Difenoconazole, Dimethomorph, Dimetridazole, Diuron, Emamectin, Fenitrothion, Fipronil, Florasulam, Fluquinconazole, Imidacloprid, Indoxacarb, Iprodione, Methabenzthiazuron, Methomyl, Nitroxynil, Oryzalin, Oxytetracycline, Permethrin, Phosphorous acid, Prometryn, Propiconazole, Pyraclofos, Pyrimethanil, Pyriproxyfen, Simazine, Tebuconazole, Tebufenpyrad, Thiamethoxam, Trifloxystrobin, Trinexapac-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3</text:p>
          </table:table-cell>
          <table:table-cell table:style-name="Tabelle2.A3" office:value-type="string">
            <text:p text:style-name="P20">F2008L03741</text:p>
            <text:p text:style-name="P20">9 Oct 2008</text:p>
            <text:p text:style-name="P20">FSC45</text:p>
            <text:p text:style-name="P20">9 Oct 2008</text:p>
          </table:table-cell>
          <table:table-cell table:style-name="Tabelle2.A3" office:value-type="string">
            <text:p text:style-name="Amendment_20_text">9 Oct 2008</text:p>
          </table:table-cell>
          <table:table-cell table:style-name="Tabelle2.A3" office:value-type="string">
            <text:p text:style-name="Amendment_20_text">am</text:p>
          </table:table-cell>
          <table:table-cell table:style-name="Tabelle2.A3" office:value-type="string">
            <text:p text:style-name="Amendment_20_text">Chemical definition for Bendio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3</text:p>
          </table:table-cell>
          <table:table-cell table:style-name="Tabelle2.A3" office:value-type="string">
            <text:p text:style-name="P20">F2008L03741</text:p>
            <text:p text:style-name="P20">9 Oct 2008</text:p>
            <text:p text:style-name="P20">FSC45</text:p>
            <text:p text:style-name="P20">9 Oct 2008</text:p>
          </table:table-cell>
          <table:table-cell table:style-name="Tabelle2.A3" office:value-type="string">
            <text:p text:style-name="Amendment_20_text">9 Oct 2008</text:p>
          </table:table-cell>
          <table:table-cell table:style-name="Tabelle2.A3" office:value-type="string">
            <text:p text:style-name="Amendment_20_text">am</text:p>
          </table:table-cell>
          <table:table-cell table:style-name="Tabelle2.A3" office:value-type="string">
            <text:p text:style-name="Amendment_20_text">Bifenthrin, Boscalid, Cetrimide, Chlorpyrifos, Clomazone, Cymiazole, Diazinon, Dimethoate, Dithiocarbamates, Emamectin, Glyphosate, Imazamox, Ivermectin, Lasalocid, Pymetrozine, Pyrimethanil, Ractopamine, Spinosad and Tolfenamic ac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5</text:p>
          </table:table-cell>
          <table:table-cell table:style-name="Tabelle2.A3" office:value-type="string">
            <text:p text:style-name="P20">F2009L00076</text:p>
            <text:p text:style-name="P20">15 Jan 2009</text:p>
            <text:p text:style-name="P20">FSC47 </text:p>
            <text:p text:style-name="P20">15 Jan 2009</text:p>
          </table:table-cell>
          <table:table-cell table:style-name="Tabelle2.A3" office:value-type="string">
            <text:p text:style-name="Amendment_20_text">15 Jan 2009</text:p>
          </table:table-cell>
          <table:table-cell table:style-name="Tabelle2.A3" office:value-type="string">
            <text:p text:style-name="Amendment_20_text">am</text:p>
          </table:table-cell>
          <table:table-cell table:style-name="Tabelle2.A3" office:value-type="string">
            <text:p text:style-name="Amendment_20_text">Chemical definition for Clothianidin.</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105</text:p>
          </table:table-cell>
          <table:table-cell table:style-name="Tabelle2.A3" office:value-type="string">
            <text:p text:style-name="P20">F2009L00076</text:p>
            <text:p text:style-name="P20">15 Jan 2009</text:p>
            <text:p text:style-name="P20">FSC47 </text:p>
            <text:p text:style-name="P20">15 Jan 2009</text:p>
          </table:table-cell>
          <table:table-cell table:style-name="Tabelle2.A3" office:value-type="string">
            <text:p text:style-name="Amendment_20_text">15 Jan 2009</text:p>
          </table:table-cell>
          <table:table-cell table:style-name="Tabelle2.A3" office:value-type="string">
            <text:p text:style-name="Amendment_20_text">ad</text:p>
          </table:table-cell>
          <table:table-cell table:style-name="Tabelle2.A3" office:value-type="string">
            <text:p text:style-name="Amendment_20_text">Dimethenamid-P and Sulfuryl fluorid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05</text:p>
          </table:table-cell>
          <table:table-cell table:style-name="Tabelle2.A3" office:value-type="string">
            <text:p text:style-name="P20">F2009L00076</text:p>
            <text:p text:style-name="P20">15 Jan 2009</text:p>
            <text:p text:style-name="P20">FSC47 </text:p>
            <text:p text:style-name="P20">15 Jan 2009</text:p>
          </table:table-cell>
          <table:table-cell table:style-name="Tabelle2.A3" office:value-type="string">
            <text:p text:style-name="Amendment_20_text">15 Jan 2009</text:p>
          </table:table-cell>
          <table:table-cell table:style-name="Tabelle2.A3" office:value-type="string">
            <text:p text:style-name="Amendment_20_text">am</text:p>
          </table:table-cell>
          <table:table-cell table:style-name="Tabelle2.A3" office:value-type="string">
            <text:p text:style-name="Amendment_20_text">Azoxystrobin, Bifenazate, Bifenthrin, Chlorpyrifos, Closantel, Clothianidin, Cyanamide, Cyprodinil, Florfenicol, Fludioxonil, Fluorine (inorganic salts), Glyphosate, Isoxaben, Maldison, Methomyl, Metsulfuron-methyl, Phosphorous acid, Propiconazole, Prosulfocarb, Prothioconazole, Pyrasulfotole, Ractopamine, Thiamethoxam, Toltrazuril and Tolyfluan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3</text:p>
          </table:table-cell>
          <table:table-cell table:style-name="Tabelle2.A3" office:value-type="string">
            <text:p text:style-name="P20">F2009L04112</text:p>
            <text:p text:style-name="P20">5 Nov 2009</text:p>
            <text:p text:style-name="P20">FSC55 </text:p>
            <text:p text:style-name="P20">5 Nov 2009</text:p>
          </table:table-cell>
          <table:table-cell table:style-name="Tabelle2.A3" office:value-type="string">
            <text:p text:style-name="Amendment_20_text">5 Nov 2009</text:p>
          </table:table-cell>
          <table:table-cell table:style-name="Tabelle2.A3" office:value-type="string">
            <text:p text:style-name="Amendment_20_text">am</text:p>
          </table:table-cell>
          <table:table-cell table:style-name="Tabelle2.A3" office:value-type="string">
            <text:p text:style-name="Amendment_20_text">Chemical definition for Abamectin and Propachlor.</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3</text:p>
          </table:table-cell>
          <table:table-cell table:style-name="Tabelle2.A3" office:value-type="string">
            <text:p text:style-name="P20">F2009L04112</text:p>
            <text:p text:style-name="P20">5 Nov 2009</text:p>
            <text:p text:style-name="P20">FSC55 </text:p>
            <text:p text:style-name="P20">5 Nov 2009</text:p>
          </table:table-cell>
          <table:table-cell table:style-name="Tabelle2.A3" office:value-type="string">
            <text:p text:style-name="Amendment_20_text">5 Nov 2009</text:p>
          </table:table-cell>
          <table:table-cell table:style-name="Tabelle2.A3" office:value-type="string">
            <text:p text:style-name="Amendment_20_text">ad</text:p>
          </table:table-cell>
          <table:table-cell table:style-name="Tabelle2.A3" office:value-type="string">
            <text:p text:style-name="Amendment_20_text">Flubendiamide, Profoxydim, Pyroxsulam and Sulphur dioxid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3</text:p>
          </table:table-cell>
          <table:table-cell table:style-name="Tabelle2.A3" office:value-type="string">
            <text:p text:style-name="P20">F2009L04112</text:p>
            <text:p text:style-name="P20">5 Nov 2009</text:p>
            <text:p text:style-name="P20">FSC55 </text:p>
            <text:p text:style-name="P20">5 Nov 2009</text:p>
          </table:table-cell>
          <table:table-cell table:style-name="Tabelle2.A3" office:value-type="string">
            <text:p text:style-name="Amendment_20_text">5 Nov 2009</text:p>
          </table:table-cell>
          <table:table-cell table:style-name="Tabelle2.A3" office:value-type="string">
            <text:p text:style-name="Amendment_20_text">am</text:p>
          </table:table-cell>
          <table:table-cell table:style-name="Tabelle2.A3" office:value-type="string">
            <text:p text:style-name="Amendment_20_text">Abamectin, Azoxystrobin, Bifenazate, Bifenthrin, Boscalid, Carbofuran, Cyhalothrin, Cypermethrin, Dithiocarbamates, Etoxazole, Fenhexamid, Fenvalerate, Glufosinate and glufosinate-ammonium, Halofuginone, Indoxacarb, Isoxaflutole, Linuron, Maldison, Methomyl, Metribuzin, Phosphorous acid, Pirimicarb, Prochloraz, Pymetrozine, Pyraclostrobin and Trinexapac-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6</text:p>
          </table:table-cell>
          <table:table-cell table:style-name="Tabelle2.A3" office:value-type="string">
            <text:p text:style-name="P20">F2010L01310</text:p>
            <text:p text:style-name="P20">20 May 2010</text:p>
            <text:p text:style-name="P20">FSC58 </text:p>
            <text:p text:style-name="P20">20 May 2010</text:p>
          </table:table-cell>
          <table:table-cell table:style-name="Tabelle2.A3" office:value-type="string">
            <text:p text:style-name="Amendment_20_text">20 May 2010</text:p>
          </table:table-cell>
          <table:table-cell table:style-name="Tabelle2.A3" office:value-type="string">
            <text:p text:style-name="Amendment_20_text">am</text:p>
          </table:table-cell>
          <table:table-cell table:style-name="Tabelle2.A3" office:value-type="string">
            <text:p text:style-name="Amendment_20_text">Commodity names to ensure consistency in the Standar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6</text:p>
          </table:table-cell>
          <table:table-cell table:style-name="Tabelle2.A3" office:value-type="string">
            <text:p text:style-name="P20">F2010L01310</text:p>
            <text:p text:style-name="P20">20 May 2010</text:p>
            <text:p text:style-name="P20">FSC58 </text:p>
            <text:p text:style-name="P20">20 May 2010</text:p>
          </table:table-cell>
          <table:table-cell table:style-name="Tabelle2.A3" office:value-type="string">
            <text:p text:style-name="Amendment_20_text">20 May 2010</text:p>
          </table:table-cell>
          <table:table-cell table:style-name="Tabelle2.A3" office:value-type="string">
            <text:p text:style-name="Amendment_20_text">am</text:p>
          </table:table-cell>
          <table:table-cell table:style-name="Tabelle2.A3" office:value-type="string">
            <text:p text:style-name="Amendment_20_text">Chemical definition for Amitraz.</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6</text:p>
          </table:table-cell>
          <table:table-cell table:style-name="Tabelle2.A3" office:value-type="string">
            <text:p text:style-name="P20">F2010L01310</text:p>
            <text:p text:style-name="P20">20 May 2010</text:p>
            <text:p text:style-name="P20">FSC58 </text:p>
            <text:p text:style-name="P20">20 May 2010</text:p>
          </table:table-cell>
          <table:table-cell table:style-name="Tabelle2.A3" office:value-type="string">
            <text:p text:style-name="Amendment_20_text">20 May 2010</text:p>
          </table:table-cell>
          <table:table-cell table:style-name="Tabelle2.A3" office:value-type="string">
            <text:p text:style-name="Amendment_20_text">ad</text:p>
          </table:table-cell>
          <table:table-cell table:style-name="Tabelle2.A3" office:value-type="string">
            <text:p text:style-name="Amendment_20_text">Chlorantraniliprole, Spinetoram and Spirotetramat.</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6</text:p>
          </table:table-cell>
          <table:table-cell table:style-name="Tabelle2.A3" office:value-type="string">
            <text:p text:style-name="P20">F2010L01310</text:p>
            <text:p text:style-name="P20">20 May 2010</text:p>
            <text:p text:style-name="P20">FSC58 </text:p>
            <text:p text:style-name="P20">20 May 2010</text:p>
          </table:table-cell>
          <table:table-cell table:style-name="Tabelle2.A3" office:value-type="string">
            <text:p text:style-name="Amendment_20_text">20 May 2010</text:p>
          </table:table-cell>
          <table:table-cell table:style-name="Tabelle2.A3" office:value-type="string">
            <text:p text:style-name="Amendment_20_text">am</text:p>
          </table:table-cell>
          <table:table-cell table:style-name="Tabelle2.A3" office:value-type="string">
            <text:p text:style-name="Amendment_20_text">Abamectin, Amitraz, Bifenthrin, Boscalid, Bromoxynil, Bupirimate, Buprofezin, Chlorpyrifos, Clothianidin, Cyhalothrin, Cypermethrin, Cyprodinil, Ethoxysulfuron, Fenvalerate, Flubendiamide, Fludioxonil, Imidacloprid, Indoxacarb, Iprodione, Metalaxyl, Methomyl, Methoxyfenozide, Metribuzin, Myclobutanil, Oxamyl, Permethrin, Phenmedipham, Praziquantel, Propiconazole, Pymetrozine, Pyraclostrobin, Pyrimethanil, Quinoxyfen, Spinosad, Tebuconazole, Thiacloprid and Triadimeno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9</text:p>
          </table:table-cell>
          <table:table-cell table:style-name="Tabelle2.A3" office:value-type="string">
            <text:p text:style-name="Amendment_20_text">F2010L02542</text:p>
            <text:p text:style-name="Amendment_20_text">30 Sept 2010</text:p>
            <text:p text:style-name="Amendment_20_text">FSC61 </text:p>
            <text:p text:style-name="Amendment_20_text">30 Sept 2010</text:p>
          </table:table-cell>
          <table:table-cell table:style-name="Tabelle2.A3" office:value-type="string">
            <text:p text:style-name="Amendment_20_text">30 Sept 2010</text:p>
          </table:table-cell>
          <table:table-cell table:style-name="Tabelle2.A3" office:value-type="string">
            <text:p text:style-name="Amendment_20_text">am</text:p>
          </table:table-cell>
          <table:table-cell table:style-name="Tabelle2.A3" office:value-type="string">
            <text:p text:style-name="Amendment_20_text">Commodity names to ensure consistency in the Standar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rep</text:p>
          </table:table-cell>
          <table:table-cell table:style-name="Tabelle2.A3" office:value-type="string">
            <text:p text:style-name="Amendment_20_text">Cymiazole, Fluorine (inorganic salts) and Sulphur dioxide.</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am</text:p>
          </table:table-cell>
          <table:table-cell table:style-name="Tabelle2.A3" office:value-type="string">
            <text:p text:style-name="Amendment_20_text">Chemical definition for Acetamiprid.</text:p>
          </table:table-cell>
        </table:table-row>
        <table:table-row table:style-name="Tabelle2.1">
          <table:table-cell table:style-name="Tabelle2.A3" office:value-type="string">
            <text:p text:style-name="Amendment_20_text">Sch1</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ad</text:p>
          </table:table-cell>
          <table:table-cell table:style-name="Tabelle2.A3" office:value-type="string">
            <text:p text:style-name="Amendment_20_text">Fenpropathrin, Metalaxyl-M, Sulphur dioxide and Terbuthylaz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am</text:p>
          </table:table-cell>
          <table:table-cell table:style-name="Tabelle2.A3" office:value-type="string">
            <text:p text:style-name="Amendment_20_text">Abamectin, Acetamiprid, Amitrole, Azoxystrobin, Bentazone, Bupirimate, Buprofezin, Carfentrazone-ethyl, Chlorfenapyr, Clopyralid, Cyanazine, Cyfluthrin, Cypermethrin, Deltamethrin, Dimethomorph, Diquat, Etoxazole, Fenarimol, Fenhexamid, Flubendiamide, Fludioxonil, Forchlorfenuron, Glufosinate and glufosinate-ammonium, Glyphosate, Indoxacarb, Ioxynil, Iprodione, Isoxaben, Linuron, Metalaxyl, Methidathion, Metolachlor, Myclobutanil, Pendimethalin, Pirimicarb, Propiconazole, Prosulfocarb, Pyrimethanil, Pyriproxyfen, Quinoxyfen, Sethoxydim, Spinosad, Spirotetramat, Tebuconazole, Thiamethoxam and Triadimeno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22</text:p>
          </table:table-cell>
          <table:table-cell table:style-name="Tabelle2.A3" office:value-type="string">
            <text:p text:style-name="P20">F2011L00694</text:p>
            <text:p text:style-name="P20">5 May 2011</text:p>
            <text:p text:style-name="P20">FSC64 </text:p>
            <text:p text:style-name="P20">5 May 2011</text:p>
          </table:table-cell>
          <table:table-cell table:style-name="Tabelle2.A3" office:value-type="string">
            <text:p text:style-name="Amendment_20_text">5 May 2011</text:p>
          </table:table-cell>
          <table:table-cell table:style-name="Tabelle2.A3" office:value-type="string">
            <text:p text:style-name="Amendment_20_text">rep</text:p>
          </table:table-cell>
          <table:table-cell table:style-name="Tabelle2.A3" office:value-type="string">
            <text:p text:style-name="P23">Fosetyl aluminiu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22</text:p>
          </table:table-cell>
          <table:table-cell table:style-name="Tabelle2.A3" office:value-type="string">
            <text:p text:style-name="P20">F2011L00694</text:p>
            <text:p text:style-name="P20">5 May 2011</text:p>
            <text:p text:style-name="P20">FSC64 </text:p>
            <text:p text:style-name="P20">5 May 2011</text:p>
          </table:table-cell>
          <table:table-cell table:style-name="Tabelle2.A3" office:value-type="string">
            <text:p text:style-name="Amendment_20_text">5 May 2011</text:p>
          </table:table-cell>
          <table:table-cell table:style-name="Tabelle2.A3" office:value-type="string">
            <text:p text:style-name="Amendment_20_text">am</text:p>
          </table:table-cell>
          <table:table-cell table:style-name="Tabelle2.A3" office:value-type="string">
            <text:p text:style-name="P23">Chemical definitions for Chlorothalonil and Mefenpyr-di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22</text:p>
          </table:table-cell>
          <table:table-cell table:style-name="Tabelle2.A3" office:value-type="string">
            <text:p text:style-name="P20">F2011L00694</text:p>
            <text:p text:style-name="P20">5 May 2011</text:p>
            <text:p text:style-name="P20">FSC64 </text:p>
            <text:p text:style-name="P20">5 May 2011</text:p>
          </table:table-cell>
          <table:table-cell table:style-name="Tabelle2.A3" office:value-type="string">
            <text:p text:style-name="Amendment_20_text">5 May 2011</text:p>
          </table:table-cell>
          <table:table-cell table:style-name="Tabelle2.A3" office:value-type="string">
            <text:p text:style-name="Amendment_20_text">ad</text:p>
          </table:table-cell>
          <table:table-cell table:style-name="Tabelle2.A3" office:value-type="string">
            <text:p text:style-name="P23">Flonicamid, Fosetyl, Ipconazole, Metconazole and Propamocarb.</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22</text:p>
          </table:table-cell>
          <table:table-cell table:style-name="Tabelle2.A3" office:value-type="string">
            <text:p text:style-name="P20">F2011L00694</text:p>
            <text:p text:style-name="P20">5 May 2011</text:p>
            <text:p text:style-name="P20">FSC64 </text:p>
            <text:p text:style-name="P20">5 May 2011</text:p>
          </table:table-cell>
          <table:table-cell table:style-name="Tabelle2.A3" office:value-type="string">
            <text:p text:style-name="Amendment_20_text">5 May 2011</text:p>
          </table:table-cell>
          <table:table-cell table:style-name="Tabelle2.A3" office:value-type="string">
            <text:p text:style-name="Amendment_20_text">am</text:p>
          </table:table-cell>
          <table:table-cell table:style-name="Tabelle2.A3" office:value-type="string">
            <text:p text:style-name="P23">Abamectin, Benzyladenine, Bifenazate, Bifenthrin, Boscalid, Bromoxynil, Buprofezin, Carbaryl, Chlorothalonil, Chlorpyrifos, Clothianidin, Cyfluthrin, Cyhalothrin, Cypermethrin, Dithiocarbamates, Epoxiconazole, Etoxazole, Fenbuconazole, Fenbutatin oxide, Fenvalerate, Fipronil, Fluazifop-butyl, Flubendiamide, Fludioxonil, Flumetsulam, Imazamox, Imazapyr, Imidacloprid, Indoxacarb, Iodosulfuron methyl, Iprodione, Metalaxyl, Methomyl, Methoxyfenozide, Oxyfluorfen, Paclobutrazol, Pendimethalin, Permethrin, Phosphorous acid, Pirimicarb, Profenofos, Prothioconazole, Pyraclostrobin, Pyrimethanil, Pyriproxyfen, Simazine, Spirotetramat, Tebuconazole, Tebufenozide, Terbuthylazine, Tolclofos-methyl, Triadimenol, Trichlorfon, Trifloxystrobin, Triflumizole, Trifluralin, Trinexapac-ethyl and Uniconazole-p</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24</text:p>
          </table:table-cell>
          <table:table-cell table:style-name="Tabelle2.A3" office:value-type="string">
            <text:p text:style-name="P20">F2011L01450</text:p>
            <text:p text:style-name="P20">8 Jul 2011</text:p>
            <text:p text:style-name="P20">FSC66 </text:p>
            <text:p text:style-name="P20">11 July 2011</text:p>
          </table:table-cell>
          <table:table-cell table:style-name="Tabelle2.A3" office:value-type="string">
            <text:p text:style-name="Amendment_20_text">11 July 2011</text:p>
          </table:table-cell>
          <table:table-cell table:style-name="Tabelle2.A3" office:value-type="string">
            <text:p text:style-name="Amendment_20_text">am</text:p>
          </table:table-cell>
          <table:table-cell table:style-name="Tabelle2.A3" office:value-type="string">
            <text:p text:style-name="P23">Schedule heading.</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text:p>
          </table:table-cell>
          <table:table-cell table:style-name="Tabelle2.A3" office:value-type="string">
            <text:p text:style-name="P20">F2011L01651</text:p>
            <text:p text:style-name="P20">15 Aug 2011</text:p>
            <text:p text:style-name="P20">APVMA16</text:p>
            <text:p text:style-name="P20">16 Aug 2011</text:p>
          </table:table-cell>
          <table:table-cell table:style-name="Tabelle2.A3" office:value-type="string">
            <text:p text:style-name="Amendment_20_text">16 Aug 2011</text:p>
          </table:table-cell>
          <table:table-cell table:style-name="Tabelle2.A3" office:value-type="string">
            <text:p text:style-name="Amendment_20_text">rep</text:p>
          </table:table-cell>
          <table:table-cell table:style-name="Tabelle2.A3" office:value-type="string">
            <text:p text:style-name="P23">Bromochloromethane, Diclazuril, Dimetridazole, Famphur and Parbendazole.</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APVMA1</text:p>
          </table:table-cell>
          <table:table-cell table:style-name="Tabelle2.A3" office:value-type="string">
            <text:p text:style-name="P20">F2011L01651</text:p>
            <text:p text:style-name="P20">15 Aug 2011</text:p>
            <text:p text:style-name="P20">APVMA16</text:p>
            <text:p text:style-name="P20">16 Aug 2011</text:p>
          </table:table-cell>
          <table:table-cell table:style-name="Tabelle2.A3" office:value-type="string">
            <text:p text:style-name="Amendment_20_text">16 Aug 2011</text:p>
          </table:table-cell>
          <table:table-cell table:style-name="Tabelle2.A3" office:value-type="string">
            <text:p text:style-name="Amendment_20_text">am</text:p>
          </table:table-cell>
          <table:table-cell table:style-name="Tabelle2.A3" office:value-type="string">
            <text:p text:style-name="P23">Chemical definitions for Nicarbazin and Triallat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text:p>
          </table:table-cell>
          <table:table-cell table:style-name="Tabelle2.A3" office:value-type="string">
            <text:p text:style-name="P20">F2011L01651</text:p>
            <text:p text:style-name="P20">15 Aug 2011</text:p>
            <text:p text:style-name="P20">APVMA16</text:p>
            <text:p text:style-name="P20">16 Aug 2011</text:p>
          </table:table-cell>
          <table:table-cell table:style-name="Tabelle2.A3" office:value-type="string">
            <text:p text:style-name="Amendment_20_text">16 Aug 2011</text:p>
          </table:table-cell>
          <table:table-cell table:style-name="Tabelle2.A3" office:value-type="string">
            <text:p text:style-name="Amendment_20_text">ad</text:p>
          </table:table-cell>
          <table:table-cell table:style-name="Tabelle2.A3" office:value-type="string">
            <text:p text:style-name="P23">Mandipropamid, Metrafenone and Monepante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text:p>
          </table:table-cell>
          <table:table-cell table:style-name="Tabelle2.A3" office:value-type="string">
            <text:p text:style-name="P20">F2011L01651</text:p>
            <text:p text:style-name="P20">15 Aug 2011</text:p>
            <text:p text:style-name="P20">APVMA16</text:p>
            <text:p text:style-name="P20">16 Aug 2011</text:p>
          </table:table-cell>
          <table:table-cell table:style-name="Tabelle2.A3" office:value-type="string">
            <text:p text:style-name="Amendment_20_text">16 Aug 2011</text:p>
          </table:table-cell>
          <table:table-cell table:style-name="Tabelle2.A3" office:value-type="string">
            <text:p text:style-name="Amendment_20_text">am</text:p>
          </table:table-cell>
          <table:table-cell table:style-name="Tabelle2.A3" office:value-type="string">
            <text:p text:style-name="P23">Avilamycin, Azoxystrobin, Boscalid, Captan, Carbaryl, Carfentrazone-ethyl, Chlorantraniliprole, Chlorothalonil, Chlorpyrifos, Clothianidin, Coumaphos, Cyhalothrin, Cypermethrin, Cyproconazole, Cyprodinil, Dimethenamid-P, Emamectin, Ethephon, Ethofumesate, Etoxazole, Fenhexamid, Fipronil, Flubendiamide, Fludioxonil, Halofuginone, Imazalil, Imazamox, Iprodione, Kresoxim-methyl, MCPA, Maldison, Methabenzthiazuron, Methomyl, Methoprene, Milbemectin, Monensin, Nicarbazin, Phosphorous acid, Procymidone, Prohexadione-calcium, Propachlor, Propiconazole, Propyzamide, Prothioconazole, Pyraclostrobin, Pyroxsulam, Spinetoram, Spirotetramat, Tebuconazole, Thiamethoxam, Thiodicarb, Triadimenol, Triallate, Triclabendazole, Trifloxystrobin, Trifluralin, Trinexapac-ethyl and Tylosin.</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APVMA2</text:p>
          </table:table-cell>
          <table:table-cell table:style-name="Tabelle2.A3" office:value-type="string">
            <text:p text:style-name="P22">F2011L01762</text:p>
            <text:p text:style-name="P22">29 Aug 2011</text:p>
            <text:p text:style-name="P22">AVC Gazette 17</text:p>
            <text:p text:style-name="P22">30 Aug 2011</text:p>
          </table:table-cell>
          <table:table-cell table:style-name="Tabelle2.A3" office:value-type="string">
            <text:p text:style-name="Table_20_2_20_History">30 Aug 2011</text:p>
          </table:table-cell>
          <table:table-cell table:style-name="Tabelle2.A3" office:value-type="string">
            <text:p text:style-name="Table_20_2_20_History">ad</text:p>
          </table:table-cell>
          <table:table-cell table:style-name="Tabelle2.A3" office:value-type="string">
            <text:p text:style-name="P23">Propylene oxide.</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APVMA2</text:p>
          </table:table-cell>
          <table:table-cell table:style-name="Tabelle2.A3" office:value-type="string">
            <text:p text:style-name="P22">F2011L01762</text:p>
            <text:p text:style-name="P22">29 Aug 2011</text:p>
            <text:p text:style-name="P22">AVC Gazette 17</text:p>
            <text:p text:style-name="P22">30 Aug 2011</text:p>
          </table:table-cell>
          <table:table-cell table:style-name="Tabelle2.A3" office:value-type="string">
            <text:p text:style-name="Table_20_2_20_History">30 Aug 2011</text:p>
          </table:table-cell>
          <table:table-cell table:style-name="Tabelle2.A3" office:value-type="string">
            <text:p text:style-name="Table_20_2_20_History">am</text:p>
          </table:table-cell>
          <table:table-cell table:style-name="Tabelle2.A3" office:value-type="string">
            <text:p text:style-name="P23">To amend Isoxaflutole and Metosul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3</text:p>
          </table:table-cell>
          <table:table-cell table:style-name="Tabelle2.A3" office:value-type="string">
            <text:p text:style-name="P20">F2011L01964</text:p>
            <text:p text:style-name="P20">27 Sept 2011</text:p>
            <text:p text:style-name="P20">AVC Gazette 19</text:p>
            <text:p text:style-name="P20">27 Sept 2011</text:p>
          </table:table-cell>
          <table:table-cell table:style-name="Tabelle2.A3" office:value-type="string">
            <text:p text:style-name="Amendment_20_text">27 Sept 2011</text:p>
          </table:table-cell>
          <table:table-cell table:style-name="Tabelle2.A3" office:value-type="string">
            <text:p text:style-name="Amendment_20_text">am</text:p>
          </table:table-cell>
          <table:table-cell table:style-name="Tabelle2.A3" office:value-type="string">
            <text:p text:style-name="Amendment_20_text">Bromoxynil, Carbendazim, Flupropanate, Imidacloprid, Iprodione, Methoxyfenozide, Phenmedipham, Phosphorous acid, Prothioconazole, Quinoxyfen, Thiabendazole, Thiamethoxam and Trifloxy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4</text:p>
          </table:table-cell>
          <table:table-cell table:style-name="Tabelle2.A3" office:value-type="string">
            <text:p text:style-name="P20">F2011L02325</text:p>
            <text:p text:style-name="P20">10 Nov 2011</text:p>
            <text:p text:style-name="P20">AVC Gazette 22</text:p>
            <text:p text:style-name="P20">8 Nov 2011</text:p>
          </table:table-cell>
          <table:table-cell table:style-name="Tabelle2.A3" office:value-type="string">
            <text:p text:style-name="Amendment_20_text">8 Nov 2011</text:p>
          </table:table-cell>
          <table:table-cell table:style-name="Tabelle2.A3" office:value-type="string">
            <text:p text:style-name="Amendment_20_text">ad</text:p>
          </table:table-cell>
          <table:table-cell table:style-name="Tabelle2.A3" office:value-type="string">
            <text:p text:style-name="Amendment_20_text">Pyroxasulfo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4</text:p>
          </table:table-cell>
          <table:table-cell table:style-name="Tabelle2.A3" office:value-type="string">
            <text:p text:style-name="P20">F2011L02325</text:p>
            <text:p text:style-name="P20">10 Nov 2011</text:p>
            <text:p text:style-name="P20">AVC Gazette 22</text:p>
            <text:p text:style-name="P20">8 Nov 2011</text:p>
          </table:table-cell>
          <table:table-cell table:style-name="Tabelle2.A3" office:value-type="string">
            <text:p text:style-name="Amendment_20_text">8 Nov 2011</text:p>
          </table:table-cell>
          <table:table-cell table:style-name="Tabelle2.A3" office:value-type="string">
            <text:p text:style-name="Amendment_20_text">am</text:p>
          </table:table-cell>
          <table:table-cell table:style-name="Tabelle2.A3" office:value-type="string">
            <text:p text:style-name="Amendment_20_text">Chlorothalonil, Mandipropamid, Triadimenol and Trinexapac-eth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5</text:p>
          </table:table-cell>
          <table:table-cell table:style-name="Tabelle2.A3" office:value-type="string">
            <text:p text:style-name="P20">F2012L02557</text:p>
            <text:p text:style-name="P20">5 Dec 2011</text:p>
            <text:p text:style-name="P20">AVC Gazette 24</text:p>
            <text:p text:style-name="P20">6 Dec 2011</text:p>
          </table:table-cell>
          <table:table-cell table:style-name="Tabelle2.A3" office:value-type="string">
            <text:p text:style-name="Amendment_20_text">6 Dec 2011</text:p>
          </table:table-cell>
          <table:table-cell table:style-name="Tabelle2.A3" office:value-type="string">
            <text:p text:style-name="Amendment_20_text">am</text:p>
          </table:table-cell>
          <table:table-cell table:style-name="Tabelle2.A3" office:value-type="string">
            <text:p text:style-name="Amendment_20_text">Azoxystrobin, Chlorothalonil, Difenoconazole, Metsulfuron-methyl, Toltrazuril and Triclopyr.</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APVMA6</text:p>
          </table:table-cell>
          <table:table-cell table:style-name="Tabelle2.A3" office:value-type="string">
            <text:p text:style-name="P22">F2012L00046</text:p>
            <text:p text:style-name="P22">16 Jan 2012</text:p>
            <text:p text:style-name="P22">AVC Gazette 1</text:p>
            <text:p text:style-name="P22">17 Jan 2012</text:p>
          </table:table-cell>
          <table:table-cell table:style-name="Tabelle2.A3" office:value-type="string">
            <text:p text:style-name="Table_20_2_20_History">17 Jan 2012</text:p>
          </table:table-cell>
          <table:table-cell table:style-name="Tabelle2.A3" office:value-type="string">
            <text:p text:style-name="Table_20_2_20_History">am</text:p>
          </table:table-cell>
          <table:table-cell table:style-name="Tabelle2.A3" office:value-type="string">
            <text:p text:style-name="Amendment_20_text">Chemical definition for Pyroxasulfone.</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APVMA6</text:p>
          </table:table-cell>
          <table:table-cell table:style-name="Tabelle2.A3" office:value-type="string">
            <text:p text:style-name="P22">F2012L00046</text:p>
            <text:p text:style-name="P22">16 Jan 2012</text:p>
            <text:p text:style-name="P22">AVC Gazette 1</text:p>
            <text:p text:style-name="P22">17 Jan 2012</text:p>
          </table:table-cell>
          <table:table-cell table:style-name="Tabelle2.A3" office:value-type="string">
            <text:p text:style-name="Table_20_2_20_History">17 Jan 2012</text:p>
          </table:table-cell>
          <table:table-cell table:style-name="Tabelle2.A3" office:value-type="string">
            <text:p text:style-name="Table_20_2_20_History">am</text:p>
          </table:table-cell>
          <table:table-cell table:style-name="Tabelle2.A3" office:value-type="string">
            <text:p text:style-name="Amendment_20_text">Captan, Carbendazim, Cyprodinil, Fludioxonil, Maldison, Metolachlor, Prosulfocarb, Pyroxasulfone and Trichlorfo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7</text:p>
            <text:p text:style-name="Amendment_20_text">(APVMA 1, 2012)</text:p>
          </table:table-cell>
          <table:table-cell table:style-name="Tabelle2.A3" office:value-type="string">
            <text:p text:style-name="P20">F2012L00097</text:p>
            <text:p text:style-name="P20">30 Jan 2012</text:p>
            <text:p text:style-name="P20">AVC Gazette APVMA 2</text:p>
            <text:p text:style-name="P20">31 Jan 2012</text:p>
          </table:table-cell>
          <table:table-cell table:style-name="Tabelle2.A3" office:value-type="string">
            <text:p text:style-name="Amendment_20_text">31 Jan 2012</text:p>
          </table:table-cell>
          <table:table-cell table:style-name="Tabelle2.A3" office:value-type="string">
            <text:p text:style-name="Amendment_20_text">am</text:p>
          </table:table-cell>
          <table:table-cell table:style-name="Tabelle2.A3" office:value-type="string">
            <text:p text:style-name="Amendment_20_text">Chemical definition for Phenmedipham.</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APVMA7</text:p>
            <text:p text:style-name="Amendment_20_text">(APVMA 1, 2012)</text:p>
          </table:table-cell>
          <table:table-cell table:style-name="Tabelle2.A3" office:value-type="string">
            <text:p text:style-name="P20">F2012L00097</text:p>
            <text:p text:style-name="P20">30 Jan 2012</text:p>
            <text:p text:style-name="P20">AVC Gazette APVMA 2</text:p>
            <text:p text:style-name="P20">31 Jan 2012</text:p>
          </table:table-cell>
          <table:table-cell table:style-name="Tabelle2.A3" office:value-type="string">
            <text:p text:style-name="Amendment_20_text">31 Jan 2012</text:p>
          </table:table-cell>
          <table:table-cell table:style-name="Tabelle2.A3" office:value-type="string">
            <text:p text:style-name="Amendment_20_text">am</text:p>
          </table:table-cell>
          <table:table-cell table:style-name="Tabelle2.A3" office:value-type="string">
            <text:p text:style-name="Amendment_20_text">Boscalid, Cyfluthrin, Cypermethrin, Fenhexamid, Fluazifop-butyl, Phenmedipham, Pyraclostrobin, Thiabendazole.</text:p>
          </table:table-cell>
        </table:table-row>
        <table:table-row table:style-name="Tabelle2.1">
          <table:table-cell table:style-name="Tabelle2.A3" office:value-type="string">
            <text:p text:style-name="P21">Sch 1</text:p>
          </table:table-cell>
          <table:table-cell table:style-name="Tabelle2.A3" office:value-type="string">
            <text:p text:style-name="Table_20_2_20_History">APVMA8</text:p>
            <text:p text:style-name="Table_20_2_20_History">(APVMA 2, 2012)</text:p>
          </table:table-cell>
          <table:table-cell table:style-name="Tabelle2.A3" office:value-type="string">
            <text:p text:style-name="P22">F2012L00278</text:p>
            <text:p text:style-name="P22">13 Feb 2012</text:p>
            <text:p text:style-name="P22">AVC Gazette APVMA 3</text:p>
            <text:p text:style-name="P22">14 Feb 2012</text:p>
          </table:table-cell>
          <table:table-cell table:style-name="Tabelle2.A3" office:value-type="string">
            <text:p text:style-name="Table_20_2_20_History">14 Feb 2012</text:p>
          </table:table-cell>
          <table:table-cell table:style-name="Tabelle2.A3" office:value-type="string">
            <text:p text:style-name="Table_20_2_20_History">am</text:p>
          </table:table-cell>
          <table:table-cell table:style-name="Tabelle2.A3" office:value-type="string">
            <text:p text:style-name="Amendment_20_text">To amend Buprofezin, Imidacloprid and Trichlorfo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9</text:p>
            <text:p text:style-name="Amendment_20_text">(APVMA 3, 2012)</text:p>
          </table:table-cell>
          <table:table-cell table:style-name="Tabelle2.A3" office:value-type="string">
            <text:p text:style-name="P20">F2012L00689</text:p>
            <text:p text:style-name="P20">27 March 2012</text:p>
            <text:p text:style-name="P20">AVC Gazette APVMA 6</text:p>
            <text:p text:style-name="P20">27 March 2012</text:p>
          </table:table-cell>
          <table:table-cell table:style-name="Tabelle2.A3" office:value-type="string">
            <text:p text:style-name="Amendment_20_text">27 March 2012</text:p>
          </table:table-cell>
          <table:table-cell table:style-name="Tabelle2.A3" office:value-type="string">
            <text:p text:style-name="Amendment_20_text">rep</text:p>
          </table:table-cell>
          <table:table-cell table:style-name="Tabelle2.A3" office:value-type="string">
            <text:p text:style-name="Amendment_20_text">Bupivacaine, Cetrimide and Lignoca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9</text:p>
            <text:p text:style-name="Amendment_20_text">(APVMA 3, 2012)</text:p>
          </table:table-cell>
          <table:table-cell table:style-name="Tabelle2.A3" office:value-type="string">
            <text:p text:style-name="P20">F2012L00689</text:p>
            <text:p text:style-name="P20">27 March 2012</text:p>
            <text:p text:style-name="P20">AVC Gazette APVMA 6</text:p>
            <text:p text:style-name="P20">27 March 2012</text:p>
          </table:table-cell>
          <table:table-cell table:style-name="Tabelle2.A3" office:value-type="string">
            <text:p text:style-name="Amendment_20_text">27 March 2012</text:p>
          </table:table-cell>
          <table:table-cell table:style-name="Tabelle2.A3" office:value-type="string">
            <text:p text:style-name="Amendment_20_text">ad</text:p>
          </table:table-cell>
          <table:table-cell table:style-name="Tabelle2.A3" office:value-type="string">
            <text:p text:style-name="Amendment_20_text">Saflufenaci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9</text:p>
            <text:p text:style-name="Amendment_20_text">(APVMA 3, 2012)</text:p>
          </table:table-cell>
          <table:table-cell table:style-name="Tabelle2.A3" office:value-type="string">
            <text:p text:style-name="P20">F2012L00689</text:p>
            <text:p text:style-name="P20">27 March 2012</text:p>
            <text:p text:style-name="P20">AVC Gazette APVMA 6</text:p>
            <text:p text:style-name="P20">27 March 2012</text:p>
          </table:table-cell>
          <table:table-cell table:style-name="Tabelle2.A3" office:value-type="string">
            <text:p text:style-name="Amendment_20_text">27 March 2012</text:p>
          </table:table-cell>
          <table:table-cell table:style-name="Tabelle2.A3" office:value-type="string">
            <text:p text:style-name="Amendment_20_text">am</text:p>
          </table:table-cell>
          <table:table-cell table:style-name="Tabelle2.A3" office:value-type="string">
            <text:p text:style-name="Amendment_20_text">Chlorantraniliprole, Clothianidin and Sethoxydi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0</text:p>
            <text:p text:style-name="Amendment_20_text">(APVMA 4, 2012)</text:p>
          </table:table-cell>
          <table:table-cell table:style-name="Tabelle2.A3" office:value-type="string">
            <text:p text:style-name="P20">F2012L00912</text:p>
            <text:p text:style-name="P20">23 April 2012</text:p>
            <text:p text:style-name="P20">AVC Gazette APVMA 8</text:p>
            <text:p text:style-name="P20">24 April 2012</text:p>
          </table:table-cell>
          <table:table-cell table:style-name="Tabelle2.A3" office:value-type="string">
            <text:p text:style-name="Amendment_20_text">24 April 2012</text:p>
          </table:table-cell>
          <table:table-cell table:style-name="Tabelle2.A3" office:value-type="string">
            <text:p text:style-name="Amendment_20_text">am</text:p>
          </table:table-cell>
          <table:table-cell table:style-name="Tabelle2.A3" office:value-type="string">
            <text:p text:style-name="Amendment_20_text">Captan, Cyprodinil, Fludioxonil, Flutriafol, Indoxacarb, Metolachlor and Spinetor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1</text:p>
            <text:p text:style-name="Amendment_20_text">(APVMA 5, 2012)</text:p>
          </table:table-cell>
          <table:table-cell table:style-name="Tabelle2.A3" office:value-type="string">
            <text:p text:style-name="P20">F2012L01131</text:p>
            <text:p text:style-name="P20">31 May 2012</text:p>
            <text:p text:style-name="P20">AVC Gazette APVMA 11</text:p>
            <text:p text:style-name="P20">5 June 2012</text:p>
          </table:table-cell>
          <table:table-cell table:style-name="Tabelle2.A3" office:value-type="string">
            <text:p text:style-name="Amendment_20_text">5 June 2012</text:p>
          </table:table-cell>
          <table:table-cell table:style-name="Tabelle2.A3" office:value-type="string">
            <text:p text:style-name="Amendment_20_text">am</text:p>
          </table:table-cell>
          <table:table-cell table:style-name="Tabelle2.A3" office:value-type="string">
            <text:p text:style-name="Amendment_20_text">Chemical definition for Emamect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1</text:p>
            <text:p text:style-name="Amendment_20_text">(APVMA 5, 2012)</text:p>
          </table:table-cell>
          <table:table-cell table:style-name="Tabelle2.A3" office:value-type="string">
            <text:p text:style-name="P20">F2012L01131</text:p>
            <text:p text:style-name="P20">31 May 2012</text:p>
            <text:p text:style-name="P20">AVC Gazette APVMA 11</text:p>
            <text:p text:style-name="P20">5 June 2012</text:p>
          </table:table-cell>
          <table:table-cell table:style-name="Tabelle2.A3" office:value-type="string">
            <text:p text:style-name="Amendment_20_text">5 June 2012</text:p>
          </table:table-cell>
          <table:table-cell table:style-name="Tabelle2.A3" office:value-type="string">
            <text:p text:style-name="Amendment_20_text">am</text:p>
          </table:table-cell>
          <table:table-cell table:style-name="Tabelle2.A3" office:value-type="string">
            <text:p text:style-name="Amendment_20_text">Abamectin, Cypermethrin, Dichlobenil, Emamectin, Fenhexamid, Fipronil, Glyphosate, Imidacloprid, Metalaxyl, Pyrimethanil, Spinetoram and Spirotetramat.</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2</text:p>
            <text:p text:style-name="Amendment_20_text">(APVMA 6, 2012)</text:p>
          </table:table-cell>
          <table:table-cell table:style-name="Tabelle2.A3" office:value-type="string">
            <text:p text:style-name="P20">F2012L01344</text:p>
            <text:p text:style-name="P20">26 June 2012</text:p>
            <text:p text:style-name="P20">AVC Gazette APVMA 13</text:p>
            <text:p text:style-name="P20">3 July 2012</text:p>
          </table:table-cell>
          <table:table-cell table:style-name="Tabelle2.A3" office:value-type="string">
            <text:p text:style-name="Amendment_20_text">3 July 2012</text:p>
          </table:table-cell>
          <table:table-cell table:style-name="Tabelle2.A3" office:value-type="string">
            <text:p text:style-name="Amendment_20_text">am</text:p>
          </table:table-cell>
          <table:table-cell table:style-name="Tabelle2.A3" office:value-type="string">
            <text:p text:style-name="Amendment_20_text">Bentazone, Bifenazate, Clothianidin, Imazamox, Imazapyr, Milbemectin, Propachlor and Pyraclostrobi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3</text:p>
            <text:p text:style-name="Amendment_20_text">(APVMA 7, 2012)</text:p>
          </table:table-cell>
          <table:table-cell table:style-name="Tabelle2.A3" office:value-type="string">
            <text:p text:style-name="P20">F2012L01598</text:p>
            <text:p text:style-name="P20">24 July 2012</text:p>
            <text:p text:style-name="P20">AVC Gazette APVMA 15</text:p>
            <text:p text:style-name="P20">31 July 2012</text:p>
          </table:table-cell>
          <table:table-cell table:style-name="Tabelle2.A3" office:value-type="string">
            <text:p text:style-name="Amendment_20_text">31 July 2012</text:p>
          </table:table-cell>
          <table:table-cell table:style-name="Tabelle2.A3" office:value-type="string">
            <text:p text:style-name="Amendment_20_text">am</text:p>
          </table:table-cell>
          <table:table-cell table:style-name="Tabelle2.A3" office:value-type="string">
            <text:p text:style-name="Amendment_20_text">Abamectin, Amitrole, Bifenthrin, Clodinafop acid, Clodinafop-propargyl, Cyhalothrin, Diquat, Etoxazole, Isoxaben, Pendimethalin and Pyrimethani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4</text:p>
            <text:p text:style-name="Amendment_20_text">(APVMA 8, 2012)</text:p>
          </table:table-cell>
          <table:table-cell table:style-name="Tabelle2.A3" office:value-type="string">
            <text:p text:style-name="P20">F2012L01769</text:p>
            <text:p text:style-name="P20">27 Aug 2012</text:p>
            <text:p text:style-name="P20">AVC Gazette APVMA 17</text:p>
            <text:p text:style-name="P20">28 Aug 2012</text:p>
          </table:table-cell>
          <table:table-cell table:style-name="Tabelle2.A3" office:value-type="string">
            <text:p text:style-name="Amendment_20_text">28 Aug 2012</text:p>
          </table:table-cell>
          <table:table-cell table:style-name="Tabelle2.A3" office:value-type="string">
            <text:p text:style-name="Amendment_20_text">am</text:p>
          </table:table-cell>
          <table:table-cell table:style-name="Tabelle2.A3" office:value-type="string">
            <text:p text:style-name="Amendment_20_text">Chlorantraniliprole, Chlorfenapyr, Clofentezine, Cyprodinil, Difenoconazole, Fenbutatin oxide, Fludioxonil, Haloxyfop, Ioxynil, Iprodione, Linuron, Pirimicarb, Prochloraz, Pyraclostrobin and Pyriproxyfe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5</text:p>
            <text:p text:style-name="Amendment_20_text">(APVMA 9, 2012)</text:p>
          </table:table-cell>
          <table:table-cell table:style-name="Tabelle2.A3" office:value-type="string">
            <text:p text:style-name="P20">F2012L01869</text:p>
            <text:p text:style-name="P20">13 Sept 2012</text:p>
            <text:p text:style-name="P20">AVC Gazette APVMA 19</text:p>
            <text:p text:style-name="P20">25 Sept 2012</text:p>
          </table:table-cell>
          <table:table-cell table:style-name="Tabelle2.A3" office:value-type="string">
            <text:p text:style-name="Amendment_20_text">25 Sept 2012</text:p>
          </table:table-cell>
          <table:table-cell table:style-name="Tabelle2.A3" office:value-type="string">
            <text:p text:style-name="Amendment_20_text">am</text:p>
          </table:table-cell>
          <table:table-cell table:style-name="Tabelle2.A3" office:value-type="string">
            <text:p text:style-name="Amendment_20_text">Chemical definitions for Methomyl and Thiodicarb.</text:p>
          </table:table-cell>
        </table:table-row>
        <table:table-row table:style-name="Tabelle2.1">
          <table:table-cell table:style-name="Tabelle2.A3" office:value-type="string">
            <text:p text:style-name="Amendment_20_text">Sch</text:p>
          </table:table-cell>
          <table:table-cell table:style-name="Tabelle2.A3" office:value-type="string">
            <text:p text:style-name="Amendment_20_text">APVMA15</text:p>
            <text:p text:style-name="Amendment_20_text">(APVMA 9, 2012)</text:p>
          </table:table-cell>
          <table:table-cell table:style-name="Tabelle2.A3" office:value-type="string">
            <text:p text:style-name="P20">F2012L01869</text:p>
            <text:p text:style-name="P20">13 Sept 2012</text:p>
            <text:p text:style-name="P20">AVC Gazette APVMA 19</text:p>
            <text:p text:style-name="P20">25 Sept 2012</text:p>
          </table:table-cell>
          <table:table-cell table:style-name="Tabelle2.A3" office:value-type="string">
            <text:p text:style-name="Amendment_20_text">25 Sept 2012</text:p>
          </table:table-cell>
          <table:table-cell table:style-name="Tabelle2.A3" office:value-type="string">
            <text:p text:style-name="Amendment_20_text">ad</text:p>
          </table:table-cell>
          <table:table-cell table:style-name="Tabelle2.A3" office:value-type="string">
            <text:p text:style-name="Amendment_20_text">Penflufen.</text:p>
          </table:table-cell>
        </table:table-row>
        <text:soft-page-break/>
        <table:table-row table:style-name="Tabelle2.1">
          <table:table-cell table:style-name="Tabelle2.A3" office:value-type="string">
            <text:p text:style-name="Amendment_20_text">Sch 1</text:p>
          </table:table-cell>
          <table:table-cell table:style-name="Tabelle2.A3" office:value-type="string">
            <text:p text:style-name="Amendment_20_text">APVMA15</text:p>
            <text:p text:style-name="Amendment_20_text">(APVMA 9, 2012)</text:p>
          </table:table-cell>
          <table:table-cell table:style-name="Tabelle2.A3" office:value-type="string">
            <text:p text:style-name="P20">F2012L01869</text:p>
            <text:p text:style-name="P20">13 Sept 2012</text:p>
            <text:p text:style-name="P20">AVC Gazette APVMA 19</text:p>
            <text:p text:style-name="P20">25 Sept 2012</text:p>
          </table:table-cell>
          <table:table-cell table:style-name="Tabelle2.A3" office:value-type="string">
            <text:p text:style-name="Amendment_20_text">25 Sept 2012</text:p>
          </table:table-cell>
          <table:table-cell table:style-name="Tabelle2.A3" office:value-type="string">
            <text:p text:style-name="Amendment_20_text">am</text:p>
          </table:table-cell>
          <table:table-cell table:style-name="Tabelle2.A3" office:value-type="string">
            <text:p text:style-name="Amendment_20_text">Clopyralid, Cypermethrin, Glyphosate, Methomyl, Paclobutrazol, Phosphorous acid, Prothioconazole and Tebuconazol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6</text:p>
            <text:p text:style-name="Amendment_20_text">(APVMA 10, 2012)</text:p>
          </table:table-cell>
          <table:table-cell table:style-name="Tabelle2.A3" office:value-type="string">
            <text:p text:style-name="P20">F2012L02068</text:p>
            <text:p text:style-name="P20">23 Oct 2012</text:p>
            <text:p text:style-name="P20">AVC Gazette APVMA 21</text:p>
            <text:p text:style-name="P20">23 Oct 2012</text:p>
          </table:table-cell>
          <table:table-cell table:style-name="Tabelle2.A3" office:value-type="string">
            <text:p text:style-name="Amendment_20_text">23 Oct 2012</text:p>
          </table:table-cell>
          <table:table-cell table:style-name="Tabelle2.A3" office:value-type="string">
            <text:p text:style-name="Amendment_20_text">ad</text:p>
          </table:table-cell>
          <table:table-cell table:style-name="Tabelle2.A3" office:value-type="string">
            <text:p text:style-name="Amendment_20_text">Ametoctradin, Fluxapyroxad and Proquinaz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6</text:p>
            <text:p text:style-name="Amendment_20_text">(APVMA 10, 2012)</text:p>
          </table:table-cell>
          <table:table-cell table:style-name="Tabelle2.A3" office:value-type="string">
            <text:p text:style-name="P20">F2012L02068</text:p>
            <text:p text:style-name="P20">23 Oct 2012</text:p>
            <text:p text:style-name="P20">AVC Gazette APVMA 21</text:p>
            <text:p text:style-name="P20">23 Oct 2012</text:p>
          </table:table-cell>
          <table:table-cell table:style-name="Tabelle2.A3" office:value-type="string">
            <text:p text:style-name="Amendment_20_text">23 Oct 2012</text:p>
          </table:table-cell>
          <table:table-cell table:style-name="Tabelle2.A3" office:value-type="string">
            <text:p text:style-name="Amendment_20_text">am</text:p>
          </table:table-cell>
          <table:table-cell table:style-name="Tabelle2.A3" office:value-type="string">
            <text:p text:style-name="Amendment_20_text">Chlorantraniliprole, Emamectin, Fenbutatin oxide, Imazalil, Methomyl, Propylene oxide, Prothioconazole, Spiroxamine and Terbuthylazine.</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7</text:p>
            <text:p text:style-name="Amendment_20_text">(APVMA 11, 2012)</text:p>
          </table:table-cell>
          <table:table-cell table:style-name="Tabelle2.A3" office:value-type="string">
            <text:p text:style-name="P20">F2012L02303</text:p>
            <text:p text:style-name="P20">30 Nov 2012</text:p>
            <text:p text:style-name="P20">AVC Gazette APVMA 24</text:p>
            <text:p text:style-name="P20">4 Dec 2012</text:p>
          </table:table-cell>
          <table:table-cell table:style-name="Tabelle2.A3" office:value-type="string">
            <text:p text:style-name="Amendment_20_text">4 Dec 2012</text:p>
          </table:table-cell>
          <table:table-cell table:style-name="Tabelle2.A3" office:value-type="string">
            <text:p text:style-name="Amendment_20_text">ad</text:p>
          </table:table-cell>
          <table:table-cell table:style-name="Tabelle2.A3" office:value-type="string">
            <text:p text:style-name="Amendment_20_text">Penthiopyra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7</text:p>
            <text:p text:style-name="Amendment_20_text">(APVMA 11, 2012)</text:p>
          </table:table-cell>
          <table:table-cell table:style-name="Tabelle2.A3" office:value-type="string">
            <text:p text:style-name="P20">F2012L02303</text:p>
            <text:p text:style-name="P20">30 Nov 2012</text:p>
            <text:p text:style-name="P20">AVC Gazette APVMA 24</text:p>
            <text:p text:style-name="P20">4 Dec 2012</text:p>
          </table:table-cell>
          <table:table-cell table:style-name="Tabelle2.A3" office:value-type="string">
            <text:p text:style-name="Amendment_20_text">4 Dec 2012</text:p>
          </table:table-cell>
          <table:table-cell table:style-name="Tabelle2.A3" office:value-type="string">
            <text:p text:style-name="Amendment_20_text">am</text:p>
          </table:table-cell>
          <table:table-cell table:style-name="Tabelle2.A3" office:value-type="string">
            <text:p text:style-name="Amendment_20_text">Bifenazate, Flubendiamide, Methomyl, Paclobutrazol, Proquinazid, and Thiacloprid.</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8</text:p>
            <text:p text:style-name="Amendment_20_text">(APVMA 12, 2012)</text:p>
          </table:table-cell>
          <table:table-cell table:style-name="Tabelle2.A3" office:value-type="string">
            <text:p text:style-name="P20">F2012L02525</text:p>
            <text:p text:style-name="P20">18 Dec 2012</text:p>
            <text:p text:style-name="P20">AVC Gazette APVMA 25 </text:p>
            <text:p text:style-name="P20">18 Dec 2012</text:p>
          </table:table-cell>
          <table:table-cell table:style-name="Tabelle2.A3" office:value-type="string">
            <text:p text:style-name="Amendment_20_text">18 Dec 2012</text:p>
          </table:table-cell>
          <table:table-cell table:style-name="Tabelle2.A3" office:value-type="string">
            <text:p text:style-name="Amendment_20_text">ad</text:p>
          </table:table-cell>
          <table:table-cell table:style-name="Tabelle2.A3" office:value-type="string">
            <text:p text:style-name="Amendment_20_text">Sedaxane and Metalayl.</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8</text:p>
            <text:p text:style-name="Amendment_20_text">(APVMA 12, 2012)</text:p>
          </table:table-cell>
          <table:table-cell table:style-name="Tabelle2.A3" office:value-type="string">
            <text:p text:style-name="P20">F2012L02525</text:p>
            <text:p text:style-name="P20">18 Dec 2012</text:p>
            <text:p text:style-name="P20">AVC Gazette APVMA 25 </text:p>
            <text:p text:style-name="P20">18 Dec 2012</text:p>
          </table:table-cell>
          <table:table-cell table:style-name="Tabelle2.A3" office:value-type="string">
            <text:p text:style-name="Amendment_20_text">18 Dec 2012</text:p>
          </table:table-cell>
          <table:table-cell table:style-name="Tabelle2.A3" office:value-type="string">
            <text:p text:style-name="Amendment_20_text">am</text:p>
          </table:table-cell>
          <table:table-cell table:style-name="Tabelle2.A3" office:value-type="string">
            <text:p text:style-name="Amendment_20_text">Difenoconazole, Diquat, Fluazifop-butyl, Glufosinate and Glufosinate-ammonium, Glyphosate, Metalaxyl, Paraquat, Pendimethalin and Pyriproxyfe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19</text:p>
            <text:p text:style-name="Amendment_20_text">(APVMA 1, 2013)</text:p>
          </table:table-cell>
          <table:table-cell table:style-name="Tabelle2.A3" office:value-type="string">
            <text:p text:style-name="P20">F2013L00048</text:p>
            <text:p text:style-name="P20">14 Jan 2013</text:p>
            <text:p text:style-name="P20">AVC Gazette APVMA 1</text:p>
            <text:p text:style-name="P20">15 Jan 2013</text:p>
          </table:table-cell>
          <table:table-cell table:style-name="Tabelle2.A3" office:value-type="string">
            <text:p text:style-name="Amendment_20_text">15 Jan 2013</text:p>
          </table:table-cell>
          <table:table-cell table:style-name="Tabelle2.A3" office:value-type="string">
            <text:p text:style-name="Amendment_20_text">am</text:p>
          </table:table-cell>
          <table:table-cell table:style-name="Tabelle2.A3" office:value-type="string">
            <text:p text:style-name="Amendment_20_text">Glufosinate and Glufosinate ammonium, Glyphosate, Imidacloprid, Iprodione, Methoxyfenozide, and Spinetor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38</text:p>
          </table:table-cell>
          <table:table-cell table:style-name="Tabelle2.A3" office:value-type="string">
            <text:p text:style-name="P20">F2013L00047</text:p>
            <text:p text:style-name="P20">14 Jan 2013</text:p>
            <text:p text:style-name="P20">FSC80 </text:p>
            <text:p text:style-name="P20">18 Jan 2013</text:p>
          </table:table-cell>
          <table:table-cell table:style-name="Tabelle2.A3" office:value-type="string">
            <text:p text:style-name="Amendment_20_text">18 Jan 2013</text:p>
          </table:table-cell>
          <table:table-cell table:style-name="Tabelle2.A3" office:value-type="string">
            <text:p text:style-name="Amendment_20_text">ad</text:p>
          </table:table-cell>
          <table:table-cell table:style-name="Tabelle2.A3" office:value-type="string">
            <text:p text:style-name="Amendment_20_text">Acequinocyl, Dicamba, Fluoxastrobin, Fluxapyroxad, Spirodiclofen and Spiromesifen.</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138</text:p>
          </table:table-cell>
          <table:table-cell table:style-name="Tabelle2.A3" office:value-type="string">
            <text:p text:style-name="P20">F2013L00047</text:p>
            <text:p text:style-name="P20">14 Jan 2013</text:p>
            <text:p text:style-name="P20">FSC80 </text:p>
            <text:p text:style-name="P20">18 Jan 2013</text:p>
          </table:table-cell>
          <table:table-cell table:style-name="Tabelle2.A3" office:value-type="string">
            <text:p text:style-name="Amendment_20_text">18 Jan 2013</text:p>
          </table:table-cell>
          <table:table-cell table:style-name="Tabelle2.A3" office:value-type="string">
            <text:p text:style-name="Amendment_20_text">am</text:p>
          </table:table-cell>
          <table:table-cell table:style-name="Tabelle2.A3" office:value-type="string">
            <text:p text:style-name="Amendment_20_text">Abamectin, Acetamiprid, Azoxystrobin, Bifenazate, Carbendazim, Chlorantraniliprole, Chlorpyrifos, Clothianidin, Cyfluthrin, Cypermethrin, Cyprodinil, Difenoconazole, Dimethoate, Fenpropathrin, Fenpyroximate, Glyphosate, Hexazinone, Indoxacarb, Mandipropamid, Metrafenone, Novaluron, Pyridaben, Pyrimethanil and Spinetoram.</text:p>
          </table:table-cell>
        </table:table-row>
        <table:table-row table:style-name="Tabelle2.1">
          <table:table-cell table:style-name="Tabelle2.A3" office:value-type="string">
            <text:p text:style-name="Amendment_20_text">Sch 1</text:p>
          </table:table-cell>
          <table:table-cell table:style-name="Tabelle2.A3" office:value-type="string">
            <text:p text:style-name="Amendment_20_text">APVMA20</text:p>
            <text:p text:style-name="Amendment_20_text">(APVMA 2, 2013)</text:p>
          </table:table-cell>
          <table:table-cell table:style-name="Tabelle2.A3" office:value-type="string">
            <text:p text:style-name="P20">F2013L00419</text:p>
            <text:p text:style-name="P20">6 March 2013</text:p>
            <text:p text:style-name="P20">AVC Gazette APVMA 5</text:p>
            <text:p text:style-name="P20">12 March 2013</text:p>
          </table:table-cell>
          <table:table-cell table:style-name="Tabelle2.A3" office:value-type="string">
            <text:p text:style-name="Amendment_20_text">12 March 2013</text:p>
          </table:table-cell>
          <table:table-cell table:style-name="Tabelle2.A3" office:value-type="string">
            <text:p text:style-name="Amendment_20_text">am</text:p>
          </table:table-cell>
          <table:table-cell table:style-name="Tabelle2.A3" office:value-type="string">
            <text:p text:style-name="Amendment_20_text">Cloquintocet-mexyl, Cyhalothrin, Difenoconazole, Flubendiamide, Iprodione, Penflufen, Pyroxsulam, and Thiamethoxam.</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3, 2013</text:p>
          </table:table-cell>
          <table:table-cell table:style-name="Tabelle2.A3" office:value-type="string">
            <text:p text:style-name="Table_20_2"><text:span text:style-name="legsubtitle1"><text:span text:style-name="T12">F2013L01209</text:span></text:span></text:p>
            <text:p text:style-name="Table_20_2_20_History">28 June 2013</text:p>
            <text:p text:style-name="Table_20_2_20_History">AVC Gazette APVMA 13</text:p>
            <text:p text:style-name="Table_20_2_20_History">2 July 2013</text:p>
          </table:table-cell>
          <table:table-cell table:style-name="Tabelle2.A3" office:value-type="string">
            <text:p text:style-name="Table_20_2_20_History">2 July 2013</text:p>
          </table:table-cell>
          <table:table-cell table:style-name="Tabelle2.A3" office:value-type="string">
            <text:p text:style-name="Table_20_2_20_History">rep</text:p>
          </table:table-cell>
          <table:table-cell table:style-name="Tabelle2.A3" office:value-type="string">
            <text:p text:style-name="Table_20_2_20_History">Metalayl.</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3, 2013</text:p>
          </table:table-cell>
          <table:table-cell table:style-name="Tabelle2.A3" office:value-type="string">
            <text:p text:style-name="Table_20_2"><text:span text:style-name="legsubtitle1"><text:span text:style-name="T12">F2013L01209</text:span></text:span></text:p>
            <text:p text:style-name="Table_20_2_20_History">28 June 2013</text:p>
            <text:p text:style-name="Table_20_2_20_History">AVC Gazette APVMA 13</text:p>
            <text:p text:style-name="Table_20_2_20_History">2 July 2013</text:p>
          </table:table-cell>
          <table:table-cell table:style-name="Tabelle2.A3" office:value-type="string">
            <text:p text:style-name="Table_20_2_20_History">2 July 2013</text:p>
          </table:table-cell>
          <table:table-cell table:style-name="Tabelle2.A3" office:value-type="string">
            <text:p text:style-name="Table_20_2_20_History">ad</text:p>
          </table:table-cell>
          <table:table-cell table:style-name="Tabelle2.A3" office:value-type="string">
            <text:p text:style-name="Table_20_2_20_History">Cyflufenamid.</text:p>
          </table:table-cell>
        </table:table-row>
        <text:soft-page-break/>
        <table:table-row table:style-name="Tabelle2.1">
          <table:table-cell table:style-name="Tabelle2.A3" office:value-type="string">
            <text:p text:style-name="Table_20_2_20_History">Sch 1</text:p>
          </table:table-cell>
          <table:table-cell table:style-name="Tabelle2.A3" office:value-type="string">
            <text:p text:style-name="Table_20_2_20_History">APVMA 3, 2013</text:p>
          </table:table-cell>
          <table:table-cell table:style-name="Tabelle2.A3" office:value-type="string">
            <text:p text:style-name="Table_20_2"><text:span text:style-name="legsubtitle1"><text:span text:style-name="T12">F2013L01209</text:span></text:span></text:p>
            <text:p text:style-name="Table_20_2_20_History">28 June 2013</text:p>
            <text:p text:style-name="Table_20_2_20_History">AVC Gazette APVMA 13</text:p>
            <text:p text:style-name="Table_20_2_20_History">2 July 2013</text:p>
          </table:table-cell>
          <table:table-cell table:style-name="Tabelle2.A3" office:value-type="string">
            <text:p text:style-name="Table_20_2_20_History">2 July 2013</text:p>
          </table:table-cell>
          <table:table-cell table:style-name="Tabelle2.A3" office:value-type="string">
            <text:p text:style-name="Table_20_2_20_History">am</text:p>
          </table:table-cell>
          <table:table-cell table:style-name="Tabelle2.A3" office:value-type="string">
            <text:p text:style-name="Table_20_2_20_History">Bifenazate, Dimethoate, Fluazifop-butyl, Fluazinam, Fludioxonil, Flutriafol, Metalaxyl, Metsulfuron-methyl, Pyraclostrobin, Spirotetramat, Terbuthylazine and Triclopyr.</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4, 2013</text:p>
          </table:table-cell>
          <table:table-cell table:style-name="Tabelle2.A3" office:value-type="string">
            <text:p text:style-name="Table_20_2"><text:span text:style-name="legsubtitle1"><text:span text:style-name="T12">F2013L01498</text:span></text:span></text:p>
            <text:p text:style-name="Table_20_2_20_History">1 Aug 2013</text:p>
            <text:p text:style-name="Table_20_2_20_History">AVC Gazette APVMA 16</text:p>
            <text:p text:style-name="Table_20_2_20_History">13 Aug 2013</text:p>
          </table:table-cell>
          <table:table-cell table:style-name="Tabelle2.A3" office:value-type="string">
            <text:p text:style-name="Table_20_2_20_History">13 Aug 2013</text:p>
          </table:table-cell>
          <table:table-cell table:style-name="Tabelle2.A3" office:value-type="string">
            <text:p text:style-name="Table_20_2_20_History">am</text:p>
          </table:table-cell>
          <table:table-cell table:style-name="Tabelle2.A3" office:value-type="string">
            <text:p text:style-name="Table_20_2_20_History">Chemical definitions for Fluazifop-p-butyl and Isoxaflutole.</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4, 2013</text:p>
          </table:table-cell>
          <table:table-cell table:style-name="Tabelle2.A3" office:value-type="string">
            <text:p text:style-name="Table_20_2"><text:span text:style-name="legsubtitle1"><text:span text:style-name="T12">F2013L01498</text:span></text:span></text:p>
            <text:p text:style-name="Table_20_2_20_History">1 Aug 2013</text:p>
            <text:p text:style-name="Table_20_2_20_History">AVC Gazette APVMA 16</text:p>
            <text:p text:style-name="Table_20_2_20_History">13 Aug 2013</text:p>
          </table:table-cell>
          <table:table-cell table:style-name="Tabelle2.A3" office:value-type="string">
            <text:p text:style-name="Table_20_2_20_History">13 Aug 2013</text:p>
          </table:table-cell>
          <table:table-cell table:style-name="Tabelle2.A3" office:value-type="string">
            <text:p text:style-name="Table_20_2_20_History">am</text:p>
          </table:table-cell>
          <table:table-cell table:style-name="Tabelle2.A3" office:value-type="string">
            <text:p text:style-name="Table_20_2_20_History">Abamectin, Bifenthrin, Boscalid, Chlorantraniliprole, Chlorothalonil, Dimethoate, Fluazifop-butyl, Fluazifop-p-butyl, Glufosinate and Glufosinate-ammonium, Isoxaflutole, Mandipropamid, Penflufen, Spinosad, Terbuthylazine and Trifloxystrobin.</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143</text:p>
          </table:table-cell>
          <table:table-cell table:style-name="Tabelle2.A3" office:value-type="string">
            <text:p text:style-name="Table_20_2"><text:span text:style-name="legsubtitle1"><text:span text:style-name="T12">F2013L01661</text:span></text:span></text:p>
            <text:p text:style-name="Table_20_2_20_History">3 <text:span text:style-name="Default_20_Paragraph_20_Font"><text:span text:style-name="T13">Sept</text:span></text:span> 2013</text:p>
            <text:p text:style-name="P20">FSC85</text:p>
            <text:p text:style-name="P24">5 Sept 2013</text:p>
          </table:table-cell>
          <table:table-cell table:style-name="Tabelle2.A3" office:value-type="string">
            <text:p text:style-name="Table_20_2_20_History"><text:span text:style-name="Default_20_Paragraph_20_Font"><text:span text:style-name="T13">5 Sept</text:span></text:span> 2013</text:p>
          </table:table-cell>
          <table:table-cell table:style-name="Tabelle2.A3" office:value-type="string">
            <text:p text:style-name="Table_20_2_20_History">am</text:p>
          </table:table-cell>
          <table:table-cell table:style-name="Tabelle2.A3" office:value-type="string">
            <text:p text:style-name="Table_20_2_20_History">Azoxystrobin, Bifenthrin, Fenhexamid, Fludioxonil.</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5, 2013</text:p>
          </table:table-cell>
          <table:table-cell table:style-name="Tabelle2.A3" office:value-type="string">
            <text:p text:style-name="Table_20_2"><text:span text:style-name="legsubtitle1"><text:span text:style-name="T12">F2013L01669</text:span></text:span></text:p>
            <text:p text:style-name="Table_20_2_20_History">6 <text:span text:style-name="Default_20_Paragraph_20_Font"><text:span text:style-name="T13">Sept</text:span></text:span> 2013</text:p>
            <text:p text:style-name="Table_20_2_20_History">AVC Gazette APVMA 18</text:p>
            <text:p text:style-name="Table_20_2_20_History">10 Sept 2013</text:p>
          </table:table-cell>
          <table:table-cell table:style-name="Tabelle2.A3" office:value-type="string">
            <text:p text:style-name="Table_20_2_20_History"><text:span text:style-name="Default_20_Paragraph_20_Font"><text:span text:style-name="T13">10 Sept</text:span></text:span> 2013</text:p>
          </table:table-cell>
          <table:table-cell table:style-name="Tabelle2.A3" office:value-type="string">
            <text:p text:style-name="Table_20_2_20_History">am</text:p>
          </table:table-cell>
          <table:table-cell table:style-name="Tabelle2.A3" office:value-type="string">
            <text:p text:style-name="Table_20_2_20_History"><text:span text:style-name="Default_20_Paragraph_20_Font"><text:span text:style-name="T13">Cyprodinil, Fipronil, Fludioxonil and Phosphorous acid. </text:span></text:span></text:p>
          </table:table-cell>
        </table:table-row>
        <table:table-row table:style-name="Tabelle2.1">
          <table:table-cell table:style-name="Tabelle2.A3" office:value-type="string">
            <text:p text:style-name="Table_20_2_20_History">Sch 1</text:p>
          </table:table-cell>
          <table:table-cell table:style-name="Tabelle2.A3" office:value-type="string">
            <text:p text:style-name="Table_20_2_20_History">APVMA 6, 2013</text:p>
          </table:table-cell>
          <table:table-cell table:style-name="Tabelle2.A3" office:value-type="string">
            <text:p text:style-name="Table_20_2"><text:span text:style-name="legsubtitle1"><text:span text:style-name="T12">F2013L01878</text:span></text:span></text:p>
            <text:p text:style-name="Table_20_2"><text:span text:style-name="legsubtitle1"><text:span text:style-name="T12">4 Nov 2013</text:span></text:span></text:p>
            <text:p text:style-name="Table_20_2"><text:span text:style-name="legsubtitle1"><text:span text:style-name="T12">AVC Gazette APVMA 22</text:span></text:span></text:p>
            <text:p text:style-name="P25"><text:span text:style-name="legsubtitle1"><text:span text:style-name="T12">5 Nov 2013</text:span></text:span></text:p>
          </table:table-cell>
          <table:table-cell table:style-name="Tabelle2.A3" office:value-type="string">
            <text:p text:style-name="P24">5 Nov 2013</text:p>
          </table:table-cell>
          <table:table-cell table:style-name="Tabelle2.A3" office:value-type="string">
            <text:p text:style-name="Table_20_2_20_History">ad</text:p>
          </table:table-cell>
          <table:table-cell table:style-name="Tabelle2.A3" office:value-type="string">
            <text:p text:style-name="P24">Sulfoxaflor.</text:p>
          </table:table-cell>
        </table:table-row>
        <table:table-row table:style-name="Tabelle2.1">
          <table:table-cell table:style-name="Tabelle2.A5" office:value-type="string">
            <text:p text:style-name="Amendment_20_text">Sch 1</text:p>
          </table:table-cell>
          <table:table-cell table:style-name="Tabelle2.A5" office:value-type="string">
            <text:p text:style-name="Amendment_20_text">APVMA 6, 2013</text:p>
          </table:table-cell>
          <table:table-cell table:style-name="Tabelle2.A5" office:value-type="string">
            <text:p text:style-name="Table_20_2"><text:span text:style-name="legsubtitle1"><text:span text:style-name="T12">F2013L01878</text:span></text:span></text:p>
            <text:p text:style-name="Table_20_2"><text:span text:style-name="legsubtitle1"><text:span text:style-name="T12">4 Nov 2013</text:span></text:span></text:p>
            <text:p text:style-name="Table_20_2"><text:span text:style-name="legsubtitle1"><text:span text:style-name="T12">AVC Gazette APVMA 22</text:span></text:span></text:p>
            <text:p text:style-name="Amendment_20_text"><text:span text:style-name="legsubtitle1"><text:span text:style-name="T12">5 Nov 2013</text:span></text:span></text:p>
          </table:table-cell>
          <table:table-cell table:style-name="Tabelle2.A5" office:value-type="string">
            <text:p text:style-name="Amendment_20_text">5 Nov 2013</text:p>
          </table:table-cell>
          <table:table-cell table:style-name="Tabelle2.A5" office:value-type="string">
            <text:p text:style-name="Amendment_20_text">am</text:p>
          </table:table-cell>
          <table:table-cell table:style-name="Tabelle2.A5" office:value-type="string">
            <text:p text:style-name="Amendment_20_text">Abamectin, Acetamiprid, Azoxystrobin, Boscalid, Clothianidin, Etoxazole, Imidacloprid, Indoxacarb, Linuron, Methoxyfenozide, Paclobutrazol, Prochloraz, Pyraclostrobin, Spirotetramat, Terbuthylazine, Trifloxystrobin, Uniconazole-p.</text:p>
            <text:p text:style-name="Amendment_20_text"/>
          </table:table-cell>
        </table:table-row>
        <table:table-row table:style-name="Tabelle2.1">
          <table:table-cell table:style-name="Tabelle2.A2" office:value-type="string">
            <text:p text:style-name="Amendment_20_text">Sch 2</text:p>
          </table:table-cell>
          <table:table-cell table:style-name="Tabelle2.A2" office:value-type="string">
            <text:p text:style-name="Amendment_20_text">60</text:p>
          </table:table-cell>
          <table:table-cell table:style-name="Tabelle2.A2" office:value-type="string">
            <text:p text:style-name="P20">F2008B00798</text:p>
            <text:p text:style-name="P20">19 Dec 2008</text:p>
            <text:p text:style-name="P20">FSC2</text:p>
            <text:p text:style-name="P20">20 June 2002</text:p>
          </table:table-cell>
          <table:table-cell table:style-name="Tabelle2.A2" office:value-type="string">
            <text:p text:style-name="Amendment_20_text">20 June 2002</text:p>
          </table:table-cell>
          <table:table-cell table:style-name="Tabelle2.A2" office:value-type="string">
            <text:p text:style-name="Amendment_20_text">am</text:p>
          </table:table-cell>
          <table:table-cell table:style-name="Tabelle2.A2" office:value-type="string">
            <text:p text:style-name="Amendment_20_text">Chlordane</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60</text:p>
          </table:table-cell>
          <table:table-cell table:style-name="Tabelle2.A3" office:value-type="string">
            <text:p text:style-name="P20">F2008B00798</text:p>
            <text:p text:style-name="P20">19 Dec 2008</text:p>
            <text:p text:style-name="P20">FSC2</text:p>
            <text:p text:style-name="P20">20 June 2002</text:p>
          </table:table-cell>
          <table:table-cell table:style-name="Tabelle2.A3" office:value-type="string">
            <text:p text:style-name="Amendment_20_text">20 June 2002</text:p>
          </table:table-cell>
          <table:table-cell table:style-name="Tabelle2.A3" office:value-type="string">
            <text:p text:style-name="Amendment_20_text">am</text:p>
          </table:table-cell>
          <table:table-cell table:style-name="Tabelle2.A3" office:value-type="string">
            <text:p text:style-name="Amendment_20_text">Heading relating to Molluscs.</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73</text:p>
          </table:table-cell>
          <table:table-cell table:style-name="Tabelle2.A3" office:value-type="string">
            <text:p text:style-name="P20">F2008B00820</text:p>
            <text:p text:style-name="P20">24 Dec 2004</text:p>
            <text:p text:style-name="P20">FSC15 </text:p>
            <text:p text:style-name="P20">5 Aug 2004</text:p>
          </table:table-cell>
          <table:table-cell table:style-name="Tabelle2.A3" office:value-type="string">
            <text:p text:style-name="Amendment_20_text">5 Aug 2004</text:p>
          </table:table-cell>
          <table:table-cell table:style-name="Tabelle2.A3" office:value-type="string">
            <text:p text:style-name="Amendment_20_text">am</text:p>
          </table:table-cell>
          <table:table-cell table:style-name="Tabelle2.A3" office:value-type="string">
            <text:p text:style-name="Amendment_20_text">Aldrin and Dieldrin and Lindane.</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78</text:p>
          </table:table-cell>
          <table:table-cell table:style-name="Tabelle2.A3" office:value-type="string">
            <text:p text:style-name="P20">F2005L01246</text:p>
            <text:p text:style-name="P20">26 May 2005</text:p>
            <text:p text:style-name="P20">FSC20 </text:p>
            <text:p text:style-name="P20">26 May 2005</text:p>
          </table:table-cell>
          <table:table-cell table:style-name="Tabelle2.A3" office:value-type="string">
            <text:p text:style-name="Amendment_20_text">26 May 2005</text:p>
          </table:table-cell>
          <table:table-cell table:style-name="Tabelle2.A3" office:value-type="string">
            <text:p text:style-name="Amendment_20_text">am</text:p>
          </table:table-cell>
          <table:table-cell table:style-name="Tabelle2.A3" office:value-type="string">
            <text:p text:style-name="Amendment_20_text">Aldrin and Dieldrin.</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98</text:p>
          </table:table-cell>
          <table:table-cell table:style-name="Tabelle2.A3" office:value-type="string">
            <text:p text:style-name="P20">F2008L01488</text:p>
            <text:p text:style-name="P20">15 May 2008</text:p>
            <text:p text:style-name="P20">FSC40 </text:p>
            <text:p text:style-name="P20">15 May 2008</text:p>
          </table:table-cell>
          <table:table-cell table:style-name="Tabelle2.A3" office:value-type="string">
            <text:p text:style-name="Amendment_20_text">15 May 2008</text:p>
          </table:table-cell>
          <table:table-cell table:style-name="Tabelle2.A3" office:value-type="string">
            <text:p text:style-name="Amendment_20_text">ad</text:p>
          </table:table-cell>
          <table:table-cell table:style-name="Tabelle2.A3" office:value-type="string">
            <text:p text:style-name="Amendment_20_text">1,4-Dichlorobenzene with an ERL for honey (to be omitted on 15 May 2013).</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113</text:p>
          </table:table-cell>
          <table:table-cell table:style-name="Tabelle2.A3" office:value-type="string">
            <text:p text:style-name="P20">F2009L04112</text:p>
            <text:p text:style-name="P20">5 Nov 2009</text:p>
            <text:p text:style-name="P20">FSC55 </text:p>
            <text:p text:style-name="P20">5 Nov 2009</text:p>
          </table:table-cell>
          <table:table-cell table:style-name="Tabelle2.A3" office:value-type="string">
            <text:p text:style-name="Amendment_20_text">5 Nov 2009</text:p>
          </table:table-cell>
          <table:table-cell table:style-name="Tabelle2.A3" office:value-type="string">
            <text:p text:style-name="Amendment_20_text">am</text:p>
          </table:table-cell>
          <table:table-cell table:style-name="Tabelle2.A3" office:value-type="string">
            <text:p text:style-name="Amendment_20_text">Aldrin and Dieldrin.</text:p>
          </table:table-cell>
        </table:table-row>
        <table:table-row table:style-name="Tabelle2.1">
          <table:table-cell table:style-name="Tabelle2.A3" office:value-type="string">
            <text:p text:style-name="Amendment_20_text">Sch 2</text:p>
          </table:table-cell>
          <table:table-cell table:style-name="Tabelle2.A3" office:value-type="string">
            <text:p text:style-name="Amendment_20_text">124</text:p>
          </table:table-cell>
          <table:table-cell table:style-name="Tabelle2.A3" office:value-type="string">
            <text:p text:style-name="P20">F2011L01450</text:p>
            <text:p text:style-name="P20">8 Jul 2011</text:p>
            <text:p text:style-name="P20">FSC66 </text:p>
            <text:p text:style-name="P20">11 July 2011</text:p>
          </table:table-cell>
          <table:table-cell table:style-name="Tabelle2.A3" office:value-type="string">
            <text:p text:style-name="Amendment_20_text">11 July 2011</text:p>
          </table:table-cell>
          <table:table-cell table:style-name="Tabelle2.A3" office:value-type="string">
            <text:p text:style-name="Amendment_20_text">am</text:p>
          </table:table-cell>
          <table:table-cell table:style-name="Tabelle2.A3" office:value-type="string">
            <text:p text:style-name="P23">Schedule heading.</text:p>
          </table:table-cell>
        </table:table-row>
        <text:soft-page-break/>
        <table:table-row table:style-name="Tabelle2.1">
          <table:table-cell table:style-name="Tabelle2.A5" office:value-type="string">
            <text:p text:style-name="P21">Sch 2</text:p>
          </table:table-cell>
          <table:table-cell table:style-name="Tabelle2.A5" office:value-type="string">
            <text:p text:style-name="Table_20_2_20_History">98</text:p>
          </table:table-cell>
          <table:table-cell table:style-name="Tabelle2.A5" office:value-type="string">
            <text:p text:style-name="P22">F2008L01488</text:p>
            <text:p text:style-name="P22">15 May 2008</text:p>
            <text:p text:style-name="P22">FSC40 </text:p>
            <text:p text:style-name="P22">15 May 2008</text:p>
            <text:p text:style-name="P22"/>
          </table:table-cell>
          <table:table-cell table:style-name="Tabelle2.A5" office:value-type="string">
            <text:p text:style-name="Table_20_2_20_History">15 May 2008</text:p>
          </table:table-cell>
          <table:table-cell table:style-name="Tabelle2.A5" office:value-type="string">
            <text:p text:style-name="Table_20_2_20_History">rep</text:p>
          </table:table-cell>
          <table:table-cell table:style-name="Tabelle2.A5" office:value-type="string">
            <text:p text:style-name="Table_20_2_20_History">ERL for honey for 1,4-Dichlorobenzene.</text:p>
          </table:table-cell>
        </table:table-row>
        <table:table-row table:style-name="Tabelle2.1">
          <table:table-cell table:style-name="Tabelle2.A2" office:value-type="string">
            <text:p text:style-name="Amendment_20_text">Sch 3</text:p>
          </table:table-cell>
          <table:table-cell table:style-name="Tabelle2.A2" office:value-type="string">
            <text:p text:style-name="Amendment_20_text">66</text:p>
          </table:table-cell>
          <table:table-cell table:style-name="Tabelle2.A2" office:value-type="string">
            <text:p text:style-name="P20">F2008B00813</text:p>
            <text:p text:style-name="P20">23 Dec 2008</text:p>
            <text:p text:style-name="P20">FSC8 </text:p>
            <text:p text:style-name="P20">22 May 2003</text:p>
          </table:table-cell>
          <table:table-cell table:style-name="Tabelle2.A2" office:value-type="string">
            <text:p text:style-name="Amendment_20_text">22 May 2003</text:p>
          </table:table-cell>
          <table:table-cell table:style-name="Tabelle2.A2" office:value-type="string">
            <text:p text:style-name="Amendment_20_text">rep</text:p>
          </table:table-cell>
          <table:table-cell table:style-name="Tabelle2.A2" office:value-type="string">
            <text:p text:style-name="Amendment_20_text">Monocrotophos and Parathion.</text:p>
          </table:table-cell>
        </table:table-row>
        <table:table-row table:style-name="Tabelle2.1">
          <table:table-cell table:style-name="Tabelle2.A3" office:value-type="string">
            <text:p text:style-name="Amendment_20_text">Sch 3</text:p>
          </table:table-cell>
          <table:table-cell table:style-name="Tabelle2.A3" office:value-type="string">
            <text:p text:style-name="Amendment_20_text">73</text:p>
          </table:table-cell>
          <table:table-cell table:style-name="Tabelle2.A3" office:value-type="string">
            <text:p text:style-name="P20">F2008B00820</text:p>
            <text:p text:style-name="P20">24 Dec 2004</text:p>
            <text:p text:style-name="P20">FSC15 </text:p>
            <text:p text:style-name="P20">5 Aug 2004</text:p>
          </table:table-cell>
          <table:table-cell table:style-name="Tabelle2.A3" office:value-type="string">
            <text:p text:style-name="Amendment_20_text">5 Aug 2004</text:p>
          </table:table-cell>
          <table:table-cell table:style-name="Tabelle2.A3" office:value-type="string">
            <text:p text:style-name="Amendment_20_text">rep</text:p>
          </table:table-cell>
          <table:table-cell table:style-name="Tabelle2.A3" office:value-type="string">
            <text:p text:style-name="Amendment_20_text">Bioresmethrin.</text:p>
          </table:table-cell>
        </table:table-row>
        <table:table-row table:style-name="Tabelle2.1">
          <table:table-cell table:style-name="Tabelle2.A5" office:value-type="string">
            <text:p text:style-name="Amendment_20_text">Sch 3</text:p>
          </table:table-cell>
          <table:table-cell table:style-name="Tabelle2.A5" office:value-type="string">
            <text:p text:style-name="Amendment_20_text">119</text:p>
          </table:table-cell>
          <table:table-cell table:style-name="Tabelle2.A5" office:value-type="string">
            <text:p text:style-name="Amendment_20_text">F2010L02542</text:p>
            <text:p text:style-name="Amendment_20_text">30 Sept 2010</text:p>
            <text:p text:style-name="Amendment_20_text">FSC61 </text:p>
            <text:p text:style-name="Amendment_20_text">30 Sept 2010</text:p>
            <text:p text:style-name="Amendment_20_text"/>
          </table:table-cell>
          <table:table-cell table:style-name="Tabelle2.A5" office:value-type="string">
            <text:p text:style-name="Amendment_20_text">30 Sept 2010</text:p>
          </table:table-cell>
          <table:table-cell table:style-name="Tabelle2.A5" office:value-type="string">
            <text:p text:style-name="Amendment_20_text">rep</text:p>
          </table:table-cell>
          <table:table-cell table:style-name="Tabelle2.A5" office:value-type="string">
            <text:p text:style-name="Amendment_20_text">Schedule 3.</text:p>
          </table:table-cell>
        </table:table-row>
        <table:table-row table:style-name="Tabelle2.1">
          <table:table-cell table:style-name="Tabelle2.A2" office:value-type="string">
            <text:p text:style-name="Amendment_20_text">Sch 4</text:p>
          </table:table-cell>
          <table:table-cell table:style-name="Tabelle2.A2" office:value-type="string">
            <text:p text:style-name="Amendment_20_text">73</text:p>
          </table:table-cell>
          <table:table-cell table:style-name="Tabelle2.A2" office:value-type="string">
            <text:p text:style-name="P20">F2008B00820</text:p>
            <text:p text:style-name="P20">24 Dec 2004</text:p>
            <text:p text:style-name="P20">FSC15 </text:p>
            <text:p text:style-name="P20">5 Aug 2004</text:p>
          </table:table-cell>
          <table:table-cell table:style-name="Tabelle2.A2" office:value-type="string">
            <text:p text:style-name="Amendment_20_text">5 Aug 2004</text:p>
          </table:table-cell>
          <table:table-cell table:style-name="Tabelle2.A2" office:value-type="string">
            <text:p text:style-name="Amendment_20_text">ad</text:p>
          </table:table-cell>
          <table:table-cell table:style-name="Tabelle2.A2" office:value-type="string">
            <text:p text:style-name="Amendment_20_text">Reference to ‘Mizuna’ in the Herb Commodities.</text:p>
          </table:table-cell>
        </table:table-row>
        <table:table-row table:style-name="Tabelle2.1">
          <table:table-cell table:style-name="Tabelle2.A3" office:value-type="string">
            <text:p text:style-name="Amendment_20_text">Sch 4</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am</text:p>
          </table:table-cell>
          <table:table-cell table:style-name="Tabelle2.A3" office:value-type="string">
            <text:p text:style-name="Amendment_20_text">Reference to mizuna as a leafy vegetable, not a herb.</text:p>
          </table:table-cell>
        </table:table-row>
        <table:table-row table:style-name="Tabelle2.1">
          <table:table-cell table:style-name="Tabelle2.A3" office:value-type="string">
            <text:p text:style-name="Amendment_20_text">Sch 4</text:p>
          </table:table-cell>
          <table:table-cell table:style-name="Tabelle2.A3" office:value-type="string">
            <text:p text:style-name="Amendment_20_text">119</text:p>
          </table:table-cell>
          <table:table-cell table:style-name="Tabelle2.A3" office:value-type="string">
            <text:p text:style-name="P20">F2010L02542</text:p>
            <text:p text:style-name="P20">30 Sept 2010</text:p>
            <text:p text:style-name="P20">FSC61 </text:p>
            <text:p text:style-name="P20">30 Sept 2010</text:p>
          </table:table-cell>
          <table:table-cell table:style-name="Tabelle2.A3" office:value-type="string">
            <text:p text:style-name="Amendment_20_text">30 Sept 2010</text:p>
          </table:table-cell>
          <table:table-cell table:style-name="Tabelle2.A3" office:value-type="string">
            <text:p text:style-name="Amendment_20_text">ad</text:p>
          </table:table-cell>
          <table:table-cell table:style-name="Tabelle2.A3" office:value-type="string">
            <text:p text:style-name="Amendment_20_text">Reference to the portion to which a reference applies for longan under tropical and sub-tropical fruit – inedible peel.</text:p>
          </table:table-cell>
        </table:table-row>
        <table:table-row table:style-name="Tabelle2.1">
          <table:table-cell table:style-name="Tabelle2.A5" office:value-type="string">
            <text:p text:style-name="Amendment_20_text">Sch 4</text:p>
          </table:table-cell>
          <table:table-cell table:style-name="Tabelle2.A5" office:value-type="string">
            <text:p text:style-name="Amendment_20_text">119</text:p>
          </table:table-cell>
          <table:table-cell table:style-name="Tabelle2.A5" office:value-type="string">
            <text:p text:style-name="P20">F2010L02542</text:p>
            <text:p text:style-name="P20">30 Sept 2010</text:p>
            <text:p text:style-name="P20">FSC61 </text:p>
            <text:p text:style-name="P20">30 Sept 2010</text:p>
            <text:p text:style-name="P20"/>
          </table:table-cell>
          <table:table-cell table:style-name="Tabelle2.A5" office:value-type="string">
            <text:p text:style-name="Amendment_20_text">30 Sept 2010</text:p>
          </table:table-cell>
          <table:table-cell table:style-name="Tabelle2.A5" office:value-type="string">
            <text:p text:style-name="Amendment_20_text">am</text:p>
          </table:table-cell>
          <table:table-cell table:style-name="Tabelle2.A5" office:value-type="string">
            <text:p text:style-name="P23">Reference to podded peas under legume vegetables.</text:p>
          </table: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Bold" svg:font-family="'Arial Bold'" style:font-family-generic="swiss"/>
    <style:font-face style:name="New York" svg:font-family="'New York'"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opacity="100%"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ew York"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New York"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ab-stops>
          <style:tab-stop style:position="1.501cm"/>
        </style:tab-stops>
      </style:paragraph-properties>
      <style:text-properties style:font-name="Arial" fo:font-family="Arial" style:font-family-generic="swiss" style:font-pitch="variable" style:language-asian="en" style:country-asian="U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FSCfooter" style:family="paragraph" style:parent-style-name="Normal">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font-size="9pt" style:font-size-asian="9pt" fo:hyphenate="false" loext:hyphenation-no-caps="false" loext:hyphenation-no-last-word="false" loext:hyphenation-word-char-count="no-limit" loext:hyphenation-zone="no-limit"/>
    </style:style>
    <style:style style:name="Product_20_heading" style:display-name="Product heading" style:family="paragraph" style:parent-style-name="Normal">
      <style:paragraph-properties fo:hyphenation-ladder-count="no-limit" fo:hyphenation-keep="auto" loext:hyphenation-keep-type="column" loext:hyphenation-keep-line="false"/>
      <style:text-properties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Centered_20_headings" style:display-name="Centered headings" style:family="paragraph" style:parent-style-name="Normal">
      <style:paragraph-properties fo:text-align="center" style:justify-single-word="false" fo:hyphenation-ladder-count="no-limit" fo:hyphenation-keep="auto" loext:hyphenation-keep-type="column" loext:hyphenation-keep-line="false">
        <style:tab-stops/>
      </style:paragraph-properties>
      <style:text-properties fo:font-size="13pt" fo:font-weight="bold" style:font-size-asian="13pt" style:font-weight-asian="bold" fo:hyphenate="false" loext:hyphenation-no-caps="false" loext:hyphenation-no-last-word="false" loext:hyphenation-word-char-count="no-limit" loext:hyphenation-zone="no-limit"/>
    </style:style>
    <style:style style:name="Subheading" style:family="paragraph" style:parent-style-name="Normal">
      <style:paragraph-properties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Table_20_1" style:display-name="Table 1" style:family="paragraph" style:parent-style-name="Normal">
      <style:paragraph-properties fo:margin-top="0cm" fo:margin-bottom="0.212cm" style:contextual-spacing="false" fo:hyphenation-ladder-count="no-limit" fo:hyphenation-keep="auto" loext:hyphenation-keep-type="column" loext:hyphenation-keep-line="false"/>
      <style:text-properties fo:font-size="9pt" fo:font-weight="bold" style:font-size-asian="9pt" style:font-weight-asian="bold" style:font-weight-complex="bold" fo:hyphenate="false" loext:hyphenation-no-caps="false" loext:hyphenation-no-last-word="false" loext:hyphenation-word-char-count="no-limit" loext:hyphenation-zone="no-limit"/>
    </style:style>
    <style:style style:name="Table_20_2" style:display-name="Table 2" style:family="paragraph" style:parent-style-name="Normal">
      <style:paragraph-properties fo:margin-left="0.25cm" fo:hyphenation-ladder-count="no-limit" fo:hyphenation-keep="auto" loext:hyphenation-keep-type="column" loext:hyphenation-keep-line="false" fo:text-indent="-0.25cm" style:auto-text-indent="false">
        <style:tab-stops>
          <style:tab-stop style:position="1.251cm"/>
        </style:tab-stops>
      </style:paragraph-properties>
      <style:text-properties fo:font-size="9pt" style:font-size-asian="9pt" style:font-weight-complex="bold" fo:hyphenate="false" loext:hyphenation-no-caps="false" loext:hyphenation-no-last-word="false" loext:hyphenation-word-char-count="no-limit" loext:hyphenation-zone="no-limit"/>
    </style:style>
    <style:style style:name="Schedule_20_Heading" style:display-name="Schedule Heading" style:family="paragraph" style:parent-style-name="Normal">
      <style:paragraph-properties fo:text-align="center" style:justify-single-word="false"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Blank_20_page" style:display-name="Blank page" style:family="paragraph" style:parent-style-name="Normal" style:next-style-name="Normal">
      <style:paragraph-properties fo:margin-top="10.583cm" fo:margin-bottom="0cm" style:contextual-spacing="false" fo:text-align="center"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_31_.4.2_20_Table_20_heading2" style:display-name="1.4.2 Table heading2" style:family="paragraph" style:parent-style-name="Normal">
      <style:paragraph-properties fo:text-align="center" style:justify-single-word="false" fo:orphans="0" fo:widows="0" fo:hyphenation-ladder-count="no-limit" fo:hyphenation-keep="auto" loext:hyphenation-keep-type="column" loext:hyphenation-keep-line="false" fo:keep-with-next="always">
        <style:tab-stops/>
      </style:paragraph-properties>
      <style:text-properties fo:font-size="9pt" style:font-size-asian="9pt" style:font-style-complex="italic" fo:hyphenate="false" loext:hyphenation-no-caps="false" loext:hyphenation-no-last-word="false" loext:hyphenation-word-char-count="no-limit" loext:hyphenation-zone="no-limit"/>
    </style:style>
    <style:style style:name="_31_.4.2_20_table_20_heading1" style:display-name="1.4.2 table heading1" style:family="paragraph" style:parent-style-name="_31_.4.2_20_Table_20_heading2">
      <style:paragraph-properties fo:hyphenation-ladder-count="no-limit" fo:hyphenation-keep="auto" loext:hyphenation-keep-type="column" loext:hyphenation-keep-line="false"/>
      <style:text-properties style:font-name="Arial Bold" fo:font-family="'Arial Bold'" style:font-family-generic="swiss" fo:font-weight="bold" style:font-weight-asian="bold" style:font-weight-complex="bold" fo:hyphenate="false" loext:hyphenation-no-caps="false" loext:hyphenation-no-last-word="false" loext:hyphenation-word-char-count="no-limit" loext:hyphenation-zone="no-limit"/>
    </style:style>
    <style:style style:name="_31_.4.2_20_table_20_text1" style:display-name="1.4.2 table text1" style:family="paragraph" style:parent-style-name="Normal">
      <style:paragraph-properties fo:margin-left="0.25cm" fo:orphans="0" fo:widows="0" fo:hyphenation-ladder-count="no-limit" fo:hyphenation-keep="auto" loext:hyphenation-keep-type="column" loext:hyphenation-keep-line="false" fo:text-indent="-0.25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_31_.4.2_20_table_20_text2" style:display-name="1.4.2 table text2" style:family="paragraph" style:parent-style-name="_31_.4.2_20_table_20_text1">
      <style:paragraph-properties fo:text-align="end"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ivision_20_Heading" style:display-name="Division Heading" style:family="paragraph" style:parent-style-name="Normal" style:next-style-name="Normal">
      <style:paragraph-properties fo:text-align="center" style:justify-single-word="false" fo:hyphenation-ladder-count="no-limit" fo:hyphenation-keep="auto" loext:hyphenation-keep-type="column" loext:hyphenation-keep-line="false"/>
      <style:text-properties fo:font-size="13pt" fo:font-weight="bold" style:font-size-asian="13pt" style:font-weight-asian="bold" fo:hyphenate="false" loext:hyphenation-no-caps="false" loext:hyphenation-no-last-word="false" loext:hyphenation-word-char-count="no-limit" loext:hyphenation-zone="no-limit"/>
    </style:style>
    <style:style style:name="Clause" style:family="paragraph" style:parent-style-name="Normal" style:next-style-name="Normal">
      <style:paragraph-properties fo:orphans="0" fo:widows="0" fo:hyphenation-ladder-count="no-limit" fo:hyphenation-keep="auto" loext:hyphenation-keep-type="column" loext:hyphenation-keep-line="false"/>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lause_20_heading" style:display-name="Clause heading" style:family="paragraph" style:parent-style-name="Normal" style:next-style-name="Normal">
      <style:paragraph-properties fo:orphans="0" fo:widows="0"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CompiledMadeUnder" style:family="paragraph" style:parent-style-name="Normal" style:next-style-name="Normal">
      <style:paragraph-properties style:line-height-at-least="0.459cm" fo:hyphenation-ladder-count="no-limit" fo:hyphenation-keep="auto" loext:hyphenation-keep-type="column" loext:hyphenation-keep-line="false">
        <style:tab-stops/>
      </style:paragraph-properties>
      <style:text-properties style:font-name="Times New Roman" fo:font-family="'Times New Roman'" style:font-family-generic="roman" style:font-pitch="variable" fo:font-size="12pt" fo:language="en" fo:country="AU" fo:font-style="italic" style:font-size-asian="12pt" style:language-asian="en" style:country-asian="AU" style:font-style-asian="italic" style:font-size-complex="12pt" fo:hyphenate="false" loext:hyphenation-no-caps="false" loext:hyphenation-no-last-word="false" loext:hyphenation-word-char-count="no-limit" loext:hyphenation-zone="no-limit"/>
    </style:style>
    <style:style style:name="Compilation_20_heading" style:display-name="Compilation heading" style:family="paragraph" style:parent-style-name="Table_20_1">
      <style:paragraph-properties fo:margin-top="0.106cm" fo:margin-bottom="0.106cm" style:contextual-spacing="false" fo:hyphenation-ladder-count="no-limit" fo:hyphenation-keep="auto" loext:hyphenation-keep-type="column" loext:hyphenation-keep-line="false" fo:keep-with-next="always"/>
      <style:text-properties fo:font-size="8pt" style:font-size-asian="8pt" fo:hyphenate="false" loext:hyphenation-no-caps="false" loext:hyphenation-no-last-word="false" loext:hyphenation-word-char-count="no-limit" loext:hyphenation-zone="no-limit"/>
    </style:style>
    <style:style style:name="Table_20_2_20_History" style:display-name="Table 2 History" style:family="paragraph" style:parent-style-name="Table_20_2">
      <style:paragraph-properties fo:hyphenation-ladder-count="no-limit" fo:hyphenation-keep="auto" loext:hyphenation-keep-type="column" loext:hyphenation-keep-line="false"/>
      <style:text-properties fo:font-size="8pt" style:font-size-asian="8pt" style:font-weight-complex="normal" fo:hyphenate="false" loext:hyphenation-no-caps="false" loext:hyphenation-no-last-word="false" loext:hyphenation-word-char-count="no-limit" loext:hyphenation-zone="no-limit"/>
    </style:style>
    <style:style style:name="Amendment_20_text" style:display-name="Amendment text" style:family="paragraph" style:parent-style-name="Normal">
      <style:paragraph-properties fo:margin-left="0.199cm" fo:hyphenation-ladder-count="no-limit" fo:hyphenation-keep="auto" loext:hyphenation-keep-type="column" loext:hyphenation-keep-line="false" fo:text-indent="-0.199cm" style:auto-text-indent="false">
        <style:tab-stops/>
      </style:paragraph-properties>
      <style:text-properties fo:font-size="8pt" style:font-size-asian="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Header_20_Char" style:display-name="Header Char" style:family="text" style:parent-style-name="Default_20_Paragraph_20_Font">
      <style:text-properties style:font-name="Arial" fo:font-family="Arial" style:font-family-generic="swiss" style:font-pitch="variable" style:language-asian="en" style:country-asian="US"/>
    </style:style>
    <style:style style:name="_31_.4.2_20_table_20_text1_20_Char" style:display-name="1.4.2 table text1 Char" style:family="text" style:parent-style-name="Default_20_Paragraph_20_Font">
      <style:text-properties style:font-name="Arial" fo:font-family="Arial" style:font-family-generic="swiss" style:font-pitch="variable" fo:font-size="9pt" style:font-size-asian="9pt" style:language-asian="en" style:country-asian="US"/>
    </style:style>
    <style:style style:name="Clause_20_Char" style:display-name="Clause Char" style:family="text" style:parent-style-name="Default_20_Paragraph_20_Font">
      <style:text-properties style:font-name="Arial" fo:font-family="Arial" style:font-family-generic="swiss" style:font-pitch="variable" style:language-asian="en" style:country-asian="US" style:font-name-complex="Arial" style:font-family-complex="Arial" style:font-family-generic-complex="swiss" style:font-pitch-complex="variable"/>
    </style:style>
    <style:style style:name="legsubtitle1" style:family="text" style:parent-style-name="Default_20_Paragraph_20_Fon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a0"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weight="bold" style:font-weight-asian="bold"/>
    </style:style>
    <style:style style:name="MP2" style:family="paragraph" style:parent-style-name="FSCfooter">
      <style:paragraph-properties fo:margin-right="0.635cm"/>
    </style:style>
    <style:style style:name="MP3" style:family="paragraph" style:parent-style-name="Normal">
      <style:paragraph-properties fo:text-align="center" style:justify-single-word="false"/>
      <style:text-properties fo:font-weight="bold" style:font-weight-asian="bold"/>
    </style:style>
    <style:style style:name="MP4" style:family="paragraph" style:parent-style-name="FSCfooter">
      <style:paragraph-properties fo:margin-right="-0.092cm"/>
    </style:style>
    <style:style style:name="MP5" style:family="paragraph" style:parent-style-name="Normal">
      <style:paragraph-properties fo:text-align="center" style:justify-single-word="false"/>
      <style:text-properties fo:font-weight="bold" style:font-weight-asian="bold" style:font-weight-complex="bold"/>
    </style:style>
    <style:style style:name="MT1" style:family="text">
      <style:text-properties fo:font-size="9pt" style:font-size-asian="9pt"/>
    </style:style>
    <style:style style:name="MT2" style:family="text">
      <style:text-properties fo:font-size="10pt" style:font-size-asian="10pt" style:font-weight-complex="bold"/>
    </style:style>
    <style:style style:name="MT3" style:family="text">
      <style:text-properties style:font-size-complex="9pt"/>
    </style:style>
    <style:style style:name="MT4" style:family="text">
      <style:text-properties style:font-size-complex="9pt" style:font-weight-complex="bold"/>
    </style:style>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cm" fo:border="none" style:shadow="none" draw:shadow-opacity="1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513*" fo:start-indent="0cm" fo:end-indent="0.624cm"/>
          <style:column style:rel-width="4513*" fo:start-indent="0.624cm" fo:end-indent="0cm"/>
        </style:columns>
        <style:footnote-sep style:width="0.018cm" style:line-style="solid" style:adjustment="left" style:rel-width="33%" style:color="#000000"/>
      </style:page-layout-properties>
      <style:header-style>
        <style:header-footer-properties fo:min-height="1.289cm" fo:margin-left="0cm" fo:margin-right="0cm" fo:margin-bottom="0cm" style:dynamic-spacing="true"/>
      </style:header-style>
      <style:footer-style>
        <style:header-footer-properties fo:min-height="1.289cm" fo:margin-left="0cm" fo:margin-right="0cm" fo:margin-top="0cm" style:dynamic-spacing="true"/>
      </style:footer-style>
    </style:page-layout>
    <style:page-layout style:name="Mpm3">
      <style:page-layout-properties fo:page-width="20.99cm" fo:page-height="29.704cm" style:num-format="1" style:print-orientation="portrait" fo:margin-top="1.251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89cm" fo:margin-left="0cm" fo:margin-right="0cm" fo:margin-bottom="0cm" style:dynamic-spacing="true"/>
      </style:header-style>
      <style:footer-style>
        <style:header-footer-properties fo:min-height="1.28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SCHEDULE 2</text:p>
        <text:p text:style-name="MP1"/>
        <text:p text:style-name="MP1">Extraneous Residue Limits (mg/kg)</text:p>
        <text:p text:style-name="MP1"/>
      </style:header>
      <style:footer>
        <text:p text:style-name="MP2"><draw:frame draw:style-name="Mfr1" draw:name="Rahmen1" text:anchor-type="paragraph" svg:y="0.002cm" draw:z-index="1"><draw:text-box fo:min-height="0.041cm" fo:min-width="0.041cm"><text:p text:style-name="Normal"><text:span text:style-name="Default_20_Paragraph_20_Font"><text:span text:style-name="MT1"><text:page-number text:select-page="current">2</text:page-number></text:span></text:span></text:p></draw:text-box></draw:frame>As at 5 November 2013<text:tab/><text:tab/>Standard 1.4.2</text:p>
      </style:footer>
    </style:master-page>
    <style:master-page style:name="MP1" style:page-layout-name="Mpm3" draw:style-name="Mdp1">
      <style:header>
        <text:p text:style-name="MP3">SCHEDULE 3</text:p>
        <text:p text:style-name="MP3"/>
        <text:p text:style-name="MP3">Reserved</text:p>
        <text:p text:style-name="MP3"/>
      </style:header>
      <style:footer>
        <text:p text:style-name="MP4"><draw:frame draw:style-name="Mfr1" draw:name="Rahmen2" text:anchor-type="paragraph" svg:y="0.002cm" draw:z-index="2"><draw:text-box fo:min-height="0.041cm" fo:min-width="0.041cm"><text:p text:style-name="Normal"><text:span text:style-name="Page_20_Number"><text:span text:style-name="MT1"><text:page-number text:select-page="current">3</text:page-number></text:span></text:span></text:p></draw:text-box></draw:frame>As at 5 November 2013<text:tab/><text:tab/><text:span text:style-name="Default_20_Paragraph_20_Font"><text:span text:style-name="MT2">Standard 1.4.2</text:span></text:span></text:p>
      </style:footer>
    </style:master-page>
    <style:master-page style:name="MP2" style:page-layout-name="Mpm3" draw:style-name="Mdp1">
      <style:header>
        <text:p text:style-name="MP5">SCHEDULE 4</text:p>
        <text:p text:style-name="MP5"/>
        <text:p text:style-name="MP5">Foods and Classes of Foods</text:p>
        <text:p text:style-name="Header"/>
      </style:header>
      <style:footer>
        <text:p text:style-name="MP4"><draw:frame draw:style-name="Mfr1" draw:name="Rahmen3" text:anchor-type="paragraph" svg:y="0.002cm" draw:z-index="14"><draw:text-box fo:min-height="0.041cm" fo:min-width="0.041cm"><text:p text:style-name="Normal"><text:span text:style-name="Page_20_Number"><text:span text:style-name="MT1"><text:page-number text:select-page="current">15</text:page-number></text:span></text:span></text:p></draw:text-box></draw:frame>As at 5 November 2013<text:tab/><text:span text:style-name="Default_20_Paragraph_20_Font"><text:span text:style-name="MT3"><text:tab/></text:span></text:span><text:span text:style-name="Default_20_Paragraph_20_Font"><text:span text:style-name="MT4">Standard 1.4.2</text:span></text:span></text:p>
      </style:footer>
    </style:master-page>
    <style:master-page style:name="MP3" style:page-layout-name="Mpm3" draw:style-name="Mdp1">
      <style:header>
        <text:p text:style-name="Header"/>
      </style:header>
      <style:footer>
        <text:p text:style-name="MP4"><draw:frame draw:style-name="Mfr1" draw:name="Rahmen4" text:anchor-type="paragraph" svg:y="0.002cm" draw:z-index="31"><draw:text-box fo:min-height="0.041cm" fo:min-width="0.041cm"><text:p text:style-name="Normal"><text:span text:style-name="Page_20_Number"><text:span text:style-name="MT1"><text:page-number text:select-page="current">32</text:page-number></text:span></text:span></text:p></draw:text-box></draw:frame>As at 5 November 2013<text:tab/><text:span text:style-name="Default_20_Paragraph_20_Font"><text:span text:style-name="MT3"><text:tab/></text:span></text:span><text:span text:style-name="Default_20_Paragraph_20_Font"><text:span text:style-name="MT4">Standard 1.4.2</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Schedules 2 and 3</dc:title>
    <dc:description>This is my comment</dc:description>
    <dc:subject>My Topic</dc:subject>
    <meta:initial-creator>urquhm</meta:initial-creator>
    <meta:creation-date>2011-02-10T02:16:00Z</meta:creation-date>
    <dc:date>2026-03-28T08:14:06.350099200</dc:date>
    <meta:print-date>2013-09-19T00:38:00Z</meta:print-date>
    <meta:editing-cycles>2</meta:editing-cycles>
    <meta:editing-duration>PT13H37M2S</meta:editing-duration>
    <meta:keyword>My Keywords</meta:keyword>
    <dc:contributor>Additional Authors</dc:contributor>
    <dc:coverage>This is my summary</dc:coverage>
    <dc:identifier>This is my Identifier</dc:identifier>
    <dc:publisher>I did not published it</dc:publisher>
    <dc:relation>my relation</dc:relation>
    <dc:rights>my rights</dc:rights>
    <dc:source>my source</dc:source>
    <dc:type>My type</dc:type>
    <meta:document-statistic meta:table-count="2" meta:image-count="0" meta:object-count="0" meta:page-count="32" meta:paragraph-count="2177" meta:word-count="10804" meta:character-count="73359" meta:non-whitespace-character-count="64482"/>
    <meta:template xlink:type="simple" xlink:actuate="onRequest" xlink:title="" xlink:href="Normal"/>
  </office:meta>
</office:document-meta>
</file>